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9pt" style:font-size-asian="9pt" style:font-size-complex="9pt"/>
    </style:style>
    <style:style style:name="ce5" style:family="table-cell" style:parent-style-name="Default" style:data-style-name="N19">
      <style:table-cell-properties fo:border="thin solid #000000"/>
      <style:text-properties style:font-name="Arial1" style:font-name-asian="Arial1" style:font-name-complex="Arial1" fo:font-size="9pt" style:font-size-asian="9pt" style:font-size-complex="9pt"/>
    </style:style>
    <style:style style:name="ce6" style:family="table-cell" style:parent-style-name="Default" style:data-style-name="N19">
      <style:table-cell-properties fo:border="thin solid #000000"/>
    </style:style>
    <style:style style:name="ce7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/>
      <style:text-properties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FF660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FFFF00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fo:background-color="#FFFFFF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5" style:family="table-cell" style:parent-style-name="Default" style:data-style-name="N19"/>
    <style:style style:name="ce26" style:family="table-cell" style:parent-style-name="Default" style:data-style-name="N0">
      <style:text-properties fo:font-size="9pt" style:font-size-asian="9pt" style:font-size-complex="9pt"/>
    </style:style>
    <style:style style:name="ce27" style:family="table-cell" style:parent-style-name="Default" style:data-style-name="N36"/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E181E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fo:background-color="#DDDDDD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fo:background-color="#F2F2F2"/>
      <style:text-properties fo:font-weight="bold" style:font-weight-asian="bold" style:font-weight-complex="bold"/>
    </style:style>
    <style:style style:name="ce35" style:family="table-cell" style:parent-style-name="Default" style:data-style-name="N0">
      <style:text-properties style:text-underline-style="solid" style:text-underline-type="single"/>
    </style:style>
    <style:style style:name="ce36" style:family="table-cell" style:parent-style-name="Default" style:data-style-name="N19"/>
    <style:style style:name="ce37" style:family="table-cell" style:parent-style-name="Default" style:data-style-name="N0"/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19">
      <style:table-cell-properties fo:background-color="transparent"/>
    </style:style>
    <style:style style:name="ce40" style:family="table-cell" style:parent-style-name="Default" style:data-style-name="N0">
      <style:table-cell-properties fo:background-color="transparent"/>
    </style:style>
    <style:style style:name="ce41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5.50333333333333cm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7.38187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7.01145833333333cm"/>
    </style:style>
    <style:style style:name="co11" style:family="table-column">
      <style:table-column-properties fo:break-before="auto" style:column-width="10.4775cm"/>
    </style:style>
    <style:style style:name="co12" style:family="table-column">
      <style:table-column-properties fo:break-before="auto" style:column-width="2.778125cm"/>
    </style:style>
    <style:style style:name="co13" style:family="table-column">
      <style:table-column-properties fo:break-before="auto" style:column-width="2.4077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21.4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ate() and cell-content()&gt;43708">
          <table:help-message/>
          <table:error-message table:display="true"/>
        </table:content-validation>
        <table:content-validation table:name="val2" table:condition="cell-content-is-in-list(&quot;MATUTINO&quot;;&quot;VESPERTINO&quot;;&quot;NOTURNO&quot;)">
          <table:help-message table:display="true"/>
          <table:error-message table:title="TURNO" table:display="true" table:message-type="warning">
            <text:p>Turno digitado, errado!</text:p>
          </table:error-message>
        </table:content-validation>
        <table:content-validation table:name="val3">
          <table:help-message/>
          <table:error-message table:display="true"/>
        </table:content-validation>
      </table:content-validations>
      <table:table table:name="Cadastr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number-columns-spanned="3" table:number-rows-spanned="1" table:style-name="ce24">
            <text:p>AFASTAMENTO</text:p>
          </table:table-cell>
          <table:covered-table-cell table:number-columns-repeated="2"/>
          <table:table-cell table:number-columns-repeated="16378"/>
        </table:table-row>
        <table:table-row table:style-name="ro2">
          <table:table-cell office:value-type="string" table:style-name="ce1">
            <text:p>Professor</text:p>
          </table:table-cell>
          <table:table-cell office:value-type="string" table:style-name="ce1">
            <text:p>SIAPE</text:p>
          </table:table-cell>
          <table:table-cell office:value-type="string" table:style-name="ce1">
            <text:p>Coordenação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INICIO</text:p>
          </table:table-cell>
          <table:table-cell office:value-type="string" table:style-name="ce1">
            <text:p>FI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ABEL COELHO DA SILVA NETO</text:p>
          </table:table-cell>
          <table:table-cell office:value-type="float" office:value="1584720" table:style-name="ce3">
            <text:p>1584720</text:p>
          </table:table-cell>
          <table:table-cell office:value-type="string" table:style-name="ce1">
            <text:p>QUIMICA</text:p>
          </table:table-cell>
          <table:table-cell office:value-type="string" table:style-name="ce4">
            <text:p>PRÓ-REITOR</text:p>
          </table:table-cell>
          <table:table-cell office:value-type="date" office:date-value="2019-06-21T00:00:00" table:style-name="ce5">
            <text:p>21/06/201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2">
            <text:p>ABHAAO VERCOSA AMORIM</text:p>
          </table:table-cell>
          <table:table-cell office:value-type="float" office:value="1813804" table:style-name="ce3">
            <text:p>1813804</text:p>
          </table:table-cell>
          <table:table-cell office:value-type="string" table:style-name="ce7">
            <text:p>SEGURANCA DO TRABALHO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DELAYDE RODRIGUES A. DE OLIVEIRA</text:p>
          </table:table-cell>
          <table:table-cell office:value-type="float" office:value="1880862" table:style-name="ce9">
            <text:p>1880862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DRIANA DOS SANTOS FRANCO</text:p>
          </table:table-cell>
          <table:table-cell office:value-type="float" office:value="2311654" table:style-name="ce9">
            <text:p>2311654</text:p>
          </table:table-cell>
          <table:table-cell office:value-type="string" table:style-name="ce1">
            <text:p>ELETRO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DRIANA PAULA QUIXABEIRA R. E SILVA</text:p>
          </table:table-cell>
          <table:table-cell office:value-type="float" office:value="1223050" table:style-name="ce9">
            <text:p>1223050</text:p>
          </table:table-cell>
          <table:table-cell office:value-type="string" table:style-name="ce1">
            <text:p>DESIGN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DRIANA THIARA DE OLIVEIRA SILVA</text:p>
          </table:table-cell>
          <table:table-cell office:value-type="float" office:value="1162493" table:style-name="ce9">
            <text:p>1162493</text:p>
          </table:table-cell>
          <table:table-cell office:value-type="string" table:style-name="ce1">
            <text:p>TURISMO/HOTELAR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DRIANO MALTA LOBO</text:p>
          </table:table-cell>
          <table:table-cell office:value-type="float" office:value="188496" table:style-name="ce9">
            <text:p>188496</text:p>
          </table:table-cell>
          <table:table-cell office:value-type="string" table:style-name="ce1">
            <text:p>FIS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FRÂNIO JORGE BARBOSA CAMPOS</text:p>
          </table:table-cell>
          <table:table-cell office:value-type="float" office:value="1201145" table:style-name="ce9">
            <text:p>1201145</text:p>
          </table:table-cell>
          <table:table-cell office:value-type="string" table:style-name="ce1">
            <text:p>EDIFICACO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ILTON FELIX DE LIMA FILHO</text:p>
          </table:table-cell>
          <table:table-cell table:style-name="ce9"/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LAN JOHN DUARTE DE FREITAS</text:p>
          </table:table-cell>
          <table:table-cell office:value-type="float" office:value="1621894" table:style-name="ce9">
            <text:p>1621894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LBERTO JORGE SANTOS DE ALMEIDA</text:p>
          </table:table-cell>
          <table:table-cell office:value-type="float" office:value="1703845" table:style-name="ce9">
            <text:p>1703845</text:p>
          </table:table-cell>
          <table:table-cell office:value-type="string" table:style-name="ce1">
            <text:p>ELETRO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LEX EMANUEL BARROS COSTA</text:p>
          </table:table-cell>
          <table:table-cell office:value-type="float" office:value="1882268" table:style-name="ce9">
            <text:p>1882268</text:p>
          </table:table-cell>
          <table:table-cell office:value-type="string" table:style-name="ce1">
            <text:p>FIS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LEX MELO DA SILVA</text:p>
          </table:table-cell>
          <table:table-cell office:value-type="float" office:value="3006502" table:style-name="ce10">
            <text:p>3006502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LEXANDRE CUNHA MACHADO</text:p>
          </table:table-cell>
          <table:table-cell office:value-type="float" office:value="1583979" table:style-name="ce9">
            <text:p>1583979</text:p>
          </table:table-cell>
          <table:table-cell office:value-type="string" table:style-name="ce1">
            <text:p>EDIFICACO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LEXANDRE FELIPE DE V. SANTOS</text:p>
          </table:table-cell>
          <table:table-cell office:value-type="float" office:value="3024763" table:style-name="ce9">
            <text:p>3024763</text:p>
          </table:table-cell>
          <table:table-cell office:value-type="string" table:style-name="ce1">
            <text:p>EDIFICACO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LEXANDRE FLEMING VASQUES BASTOS</text:p>
          </table:table-cell>
          <table:table-cell office:value-type="float" office:value="1582271" table:style-name="ce9">
            <text:p>1582271</text:p>
          </table:table-cell>
          <table:table-cell office:value-type="string" table:style-name="ce1">
            <text:p>EIXO PEDAGOGICO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ALEXANDRE JOSE BRAGA DA SILVA</text:p>
          </table:table-cell>
          <table:table-cell table:style-name="ce12"/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LEXANDRE LUIZ DE HOLANDA PADILHA</text:p>
          </table:table-cell>
          <table:table-cell office:value-type="float" office:value="1194304" table:style-name="ce9">
            <text:p>1194304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LEXANDRE MELO DE OLIVIERA</text:p>
          </table:table-cell>
          <table:table-cell office:value-type="float" office:value="2045126" table:style-name="ce9">
            <text:p>2045126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LICE MARIA MARINHO RODRIGUES LIMA</text:p>
          </table:table-cell>
          <table:table-cell office:value-type="float" office:value="1914063" table:style-name="ce9">
            <text:p>1914063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LLAN CARLOS DA SILVA</text:p>
          </table:table-cell>
          <table:table-cell office:value-type="float" office:value="1696916" table:style-name="ce9">
            <text:p>1696916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LMIR SANTOS DE MEDEIROS</text:p>
          </table:table-cell>
          <table:table-cell office:value-type="float" office:value="1121799" table:style-name="ce9">
            <text:p>1121799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3">
            <text:p>ALISSON LUIZ NASCIMENTO DA SILVA</text:p>
          </table:table-cell>
          <table:table-cell table:style-name="ce8"/>
          <table:table-cell office:value-type="string" table:style-name="ce8">
            <text:p>ELETROTEC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3">
            <text:p>ALVARO JOSE DE OLIVEIRA</text:p>
          </table:table-cell>
          <table:table-cell table:style-name="ce8"/>
          <table:table-cell office:value-type="string" table:style-name="ce8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LYSSON MATIAS LOPES DE LIMA</text:p>
          </table:table-cell>
          <table:table-cell office:value-type="float" office:value="1913140" table:style-name="ce9">
            <text:p>1913140</text:p>
          </table:table-cell>
          <table:table-cell office:value-type="string" table:style-name="ce1">
            <text:p>ESPORT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AMARO HELIO LEITE DA SILVA</text:p>
          </table:table-cell>
          <table:table-cell office:value-type="float" office:value="1306655" table:style-name="ce14">
            <text:p>1306655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MAURY NOGUEIRA NETO</text:p>
          </table:table-cell>
          <table:table-cell office:value-type="float" office:value="1068312" table:style-name="ce3">
            <text:p>1068312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NA CRISTINA SANTOS LIMEIRA</text:p>
          </table:table-cell>
          <table:table-cell office:value-type="float" office:value="2078360" table:style-name="ce9">
            <text:p>2078360</text:p>
          </table:table-cell>
          <table:table-cell office:value-type="string" table:style-name="ce1">
            <text:p>EIXO PEDAGOGICO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NA LUIZA ARAUJO PORTO</text:p>
          </table:table-cell>
          <table:table-cell office:value-type="float" office:value="1812886" table:style-name="ce9">
            <text:p>1812886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NDERSON RANGEL BATISTA SIQUEIRA</text:p>
          </table:table-cell>
          <table:table-cell office:value-type="float" office:value="1915695" table:style-name="ce3">
            <text:p>1915695</text:p>
          </table:table-cell>
          <table:table-cell office:value-type="string" table:style-name="ce1">
            <text:p>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NDERSON RODRIGUES GOMES</text:p>
          </table:table-cell>
          <table:table-cell office:value-type="float" office:value="1455322" table:style-name="ce9">
            <text:p>1455322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NDRE LUIZ NOVAES DE OLIVEIRA</text:p>
          </table:table-cell>
          <table:table-cell office:value-type="float" office:value="1076872" table:style-name="ce9">
            <text:p>1076872</text:p>
          </table:table-cell>
          <table:table-cell office:value-type="string" table:style-name="ce1">
            <text:p>ELETROTEC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NDRE PINTO ROCHA</text:p>
          </table:table-cell>
          <table:table-cell office:value-type="float" office:value="2695381" table:style-name="ce9">
            <text:p>2695381</text:p>
          </table:table-cell>
          <table:table-cell office:value-type="string" table:style-name="ce1">
            <text:p>ESTRAD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NDREA LUCIA VITAL CORDEIRO LOPES</text:p>
          </table:table-cell>
          <table:table-cell office:value-type="float" office:value="267567" table:style-name="ce9">
            <text:p>267567</text:p>
          </table:table-cell>
          <table:table-cell office:value-type="string" table:style-name="ce1">
            <text:p>EDIFICACO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NDREA PEREIRA MORAES</text:p>
          </table:table-cell>
          <table:table-cell office:value-type="float" office:value="2042063" table:style-name="ce9">
            <text:p>2042063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NGELA BARALDI PACHEGO</text:p>
          </table:table-cell>
          <table:table-cell office:value-type="float" office:value="1047015" table:style-name="ce9">
            <text:p>1047015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style-name="ce5"/>
          <table:table-cell table:style-name="ce6"/>
          <table:table-cell table:number-columns-repeated="16378"/>
        </table:table-row>
        <table:table-row table:style-name="ro2">
          <table:table-cell office:value-type="string" table:style-name="ce1">
            <text:p>ANGELA CRISTINA PEREIRA BARROS</text:p>
          </table:table-cell>
          <table:table-cell office:value-type="float" office:value="2347955" table:style-name="ce9">
            <text:p>2347955</text:p>
          </table:table-cell>
          <table:table-cell office:value-type="string" table:style-name="ce1">
            <text:p>BIOLOG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NGELA SOUZA SALES</text:p>
          </table:table-cell>
          <table:table-cell office:value-type="float" office:value="2111468" table:style-name="ce9">
            <text:p>2111468</text:p>
          </table:table-cell>
          <table:table-cell office:value-type="string" table:style-name="ce1">
            <text:p>ESPORT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NTENOR FARIAS BARBOSA</text:p>
          </table:table-cell>
          <table:table-cell office:value-type="float" office:value="267525" table:style-name="ce9">
            <text:p>267525</text:p>
          </table:table-cell>
          <table:table-cell office:value-type="string" table:style-name="ce1">
            <text:p>ELETRO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NTONIO ALBUQUERQUE DE SOUZA</text:p>
          </table:table-cell>
          <table:table-cell office:value-type="float" office:value="1810293" table:style-name="ce9">
            <text:p>1810293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ANTONIO CARLOS SANTOS DE LIMA</text:p>
          </table:table-cell>
          <table:table-cell office:value-type="float" office:value="1809639" table:style-name="ce9">
            <text:p>1809639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ANTONIO CELIO LINS DO NASCIMENTO</text:p>
          </table:table-cell>
          <table:table-cell office:value-type="float" office:value="1188239" table:style-name="ce9">
            <text:p>1188239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ANTONIO CICERO DE ARAUJO</text:p>
          </table:table-cell>
          <table:table-cell office:value-type="float" office:value="1220676" table:style-name="ce9">
            <text:p>1220676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NTONIO JOSE PLACIDO DE MELO</text:p>
          </table:table-cell>
          <table:table-cell office:value-type="float" office:value="1488664" table:style-name="ce9">
            <text:p>1488664</text:p>
          </table:table-cell>
          <table:table-cell office:value-type="string" table:style-name="ce1">
            <text:p>SEGURANCA DO TRABALHO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ANTONIO WARNER DE A VASCONCELOS</text:p>
          </table:table-cell>
          <table:table-cell office:value-type="float" office:value="1673843" table:style-name="ce9">
            <text:p>1673843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ANWAR JOSE DE OLIVEIRA SOUZA</text:p>
          </table:table-cell>
          <table:table-cell table:style-name="ce12"/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ARI DENISSON DA SILVA</text:p>
          </table:table-cell>
          <table:table-cell office:value-type="float" office:value="1656882" table:style-name="ce9">
            <text:p>1656882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RLYSON ALVES DO NASCIMENTO</text:p>
          </table:table-cell>
          <table:table-cell office:value-type="float" office:value="3007967" table:style-name="ce9">
            <text:p>3007967</text:p>
          </table:table-cell>
          <table:table-cell office:value-type="string" table:style-name="ce7">
            <text:p>LICENCIATURA EM 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RMANDO CELESTINO DOS SANTOS</text:p>
          </table:table-cell>
          <table:table-cell office:value-type="float" office:value="267517" table:style-name="ce9">
            <text:p>267517</text:p>
          </table:table-cell>
          <table:table-cell office:value-type="string" table:style-name="ce1">
            <text:p>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RNON CASSIANO DA SILVA</text:p>
          </table:table-cell>
          <table:table-cell office:value-type="float" office:value="1191173" table:style-name="ce9">
            <text:p>1191173</text:p>
          </table:table-cell>
          <table:table-cell office:value-type="string" table:style-name="ce1">
            <text:p>ESPORT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UGUSTO CESAR MELO DE OLIVEIRA</text:p>
          </table:table-cell>
          <table:table-cell office:value-type="float" office:value="1755972" table:style-name="ce9">
            <text:p>1755972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AUREA LUIZA QUIXABEIRA ROSA E SILVA</text:p>
          </table:table-cell>
          <table:table-cell office:value-type="float" office:value="2050828" table:style-name="ce9">
            <text:p>2050828</text:p>
          </table:table-cell>
          <table:table-cell office:value-type="string" table:style-name="ce1">
            <text:p>DESIGN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BENEDITO NASCIMENTO</text:p>
          </table:table-cell>
          <table:table-cell office:value-type="float" office:value="267260" table:style-name="ce9">
            <text:p>267260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BEROALDO RODRIGUES DOS SANTOS</text:p>
          </table:table-cell>
          <table:table-cell office:value-type="float" office:value="1646861" table:style-name="ce9">
            <text:p>1646861</text:p>
          </table:table-cell>
          <table:table-cell office:value-type="string" table:style-name="ce7">
            <text:p>SEGURANCA DO TRABALHO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BRENO JACINTO DUARTE DA COSTA</text:p>
          </table:table-cell>
          <table:table-cell office:value-type="float" office:value="1746551" table:style-name="ce9">
            <text:p>1746551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BRUNO RODRIGUES BESSA</text:p>
          </table:table-cell>
          <table:table-cell office:value-type="float" office:value="2866185" table:style-name="ce9">
            <text:p>2866185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CAMILA ANTUNES DE CARVALHO CASADO</text:p>
          </table:table-cell>
          <table:table-cell office:value-type="float" office:value="1869589" table:style-name="ce9">
            <text:p>1869589</text:p>
          </table:table-cell>
          <table:table-cell office:value-type="string" table:style-name="ce1">
            <text:p>DESIGN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CAMILA LIMA DA COSTA</text:p>
          </table:table-cell>
          <table:table-cell office:value-type="float" office:value="2407352" table:style-name="ce9">
            <text:p>2407352</text:p>
          </table:table-cell>
          <table:table-cell office:value-type="string" table:style-name="ce1">
            <text:p>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CAMILA SAMPAIO BEZERRA DA SILVA</text:p>
          </table:table-cell>
          <table:table-cell office:value-type="float" office:value="2615587" table:style-name="ce9">
            <text:p>2615587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CARLOS ALBERTO DA SILVA</text:p>
          </table:table-cell>
          <table:table-cell office:value-type="float" office:value="267348" table:style-name="ce9">
            <text:p>267348</text:p>
          </table:table-cell>
          <table:table-cell office:value-type="string" table:style-name="ce1">
            <text:p>ELETROTEC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CARLOS ALBERTO DE HYBI CERQUEIRA</text:p>
          </table:table-cell>
          <table:table-cell office:value-type="float" office:value="1068622" table:style-name="ce9">
            <text:p>1068622</text:p>
          </table:table-cell>
          <table:table-cell office:value-type="string" table:style-name="ce1">
            <text:p>ELETROTEC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CARLOS ALBERTO SILVA DOS SANTOS</text:p>
          </table:table-cell>
          <table:table-cell office:value-type="float" office:value="1702583" table:style-name="ce9">
            <text:p>1702583</text:p>
          </table:table-cell>
          <table:table-cell office:value-type="string" table:style-name="ce7">
            <text:p>LICENCIATURA EM 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CARLOS ALBERTO VANDERLEI VANGASSE</text:p>
          </table:table-cell>
          <table:table-cell office:value-type="float" office:value="267417" table:style-name="ce9">
            <text:p>267417</text:p>
          </table:table-cell>
          <table:table-cell office:value-type="string" table:style-name="ce1">
            <text:p>ELETRO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CARLOS HENRIQUE ALMEIDA ALVES</text:p>
          </table:table-cell>
          <table:table-cell office:value-type="float" office:value="981884" table:style-name="ce9">
            <text:p>981884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CARLOS MARCELO DE ARAUJO BIBIANO</text:p>
          </table:table-cell>
          <table:table-cell office:value-type="float" office:value="981965" table:style-name="ce9">
            <text:p>981965</text:p>
          </table:table-cell>
          <table:table-cell office:value-type="string" table:style-name="ce1">
            <text:p>EDIFICACO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CARLOS MENEZES DE SOUZA JUNIOR</text:p>
          </table:table-cell>
          <table:table-cell office:value-type="float" office:value="1670729" table:style-name="ce9">
            <text:p>1670729</text:p>
          </table:table-cell>
          <table:table-cell office:value-type="string" table:style-name="ce1">
            <text:p>ESPORT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CARLSON LAMENHA APOLINARIO</text:p>
          </table:table-cell>
          <table:table-cell office:value-type="float" office:value="267321" table:style-name="ce9">
            <text:p>267321</text:p>
          </table:table-cell>
          <table:table-cell office:value-type="string" table:style-name="ce1">
            <text:p>ESPORT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CASSIO HARTMANN</text:p>
          </table:table-cell>
          <table:table-cell office:value-type="float" office:value="1809583" table:style-name="ce9">
            <text:p>1809583</text:p>
          </table:table-cell>
          <table:table-cell office:value-type="string" table:style-name="ce1">
            <text:p>ESPORT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CECILIA DANTAS VICENTE</text:p>
          </table:table-cell>
          <table:table-cell office:value-type="float" office:value="1524170" table:style-name="ce9">
            <text:p>1524170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CELENE ALVES DA SILVA</text:p>
          </table:table-cell>
          <table:table-cell office:value-type="float" office:value="2415758" table:style-name="ce9">
            <text:p>2415758</text:p>
          </table:table-cell>
          <table:table-cell office:value-type="string" table:style-name="ce1">
            <text:p>ESTRAD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CELSO SILVA CALDAS</text:p>
          </table:table-cell>
          <table:table-cell office:value-type="float" office:value="1311882" table:style-name="ce9">
            <text:p>1311882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CHARRIDY MAX FONTES PINTO</text:p>
          </table:table-cell>
          <table:table-cell office:value-type="float" office:value="20718800" table:style-name="ce9">
            <text:p>20718800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CHRISTIANE BATINGA AGRA</text:p>
          </table:table-cell>
          <table:table-cell office:value-type="float" office:value="2045781" table:style-name="ce9">
            <text:p>2045781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CLAUDIA CORDEIRO DE ASSIS</text:p>
          </table:table-cell>
          <table:table-cell office:value-type="float" office:value="1454860" table:style-name="ce9">
            <text:p>1454860</text:p>
          </table:table-cell>
          <table:table-cell office:value-type="string" table:style-name="ce7">
            <text:p>SEGURANCA DO TRABALHO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CLAUDIO ESTEVAO BERGAMINI</text:p>
          </table:table-cell>
          <table:table-cell office:value-type="float" office:value="2893579" table:style-name="ce9">
            <text:p>2893579</text:p>
          </table:table-cell>
          <table:table-cell office:value-type="string" table:style-name="ce1">
            <text:p>EDIFICACO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3">
            <text:p>CLAUDIONOR FERREIRA ARAUJO</text:p>
          </table:table-cell>
          <table:table-cell table:style-name="ce8"/>
          <table:table-cell office:value-type="string" table:style-name="ce8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CLEBER NAUBER DOS SANTOS</text:p>
          </table:table-cell>
          <table:table-cell office:value-type="float" office:value="1976022" table:style-name="ce9">
            <text:p>1976022</text:p>
          </table:table-cell>
          <table:table-cell office:value-type="string" table:style-name="ce1">
            <text:p>DESIGN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CLEIDE CALHEIROS DA SILVA</text:p>
          </table:table-cell>
          <table:table-cell office:value-type="float" office:value="2045153" table:style-name="ce9">
            <text:p>2045153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CLEUNIS BRANDAO RIBEIRO</text:p>
          </table:table-cell>
          <table:table-cell office:value-type="float" office:value="2177836" table:style-name="ce9">
            <text:p>2177836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CLEUSA SALVINA R. M. BARBOSA</text:p>
          </table:table-cell>
          <table:table-cell office:value-type="float" office:value="1478667" table:style-name="ce9">
            <text:p>1478667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CLEVERTON DA SILVA VASCONCELOS</text:p>
          </table:table-cell>
          <table:table-cell office:value-type="float" office:value="1975284" table:style-name="ce9">
            <text:p>1975284</text:p>
          </table:table-cell>
          <table:table-cell office:value-type="string" table:style-name="ce1">
            <text:p>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5">
            <text:p>CLEYLTON BEZERRA LOPES</text:p>
          </table:table-cell>
          <table:table-cell office:value-type="float" office:value="1890963" table:style-name="ce9">
            <text:p>1890963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CRISTINE GONCALVES DE CASTRO</text:p>
          </table:table-cell>
          <table:table-cell office:value-type="float" office:value="1584714" table:style-name="ce9">
            <text:p>1584714</text:p>
          </table:table-cell>
          <table:table-cell office:value-type="string" table:style-name="ce1">
            <text:p>EDIFICACO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3">
            <text:p>DACIO LOPES CAMERINO FILHO</text:p>
          </table:table-cell>
          <table:table-cell table:style-name="ce8"/>
          <table:table-cell office:value-type="string" table:style-name="ce8">
            <text:p>FIS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DAMIAO AUGUSTO DE FARIAS SANTOS</text:p>
          </table:table-cell>
          <table:table-cell office:value-type="float" office:value="1033614" table:style-name="ce9">
            <text:p>1033614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DANIEL COTRIM CAMERINO</text:p>
          </table:table-cell>
          <table:table-cell office:value-type="float" office:value="1809188" table:style-name="ce9">
            <text:p>1809188</text:p>
          </table:table-cell>
          <table:table-cell office:value-type="string" table:style-name="ce1">
            <text:p>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DANIEL DE JESUS PEREIRA</text:p>
          </table:table-cell>
          <table:table-cell office:value-type="float" office:value="2410916" table:style-name="ce9">
            <text:p>2410916</text:p>
          </table:table-cell>
          <table:table-cell office:value-type="string" table:style-name="ce1">
            <text:p>TURISMO/HOTELAR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6">
            <text:p>DANIEL FERREIRA DA GUIA</text:p>
          </table:table-cell>
          <table:table-cell office:value-type="float" office:value="267419" table:style-name="ce9">
            <text:p>267419</text:p>
          </table:table-cell>
          <table:table-cell office:value-type="string" table:style-name="ce1">
            <text:p>ELETRO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6">
            <text:p>DANIEL RIBEIRO DE MENDONCA</text:p>
          </table:table-cell>
          <table:table-cell office:value-type="float" office:value="1813350" table:style-name="ce9">
            <text:p>1813350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6">
            <text:p>DANIELA PEREIRA DE LIMA</text:p>
          </table:table-cell>
          <table:table-cell office:value-type="float" office:value="3027081" table:style-name="ce9">
            <text:p>3027081</text:p>
          </table:table-cell>
          <table:table-cell table:style-name="ce17"/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DANIELA RIBEIRO BULHOES JOBIM</text:p>
          </table:table-cell>
          <table:table-cell office:value-type="float" office:value="1675284" table:style-name="ce9">
            <text:p>1675284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DANIELLE BARBOSA BEZERRA</text:p>
          </table:table-cell>
          <table:table-cell office:value-type="float" office:value="1461814" table:style-name="ce9">
            <text:p>1461814</text:p>
          </table:table-cell>
          <table:table-cell office:value-type="string" table:style-name="ce1">
            <text:p>BIOLOG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DANIELLE COTTA DE MELO N. DA SILVA</text:p>
          </table:table-cell>
          <table:table-cell office:value-type="float" office:value="1677699" table:style-name="ce9">
            <text:p>1677699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DANIELLY CALDAS DE OLIVEIRA</text:p>
          </table:table-cell>
          <table:table-cell office:value-type="float" office:value="1698960" table:style-name="ce9">
            <text:p>1698960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5">
            <text:p>DAVID GOMES COSTA</text:p>
          </table:table-cell>
          <table:table-cell office:value-type="float" office:value="1609773" table:style-name="ce9">
            <text:p>1609773</text:p>
          </table:table-cell>
          <table:table-cell office:value-type="string" table:style-name="ce1">
            <text:p>CIENCIAS HUMANAS</text:p>
          </table:table-cell>
          <table:table-cell office:value-type="string" table:style-name="ce1">
            <text:p>AFASTADO</text:p>
          </table:table-cell>
          <table:table-cell office:value-type="date" office:date-value="2017-09-21T00:00:00" table:style-name="ce5">
            <text:p>21/09/2017</text:p>
          </table:table-cell>
          <table:table-cell office:value-type="date" office:date-value="2020-06-02T00:00:00" table:style-name="ce5">
            <text:p>02/06/202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VID WANDERLEY SILVA LINS</text:p>
          </table:table-cell>
          <table:table-cell office:value-type="float" office:value="1187926" table:style-name="ce9">
            <text:p>1187926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DEMETRIUS PEREIRA MORILLA</text:p>
          </table:table-cell>
          <table:table-cell office:value-type="float" office:value="1900468" table:style-name="ce9">
            <text:p>1900468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DENIS ROCHA CALAZANS</text:p>
          </table:table-cell>
          <table:table-cell office:value-type="float" office:value="1420307" table:style-name="ce9">
            <text:p>1420307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DENISE LAGES VIEIRA DA SILVA</text:p>
          </table:table-cell>
          <table:table-cell office:value-type="float" office:value="1978706" table:style-name="ce9">
            <text:p>1978706</text:p>
          </table:table-cell>
          <table:table-cell office:value-type="string" table:style-name="ce1">
            <text:p>DESIGN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DENISE MAGALHAES DUTRA</text:p>
          </table:table-cell>
          <table:table-cell office:value-type="float" office:value="1674175" table:style-name="ce9">
            <text:p>1674175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DEYSE FERREIRA ROCHA</text:p>
          </table:table-cell>
          <table:table-cell office:value-type="float" office:value="1545942" table:style-name="ce9">
            <text:p>1545942</text:p>
          </table:table-cell>
          <table:table-cell office:value-type="string" table:style-name="ce1">
            <text:p>BIOLOG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DILZA GOMES DE OMENA</text:p>
          </table:table-cell>
          <table:table-cell office:value-type="float" office:value="3113942" table:style-name="ce9">
            <text:p>3113942</text:p>
          </table:table-cell>
          <table:table-cell office:value-type="string" table:style-name="ce1">
            <text:p>BIOLOG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DIVANIR MARIA DE LIMA</text:p>
          </table:table-cell>
          <table:table-cell office:value-type="float" office:value="1813588" table:style-name="ce9">
            <text:p>1813588</text:p>
          </table:table-cell>
          <table:table-cell table:style-name="ce17"/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DJALMA DE ALBUQUERQUE BARROS FILHO</text:p>
          </table:table-cell>
          <table:table-cell office:value-type="float" office:value="1372367" table:style-name="ce9">
            <text:p>1372367</text:p>
          </table:table-cell>
          <table:table-cell office:value-type="string" table:style-name="ce1">
            <text:p>FIS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BENEZER BERNANDES CORREIA SILVA</text:p>
          </table:table-cell>
          <table:table-cell office:value-type="float" office:value="1673736" table:style-name="ce9">
            <text:p>1673736</text:p>
          </table:table-cell>
          <table:table-cell office:value-type="string" table:style-name="ce1">
            <text:p>BIOLOG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DISON CAMILO DE MORAES JUNIOR</text:p>
          </table:table-cell>
          <table:table-cell office:value-type="float" office:value="2191508" table:style-name="ce9">
            <text:p>2191508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DJA LAURINDO DE LIMA</text:p>
          </table:table-cell>
          <table:table-cell office:value-type="float" office:value="3212537" table:style-name="ce9">
            <text:p>3212537</text:p>
          </table:table-cell>
          <table:table-cell office:value-type="string" table:style-name="ce1">
            <text:p>EDIFICACOES</text:p>
          </table:table-cell>
          <table:table-cell office:value-type="string" table:style-name="ce4">
            <text:p>PRÓ-REITOR</text:p>
          </table:table-cell>
          <table:table-cell office:value-type="date" office:date-value="2019-06-21T00:00:00" table:style-name="ce5">
            <text:p>21/06/201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1">
            <text:p>EDMAR MARINHO DE AZEVEDO</text:p>
          </table:table-cell>
          <table:table-cell office:value-type="float" office:value="2418964" table:style-name="ce9">
            <text:p>2418964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DNILSON GOMES MATIAS</text:p>
          </table:table-cell>
          <table:table-cell office:value-type="float" office:value="2046330" table:style-name="ce9">
            <text:p>2046330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DRIANE TEIXEIRA DA SILVA</text:p>
          </table:table-cell>
          <table:table-cell office:value-type="float" office:value="2118662" table:style-name="ce9">
            <text:p>2118662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DUARDO CARDOSO MORAES</text:p>
          </table:table-cell>
          <table:table-cell office:value-type="float" office:value="1802501" table:style-name="ce9">
            <text:p>1802501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EDUARDO FRIGOLETTO DE MENEZES</text:p>
          </table:table-cell>
          <table:table-cell office:value-type="float" office:value="1510191" table:style-name="ce9">
            <text:p>1510191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DUARDO HENRIQUE OMENA BASTOS</text:p>
          </table:table-cell>
          <table:table-cell office:value-type="float" office:value="1915332" table:style-name="ce9">
            <text:p>1915332</text:p>
          </table:table-cell>
          <table:table-cell office:value-type="string" table:style-name="ce1">
            <text:p>DESIGN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EDUARDO HENRIQUE VIANA DE SOUSA</text:p>
          </table:table-cell>
          <table:table-cell office:value-type="float" office:value="1653997" table:style-name="ce9">
            <text:p>1653997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DUARDO LIMA DO SANTOS</text:p>
          </table:table-cell>
          <table:table-cell office:value-type="float" office:value="2721552" table:style-name="ce9">
            <text:p>2721552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DVÂNIA MEDEIROS DE OMENA</text:p>
          </table:table-cell>
          <table:table-cell office:value-type="float" office:value="2055801" table:style-name="ce9">
            <text:p>2055801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LAINE CRISTINA DOS SANTOS LIMA</text:p>
          </table:table-cell>
          <table:table-cell office:value-type="float" office:value="2045424" table:style-name="ce9">
            <text:p>2045424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LAINE DOS REIS SOEIRA</text:p>
          </table:table-cell>
          <table:table-cell office:value-type="float" office:value="1666549" table:style-name="ce9">
            <text:p>1666549</text:p>
          </table:table-cell>
          <table:table-cell office:value-type="string" table:style-name="ce1">
            <text:p>EIXO PEDAGOGICO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LAINE DOS SANTOS SGARBI</text:p>
          </table:table-cell>
          <table:table-cell office:value-type="float" office:value="2945023" table:style-name="ce9">
            <text:p>2945023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LIANE DOS SANTOS ALENCAR</text:p>
          </table:table-cell>
          <table:table-cell office:value-type="float" office:value="3126584" table:style-name="ce9">
            <text:p>3126584</text:p>
          </table:table-cell>
          <table:table-cell office:value-type="string" table:style-name="ce1">
            <text:p>FIS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LISABETE DUARTE DE OLIVEIRA</text:p>
          </table:table-cell>
          <table:table-cell office:value-type="float" office:value="1693451" table:style-name="ce9">
            <text:p>1693451</text:p>
          </table:table-cell>
          <table:table-cell office:value-type="string" table:style-name="ce1">
            <text:p>EIXO PEDAGOGICO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3">
            <text:p>ELTON NASCIMENTO BARRROS</text:p>
          </table:table-cell>
          <table:table-cell table:style-name="ce8"/>
          <table:table-cell office:value-type="string" table:style-name="ce8">
            <text:p>ESPORT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LVYS ALVES SOARES</text:p>
          </table:table-cell>
          <table:table-cell office:value-type="float" office:value="1688380" table:style-name="ce9">
            <text:p>1688380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MANUEL GOMES MARQUES</text:p>
          </table:table-cell>
          <table:table-cell office:value-type="float" office:value="2201226" table:style-name="ce9">
            <text:p>2201226</text:p>
          </table:table-cell>
          <table:table-cell table:style-name="ce17"/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MANUELLE SATIKO MONTEIRO MATSUMOTO</text:p>
          </table:table-cell>
          <table:table-cell office:value-type="float" office:value="3123471" table:style-name="ce9">
            <text:p>3123471</text:p>
          </table:table-cell>
          <table:table-cell office:value-type="string" table:style-name="ce1">
            <text:p>FIS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MERSON MARTINS SILVA</text:p>
          </table:table-cell>
          <table:table-cell office:value-type="float" office:value="2407352" table:style-name="ce9">
            <text:p>2407352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NALDO VIEIRA DE MELO</text:p>
          </table:table-cell>
          <table:table-cell office:value-type="float" office:value="2040642" table:style-name="ce9">
            <text:p>2040642</text:p>
          </table:table-cell>
          <table:table-cell office:value-type="string" table:style-name="ce1">
            <text:p>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RONILMA BARBOSA DA SILVA</text:p>
          </table:table-cell>
          <table:table-cell office:value-type="float" office:value="1552757" table:style-name="ce9">
            <text:p>1552757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ESTEVAM ALVES MOREIRA NETO</text:p>
          </table:table-cell>
          <table:table-cell office:value-type="float" office:value="2042144" table:style-name="ce9">
            <text:p>2042144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8">
            <text:p>EUNICE PALMEIRA DA SILVA</text:p>
          </table:table-cell>
          <table:table-cell office:value-type="float" office:value="2422219" table:style-name="ce9">
            <text:p>2422219</text:p>
          </table:table-cell>
          <table:table-cell table:style-name="ce17"/>
          <table:table-cell office:value-type="string" table:style-name="ce4">
            <text:p>PRÓ-REITOR</text:p>
          </table:table-cell>
          <table:table-cell office:value-type="date" office:date-value="2018-04-03T00:00:00" table:style-name="ce5">
            <text:p>03/04/2018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11">
            <text:p>EVERT ELVIS BATISTA DE ALMEIDA</text:p>
          </table:table-cell>
          <table:table-cell office:value-type="float" office:value="2248031" table:style-name="ce9">
            <text:p>2248031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3">
            <text:p>FABIANO DOS SANTOS BRIAO</text:p>
          </table:table-cell>
          <table:table-cell table:style-name="ce8"/>
          <table:table-cell office:value-type="string" table:style-name="ce8">
            <text:p>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FABIO JOSE DOS SANTOS</text:p>
          </table:table-cell>
          <table:table-cell office:value-type="float" office:value="1723813" table:style-name="ce9">
            <text:p>1723813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FABIO MAURICIO DO BONFIM CALAZANS</text:p>
          </table:table-cell>
          <table:table-cell office:value-type="float" office:value="1186906" table:style-name="ce9">
            <text:p>1186906</text:p>
          </table:table-cell>
          <table:table-cell office:value-type="string" table:style-name="ce1">
            <text:p>BIOLOG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FABIO SOARES GOMES</text:p>
          </table:table-cell>
          <table:table-cell office:value-type="float" office:value="1477734" table:style-name="ce9">
            <text:p>1477734</text:p>
          </table:table-cell>
          <table:table-cell office:value-type="string" table:style-name="ce1">
            <text:p>TURISMO/HOTELAR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FABRISIA FERREIRA DE ARAUJO</text:p>
          </table:table-cell>
          <table:table-cell office:value-type="float" office:value="1186979" table:style-name="ce9">
            <text:p>1186979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FELIPE CESAR MARQUES TUPINAMBA</text:p>
          </table:table-cell>
          <table:table-cell office:value-type="float" office:value="2362071" table:style-name="ce9">
            <text:p>2362071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FELIPE VASCONCELOS CAVALCANTE</text:p>
          </table:table-cell>
          <table:table-cell office:value-type="float" office:value="2295926" table:style-name="ce9">
            <text:p>2295926</text:p>
          </table:table-cell>
          <table:table-cell office:value-type="string" table:style-name="ce1">
            <text:p>TURISMO/HOTELAR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9">
            <text:p>FERNANDO GUSTAVO ALENCAR DE ALB. LINS</text:p>
          </table:table-cell>
          <table:table-cell office:value-type="float" office:value="1187734" table:style-name="ce10">
            <text:p>1187734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FERNANDO HENRIQUE M. VASCONCELOS</text:p>
          </table:table-cell>
          <table:table-cell office:value-type="float" office:value="1033504" table:style-name="ce9">
            <text:p>1033504</text:p>
          </table:table-cell>
          <table:table-cell office:value-type="string" table:style-name="ce1">
            <text:p>ESTRAD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FERNANDO JOSE DA SILVA</text:p>
          </table:table-cell>
          <table:table-cell office:value-type="float" office:value="1187505" table:style-name="ce9">
            <text:p>1187505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8">
            <text:p>FERNANDO KENJI KAMEI</text:p>
          </table:table-cell>
          <table:table-cell office:value-type="float" office:value="1897878" table:style-name="ce9">
            <text:p>1897878</text:p>
          </table:table-cell>
          <table:table-cell office:value-type="string" table:style-name="ce1">
            <text:p>INFORMATICA</text:p>
          </table:table-cell>
          <table:table-cell office:value-type="string" table:style-name="ce1">
            <text:p>AFASTADO</text:p>
          </table:table-cell>
          <table:table-cell office:value-type="date" office:date-value="2018-03-23T00:00:00" table:style-name="ce5">
            <text:p>23/03/2018</text:p>
          </table:table-cell>
          <table:table-cell office:value-type="date" office:date-value="2020-03-01T00:00:00" table:style-name="ce5">
            <text:p>01/03/202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LAVIA BRAGA DO NASCIMENTO SERBIM</text:p>
          </table:table-cell>
          <table:table-cell office:value-type="float" office:value="18923267" table:style-name="ce9">
            <text:p>18923267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FLAVIA KAROLINA LIMA DUARTE BARBOSA</text:p>
          </table:table-cell>
          <table:table-cell office:value-type="float" office:value="1805693" table:style-name="ce9">
            <text:p>1805693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FLAVIO MOTA MEDEIROS</text:p>
          </table:table-cell>
          <table:table-cell office:value-type="float" office:value="1812957" table:style-name="ce9">
            <text:p>1812957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FRANCYMAIKEL ALVES DE OLIVEIRA COSTA</text:p>
          </table:table-cell>
          <table:table-cell office:value-type="float" office:value="2000143" table:style-name="ce9">
            <text:p>2000143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FRANK WESLEY XAVIER DA SILVA</text:p>
          </table:table-cell>
          <table:table-cell office:value-type="float" office:value="1343376" table:style-name="ce9">
            <text:p>1343376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FRED AUGUSTO RIBEIRO NOGUEIRA</text:p>
          </table:table-cell>
          <table:table-cell office:value-type="float" office:value="1894009" table:style-name="ce9">
            <text:p>1894009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FREDERICO SALGUEIRO PASSOS</text:p>
          </table:table-cell>
          <table:table-cell office:value-type="float" office:value="1867551" table:style-name="ce9">
            <text:p>1867551</text:p>
          </table:table-cell>
          <table:table-cell office:value-type="string" table:style-name="ce1">
            <text:p>FIS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FREDY LOBO MONTEIRO</text:p>
          </table:table-cell>
          <table:table-cell office:value-type="float" office:value="1317879" table:style-name="ce9">
            <text:p>1317879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GENIVALDO ROCHA WANDERLEY</text:p>
          </table:table-cell>
          <table:table-cell office:value-type="float" office:value="1186916" table:style-name="ce9">
            <text:p>1186916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GEORGE FLAVIO PEREIRA CHAVES</text:p>
          </table:table-cell>
          <table:table-cell office:value-type="float" office:value="1478141" table:style-name="ce9">
            <text:p>1478141</text:p>
          </table:table-cell>
          <table:table-cell office:value-type="string" table:style-name="ce1">
            <text:p>ELETRO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GERSON MACIEL GUIMARAES</text:p>
          </table:table-cell>
          <table:table-cell office:value-type="float" office:value="2871947" table:style-name="ce9">
            <text:p>2871947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GERTRUDES MAGNA SALES DA SILVA</text:p>
          </table:table-cell>
          <table:table-cell office:value-type="float" office:value="1250196" table:style-name="ce9">
            <text:p>1250196</text:p>
          </table:table-cell>
          <table:table-cell office:value-type="string" table:style-name="ce1">
            <text:p>TURISMO/HOTELAR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GILMAR SOARES FURTADO</text:p>
          </table:table-cell>
          <table:table-cell office:value-type="float" office:value="1250196" table:style-name="ce9">
            <text:p>1250196</text:p>
          </table:table-cell>
          <table:table-cell office:value-type="string" table:style-name="ce1">
            <text:p>TURISMO/HOTELAR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GILMAR TEODOSIO SILVA</text:p>
          </table:table-cell>
          <table:table-cell office:value-type="float" office:value="1915163" table:style-name="ce9">
            <text:p>1915163</text:p>
          </table:table-cell>
          <table:table-cell office:value-type="string" table:style-name="ce1">
            <text:p>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GILSON LAURENTINO DA SILVA</text:p>
          </table:table-cell>
          <table:table-cell office:value-type="float" office:value="267351" table:style-name="ce9">
            <text:p>267351</text:p>
          </table:table-cell>
          <table:table-cell office:value-type="string" table:style-name="ce1">
            <text:p>ELETROTEC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GIULIANO RAPOSO RODRIGUES</text:p>
          </table:table-cell>
          <table:table-cell office:value-type="float" office:value="1916114" table:style-name="ce9">
            <text:p>1916114</text:p>
          </table:table-cell>
          <table:table-cell office:value-type="string" table:style-name="ce1">
            <text:p>FIS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GIVALDO OLIVEIRA DOS SANTOS</text:p>
          </table:table-cell>
          <table:table-cell office:value-type="float" office:value="1181073" table:style-name="ce9">
            <text:p>1181073</text:p>
          </table:table-cell>
          <table:table-cell office:value-type="string" table:style-name="ce7">
            <text:p>LICENCIATURA EM 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GRACINO FRANCISCO RODRIGUES</text:p>
          </table:table-cell>
          <table:table-cell office:value-type="float" office:value="1976335" table:style-name="ce9">
            <text:p>1976335</text:p>
          </table:table-cell>
          <table:table-cell office:value-type="string" table:style-name="ce7">
            <text:p>LICENCIATURA EM 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GREGOR GAMA DE CARVALHO</text:p>
          </table:table-cell>
          <table:table-cell office:value-type="float" office:value="1977512" table:style-name="ce9">
            <text:p>1977512</text:p>
          </table:table-cell>
          <table:table-cell office:value-type="string" table:style-name="ce1">
            <text:p>ELETRO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GREGORY AGUIAR CALDAS BARBOSA</text:p>
          </table:table-cell>
          <table:table-cell office:value-type="float" office:value="1703854" table:style-name="ce9">
            <text:p>1703854</text:p>
          </table:table-cell>
          <table:table-cell office:value-type="string" table:style-name="ce1">
            <text:p>ESTRAD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3">
            <text:p>GUSTAVO JOSE CERQUEIRA PESSOA</text:p>
          </table:table-cell>
          <table:table-cell table:style-name="ce8"/>
          <table:table-cell office:value-type="string" table:style-name="ce8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HEBERTH BRAGA GONCALVES RIBEIRO</text:p>
          </table:table-cell>
          <table:table-cell table:style-name="ce9"/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HELCIO BEZERRA DO NASCIMENTO JUNIOR</text:p>
          </table:table-cell>
          <table:table-cell office:value-type="float" office:value="1582362" table:style-name="ce9">
            <text:p>1582362</text:p>
          </table:table-cell>
          <table:table-cell office:value-type="string" table:style-name="ce1">
            <text:p>FIS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HENRIQUE ADRIANO DE MACENA MARQUES</text:p>
          </table:table-cell>
          <table:table-cell office:value-type="float" office:value="1979620" table:style-name="ce9">
            <text:p>1979620</text:p>
          </table:table-cell>
          <table:table-cell office:value-type="string" table:style-name="ce1">
            <text:p>FIS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HERCULES DE LUCENA LIRA</text:p>
          </table:table-cell>
          <table:table-cell office:value-type="float" office:value="2568227" table:style-name="ce20">
            <text:p>2568227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HERON TEIXEIRA AMORIM</text:p>
          </table:table-cell>
          <table:table-cell office:value-type="float" office:value="1227660" table:style-name="ce12">
            <text:p>1227660</text:p>
          </table:table-cell>
          <table:table-cell office:value-type="string" table:style-name="ce1">
            <text:p>FIS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HUDSON KLEBER PALMEIRA CANNUTO</text:p>
          </table:table-cell>
          <table:table-cell office:value-type="float" office:value="1690338" table:style-name="ce12">
            <text:p>1690338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HUGO SANTOS NUNES</text:p>
          </table:table-cell>
          <table:table-cell office:value-type="float" office:value="223068" table:style-name="ce12">
            <text:p>223068</text:p>
          </table:table-cell>
          <table:table-cell office:value-type="string" table:style-name="ce7">
            <text:p>LICENCIATURA EM 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HUMBERTO JORGE BRAGA CAVALCANTI</text:p>
          </table:table-cell>
          <table:table-cell office:value-type="float" office:value="1049961" table:style-name="ce12">
            <text:p>1049961</text:p>
          </table:table-cell>
          <table:table-cell office:value-type="string" table:style-name="ce1">
            <text:p>EDIFICACO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IARA BARROS VALENTIM</text:p>
          </table:table-cell>
          <table:table-cell office:value-type="float" office:value="1981781" table:style-name="ce9">
            <text:p>1981781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ILKA DE CARVALHO CEDRIM</text:p>
          </table:table-cell>
          <table:table-cell office:value-type="float" office:value="1893378" table:style-name="ce12">
            <text:p>1893378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IOLITA MARQUES LIRA</text:p>
          </table:table-cell>
          <table:table-cell office:value-type="float" office:value="267524" table:style-name="ce9">
            <text:p>267524</text:p>
          </table:table-cell>
          <table:table-cell office:value-type="string" table:style-name="ce1">
            <text:p>DESIGN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IVANILDO CAVALCANTI TIMOTEO</text:p>
          </table:table-cell>
          <table:table-cell office:value-type="float" office:value="17805740" table:style-name="ce9">
            <text:p>17805740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IVO AUGUSTO ANDRADE ROCHA CALADO</text:p>
          </table:table-cell>
          <table:table-cell office:value-type="float" office:value="17805740" table:style-name="ce9">
            <text:p>17805740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3">
            <text:p>JACEGUAI SOARES DA SILVA</text:p>
          </table:table-cell>
          <table:table-cell table:style-name="ce8"/>
          <table:table-cell office:value-type="string" table:style-name="ce8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ACKSON PINTO SILVA</text:p>
          </table:table-cell>
          <table:table-cell office:value-type="float" office:value="1984834" table:style-name="ce9">
            <text:p>1984834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ACSIEL JOSE DE ABREU</text:p>
          </table:table-cell>
          <table:table-cell office:value-type="float" office:value="2781183" table:style-name="ce9">
            <text:p>2781183</text:p>
          </table:table-cell>
          <table:table-cell office:value-type="string" table:style-name="ce1">
            <text:p>ELETROTEC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9">
            <text:p>JAILTON CARDOSO DA CRUZ</text:p>
          </table:table-cell>
          <table:table-cell office:value-type="float" office:value="1242869" table:style-name="ce19">
            <text:p>1242869</text:p>
          </table:table-cell>
          <table:table-cell office:value-type="string" table:style-name="ce1">
            <text:p>INFORMATICA</text:p>
          </table:table-cell>
          <table:table-cell office:value-type="string" table:style-name="ce1">
            <text:p>AFASTADO</text:p>
          </table:table-cell>
          <table:table-cell office:value-type="date" office:date-value="2019-03-29T00:00:00" table:style-name="ce5">
            <text:p>29/03/2019</text:p>
          </table:table-cell>
          <table:table-cell office:value-type="date" office:date-value="2023-03-01T00:00:00" table:style-name="ce5">
            <text:p>01/03/202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JAKSON ISRAEL LIMA DE MENDES</text:p>
          </table:table-cell>
          <table:table-cell office:value-type="float" office:value="2981398" table:style-name="ce9">
            <text:p>2981398</text:p>
          </table:table-cell>
          <table:table-cell office:value-type="string" table:style-name="ce1">
            <text:p>ESPORT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ANAINA GOMES SOARES</text:p>
          </table:table-cell>
          <table:table-cell office:value-type="float" office:value="2050032" table:style-name="ce9">
            <text:p>2050032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ASETE MARIA DA SILVA PEREIRA</text:p>
          </table:table-cell>
          <table:table-cell office:value-type="float" office:value="1514494" table:style-name="ce14">
            <text:p>1514494</text:p>
          </table:table-cell>
          <table:table-cell office:value-type="string" table:style-name="ce1">
            <text:p>TURISMO/HOTELARIA</text:p>
          </table:table-cell>
          <table:table-cell office:value-type="string" table:style-name="ce1">
            <text:p>AFASTADO</text:p>
          </table:table-cell>
          <table:table-cell office:value-type="date" office:date-value="2019-03-08T00:00:00" table:style-name="ce5">
            <text:p>08/03/2019</text:p>
          </table:table-cell>
          <table:table-cell office:value-type="date" office:date-value="2020-04-30T00:00:00" table:style-name="ce5">
            <text:p>30/04/202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JEAN JACQUES BITTENCOURT DA ROCHA</text:p>
          </table:table-cell>
          <table:table-cell office:value-type="float" office:value="1288303" table:style-name="ce9">
            <text:p>1288303</text:p>
          </table:table-cell>
          <table:table-cell office:value-type="string" table:style-name="ce1">
            <text:p>ELETROTEC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EANE MARIA DE MELO</text:p>
          </table:table-cell>
          <table:table-cell office:value-type="float" office:value="1080952" table:style-name="ce14">
            <text:p>1080952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EILMA RODRIGUES DO NASCIMENTO</text:p>
          </table:table-cell>
          <table:table-cell office:value-type="float" office:value="3025797" table:style-name="ce9">
            <text:p>3025797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EINNY CHRISTINE GOMES DOS SANTOS</text:p>
          </table:table-cell>
          <table:table-cell office:value-type="float" office:value="1049674" table:style-name="ce9">
            <text:p>1049674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ESU COSTA FERREIRA JUNIOR</text:p>
          </table:table-cell>
          <table:table-cell office:value-type="float" office:value="1888951" table:style-name="ce9">
            <text:p>1888951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OACY VICENTE FERREIRA</text:p>
          </table:table-cell>
          <table:table-cell office:value-type="float" office:value="1485255" table:style-name="ce9">
            <text:p>1485255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OAO GILBERTO TEIXEIRA SILVA</text:p>
          </table:table-cell>
          <table:table-cell office:value-type="float" office:value="2615597" table:style-name="ce9">
            <text:p>2615597</text:p>
          </table:table-cell>
          <table:table-cell office:value-type="string" table:style-name="ce1">
            <text:p>EDIFICACO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OAO HENRIQUE DA COSTA CARDOSO</text:p>
          </table:table-cell>
          <table:table-cell office:value-type="float" office:value="1034006" table:style-name="ce9">
            <text:p>1034006</text:p>
          </table:table-cell>
          <table:table-cell office:value-type="string" table:style-name="ce1">
            <text:p>ELETRONICA</text:p>
          </table:table-cell>
          <table:table-cell office:value-type="string" table:style-name="ce4">
            <text:p>LICENÇA CAPACITAÇÃO</text:p>
          </table:table-cell>
          <table:table-cell office:value-type="date" office:date-value="2019-07-26T00:00:00" table:style-name="ce5">
            <text:p>26/07/2019</text:p>
          </table:table-cell>
          <table:table-cell office:value-type="date" office:date-value="2019-10-23T00:00:00" table:style-name="ce5">
            <text:p>23/10/20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JOAQUIM ALEXANDRE MOREIRA AZEVEDO</text:p>
          </table:table-cell>
          <table:table-cell office:value-type="float" office:value="2567890" table:style-name="ce9">
            <text:p>2567890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OEFERSON REIS MARTINS</text:p>
          </table:table-cell>
          <table:table-cell office:value-type="float" office:value="1814627" table:style-name="ce9">
            <text:p>1814627</text:p>
          </table:table-cell>
          <table:table-cell office:value-type="string" table:style-name="ce1">
            <text:p>BIOLOG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OHNNATAN DUARTE DE FREITAS</text:p>
          </table:table-cell>
          <table:table-cell office:value-type="float" office:value="1524190" table:style-name="ce9">
            <text:p>1524190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ONAS DOS SANTOS SOUSA</text:p>
          </table:table-cell>
          <table:table-cell office:value-type="float" office:value="1677727" table:style-name="ce9">
            <text:p>1677727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ORGE BATISTA SANTOS JUNIOR</text:p>
          </table:table-cell>
          <table:table-cell office:value-type="float" office:value="267096" table:style-name="ce9">
            <text:p>267096</text:p>
          </table:table-cell>
          <table:table-cell office:value-type="string" table:style-name="ce1">
            <text:p>ELETROTEC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ORGE LEVINO SILVA</text:p>
          </table:table-cell>
          <table:table-cell office:value-type="float" office:value="267319" table:style-name="ce9">
            <text:p>267319</text:p>
          </table:table-cell>
          <table:table-cell office:value-type="string" table:style-name="ce7">
            <text:p>SEGURANCA DO TRABALHO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3">
            <text:p>JORGE LUIZ ARAUJO ROCHA</text:p>
          </table:table-cell>
          <table:table-cell table:style-name="ce8"/>
          <table:table-cell office:value-type="string" table:style-name="ce8">
            <text:p>FIS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ORGE LUIZ LAURIANO GAMA</text:p>
          </table:table-cell>
          <table:table-cell office:value-type="float" office:value="2175844" table:style-name="ce9">
            <text:p>2175844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OSE ALMEIDA DOS SANTOS</text:p>
          </table:table-cell>
          <table:table-cell office:value-type="float" office:value="1529641" table:style-name="ce9">
            <text:p>1529641</text:p>
          </table:table-cell>
          <table:table-cell office:value-type="string" table:style-name="ce1">
            <text:p>TURISMO/HOTELAR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OSE ANTONIO FRANCA DE ARAUJO</text:p>
          </table:table-cell>
          <table:table-cell office:value-type="float" office:value="2161943" table:style-name="ce9">
            <text:p>2161943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OSE DE HOLANDA CAVALCANTE JUNIOR</text:p>
          </table:table-cell>
          <table:table-cell office:value-type="float" office:value="2895323" table:style-name="ce9">
            <text:p>2895323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OSE DIEGO MAGALHAES SOARES</text:p>
          </table:table-cell>
          <table:table-cell office:value-type="float" office:value="2045094" table:style-name="ce9">
            <text:p>2045094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OSE DOS SANTOS</text:p>
          </table:table-cell>
          <table:table-cell office:value-type="float" office:value="267087" table:style-name="ce20">
            <text:p>267087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3">
            <text:p>JOSE JADILSON NUNES DE MACEDO</text:p>
          </table:table-cell>
          <table:table-cell table:style-name="ce8"/>
          <table:table-cell office:value-type="string" table:style-name="ce8">
            <text:p>BIOLOG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OSE MARTINS DOS SANTOS SOBRINHO</text:p>
          </table:table-cell>
          <table:table-cell office:value-type="float" office:value="1210945" table:style-name="ce12">
            <text:p>1210945</text:p>
          </table:table-cell>
          <table:table-cell office:value-type="string" table:style-name="ce1">
            <text:p>DESIGN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OSE MAURICIO PEREIRA PINTO</text:p>
          </table:table-cell>
          <table:table-cell office:value-type="float" office:value="1213713" table:style-name="ce9">
            <text:p>1213713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3">
            <text:p>JOSE ROBERTO NUNES DO SANTOS</text:p>
          </table:table-cell>
          <table:table-cell table:style-name="ce8"/>
          <table:table-cell office:value-type="string" table:style-name="ce8">
            <text:p>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OSE SILVIO DOS SANTOS</text:p>
          </table:table-cell>
          <table:table-cell office:value-type="float" office:value="1964212" table:style-name="ce9">
            <text:p>1964212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OSENICE CLAUDIA MOURA DE LIMA</text:p>
          </table:table-cell>
          <table:table-cell office:value-type="float" office:value="1672636" table:style-name="ce9">
            <text:p>1672636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OSIVALDO ROCHA SANTOS</text:p>
          </table:table-cell>
          <table:table-cell office:value-type="float" office:value="267278" table:style-name="ce14">
            <text:p>267278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ULIANA AGUIAR C. MONTEIRO</text:p>
          </table:table-cell>
          <table:table-cell office:value-type="float" office:value="1924884" table:style-name="ce9">
            <text:p>1924884</text:p>
          </table:table-cell>
          <table:table-cell office:value-type="string" table:style-name="ce1">
            <text:p>DESIGN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JULIO CESAR A . DA ROCHA</text:p>
          </table:table-cell>
          <table:table-cell office:value-type="float" office:value="1337873" table:style-name="ce9">
            <text:p>1337873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KALLYNE ROUSE VALERIANO NUNES</text:p>
          </table:table-cell>
          <table:table-cell office:value-type="float" office:value="1914038" table:style-name="ce9">
            <text:p>1914038</text:p>
          </table:table-cell>
          <table:table-cell office:value-type="string" table:style-name="ce7">
            <text:p>SEGURANCA DO TRABALHO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KARINA DIAS ALVES</text:p>
          </table:table-cell>
          <table:table-cell office:value-type="float" office:value="1954061" table:style-name="ce9">
            <text:p>1954061</text:p>
          </table:table-cell>
          <table:table-cell office:value-type="string" table:style-name="ce1">
            <text:p>BIOLOG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KARINE VASCONCELOS LEITE</text:p>
          </table:table-cell>
          <table:table-cell office:value-type="float" office:value="1372257" table:style-name="ce12">
            <text:p>1372257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LAURO LOPES PEREIRA NETO</text:p>
          </table:table-cell>
          <table:table-cell office:value-type="float" office:value="1199292" table:style-name="ce20">
            <text:p>1199292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LEONARDO MELO MEDEIROS</text:p>
          </table:table-cell>
          <table:table-cell office:value-type="float" office:value="1812154" table:style-name="ce9">
            <text:p>1812154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LEONARDO VIEIRA DA SILVA</text:p>
          </table:table-cell>
          <table:table-cell office:value-type="float" office:value="2170735" table:style-name="ce9">
            <text:p>2170735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LEONIDAS LEAO BORGES</text:p>
          </table:table-cell>
          <table:table-cell office:value-type="float" office:value="1091241" table:style-name="ce12">
            <text:p>1091241</text:p>
          </table:table-cell>
          <table:table-cell office:value-type="string" table:style-name="ce1">
            <text:p>ELETROTEC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LESSO BENEDITO DOS SANTOS</text:p>
          </table:table-cell>
          <table:table-cell office:value-type="float" office:value="10788141" table:style-name="ce14">
            <text:p>10788141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LOURIVAL LOPES DOS SANTOS FILHO</text:p>
          </table:table-cell>
          <table:table-cell office:value-type="float" office:value="1584053" table:style-name="ce12">
            <text:p>1584053</text:p>
          </table:table-cell>
          <table:table-cell office:value-type="string" table:style-name="ce1">
            <text:p>EDIFICACO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LUCAS DE STEFANO MEIRA HENRIQUES</text:p>
          </table:table-cell>
          <table:table-cell office:value-type="float" office:value="1918676" table:style-name="ce12">
            <text:p>1918676</text:p>
          </table:table-cell>
          <table:table-cell office:value-type="string" table:style-name="ce7">
            <text:p>LICENCIATURA EM 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LUCIA CORDEIRO DOS SANTOS</text:p>
          </table:table-cell>
          <table:table-cell office:value-type="float" office:value="267317" table:style-name="ce9">
            <text:p>267317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LUCIA GUIOMAR BASTO FRAGOSO</text:p>
          </table:table-cell>
          <table:table-cell office:value-type="float" office:value="1813812" table:style-name="ce9">
            <text:p>1813812</text:p>
          </table:table-cell>
          <table:table-cell office:value-type="string" table:style-name="ce7">
            <text:p>SEGURANCA DO TRABALHO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LUCIANO MARRA</text:p>
          </table:table-cell>
          <table:table-cell office:value-type="float" office:value="1345026" table:style-name="ce9">
            <text:p>1345026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LUIS CLAUDIO DE AVILA TRANI</text:p>
          </table:table-cell>
          <table:table-cell office:value-type="float" office:value="1243040" table:style-name="ce9">
            <text:p>1243040</text:p>
          </table:table-cell>
          <table:table-cell office:value-type="string" table:style-name="ce1">
            <text:p>ELETROTEC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LUIZ ANTONIO COSTA SILVA</text:p>
          </table:table-cell>
          <table:table-cell office:value-type="float" office:value="1071869" table:style-name="ce9">
            <text:p>1071869</text:p>
          </table:table-cell>
          <table:table-cell office:value-type="string" table:style-name="ce1">
            <text:p>DESIGN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3">
            <text:p>LUIZ EDUARDO OMENA DA SILVA</text:p>
          </table:table-cell>
          <table:table-cell table:style-name="ce8"/>
          <table:table-cell office:value-type="string" table:style-name="ce8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LUIZ GALDINO DA SILVA</text:p>
          </table:table-cell>
          <table:table-cell office:value-type="float" office:value="1168188" table:style-name="ce14">
            <text:p>1168188</text:p>
          </table:table-cell>
          <table:table-cell office:value-type="string" table:style-name="ce7">
            <text:p>LICENCIATURA EM 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LUIZ GOMES DUARTE NETO</text:p>
          </table:table-cell>
          <table:table-cell office:value-type="float" office:value="1670692" table:style-name="ce9">
            <text:p>1670692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LUIZ HENRIQUE DE GOUVEA LEMOS</text:p>
          </table:table-cell>
          <table:table-cell office:value-type="float" office:value="267516" table:style-name="ce9">
            <text:p>267516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GNO FRANCISCO DA SILVA</text:p>
          </table:table-cell>
          <table:table-cell office:value-type="float" office:value="1058840" table:style-name="ce12">
            <text:p>1058840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GNO JOSE GOMES DA SILVA</text:p>
          </table:table-cell>
          <table:table-cell office:value-type="float" office:value="267528" table:style-name="ce9">
            <text:p>267528</text:p>
          </table:table-cell>
          <table:table-cell office:value-type="string" table:style-name="ce1">
            <text:p>ELETROTEC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HELVSON BASILIO CHAVES</text:p>
          </table:table-cell>
          <table:table-cell office:value-type="float" office:value="1226243" table:style-name="ce9">
            <text:p>1226243</text:p>
          </table:table-cell>
          <table:table-cell table:style-name="ce17"/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JORES DE OMENA TENORIO</text:p>
          </table:table-cell>
          <table:table-cell table:style-name="ce9"/>
          <table:table-cell office:value-type="string" table:style-name="ce1">
            <text:p>ESTRAD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NOEL MARTINS DOS SANTOS FILHO</text:p>
          </table:table-cell>
          <table:table-cell office:value-type="float" office:value="257275" table:style-name="ce9">
            <text:p>257275</text:p>
          </table:table-cell>
          <table:table-cell office:value-type="string" table:style-name="ce1">
            <text:p>EDIFICACO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NOEL MESSIAS DA SILVA COSTA</text:p>
          </table:table-cell>
          <table:table-cell table:style-name="ce9"/>
          <table:table-cell office:value-type="string" table:style-name="ce1">
            <text:p>BIOLOG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NOEL MESSIAS DOMINGOS DA SILVA</text:p>
          </table:table-cell>
          <table:table-cell office:value-type="float" office:value="267508" table:style-name="ce9">
            <text:p>267508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RCELO ASSIS CORREA</text:p>
          </table:table-cell>
          <table:table-cell office:value-type="float" office:value="1322996" table:style-name="ce9">
            <text:p>1322996</text:p>
          </table:table-cell>
          <table:table-cell office:value-type="string" table:style-name="ce1">
            <text:p>ELETROTEC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8">
            <text:p>MARCELO QUEIROZ DE ASSIS OLIVEIRA</text:p>
          </table:table-cell>
          <table:table-cell office:value-type="float" office:value="1323234" table:style-name="ce9">
            <text:p>1323234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RCIAL DE ARAUJO LIMA SOBRINHO</text:p>
          </table:table-cell>
          <table:table-cell office:value-type="float" office:value="981922" table:style-name="ce9">
            <text:p>981922</text:p>
          </table:table-cell>
          <table:table-cell office:value-type="string" table:style-name="ce1">
            <text:p>ESTRAD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RCIO CAVALCANTE VILA NOVA</text:p>
          </table:table-cell>
          <table:table-cell office:value-type="float" office:value="1756700" table:style-name="ce9">
            <text:p>1756700</text:p>
          </table:table-cell>
          <table:table-cell office:value-type="string" table:style-name="ce1">
            <text:p>BIOLOG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RCIO DE CARVALHO GOBBI</text:p>
          </table:table-cell>
          <table:table-cell office:value-type="float" office:value="1668478" table:style-name="ce20">
            <text:p>1668478</text:p>
          </table:table-cell>
          <table:table-cell office:value-type="string" table:style-name="ce1">
            <text:p>ELETROTEC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RCOS ANTONIO SANTOS SILVA</text:p>
          </table:table-cell>
          <table:table-cell office:value-type="float" office:value="1108326" table:style-name="ce20">
            <text:p>1108326</text:p>
          </table:table-cell>
          <table:table-cell table:style-name="ce17"/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RCOS HENRIQUE ABREU DE OLIVEIRA</text:p>
          </table:table-cell>
          <table:table-cell office:value-type="float" office:value="1076869" table:style-name="ce14">
            <text:p>1076869</text:p>
          </table:table-cell>
          <table:table-cell office:value-type="string" table:style-name="ce1">
            <text:p>FIS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RCUS ALEXANDRE BUARQUE DA SILVA</text:p>
          </table:table-cell>
          <table:table-cell office:value-type="float" office:value="267322" table:style-name="ce12">
            <text:p>267322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RCUS VINICIUS DE A. GOMES</text:p>
          </table:table-cell>
          <table:table-cell office:value-type="float" office:value="267518" table:style-name="ce9">
            <text:p>267518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RIA APARECIDA SILVA</text:p>
          </table:table-cell>
          <table:table-cell office:value-type="float" office:value="1109462" table:style-name="ce9">
            <text:p>1109462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RIA CLEDILMA F. DA SILVA COSTA</text:p>
          </table:table-cell>
          <table:table-cell office:value-type="float" office:value="1813640" table:style-name="ce9">
            <text:p>1813640</text:p>
          </table:table-cell>
          <table:table-cell office:value-type="string" table:style-name="ce1">
            <text:p>EIXO PEDAGOGICO</text:p>
          </table:table-cell>
          <table:table-cell office:value-type="string" table:style-name="ce1">
            <text:p>PRÓ-REITOR</text:p>
          </table:table-cell>
          <table:table-cell office:value-type="date" office:date-value="2019-06-21T00:00:00" table:style-name="ce5">
            <text:p>21/06/2019</text:p>
          </table:table-cell>
          <table:table-cell table:style-name="ce6"/>
          <table:table-cell table:number-columns-repeated="16378"/>
        </table:table-row>
        <table:table-row table:style-name="ro2">
          <table:table-cell office:value-type="string" table:style-name="ce1">
            <text:p>MARIA DE FATIMA MONTEIRO MENEZES</text:p>
          </table:table-cell>
          <table:table-cell office:value-type="float" office:value="267248" table:style-name="ce9">
            <text:p>267248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RIA DE FATIMA VIANA</text:p>
          </table:table-cell>
          <table:table-cell office:value-type="float" office:value="267476" table:style-name="ce9">
            <text:p>267476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RIA DO CARMO MILITO GAMA</text:p>
          </table:table-cell>
          <table:table-cell office:value-type="float" office:value="1220674" table:style-name="ce12">
            <text:p>1220674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RIA GABRIELA LIRA RANGEL</text:p>
          </table:table-cell>
          <table:table-cell office:value-type="float" office:value="1119765" table:style-name="ce12">
            <text:p>1119765</text:p>
          </table:table-cell>
          <table:table-cell office:value-type="string" table:style-name="ce1">
            <text:p>ESTRAD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3">
            <text:p>MARIA IVANA PATRIOTA CARNAUBA</text:p>
          </table:table-cell>
          <table:table-cell table:style-name="ce8"/>
          <table:table-cell office:value-type="string" table:style-name="ce8">
            <text:p>EIXO PEDAGOGICO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RIA IZABEL CORREIA SILVA DE MESSIAS</text:p>
          </table:table-cell>
          <table:table-cell office:value-type="float" office:value="1495644" table:style-name="ce9">
            <text:p>1495644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RIA LOUSANNE DAMASCENO CORREIA</text:p>
          </table:table-cell>
          <table:table-cell office:value-type="float" office:value="1209915" table:style-name="ce9">
            <text:p>1209915</text:p>
          </table:table-cell>
          <table:table-cell office:value-type="string" table:style-name="ce1">
            <text:p>BIOLOG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RIA LUCILENE DA SILVA</text:p>
          </table:table-cell>
          <table:table-cell office:value-type="float" office:value="1813679" table:style-name="ce9">
            <text:p>1813679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RIA LUZENITA WAGNER MALLMANN</text:p>
          </table:table-cell>
          <table:table-cell office:value-type="float" office:value="1121294" table:style-name="ce9">
            <text:p>1121294</text:p>
          </table:table-cell>
          <table:table-cell office:value-type="string" table:style-name="ce1">
            <text:p>BIOLOGIA</text:p>
          </table:table-cell>
          <table:table-cell office:value-type="string" table:style-name="ce1">
            <text:p>LICENÇA MÉDICA</text:p>
          </table:table-cell>
          <table:table-cell office:value-type="date" office:date-value="2019-05-12T00:00:00" table:style-name="ce5">
            <text:p>12/05/2019</text:p>
          </table:table-cell>
          <table:table-cell office:value-type="date" office:date-value="2019-08-04T00:00:00" table:style-name="ce5">
            <text:p>04/08/20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RIA RENY GOMES DOS SANTOS</text:p>
          </table:table-cell>
          <table:table-cell office:value-type="float" office:value="3781247" table:style-name="ce9">
            <text:p>3781247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RILIA NIEDJA SANTOS DA COSTA ANDRADE</text:p>
          </table:table-cell>
          <table:table-cell office:value-type="float" office:value="2085181" table:style-name="ce9">
            <text:p>2085181</text:p>
          </table:table-cell>
          <table:table-cell table:style-name="ce17"/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AURICIO DOS SANTOS CORREIA</text:p>
          </table:table-cell>
          <table:table-cell office:value-type="float" office:value="1080959" table:style-name="ce9">
            <text:p>1080959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EIJORES DE OMENA TENORIO</text:p>
          </table:table-cell>
          <table:table-cell office:value-type="float" office:value="3141769" table:style-name="ce9">
            <text:p>3141769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ERYLANE PORTO DA SILVA</text:p>
          </table:table-cell>
          <table:table-cell office:value-type="float" office:value="1809213" table:style-name="ce9">
            <text:p>1809213</text:p>
          </table:table-cell>
          <table:table-cell office:value-type="string" table:style-name="ce1">
            <text:p>BIOLOG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ICHEL PONDEUS DE CARVALHO</text:p>
          </table:table-cell>
          <table:table-cell office:value-type="float" office:value="1206088" table:style-name="ce9">
            <text:p>1206088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IKAEL DE LIMA FREITAS</text:p>
          </table:table-cell>
          <table:table-cell office:value-type="float" office:value="2049946" table:style-name="ce9">
            <text:p>2049946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MIQUELINA RODRIGUES DOS S. CASTRO</text:p>
          </table:table-cell>
          <table:table-cell office:value-type="float" office:value="1523779" table:style-name="ce9">
            <text:p>1523779</text:p>
          </table:table-cell>
          <table:table-cell office:value-type="string" table:style-name="ce1">
            <text:p>DESIGN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IRIAN TENORIO MARANHAO LEAO</text:p>
          </table:table-cell>
          <table:table-cell office:value-type="float" office:value="1779113" table:style-name="ce9">
            <text:p>1779113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MONICA XIMENES CARNEIRO DA CUNHA</text:p>
          </table:table-cell>
          <table:table-cell office:value-type="float" office:value="1186961" table:style-name="ce14">
            <text:p>1186961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NAELSON TOLEDO MENDONCA</text:p>
          </table:table-cell>
          <table:table-cell office:value-type="float" office:value="267354" table:style-name="ce14">
            <text:p>267354</text:p>
          </table:table-cell>
          <table:table-cell office:value-type="string" table:style-name="ce1">
            <text:p>ELETROTEC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NATALIA SANTOS <text:s/>FREITAS</text:p>
          </table:table-cell>
          <table:table-cell office:value-type="float" office:value="2720016" table:style-name="ce9">
            <text:p>2720016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NEIDE GUIMARAES BORGES</text:p>
          </table:table-cell>
          <table:table-cell office:value-type="float" office:value="1222214" table:style-name="ce14">
            <text:p>1222214</text:p>
          </table:table-cell>
          <table:table-cell table:style-name="ce17"/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NEWTON CESAR DE LIMA MENDES</text:p>
          </table:table-cell>
          <table:table-cell office:value-type="float" office:value="267416" table:style-name="ce9">
            <text:p>267416</text:p>
          </table:table-cell>
          <table:table-cell office:value-type="string" table:style-name="ce1">
            <text:p>ESPORT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NILSON SALVADOR DOS SANTOS</text:p>
          </table:table-cell>
          <table:table-cell office:value-type="float" office:value="267383" table:style-name="ce9">
            <text:p>267383</text:p>
          </table:table-cell>
          <table:table-cell office:value-type="string" table:style-name="ce1">
            <text:p>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PATRICIA SOARES LINS</text:p>
          </table:table-cell>
          <table:table-cell office:value-type="float" office:value="1220990" table:style-name="ce12">
            <text:p>1220990</text:p>
          </table:table-cell>
          <table:table-cell office:value-type="string" table:style-name="ce1">
            <text:p>DESIGN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PAULO DOS SANTOS SILVA</text:p>
          </table:table-cell>
          <table:table-cell office:value-type="float" office:value="267203" table:style-name="ce9">
            <text:p>267203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PAULO JORGE DE OLIVEIRA</text:p>
          </table:table-cell>
          <table:table-cell office:value-type="float" office:value="267535" table:style-name="ce9">
            <text:p>267535</text:p>
          </table:table-cell>
          <table:table-cell office:value-type="string" table:style-name="ce1">
            <text:p>ESTRAD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PETRUCIO LEOPOLDINO DE ASSIS JUNIOR</text:p>
          </table:table-cell>
          <table:table-cell office:value-type="float" office:value="1953317" table:style-name="ce9">
            <text:p>1953317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3">
            <text:p>POLIANA PIMENTEL SILVA</text:p>
          </table:table-cell>
          <table:table-cell table:style-name="ce8"/>
          <table:table-cell office:value-type="string" table:style-name="ce8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AYNA VALERIA MACIEL DE OLIVEIRA</text:p>
          </table:table-cell>
          <table:table-cell office:value-type="float" office:value="2358150" table:style-name="ce9">
            <text:p>2358150</text:p>
          </table:table-cell>
          <table:table-cell office:value-type="string" table:style-name="ce1">
            <text:p>ESTRAD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EGINA MARIA DE OLIVEIRA BRASILEIRO</text:p>
          </table:table-cell>
          <table:table-cell office:value-type="float" office:value="1536968" table:style-name="ce9">
            <text:p>1536968</text:p>
          </table:table-cell>
          <table:table-cell office:value-type="string" table:style-name="ce1">
            <text:p>EIXO PEDAGOGICO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ENATO CARVALHO MENEZES</text:p>
          </table:table-cell>
          <table:table-cell office:value-type="float" office:value="1200325" table:style-name="ce9">
            <text:p>1200325</text:p>
          </table:table-cell>
          <table:table-cell office:value-type="string" table:style-name="ce7">
            <text:p>SEGURANCA DO TRABALHO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ENATO LOBO</text:p>
          </table:table-cell>
          <table:table-cell table:style-name="ce9"/>
          <table:table-cell office:value-type="string" table:style-name="ce21">
            <text:p>TURISMO/HOTELAR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ICARDO ALEX DE LIMA BARBOSA</text:p>
          </table:table-cell>
          <table:table-cell office:value-type="float" office:value="267530" table:style-name="ce9">
            <text:p>267530</text:p>
          </table:table-cell>
          <table:table-cell office:value-type="string" table:style-name="ce1">
            <text:p>ELETRO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8">
            <text:p>RICARDO DE ALBUQUERQUE AGUIAR</text:p>
          </table:table-cell>
          <table:table-cell office:value-type="float" office:value="267118" table:style-name="ce22">
            <text:p>267118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ICARDO JORGE DE SOUSA CAVALCANTI</text:p>
          </table:table-cell>
          <table:table-cell office:value-type="float" office:value="1813783" table:style-name="ce9">
            <text:p>1813783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ICARDO RUBENS GOMES NUNES FILHO</text:p>
          </table:table-cell>
          <table:table-cell office:value-type="float" office:value="1686496" table:style-name="ce9">
            <text:p>1686496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ITA DE CASSIA COSTA</text:p>
          </table:table-cell>
          <table:table-cell office:value-type="float" office:value="1210310" table:style-name="ce9">
            <text:p>1210310</text:p>
          </table:table-cell>
          <table:table-cell office:value-type="string" table:style-name="ce1">
            <text:p>ELETROTEC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OBERTO CARLOS COIMBRA PEIXOTO</text:p>
          </table:table-cell>
          <table:table-cell office:value-type="float" office:value="1094720" table:style-name="ce12">
            <text:p>1094720</text:p>
          </table:table-cell>
          <table:table-cell office:value-type="string" table:style-name="ce1">
            <text:p>DESIGN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OBERTO DE ARAUJO ALECIO</text:p>
          </table:table-cell>
          <table:table-cell office:value-type="float" office:value="267511" table:style-name="ce9">
            <text:p>267511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ODRIGO MERO SARMENTO DA SILVA</text:p>
          </table:table-cell>
          <table:table-cell office:value-type="float" office:value="1608323" table:style-name="ce9">
            <text:p>1608323</text:p>
          </table:table-cell>
          <table:table-cell office:value-type="string" table:style-name="ce1">
            <text:p>EDIFICACOES</text:p>
          </table:table-cell>
          <table:table-cell office:value-type="string" table:style-name="ce4">
            <text:p>AFASTADO</text:p>
          </table:table-cell>
          <table:table-cell office:value-type="date" office:date-value="2019-04-26T00:00:00" table:style-name="ce5">
            <text:p>26/04/2019</text:p>
          </table:table-cell>
          <table:table-cell office:value-type="date" office:date-value="2023-04-26T00:00:00" table:style-name="ce5">
            <text:p>26/04/202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GERIO DE ALENCAR GOUVEIA</text:p>
          </table:table-cell>
          <table:table-cell office:value-type="float" office:value="1913683" table:style-name="ce14">
            <text:p>1913683</text:p>
          </table:table-cell>
          <table:table-cell office:value-type="string" table:style-name="ce1">
            <text:p>TURISMO/HOTELAR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OGERIO FERNANDES DE SOUZA</text:p>
          </table:table-cell>
          <table:table-cell office:value-type="float" office:value="1096606" table:style-name="ce9">
            <text:p>1096606</text:p>
          </table:table-cell>
          <table:table-cell office:value-type="string" table:style-name="ce1">
            <text:p>ELETRO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OMILDO JOSE DE SOUZA</text:p>
          </table:table-cell>
          <table:table-cell office:value-type="float" office:value="267519" table:style-name="ce9">
            <text:p>267519</text:p>
          </table:table-cell>
          <table:table-cell office:value-type="string" table:style-name="ce1">
            <text:p>ESTRAD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OMULO AFONSO LUNA VIANNA DE OMENA</text:p>
          </table:table-cell>
          <table:table-cell office:value-type="float" office:value="2171529" table:style-name="ce9">
            <text:p>2171529</text:p>
          </table:table-cell>
          <table:table-cell office:value-type="string" table:style-name="ce1">
            <text:p>ELETROTEC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OMILSON GOMES DOS SANTOS</text:p>
          </table:table-cell>
          <table:table-cell office:value-type="float" office:value="3128626" table:style-name="ce9">
            <text:p>3128626</text:p>
          </table:table-cell>
          <table:table-cell office:value-type="string" table:style-name="ce1">
            <text:p>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OMULO PIRES COELHO FERREIRA</text:p>
          </table:table-cell>
          <table:table-cell office:value-type="float" office:value="1107575" table:style-name="ce9">
            <text:p>1107575</text:p>
          </table:table-cell>
          <table:table-cell office:value-type="string" table:style-name="ce1">
            <text:p>ELETRO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OOSEVELT PONTES SILVA</text:p>
          </table:table-cell>
          <table:table-cell office:value-type="float" office:value="267521" table:style-name="ce9">
            <text:p>267521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OSANIA DE ALMEIDA LIMA</text:p>
          </table:table-cell>
          <table:table-cell office:value-type="float" office:value="1421785" table:style-name="ce9">
            <text:p>1421785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OSEANE SANTOS DA SILVA</text:p>
          </table:table-cell>
          <table:table-cell office:value-type="float" office:value="1243669" table:style-name="ce9">
            <text:p>1243669</text:p>
          </table:table-cell>
          <table:table-cell office:value-type="string" table:style-name="ce1">
            <text:p>DESIGN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OSILANIA MACEDO DA SILVA</text:p>
          </table:table-cell>
          <table:table-cell table:style-name="ce9"/>
          <table:table-cell table:style-name="ce17"/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OSIVALDO PEREIRA DA SILVA</text:p>
          </table:table-cell>
          <table:table-cell office:value-type="float" office:value="1533652" table:style-name="ce9">
            <text:p>1533652</text:p>
          </table:table-cell>
          <table:table-cell office:value-type="string" table:style-name="ce1">
            <text:p>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ROSSANA VIANA GAIA</text:p>
          </table:table-cell>
          <table:table-cell office:value-type="float" office:value="1243600" table:style-name="ce12">
            <text:p>1243600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SANDRO ALBERTO PEDROSA B. BELTRAO</text:p>
          </table:table-cell>
          <table:table-cell office:value-type="float" office:value="1187660" table:style-name="ce9">
            <text:p>1187660</text:p>
          </table:table-cell>
          <table:table-cell office:value-type="string" table:style-name="ce1">
            <text:p>MECÂ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SARAH MEDEIROS SOUTO GOMES</text:p>
          </table:table-cell>
          <table:table-cell office:value-type="float" office:value="2331051" table:style-name="ce9">
            <text:p>2331051</text:p>
          </table:table-cell>
          <table:table-cell office:value-type="string" table:style-name="ce7">
            <text:p>SEGURANCA DO TRABALHO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SDENISON DE ARAUJO CALDAS</text:p>
          </table:table-cell>
          <table:table-cell office:value-type="float" office:value="1009037" table:style-name="ce9">
            <text:p>1009037</text:p>
          </table:table-cell>
          <table:table-cell office:value-type="string" table:style-name="ce1">
            <text:p>EDIFICACO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SIBELLE CASTRO</text:p>
          </table:table-cell>
          <table:table-cell table:style-name="ce9"/>
          <table:table-cell table:style-name="ce17"/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SERGIO DE ALMEIDA FRANCO</text:p>
          </table:table-cell>
          <table:table-cell office:value-type="float" office:value="267372" table:style-name="ce9">
            <text:p>267372</text:p>
          </table:table-cell>
          <table:table-cell office:value-type="string" table:style-name="ce1">
            <text:p>ELETRO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SERGIO TEIXEIRA COSTA</text:p>
          </table:table-cell>
          <table:table-cell office:value-type="float" office:value="267355" table:style-name="ce9">
            <text:p>267355</text:p>
          </table:table-cell>
          <table:table-cell table:style-name="ce17"/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SHEYLA FERREIRA LIMA COELHO</text:p>
          </table:table-cell>
          <table:table-cell office:value-type="float" office:value="1811626" table:style-name="ce9">
            <text:p>1811626</text:p>
          </table:table-cell>
          <table:table-cell office:value-type="string" table:style-name="ce1">
            <text:p>BIOLOG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SILIER MORAIS DE SOUZA</text:p>
          </table:table-cell>
          <table:table-cell office:value-type="float" office:value="1186912" table:style-name="ce9">
            <text:p>1186912</text:p>
          </table:table-cell>
          <table:table-cell office:value-type="string" table:style-name="ce1">
            <text:p>TURISMO/HOTELAR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SILVIO LEONARDO N. DE OLIVEIRA</text:p>
          </table:table-cell>
          <table:table-cell office:value-type="float" office:value="267373" table:style-name="ce9">
            <text:p>267373</text:p>
          </table:table-cell>
          <table:table-cell office:value-type="string" table:style-name="ce1">
            <text:p>ESPORT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SIQUELES ROSEANE DE CARVALHO CAMPELO</text:p>
          </table:table-cell>
          <table:table-cell office:value-type="float" office:value="1396553" table:style-name="ce9">
            <text:p>1396553</text:p>
          </table:table-cell>
          <table:table-cell office:value-type="string" table:style-name="ce1">
            <text:p>EIXO PEDAGOGICO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SOLANGE ENOI MELO DE RESENDE</text:p>
          </table:table-cell>
          <table:table-cell office:value-type="float" office:value="1882384" table:style-name="ce9">
            <text:p>1882384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SORAYA FERNANDES DA SILVA</text:p>
          </table:table-cell>
          <table:table-cell office:value-type="float" office:value="1455025" table:style-name="ce12">
            <text:p>1455025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TACIANA SANTIAGO DE MELO</text:p>
          </table:table-cell>
          <table:table-cell office:value-type="float" office:value="2160674" table:style-name="ce12">
            <text:p>2160674</text:p>
          </table:table-cell>
          <table:table-cell office:value-type="string" table:style-name="ce1">
            <text:p>DESIGN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3">
            <text:p>TAINARA RAMOS DA R. LINS BRITO RODRIGUES</text:p>
          </table:table-cell>
          <table:table-cell table:style-name="ce8"/>
          <table:table-cell office:value-type="string" table:style-name="ce8">
            <text:p>ESTRAD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TAISE MONIQUE DE O. CARVALHO</text:p>
          </table:table-cell>
          <table:table-cell office:value-type="float" office:value="2185041" table:style-name="ce12">
            <text:p>2185041</text:p>
          </table:table-cell>
          <table:table-cell office:value-type="string" table:style-name="ce1">
            <text:p>ESTRAD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TAMINEZ DE AZEVEDO FARIAS</text:p>
          </table:table-cell>
          <table:table-cell office:value-type="float" office:value="4821508" table:style-name="ce12">
            <text:p>4821508</text:p>
          </table:table-cell>
          <table:table-cell office:value-type="string" table:style-name="ce1">
            <text:p>ESPORT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TARCIO BEZERRA RODRIGUES</text:p>
          </table:table-cell>
          <table:table-cell office:value-type="float" office:value="1186930" table:style-name="ce9">
            <text:p>1186930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THAIS FREITAS DE RESENDE</text:p>
          </table:table-cell>
          <table:table-cell office:value-type="float" office:value="3011762" table:style-name="ce9">
            <text:p>3011762</text:p>
          </table:table-cell>
          <table:table-cell table:style-name="ce17"/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THARCILA MARIA SOARES LEAO</text:p>
          </table:table-cell>
          <table:table-cell office:value-type="float" office:value="1783740" table:style-name="ce9">
            <text:p>1783740</text:p>
          </table:table-cell>
          <table:table-cell office:value-type="string" table:style-name="ce1">
            <text:p>DESIGN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UELMO SIMOES DE OLIVEIRA</text:p>
          </table:table-cell>
          <table:table-cell office:value-type="float" office:value="1047731" table:style-name="ce12">
            <text:p>1047731</text:p>
          </table:table-cell>
          <table:table-cell office:value-type="string" table:style-name="ce1">
            <text:p>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UZIEL RIBEIRO LIMEIRA</text:p>
          </table:table-cell>
          <table:table-cell office:value-type="float" office:value="6267381" table:style-name="ce9">
            <text:p>6267381</text:p>
          </table:table-cell>
          <table:table-cell office:value-type="string" table:style-name="ce1">
            <text:p>EDIFICACO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VALDIR SOARES COSTA</text:p>
          </table:table-cell>
          <table:table-cell office:value-type="float" office:value="179995" table:style-name="ce12">
            <text:p>179995</text:p>
          </table:table-cell>
          <table:table-cell office:value-type="string" table:style-name="ce7">
            <text:p>LICENCIATURA EM 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VALERIA ALVES MONTES</text:p>
          </table:table-cell>
          <table:table-cell office:value-type="float" office:value="1227195" table:style-name="ce9">
            <text:p>1227195</text:p>
          </table:table-cell>
          <table:table-cell office:value-type="string" table:style-name="ce1">
            <text:p>TURISMO/HOTELAR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VALERIA GOIA VASCO TEIXEIRA</text:p>
          </table:table-cell>
          <table:table-cell office:value-type="float" office:value="1227195" table:style-name="ce12">
            <text:p>1227195</text:p>
          </table:table-cell>
          <table:table-cell office:value-type="string" table:style-name="ce1">
            <text:p>TURISMO/HOTELARI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VALERIA RODRIGUES TELES</text:p>
          </table:table-cell>
          <table:table-cell office:value-type="float" office:value="2226849" table:style-name="ce12">
            <text:p>2226849</text:p>
          </table:table-cell>
          <table:table-cell office:value-type="string" table:style-name="ce1">
            <text:p>DESIGN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VALMIR JOSE MORETI</text:p>
          </table:table-cell>
          <table:table-cell office:value-type="float" office:value="267388" table:style-name="ce9">
            <text:p>267388</text:p>
          </table:table-cell>
          <table:table-cell office:value-type="string" table:style-name="ce1">
            <text:p>ELETRON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VALMIR PIMENTEL AMARAL</text:p>
          </table:table-cell>
          <table:table-cell office:value-type="float" office:value="1168583" table:style-name="ce12">
            <text:p>1168583</text:p>
          </table:table-cell>
          <table:table-cell office:value-type="string" table:style-name="ce1">
            <text:p>LINGUAGENS E CODIGO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VANESSA LUCIA DA SILVA</text:p>
          </table:table-cell>
          <table:table-cell office:value-type="float" office:value="1699890" table:style-name="ce9">
            <text:p>1699890</text:p>
          </table:table-cell>
          <table:table-cell office:value-type="string" table:style-name="ce1">
            <text:p>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VANIA NASCIMENTO TENORIO SILVA</text:p>
          </table:table-cell>
          <table:table-cell office:value-type="float" office:value="1670546" table:style-name="ce9">
            <text:p>1670546</text:p>
          </table:table-cell>
          <table:table-cell office:value-type="string" table:style-name="ce1">
            <text:p>QUIM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VINICIUS DANTAS</text:p>
          </table:table-cell>
          <table:table-cell office:value-type="float" office:value="1708952" table:style-name="ce9">
            <text:p>1708952</text:p>
          </table:table-cell>
          <table:table-cell office:value-type="string" table:style-name="ce1">
            <text:p>EDIFICACO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VICTOR SOUSA SGARBI</text:p>
          </table:table-cell>
          <table:table-cell table:style-name="ce9"/>
          <table:table-cell table:style-name="ce17"/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VIVIA DAYANA GOMES DOS SANTOS</text:p>
          </table:table-cell>
          <table:table-cell office:value-type="float" office:value="1783861" table:style-name="ce9">
            <text:p>1783861</text:p>
          </table:table-cell>
          <table:table-cell office:value-type="string" table:style-name="ce7">
            <text:p>LICENCIATURA EM MATE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WALESKA BARBOSA ZANOTTO</text:p>
          </table:table-cell>
          <table:table-cell office:value-type="float" office:value="30214119" table:style-name="ce9">
            <text:p>30214119</text:p>
          </table:table-cell>
          <table:table-cell table:style-name="ce17"/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WALTER PEREIRA VIANNA JUNIOR</text:p>
          </table:table-cell>
          <table:table-cell office:value-type="float" office:value="1187417" table:style-name="ce12">
            <text:p>1187417</text:p>
          </table:table-cell>
          <table:table-cell office:value-type="string" table:style-name="ce1">
            <text:p>EDIFICACOE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1">
            <text:p>WANDERLAN SANTOS PORTO</text:p>
          </table:table-cell>
          <table:table-cell office:value-type="float" office:value="1348498" table:style-name="ce9">
            <text:p>1348498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WILNEY DE JESUS RODRIGUES SANTOS</text:p>
          </table:table-cell>
          <table:table-cell office:value-type="float" office:value="2056758" table:style-name="ce12">
            <text:p>2056758</text:p>
          </table:table-cell>
          <table:table-cell office:value-type="string" table:style-name="ce1">
            <text:p>QUIMICA</text:p>
          </table:table-cell>
          <table:table-cell office:value-type="string" table:style-name="ce4">
            <text:p>LICENÇA INT. PARTICULAR</text:p>
          </table:table-cell>
          <table:table-cell office:value-type="date" office:date-value="2017-09-01T00:00:00" table:style-name="ce5">
            <text:p>01/09/2017</text:p>
          </table:table-cell>
          <table:table-cell office:value-type="date" office:date-value="2020-08-31T00:00:00" table:style-name="ce5">
            <text:p>31/08/202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WLADIA BESSA DA CRUZ</text:p>
          </table:table-cell>
          <table:table-cell office:value-type="float" office:value="1513864" table:style-name="ce9">
            <text:p>1513864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YANA KELLEN DIOCLECIO MENDES</text:p>
          </table:table-cell>
          <table:table-cell office:value-type="float" office:value="3112957" table:style-name="ce9">
            <text:p>3112957</text:p>
          </table:table-cell>
          <table:table-cell office:value-type="string" table:style-name="ce1">
            <text:p>INFORMATICA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YRAPUAN FONSENCA <text:s/>DE LIMA</text:p>
          </table:table-cell>
          <table:table-cell office:value-type="float" office:value="3318557" table:style-name="ce9">
            <text:p>3318557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office:value-type="string" table:style-name="ce1">
            <text:p>YVES MAIA DE ALBUQUERQUE</text:p>
          </table:table-cell>
          <table:table-cell office:value-type="float" office:value="1223052" table:style-name="ce12">
            <text:p>1223052</text:p>
          </table:table-cell>
          <table:table-cell office:value-type="string" table:style-name="ce1">
            <text:p>CIENCIAS HUMANAS</text:p>
          </table:table-cell>
          <table:table-cell table:style-name="ce8"/>
          <table:table-cell table:number-columns-repeated="2" table:style-name="ce6"/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23"/>
          <table:table-cell table:number-columns-repeated="16381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number-rows-repeated="6" table:style-name="ro2">
          <table:table-cell table:number-columns-repeated="16384"/>
        </table:table-row>
        <table:table-row table:number-rows-repeated="12" table:style-name="ro3">
          <table:table-cell table:number-columns-repeated="16384"/>
        </table:table-row>
        <table:table-row table:number-rows-repeated="1048206" table:style-name="ro1">
          <table:table-cell table:number-columns-repeated="16384"/>
        </table:table-row>
      </table:table>
      <table:table table:name="Tercerrizado" table:style-name="ta1">
        <table:table-column table:style-name="co6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9" table:number-columns-repeated="6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style-name="ce1"/>
          <table:table-cell office:value-type="string" table:number-columns-spanned="11" table:number-rows-spanned="3" table:style-name="ce28">
            <text:p><text:span text:style-name="T1">DIGITAÇÃO MAPA DE FALTAS</text:span><text:span text:style-name="T1"/></text:p>
            <text:p><text:span text:style-name="T1">POR DIA E TURNO</text:span></text:p>
          </table:table-cell>
          <table:covered-table-cell/>
          <table:covered-table-cell/>
          <table:covered-table-cell table:number-columns-repeated="8"/>
          <table:table-cell table:number-columns-repeated="16372" table:style-name="ce1"/>
        </table:table-row>
        <table:table-row table:number-rows-repeated="2" table:style-name="ro1">
          <table:table-cell table:style-name="ce1"/>
          <table:covered-table-cell/>
          <table:covered-table-cell/>
          <table:covered-table-cell/>
          <table:covered-table-cell table:number-columns-repeated="8"/>
          <table:table-cell table:number-columns-repeated="16372" table:style-name="ce1"/>
        </table:table-row>
        <table:table-row table:style-name="ro1">
          <table:table-cell office:value-type="string" table:style-name="ce1">
            <text:p>Coluna0</text:p>
          </table:table-cell>
          <table:table-cell office:value-type="string" table:style-name="ce1">
            <text:p>Colunas1</text:p>
          </table:table-cell>
          <table:table-cell office:value-type="string" table:style-name="ce1">
            <text:p>Colunas2</text:p>
          </table:table-cell>
          <table:table-cell office:value-type="string" table:content-validation-name="val3" table:style-name="ce1">
            <text:p>Colunas3</text:p>
          </table:table-cell>
          <table:table-cell office:value-type="string" table:style-name="ce1">
            <text:p>Colunas4</text:p>
          </table:table-cell>
          <table:table-cell office:value-type="string" table:style-name="ce1">
            <text:p>Colunas5</text:p>
          </table:table-cell>
          <table:table-cell office:value-type="string" table:style-name="ce1">
            <text:p>Colunas6</text:p>
          </table:table-cell>
          <table:table-cell office:value-type="string" table:style-name="ce1">
            <text:p>Colunas7</text:p>
          </table:table-cell>
          <table:table-cell office:value-type="string" table:style-name="ce1">
            <text:p>Colunas8</text:p>
          </table:table-cell>
          <table:table-cell office:value-type="string" table:style-name="ce1">
            <text:p>Colunas9</text:p>
          </table:table-cell>
          <table:table-cell office:value-type="string" table:style-name="ce1">
            <text:p>Colunas10</text:p>
          </table:table-cell>
          <table:table-cell office:value-type="string" table:style-name="ce1">
            <text:p>Colunas11</text:p>
          </table:table-cell>
          <table:table-cell office:value-type="string" table:style-name="ce1">
            <text:p>Colunas12</text:p>
          </table:table-cell>
          <table:table-cell table:number-columns-repeated="16371"/>
        </table:table-row>
        <table:table-row table:style-name="ro4">
          <table:table-cell office:value-type="string" table:style-name="ce29">
            <text:p>ID_TURNO</text:p>
          </table:table-cell>
          <table:table-cell office:value-type="string" table:style-name="ce30">
            <text:p>TURNO</text:p>
          </table:table-cell>
          <table:table-cell office:value-type="string" table:style-name="ce30">
            <text:p>DATA</text:p>
          </table:table-cell>
          <table:table-cell office:value-type="string" table:content-validation-name="val3" table:style-name="ce31">
            <text:p>ID_PROFESSOR</text:p>
          </table:table-cell>
          <table:table-cell office:value-type="string" table:style-name="ce31">
            <text:p>PROFESSOR</text:p>
          </table:table-cell>
          <table:table-cell office:value-type="string" table:style-name="ce31">
            <text:p>1ª</text:p>
          </table:table-cell>
          <table:table-cell office:value-type="string" table:style-name="ce32">
            <text:p>2ª</text:p>
          </table:table-cell>
          <table:table-cell office:value-type="string" table:style-name="ce32">
            <text:p>3ª</text:p>
          </table:table-cell>
          <table:table-cell office:value-type="string" table:style-name="ce32">
            <text:p>4ª</text:p>
          </table:table-cell>
          <table:table-cell office:value-type="string" table:style-name="ce32">
            <text:p>5ª</text:p>
          </table:table-cell>
          <table:table-cell office:value-type="string" table:style-name="ce32">
            <text:p>6ª</text:p>
          </table:table-cell>
          <table:table-cell office:value-type="string" table:style-name="ce33">
            <text:p>OBSERVACAO</text:p>
          </table:table-cell>
          <table:table-cell office:value-type="string" table:style-name="ce33">
            <text:p>STATUS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6=&quot;MATUTINO&quot;,1,IF(B6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305" table:formula="msoxl:=VLOOKUP(E6,Cad_Professor!$A$5:$C$342,3,TRUE)" table:content-validation-name="val3" table:style-name="ce37">
            <text:p>305</text:p>
          </table:table-cell>
          <table:table-cell office:value-type="string" table:style-name="ce26">
            <text:p>SERGIO TEIXEIRA COSTA</text:p>
          </table:table-cell>
          <table:table-cell table:number-columns-repeated="3" table:style-name="ce1"/>
          <table:table-cell office:value-type="string" table:style-name="ce1">
            <text:p>412-A</text:p>
          </table:table-cell>
          <table:table-cell office:value-type="string" table:style-name="ce1">
            <text:p>412-A</text:p>
          </table:table-cell>
          <table:table-cell table:number-columns-repeated="2" table:style-name="ce1"/>
          <table:table-cell office:value-type="float" office:value="2" table:formula="msoxl:=COUNTA(F6:K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7=&quot;MATUTINO&quot;,1,IF(B7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191" table:formula="msoxl:=VLOOKUP(E7,Cad_Professor!$A$5:$C$342,3,TRUE)" table:content-validation-name="val3" table:style-name="ce37">
            <text:p>191</text:p>
          </table:table-cell>
          <table:table-cell office:value-type="string" table:style-name="ce26">
            <text:p>JOAQUIM ALEXANDRE MOREIRA AZEVEDO</text:p>
          </table:table-cell>
          <table:table-cell table:number-columns-repeated="2" table:style-name="ce1"/>
          <table:table-cell office:value-type="string" table:style-name="ce1">
            <text:p>711-A</text:p>
          </table:table-cell>
          <table:table-cell office:value-type="string" table:style-name="ce1">
            <text:p>711-A</text:p>
          </table:table-cell>
          <table:table-cell office:value-type="string" table:style-name="ce1">
            <text:p>511-B</text:p>
          </table:table-cell>
          <table:table-cell office:value-type="string" table:style-name="ce1">
            <text:p>511-B</text:p>
          </table:table-cell>
          <table:table-cell table:style-name="ce1"/>
          <table:table-cell office:value-type="float" office:value="4" table:formula="msoxl:=COUNTA(F7:K7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8=&quot;MATUTINO&quot;,1,IF(B8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315" table:formula="msoxl:=VLOOKUP(E8,Cad_Professor!$A$5:$C$342,3,TRUE)" table:content-validation-name="val3" table:style-name="ce37">
            <text:p>315</text:p>
          </table:table-cell>
          <table:table-cell office:value-type="string" table:style-name="ce26">
            <text:p>TAMINEZ DE AZEVEDO FARIAS</text:p>
          </table:table-cell>
          <table:table-cell table:number-columns-repeated="5" table:style-name="ce1"/>
          <table:table-cell office:value-type="string" table:style-name="ce1">
            <text:p>311-A</text:p>
          </table:table-cell>
          <table:table-cell table:style-name="ce1"/>
          <table:table-cell office:value-type="float" office:value="1" table:formula="msoxl:=COUNTA(F8:K8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9=&quot;MATUTINO&quot;,1,IF(B9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20" table:formula="msoxl:=VLOOKUP(E9,Cad_Professor!$A$5:$C$342,3,TRUE)" table:content-validation-name="val3" table:style-name="ce37">
            <text:p>20</text:p>
          </table:table-cell>
          <table:table-cell office:value-type="string" table:style-name="ce26">
            <text:p>ALICE MARIA MARINHO RODRIGUES LIMA</text:p>
          </table:table-cell>
          <table:table-cell table:number-columns-repeated="3" table:style-name="ce1"/>
          <table:table-cell office:value-type="string" table:style-name="ce1">
            <text:p>314-A</text:p>
          </table:table-cell>
          <table:table-cell table:number-columns-repeated="3" table:style-name="ce1"/>
          <table:table-cell office:value-type="float" office:value="1" table:formula="msoxl:=COUNTA(F9:K9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10=&quot;MATUTINO&quot;,1,IF(B10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23" table:formula="msoxl:=VLOOKUP(E10,Cad_Professor!$A$5:$C$342,3,TRUE)" table:content-validation-name="val3" table:style-name="ce37">
            <text:p>23</text:p>
          </table:table-cell>
          <table:table-cell office:value-type="string" table:style-name="ce26">
            <text:p>ALVARO JOSE DE OLIVEIRA</text:p>
          </table:table-cell>
          <table:table-cell table:number-columns-repeated="3" table:style-name="ce1"/>
          <table:table-cell office:value-type="string" table:style-name="ce1">
            <text:p>912-B</text:p>
          </table:table-cell>
          <table:table-cell table:number-columns-repeated="3" table:style-name="ce1"/>
          <table:table-cell office:value-type="float" office:value="1" table:formula="msoxl:=COUNTA(F10:K10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11=&quot;MATUTINO&quot;,1,IF(B11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3T00:00:00" table:content-validation-name="val1" table:style-name="ce25">
            <text:p>03/09/2019</text:p>
          </table:table-cell>
          <table:table-cell office:value-type="float" office:value="338" table:formula="msoxl:=VLOOKUP(E11,Cad_Professor!$A$5:$C$342,3,TRUE)" table:content-validation-name="val3" table:style-name="ce37">
            <text:p>338</text:p>
          </table:table-cell>
          <table:table-cell office:value-type="string" table:style-name="ce26">
            <text:p>YVES MAIA DE ALBUQUERQUE</text:p>
          </table:table-cell>
          <table:table-cell office:value-type="string" table:style-name="ce1">
            <text:p>512-B</text:p>
          </table:table-cell>
          <table:table-cell office:value-type="string" table:style-name="ce1">
            <text:p>512-B</text:p>
          </table:table-cell>
          <table:table-cell table:number-columns-repeated="5" table:style-name="ce1"/>
          <table:table-cell office:value-type="float" office:value="2" table:formula="msoxl:=COUNTA(F11:K1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12=&quot;MATUTINO&quot;,1,IF(B12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3T00:00:00" table:content-validation-name="val1" table:style-name="ce25">
            <text:p>03/09/2019</text:p>
          </table:table-cell>
          <table:table-cell office:value-type="float" office:value="20" table:formula="msoxl:=VLOOKUP(E12,Cad_Professor!$A$5:$C$342,3,TRUE)" table:content-validation-name="val3" table:style-name="ce37">
            <text:p>20</text:p>
          </table:table-cell>
          <table:table-cell office:value-type="string" table:style-name="ce26">
            <text:p>ALICE MARIA MARINHO RODRIGUES LIMA</text:p>
          </table:table-cell>
          <table:table-cell table:style-name="ce1"/>
          <table:table-cell office:value-type="string" table:style-name="ce1">
            <text:p>711-A</text:p>
          </table:table-cell>
          <table:table-cell table:style-name="ce1"/>
          <table:table-cell office:value-type="string" table:style-name="ce1">
            <text:p>214-A</text:p>
          </table:table-cell>
          <table:table-cell office:value-type="string" table:style-name="ce1">
            <text:p>611-A</text:p>
          </table:table-cell>
          <table:table-cell table:number-columns-repeated="2" table:style-name="ce1"/>
          <table:table-cell office:value-type="float" office:value="3" table:formula="msoxl:=COUNTA(F12:K12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13=&quot;MATUTINO&quot;,1,IF(B13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3T00:00:00" table:content-validation-name="val1" table:style-name="ce25">
            <text:p>03/09/2019</text:p>
          </table:table-cell>
          <table:table-cell office:value-type="float" office:value="333" table:formula="msoxl:=VLOOKUP(E13,Cad_Professor!$A$5:$C$342,3,TRUE)" table:content-validation-name="val3" table:style-name="ce37">
            <text:p>333</text:p>
          </table:table-cell>
          <table:table-cell office:value-type="string" table:style-name="ce26">
            <text:p>WANDERLAN SANTOS PORTO</text:p>
          </table:table-cell>
          <table:table-cell table:number-columns-repeated="2" table:style-name="ce1"/>
          <table:table-cell office:value-type="string" table:style-name="ce1">
            <text:p>214-A</text:p>
          </table:table-cell>
          <table:table-cell office:value-type="string" table:style-name="ce1">
            <text:p>713-A</text:p>
          </table:table-cell>
          <table:table-cell table:number-columns-repeated="3" table:style-name="ce1"/>
          <table:table-cell office:value-type="float" office:value="2" table:formula="msoxl:=COUNTA(F13:K1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14=&quot;MATUTINO&quot;,1,IF(B14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305" table:formula="msoxl:=VLOOKUP(E14,Cad_Professor!$A$5:$C$342,3,TRUE)" table:content-validation-name="val3" table:style-name="ce37">
            <text:p>305</text:p>
          </table:table-cell>
          <table:table-cell office:value-type="string" table:style-name="ce26">
            <text:p>SERGIO TEIXEIRA COSTA</text:p>
          </table:table-cell>
          <table:table-cell table:number-columns-repeated="3" table:style-name="ce1"/>
          <table:table-cell office:value-type="string" table:style-name="ce1">
            <text:p>412-A</text:p>
          </table:table-cell>
          <table:table-cell table:number-columns-repeated="3" table:style-name="ce1"/>
          <table:table-cell office:value-type="float" office:value="1" table:formula="msoxl:=COUNTA(F14:K14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15=&quot;MATUTINO&quot;,1,IF(B15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101" table:formula="msoxl:=VLOOKUP(E15,Cad_Professor!$A$5:$C$342,3,TRUE)" table:content-validation-name="val3" table:style-name="ce37">
            <text:p>101</text:p>
          </table:table-cell>
          <table:table-cell office:value-type="string" table:style-name="ce26">
            <text:p>DILZA GOMES DE OMENA</text:p>
          </table:table-cell>
          <table:table-cell office:value-type="string" table:style-name="ce1">
            <text:p>512-B</text:p>
          </table:table-cell>
          <table:table-cell office:value-type="string" table:style-name="ce1">
            <text:p>512-B</text:p>
          </table:table-cell>
          <table:table-cell table:number-columns-repeated="5" table:style-name="ce1"/>
          <table:table-cell office:value-type="float" office:value="2" table:formula="msoxl:=COUNTA(F15:K1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16=&quot;MATUTINO&quot;,1,IF(B16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254" table:formula="msoxl:=VLOOKUP(E16,Cad_Professor!$A$5:$C$342,3,TRUE)" table:content-validation-name="val3" table:style-name="ce37">
            <text:p>254</text:p>
          </table:table-cell>
          <table:table-cell office:value-type="string" table:style-name="ce26">
            <text:p>MARIA LOUSANNE DAMASCENO CORREIA</text:p>
          </table:table-cell>
          <table:table-cell table:number-columns-repeated="4" table:style-name="ce1"/>
          <table:table-cell office:value-type="string" table:style-name="ce1">
            <text:p>911-A</text:p>
          </table:table-cell>
          <table:table-cell office:value-type="string" table:style-name="ce1">
            <text:p>911-A</text:p>
          </table:table-cell>
          <table:table-cell table:style-name="ce1"/>
          <table:table-cell office:value-type="float" office:value="2" table:formula="msoxl:=COUNTA(F16:K1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17=&quot;MATUTINO&quot;,1,IF(B17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333" table:formula="msoxl:=VLOOKUP(E17,Cad_Professor!$A$5:$C$342,3,TRUE)" table:content-validation-name="val3" table:style-name="ce37">
            <text:p>333</text:p>
          </table:table-cell>
          <table:table-cell office:value-type="string" table:style-name="ce26">
            <text:p>WANDERLAN SANTOS PORTO</text:p>
          </table:table-cell>
          <table:table-cell table:number-columns-repeated="2" table:style-name="ce1"/>
          <table:table-cell office:value-type="string" table:style-name="ce1">
            <text:p>914-A</text:p>
          </table:table-cell>
          <table:table-cell office:value-type="string" table:style-name="ce1">
            <text:p>313-A</text:p>
          </table:table-cell>
          <table:table-cell table:number-columns-repeated="3" table:style-name="ce1"/>
          <table:table-cell office:value-type="float" office:value="2" table:formula="msoxl:=COUNTA(F17:K17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18=&quot;MATUTINO&quot;,1,IF(B18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218" table:formula="msoxl:=VLOOKUP(E18,Cad_Professor!$A$5:$C$342,3,TRUE)" table:content-validation-name="val3" table:style-name="ce37">
            <text:p>218</text:p>
          </table:table-cell>
          <table:table-cell office:value-type="string" table:style-name="ce26">
            <text:p>LEONARDO MELO MEDEIROS</text:p>
          </table:table-cell>
          <table:table-cell office:value-type="string" table:style-name="ce1">
            <text:p>912-B</text:p>
          </table:table-cell>
          <table:table-cell office:value-type="string" table:style-name="ce1">
            <text:p>912-B</text:p>
          </table:table-cell>
          <table:table-cell table:number-columns-repeated="5" table:style-name="ce1"/>
          <table:table-cell office:value-type="float" office:value="2" table:formula="msoxl:=COUNTA(F18:K1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19=&quot;MATUTINO&quot;,1,IF(B19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276" table:formula="msoxl:=VLOOKUP(E19,Cad_Professor!$A$5:$C$342,3,TRUE)" table:content-validation-name="val3" table:style-name="ce37">
            <text:p>276</text:p>
          </table:table-cell>
          <table:table-cell office:value-type="string" table:style-name="ce26">
            <text:p>POLIANA PIMENTEL SILVA</text:p>
          </table:table-cell>
          <table:table-cell table:style-name="ce1"/>
          <table:table-cell office:value-type="string" table:style-name="ce1">
            <text:p>ARTE.6-P</text:p>
          </table:table-cell>
          <table:table-cell office:value-type="string" table:style-name="ce1">
            <text:p>ARTE-6-P</text:p>
          </table:table-cell>
          <table:table-cell office:value-type="string" table:style-name="ce1">
            <text:p>ARTE.6-P</text:p>
          </table:table-cell>
          <table:table-cell office:value-type="string" table:style-name="ce1">
            <text:p>414-A</text:p>
          </table:table-cell>
          <table:table-cell table:number-columns-repeated="2" table:style-name="ce1"/>
          <table:table-cell office:value-type="float" office:value="4" table:formula="msoxl:=COUNTA(F19:K19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0=&quot;MATUTINO&quot;,1,IF(B20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33" table:formula="msoxl:=VLOOKUP(E20,Cad_Professor!$A$5:$C$342,3,TRUE)" table:content-validation-name="val3" table:style-name="ce37">
            <text:p>33</text:p>
          </table:table-cell>
          <table:table-cell office:value-type="string" table:style-name="ce26">
            <text:p>ANDREA LUCIA VITAL CORDEIRO LOPES</text:p>
          </table:table-cell>
          <table:table-cell table:number-columns-repeated="3" table:style-name="ce1"/>
          <table:table-cell office:value-type="string" table:style-name="ce1">
            <text:p>213-A</text:p>
          </table:table-cell>
          <table:table-cell office:value-type="string" table:style-name="ce1">
            <text:p>213-A</text:p>
          </table:table-cell>
          <table:table-cell office:value-type="string" table:style-name="ce1">
            <text:p>213-A</text:p>
          </table:table-cell>
          <table:table-cell table:style-name="ce1"/>
          <table:table-cell office:value-type="float" office:value="3" table:formula="msoxl:=COUNTA(F20:K20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1=&quot;MATUTINO&quot;,1,IF(B21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195" table:formula="msoxl:=VLOOKUP(E21,Cad_Professor!$A$5:$C$342,3,TRUE)" table:content-validation-name="val3" table:style-name="ce37">
            <text:p>195</text:p>
          </table:table-cell>
          <table:table-cell office:value-type="string" table:style-name="ce26">
            <text:p>JORGE BATISTA SANTOS JUNIOR</text:p>
          </table:table-cell>
          <table:table-cell office:value-type="string" table:style-name="ce1">
            <text:p>411-A</text:p>
          </table:table-cell>
          <table:table-cell office:value-type="string" table:style-name="ce1">
            <text:p>411-A</text:p>
          </table:table-cell>
          <table:table-cell office:value-type="string" table:style-name="ce1">
            <text:p>411-A</text:p>
          </table:table-cell>
          <table:table-cell office:value-type="string" table:style-name="ce1">
            <text:p>411-A</text:p>
          </table:table-cell>
          <table:table-cell table:number-columns-repeated="3" table:style-name="ce1"/>
          <table:table-cell office:value-type="float" office:value="4" table:formula="msoxl:=COUNTA(F21:K21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2=&quot;MATUTINO&quot;,1,IF(B22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20" table:formula="msoxl:=VLOOKUP(E22,Cad_Professor!$A$5:$C$342,3,TRUE)" table:content-validation-name="val3" table:style-name="ce37">
            <text:p>20</text:p>
          </table:table-cell>
          <table:table-cell office:value-type="string" table:style-name="ce26">
            <text:p>ALICE MARIA MARINHO RODRIGUES LIMA</text:p>
          </table:table-cell>
          <table:table-cell table:number-columns-repeated="2" table:style-name="ce1"/>
          <table:table-cell office:value-type="string" table:style-name="ce1">
            <text:p>511-A</text:p>
          </table:table-cell>
          <table:table-cell office:value-type="string" table:style-name="ce1">
            <text:p>211-A</text:p>
          </table:table-cell>
          <table:table-cell office:value-type="string" table:style-name="ce1">
            <text:p>412-A</text:p>
          </table:table-cell>
          <table:table-cell table:number-columns-repeated="2" table:style-name="ce1"/>
          <table:table-cell office:value-type="float" office:value="3" table:formula="msoxl:=COUNTA(F22:K22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3=&quot;MATUTINO&quot;,1,IF(B23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28" table:formula="msoxl:=VLOOKUP(E23,Cad_Professor!$A$5:$C$342,3,TRUE)" table:content-validation-name="val3" table:style-name="ce37">
            <text:p>28</text:p>
          </table:table-cell>
          <table:table-cell office:value-type="string" table:style-name="ce26">
            <text:p>ANA LUIZA ARAUJO PORTO</text:p>
          </table:table-cell>
          <table:table-cell table:number-columns-repeated="2" table:style-name="ce1"/>
          <table:table-cell office:value-type="string" table:style-name="ce1">
            <text:p>411-A</text:p>
          </table:table-cell>
          <table:table-cell office:value-type="string" table:style-name="ce1">
            <text:p>411-A</text:p>
          </table:table-cell>
          <table:table-cell office:value-type="string" table:style-name="ce1">
            <text:p>711-A</text:p>
          </table:table-cell>
          <table:table-cell office:value-type="string" table:style-name="ce1">
            <text:p>711-A</text:p>
          </table:table-cell>
          <table:table-cell table:style-name="ce1"/>
          <table:table-cell office:value-type="float" office:value="4" table:formula="msoxl:=COUNTA(F23:K23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4=&quot;MATUTINO&quot;,1,IF(B24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37" table:formula="msoxl:=VLOOKUP(E24,Cad_Professor!$A$5:$C$342,3,TRUE)" table:content-validation-name="val3" table:style-name="ce37">
            <text:p>37</text:p>
          </table:table-cell>
          <table:table-cell office:value-type="string" table:style-name="ce26">
            <text:p>ANGELA SOUZA SALES</text:p>
          </table:table-cell>
          <table:table-cell table:number-columns-repeated="5" table:style-name="ce1"/>
          <table:table-cell office:value-type="string" table:style-name="ce1">
            <text:p>411-A</text:p>
          </table:table-cell>
          <table:table-cell table:style-name="ce1"/>
          <table:table-cell office:value-type="float" office:value="1" table:formula="msoxl:=COUNTA(F24:K24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5=&quot;MATUTINO&quot;,1,IF(B25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66" table:formula="msoxl:=VLOOKUP(E25,Cad_Professor!$A$5:$C$342,3,TRUE)" table:content-validation-name="val3" table:style-name="ce37">
            <text:p>66</text:p>
          </table:table-cell>
          <table:table-cell office:value-type="string" table:style-name="ce26">
            <text:p>CARLSON LAMENHA APOLINARIO</text:p>
          </table:table-cell>
          <table:table-cell table:number-columns-repeated="5" table:style-name="ce1"/>
          <table:table-cell office:value-type="string" table:style-name="ce1">
            <text:p>611-A</text:p>
          </table:table-cell>
          <table:table-cell table:style-name="ce1"/>
          <table:table-cell office:value-type="float" office:value="1" table:formula="msoxl:=COUNTA(F25:K25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6=&quot;MATUTINO&quot;,1,IF(B26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121" table:formula="msoxl:=VLOOKUP(E26,Cad_Professor!$A$5:$C$342,3,TRUE)" table:content-validation-name="val3" table:style-name="ce37">
            <text:p>121</text:p>
          </table:table-cell>
          <table:table-cell office:value-type="string" table:style-name="ce26">
            <text:p>ELTON NASCIMENTO BARRROS</text:p>
          </table:table-cell>
          <table:table-cell table:number-columns-repeated="2" table:style-name="ce1"/>
          <table:table-cell office:value-type="string" table:style-name="ce1">
            <text:p>712-A</text:p>
          </table:table-cell>
          <table:table-cell table:number-columns-repeated="4" table:style-name="ce1"/>
          <table:table-cell office:value-type="float" office:value="1" table:formula="msoxl:=COUNTA(F26:K26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7=&quot;MATUTINO&quot;,1,IF(B27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5T00:00:00" table:content-validation-name="val1" table:style-name="ce36">
            <text:p>05/09/2019</text:p>
          </table:table-cell>
          <table:table-cell office:value-type="float" office:value="276" table:formula="msoxl:=VLOOKUP(E27,Cad_Professor!$A$5:$C$342,3,TRUE)" table:content-validation-name="val3" table:style-name="ce37">
            <text:p>276</text:p>
          </table:table-cell>
          <table:table-cell office:value-type="string" table:style-name="ce26">
            <text:p>POLIANA PIMENTEL SILVA</text:p>
          </table:table-cell>
          <table:table-cell table:style-name="ce1"/>
          <table:table-cell office:value-type="string" table:style-name="ce1">
            <text:p>714-A</text:p>
          </table:table-cell>
          <table:table-cell office:value-type="string" table:style-name="ce1">
            <text:p>214-A</text:p>
          </table:table-cell>
          <table:table-cell table:number-columns-repeated="4" table:style-name="ce1"/>
          <table:table-cell office:value-type="float" office:value="2" table:formula="msoxl:=COUNTA(F27:K27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8=&quot;MATUTINO&quot;,1,IF(B28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67" table:formula="msoxl:=VLOOKUP(E28,Cad_Professor!$A$5:$C$342,3,TRUE)" table:content-validation-name="val3" table:style-name="ce37">
            <text:p>67</text:p>
          </table:table-cell>
          <table:table-cell office:value-type="string" table:style-name="ce26">
            <text:p>CASSIO HARTMANN</text:p>
          </table:table-cell>
          <table:table-cell table:number-columns-repeated="2" table:style-name="ce1"/>
          <table:table-cell office:value-type="string" table:style-name="ce1">
            <text:p>911-B</text:p>
          </table:table-cell>
          <table:table-cell table:number-columns-repeated="4" table:style-name="ce1"/>
          <table:table-cell office:value-type="float" office:value="1" table:formula="msoxl:=COUNTA(F28:K28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9=&quot;MATUTINO&quot;,1,IF(B29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333" table:formula="msoxl:=VLOOKUP(E29,Cad_Professor!$A$5:$C$342,3,TRUE)" table:content-validation-name="val3" table:style-name="ce37">
            <text:p>333</text:p>
          </table:table-cell>
          <table:table-cell office:value-type="string" table:style-name="ce26">
            <text:p>WANDERLAN SANTOS PORTO</text:p>
          </table:table-cell>
          <table:table-cell table:number-columns-repeated="3" table:style-name="ce1"/>
          <table:table-cell office:value-type="string" table:style-name="ce1">
            <text:p>911-B</text:p>
          </table:table-cell>
          <table:table-cell table:number-columns-repeated="3" table:style-name="ce1"/>
          <table:table-cell office:value-type="float" office:value="1" table:formula="msoxl:=COUNTA(F29:K29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30=&quot;MATUTINO&quot;,1,IF(B30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218" table:formula="msoxl:=VLOOKUP(E30,Cad_Professor!$A$5:$C$342,3,TRUE)" table:content-validation-name="val3" table:style-name="ce37">
            <text:p>218</text:p>
          </table:table-cell>
          <table:table-cell office:value-type="string" table:style-name="ce26">
            <text:p>LEONARDO MELO MEDEIROS</text:p>
          </table:table-cell>
          <table:table-cell table:number-columns-repeated="2" table:style-name="ce1"/>
          <table:table-cell office:value-type="string" table:style-name="ce1">
            <text:p>912-B</text:p>
          </table:table-cell>
          <table:table-cell office:value-type="string" table:style-name="ce1">
            <text:p>912-B</text:p>
          </table:table-cell>
          <table:table-cell table:number-columns-repeated="3" table:style-name="ce1"/>
          <table:table-cell office:value-type="float" office:value="2" table:formula="msoxl:=COUNTA(F30:K3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31=&quot;MATUTINO&quot;,1,IF(B31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162" table:formula="msoxl:=VLOOKUP(E31,Cad_Professor!$A$5:$C$342,3,TRUE)" table:content-validation-name="val3" table:style-name="ce37">
            <text:p>162</text:p>
          </table:table-cell>
          <table:table-cell office:value-type="string" table:style-name="ce26">
            <text:p>GUSTAVO PESSOA</text:p>
          </table:table-cell>
          <table:table-cell office:value-type="string" table:style-name="ce1">
            <text:p>413-B</text:p>
          </table:table-cell>
          <table:table-cell office:value-type="string" table:style-name="ce1">
            <text:p>413-B</text:p>
          </table:table-cell>
          <table:table-cell table:number-columns-repeated="5" table:style-name="ce1"/>
          <table:table-cell office:value-type="float" office:value="2" table:formula="msoxl:=COUNTA(F31:K3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32=&quot;MATUTINO&quot;,1,IF(B32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291" table:formula="msoxl:=VLOOKUP(E32,Cad_Professor!$A$5:$C$342,3,TRUE)" table:content-validation-name="val3" table:style-name="ce37">
            <text:p>291</text:p>
          </table:table-cell>
          <table:table-cell office:value-type="string" table:style-name="ce26">
            <text:p>ROMILDO JOSE DE SOUZA</text:p>
          </table:table-cell>
          <table:table-cell office:value-type="string" table:style-name="ce1">
            <text:p>513-A</text:p>
          </table:table-cell>
          <table:table-cell office:value-type="string" table:style-name="ce1">
            <text:p>513-A</text:p>
          </table:table-cell>
          <table:table-cell office:value-type="string" table:style-name="ce1">
            <text:p>513-A</text:p>
          </table:table-cell>
          <table:table-cell office:value-type="string" table:style-name="ce1">
            <text:p>513-A</text:p>
          </table:table-cell>
          <table:table-cell table:number-columns-repeated="3" table:style-name="ce1"/>
          <table:table-cell office:value-type="float" office:value="4" table:formula="msoxl:=COUNTA(F32:K32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33=&quot;MATUTINO&quot;,1,IF(B33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56" table:formula="msoxl:=VLOOKUP(E33,Cad_Professor!$A$5:$C$342,3,TRUE)" table:content-validation-name="val3" table:style-name="ce37">
            <text:p>56</text:p>
          </table:table-cell>
          <table:table-cell office:value-type="string" table:style-name="ce26">
            <text:p>CAMILA ANTUNES DE CARVALHO CASADO</text:p>
          </table:table-cell>
          <table:table-cell table:style-name="ce1"/>
          <table:table-cell office:value-type="string" table:style-name="ce1">
            <text:p>T.D.I.3-P</text:p>
          </table:table-cell>
          <table:table-cell office:value-type="string" table:style-name="ce1">
            <text:p>T.D.I.3-P</text:p>
          </table:table-cell>
          <table:table-cell office:value-type="string" table:style-name="ce1">
            <text:p>T.D.I.3-P</text:p>
          </table:table-cell>
          <table:table-cell office:value-type="string" table:style-name="ce1">
            <text:p>T.D.I.3-P</text:p>
          </table:table-cell>
          <table:table-cell table:number-columns-repeated="2" table:style-name="ce1"/>
          <table:table-cell office:value-type="float" office:value="4" table:formula="msoxl:=COUNTA(F33:K33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34=&quot;MATUTINO&quot;,1,IF(B34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338" table:formula="msoxl:=VLOOKUP(E34,Cad_Professor!$A$5:$C$342,3,TRUE)" table:content-validation-name="val3" table:style-name="ce37">
            <text:p>338</text:p>
          </table:table-cell>
          <table:table-cell office:value-type="string" table:style-name="ce26">
            <text:p>YVES MAIA DE ALBUQUERQUE</text:p>
          </table:table-cell>
          <table:table-cell office:value-type="string" table:style-name="ce1">
            <text:p>713-A</text:p>
          </table:table-cell>
          <table:table-cell office:value-type="string" table:style-name="ce1">
            <text:p>713-A</text:p>
          </table:table-cell>
          <table:table-cell table:number-columns-repeated="5" table:style-name="ce1"/>
          <table:table-cell office:value-type="float" office:value="2" table:formula="msoxl:=COUNTA(F34:K3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35=&quot;MATUTINO&quot;,1,IF(B35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226" table:formula="msoxl:=VLOOKUP(E35,Cad_Professor!$A$5:$C$342,3,TRUE)" table:content-validation-name="val3" table:style-name="ce37">
            <text:p>226</text:p>
          </table:table-cell>
          <table:table-cell office:value-type="string" table:style-name="ce26">
            <text:p>LUCIANO MARRA</text:p>
          </table:table-cell>
          <table:table-cell table:number-columns-repeated="2" table:style-name="ce1"/>
          <table:table-cell office:value-type="string" table:style-name="ce1">
            <text:p>411-A</text:p>
          </table:table-cell>
          <table:table-cell office:value-type="string" table:style-name="ce1">
            <text:p>511-B</text:p>
          </table:table-cell>
          <table:table-cell office:value-type="string" table:style-name="ce1">
            <text:p>512-A</text:p>
          </table:table-cell>
          <table:table-cell table:number-columns-repeated="2" table:style-name="ce1"/>
          <table:table-cell office:value-type="float" office:value="3" table:formula="msoxl:=COUNTA(F35:K35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36=&quot;MATUTINO&quot;,1,IF(B36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162" table:formula="msoxl:=VLOOKUP(E36,Cad_Professor!$A$5:$C$342,3,TRUE)" table:content-validation-name="val3" table:style-name="ce37">
            <text:p>162</text:p>
          </table:table-cell>
          <table:table-cell office:value-type="string" table:style-name="ce26">
            <text:p>GUSTAVO PESSOA</text:p>
          </table:table-cell>
          <table:table-cell office:value-type="string" table:style-name="ce1">
            <text:p>511-A</text:p>
          </table:table-cell>
          <table:table-cell office:value-type="string" table:style-name="ce1">
            <text:p>511-A</text:p>
          </table:table-cell>
          <table:table-cell table:style-name="ce1"/>
          <table:table-cell office:value-type="string" table:style-name="ce1">
            <text:p>411-A</text:p>
          </table:table-cell>
          <table:table-cell office:value-type="string" table:style-name="ce1">
            <text:p>411-A</text:p>
          </table:table-cell>
          <table:table-cell table:number-columns-repeated="2" table:style-name="ce1"/>
          <table:table-cell office:value-type="float" office:value="4" table:formula="msoxl:=COUNTA(F36:K3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37=&quot;MATUTINO&quot;,1,IF(B37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24" table:formula="msoxl:=VLOOKUP(E37,Cad_Professor!$A$5:$C$342,3,TRUE)" table:content-validation-name="val3" table:style-name="ce37">
            <text:p>24</text:p>
          </table:table-cell>
          <table:table-cell office:value-type="string" table:style-name="ce26">
            <text:p>ALYSSON MATIAS LOPES DE LIMA</text:p>
          </table:table-cell>
          <table:table-cell table:number-columns-repeated="4" table:style-name="ce1"/>
          <table:table-cell office:value-type="string" table:style-name="ce1">
            <text:p>411-B</text:p>
          </table:table-cell>
          <table:table-cell table:number-columns-repeated="2" table:style-name="ce1"/>
          <table:table-cell office:value-type="float" office:value="1" table:formula="msoxl:=COUNTA(F37:K37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38=&quot;MATUTINO&quot;,1,IF(B38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100" table:formula="msoxl:=VLOOKUP(E38,Cad_Professor!$A$5:$C$342,3,TRUE)" table:content-validation-name="val3" table:style-name="ce37">
            <text:p>100</text:p>
          </table:table-cell>
          <table:table-cell office:value-type="string" table:style-name="ce26">
            <text:p>DEYSE FERREIRA ROCHA</text:p>
          </table:table-cell>
          <table:table-cell table:number-columns-repeated="3" table:style-name="ce1"/>
          <table:table-cell office:value-type="string" table:style-name="ce1">
            <text:p>711-A</text:p>
          </table:table-cell>
          <table:table-cell office:value-type="string" table:style-name="ce1">
            <text:p>711-A</text:p>
          </table:table-cell>
          <table:table-cell table:number-columns-repeated="2" table:style-name="ce1"/>
          <table:table-cell office:value-type="float" office:value="2" table:formula="msoxl:=COUNTA(F38:K3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39=&quot;MATUTINO&quot;,1,IF(B39=&quot;VESPERTINO&quot;,2,3))" table:style-name="ce38">
            <text:p>1</text:p>
          </table:table-cell>
          <table:table-cell office:value-type="string" table:content-validation-name="val2" table:style-name="ce38">
            <text:p>MATUTINO</text:p>
          </table:table-cell>
          <table:table-cell office:value-type="date" office:date-value="2019-09-06T00:00:00" table:content-validation-name="val1" table:style-name="ce39">
            <text:p>06/09/2019</text:p>
          </table:table-cell>
          <table:table-cell office:value-type="float" office:value="187" table:formula="msoxl:=VLOOKUP(E39,Cad_Professor!$A$5:$C$342,3,TRUE)" table:content-validation-name="val3" table:style-name="ce40">
            <text:p>187</text:p>
          </table:table-cell>
          <table:table-cell office:value-type="string" table:style-name="ce41">
            <text:p>JESU COSTA FERREIRA JUNIOR</text:p>
          </table:table-cell>
          <table:table-cell table:number-columns-repeated="3" table:style-name="ce38"/>
          <table:table-cell office:value-type="string" table:style-name="ce38">
            <text:p>714-A</text:p>
          </table:table-cell>
          <table:table-cell office:value-type="string" table:style-name="ce38">
            <text:p>714-A</text:p>
          </table:table-cell>
          <table:table-cell office:value-type="string" table:style-name="ce38">
            <text:p>714-A</text:p>
          </table:table-cell>
          <table:table-cell table:style-name="ce38"/>
          <table:table-cell office:value-type="float" office:value="3" table:formula="msoxl:=COUNTA(F39:K39)" table:style-name="ce38">
            <text:p>3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0=&quot;MATUTINO&quot;,1,IF(B40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23" table:formula="msoxl:=VLOOKUP(E40,Cad_Professor!$A$5:$C$342,3,TRUE)" table:content-validation-name="val3" table:style-name="ce37">
            <text:p>23</text:p>
          </table:table-cell>
          <table:table-cell office:value-type="string" table:style-name="ce26">
            <text:p>ALVARO JOSE DE OLIVEIRA</text:p>
          </table:table-cell>
          <table:table-cell table:number-columns-repeated="2" table:style-name="ce1"/>
          <table:table-cell office:value-type="string" table:style-name="ce1">
            <text:p>912-B</text:p>
          </table:table-cell>
          <table:table-cell office:value-type="string" table:style-name="ce1">
            <text:p>912-B</text:p>
          </table:table-cell>
          <table:table-cell table:number-columns-repeated="3" table:style-name="ce1"/>
          <table:table-cell office:value-type="float" office:value="2" table:formula="msoxl:=COUNTA(F40:K4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1=&quot;MATUTINO&quot;,1,IF(B41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56" table:formula="msoxl:=VLOOKUP(E41,Cad_Professor!$A$5:$C$342,3,TRUE)" table:content-validation-name="val3" table:style-name="ce37">
            <text:p>56</text:p>
          </table:table-cell>
          <table:table-cell office:value-type="string" table:style-name="ce26">
            <text:p>CAMILA ANTUNES DE CARVALHO CASADO</text:p>
          </table:table-cell>
          <table:table-cell table:style-name="ce1"/>
          <table:table-cell office:value-type="string" table:style-name="ce1">
            <text:p>DI.1-P</text:p>
          </table:table-cell>
          <table:table-cell office:value-type="string" table:style-name="ce1">
            <text:p>DI.1-P</text:p>
          </table:table-cell>
          <table:table-cell office:value-type="string" table:style-name="ce1">
            <text:p>DI.1-P</text:p>
          </table:table-cell>
          <table:table-cell office:value-type="string" table:style-name="ce1">
            <text:p>DI.1-P</text:p>
          </table:table-cell>
          <table:table-cell table:number-columns-repeated="2" table:style-name="ce1"/>
          <table:table-cell office:value-type="float" office:value="4" table:formula="msoxl:=COUNTA(F41:K41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2=&quot;MATUTINO&quot;,1,IF(B42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45" table:formula="msoxl:=VLOOKUP(E42,Cad_Professor!$A$5:$C$342,3,TRUE)" table:content-validation-name="val3" table:style-name="ce37">
            <text:p>45</text:p>
          </table:table-cell>
          <table:table-cell office:value-type="string" table:style-name="ce26">
            <text:p>ANWAR JOSE DE OLIVEIRA SOUZA</text:p>
          </table:table-cell>
          <table:table-cell office:value-type="string" table:style-name="ce1">
            <text:p>911-A</text:p>
          </table:table-cell>
          <table:table-cell office:value-type="string" table:style-name="ce1">
            <text:p>911-A</text:p>
          </table:table-cell>
          <table:table-cell office:value-type="string" table:style-name="ce1">
            <text:p>911-A</text:p>
          </table:table-cell>
          <table:table-cell office:value-type="string" table:style-name="ce1">
            <text:p>911-A</text:p>
          </table:table-cell>
          <table:table-cell table:number-columns-repeated="3" table:style-name="ce1"/>
          <table:table-cell office:value-type="float" office:value="4" table:formula="msoxl:=COUNTA(F42:K42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3=&quot;MATUTINO&quot;,1,IF(B43=&quot;VESPERTINO&quot;,2,3))" table:style-name="ce38">
            <text:p>1</text:p>
          </table:table-cell>
          <table:table-cell office:value-type="string" table:content-validation-name="val2" table:style-name="ce38">
            <text:p>MATUTINO</text:p>
          </table:table-cell>
          <table:table-cell office:value-type="date" office:date-value="2019-09-09T00:00:00" table:content-validation-name="val1" table:style-name="ce39">
            <text:p>09/09/2019</text:p>
          </table:table-cell>
          <table:table-cell office:value-type="float" office:value="23" table:formula="msoxl:=VLOOKUP(E43,Cad_Professor!$A$5:$C$342,3,TRUE)" table:content-validation-name="val3" table:style-name="ce40">
            <text:p>23</text:p>
          </table:table-cell>
          <table:table-cell office:value-type="string" table:style-name="ce41">
            <text:p>ALVARO JOSE DE OLIVEIRA</text:p>
          </table:table-cell>
          <table:table-cell office:value-type="string" table:style-name="ce38">
            <text:p>612-A</text:p>
          </table:table-cell>
          <table:table-cell office:value-type="string" table:style-name="ce38">
            <text:p>612-A</text:p>
          </table:table-cell>
          <table:table-cell table:number-columns-repeated="5" table:style-name="ce38"/>
          <table:table-cell office:value-type="float" office:value="2" table:formula="msoxl:=COUNTA(F43:K43)" table:style-name="ce38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4=&quot;MATUTINO&quot;,1,IF(B44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28" table:formula="msoxl:=VLOOKUP(E44,Cad_Professor!$A$5:$C$342,3,TRUE)" table:content-validation-name="val3" table:style-name="ce37">
            <text:p>28</text:p>
          </table:table-cell>
          <table:table-cell office:value-type="string" table:style-name="ce26">
            <text:p>ANA LUIZA ARAUJO PORTO</text:p>
          </table:table-cell>
          <table:table-cell office:value-type="string" table:style-name="ce1">
            <text:p>412-A</text:p>
          </table:table-cell>
          <table:table-cell office:value-type="string" table:style-name="ce1">
            <text:p>412-A</text:p>
          </table:table-cell>
          <table:table-cell table:number-columns-repeated="5" table:style-name="ce1"/>
          <table:table-cell office:value-type="float" office:value="2" table:formula="msoxl:=COUNTA(F44:K4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5=&quot;MATUTINO&quot;,1,IF(B45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305" table:formula="msoxl:=VLOOKUP(E45,Cad_Professor!$A$5:$C$342,3,TRUE)" table:content-validation-name="val3" table:style-name="ce37">
            <text:p>305</text:p>
          </table:table-cell>
          <table:table-cell office:value-type="string" table:style-name="ce26">
            <text:p>SERGIO TEIXEIRA COSTA</text:p>
          </table:table-cell>
          <table:table-cell table:number-columns-repeated="3" table:style-name="ce1"/>
          <table:table-cell office:value-type="string" table:style-name="ce1">
            <text:p>412-A</text:p>
          </table:table-cell>
          <table:table-cell office:value-type="string" table:style-name="ce1">
            <text:p>412-A</text:p>
          </table:table-cell>
          <table:table-cell table:number-columns-repeated="2" table:style-name="ce1"/>
          <table:table-cell office:value-type="float" office:value="2" table:formula="msoxl:=COUNTA(F45:K4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6=&quot;MATUTINO&quot;,1,IF(B46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104" table:formula="msoxl:=VLOOKUP(E46,Cad_Professor!$A$5:$C$342,3,TRUE)" table:content-validation-name="val3" table:style-name="ce37">
            <text:p>104</text:p>
          </table:table-cell>
          <table:table-cell office:value-type="string" table:style-name="ce26">
            <text:p>EBENEZER BERNANDES CORREIA SILVA</text:p>
          </table:table-cell>
          <table:table-cell office:value-type="string" table:style-name="ce1">
            <text:p>212-A</text:p>
          </table:table-cell>
          <table:table-cell office:value-type="string" table:style-name="ce1">
            <text:p>212-A</text:p>
          </table:table-cell>
          <table:table-cell table:number-columns-repeated="2" table:style-name="ce1"/>
          <table:table-cell office:value-type="string" table:style-name="ce1">
            <text:p>312-A</text:p>
          </table:table-cell>
          <table:table-cell office:value-type="string" table:style-name="ce1">
            <text:p>312-A</text:p>
          </table:table-cell>
          <table:table-cell table:style-name="ce1"/>
          <table:table-cell office:value-type="float" office:value="4" table:formula="msoxl:=COUNTA(F46:K4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7=&quot;MATUTINO&quot;,1,IF(B47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338" table:formula="msoxl:=VLOOKUP(E47,Cad_Professor!$A$5:$C$342,3,TRUE)" table:content-validation-name="val3" table:style-name="ce37">
            <text:p>338</text:p>
          </table:table-cell>
          <table:table-cell office:value-type="string" table:style-name="ce26">
            <text:p>YVES MAIA DE ALBUQUERQUE</text:p>
          </table:table-cell>
          <table:table-cell office:value-type="string" table:style-name="ce1">
            <text:p>913-A</text:p>
          </table:table-cell>
          <table:table-cell office:value-type="string" table:style-name="ce1">
            <text:p>913-A</text:p>
          </table:table-cell>
          <table:table-cell table:number-columns-repeated="5" table:style-name="ce1"/>
          <table:table-cell office:value-type="float" office:value="2" table:formula="msoxl:=COUNTA(F47:K47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8=&quot;MATUTINO&quot;,1,IF(B48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28" table:formula="msoxl:=VLOOKUP(E48,Cad_Professor!$A$5:$C$342,3,TRUE)" table:content-validation-name="val3" table:style-name="ce37">
            <text:p>28</text:p>
          </table:table-cell>
          <table:table-cell office:value-type="string" table:style-name="ce26">
            <text:p>ANA LUIZA ARAUJO PORTO</text:p>
          </table:table-cell>
          <table:table-cell table:number-columns-repeated="4" table:style-name="ce1"/>
          <table:table-cell office:value-type="string" table:style-name="ce1">
            <text:p>612-A</text:p>
          </table:table-cell>
          <table:table-cell office:value-type="string" table:style-name="ce1">
            <text:p>612-A</text:p>
          </table:table-cell>
          <table:table-cell table:style-name="ce1"/>
          <table:table-cell office:value-type="float" office:value="2" table:formula="msoxl:=COUNTA(F48:K4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9=&quot;MATUTINO&quot;,1,IF(B49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315" table:formula="msoxl:=VLOOKUP(E49,Cad_Professor!$A$5:$C$342,3,TRUE)" table:content-validation-name="val3" table:style-name="ce37">
            <text:p>315</text:p>
          </table:table-cell>
          <table:table-cell office:value-type="string" table:style-name="ce26">
            <text:p>TAMINEZ DE AZEVEDO FARIAS</text:p>
          </table:table-cell>
          <table:table-cell table:number-columns-repeated="5" table:style-name="ce1"/>
          <table:table-cell office:value-type="string" table:style-name="ce1">
            <text:p>311-A</text:p>
          </table:table-cell>
          <table:table-cell table:style-name="ce1"/>
          <table:table-cell office:value-type="float" office:value="1" table:formula="msoxl:=COUNTA(F49:K49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50=&quot;MATUTINO&quot;,1,IF(B50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295" table:formula="msoxl:=VLOOKUP(E50,Cad_Professor!$A$5:$C$342,3,TRUE)" table:content-validation-name="val3" table:style-name="ce37">
            <text:p>295</text:p>
          </table:table-cell>
          <table:table-cell office:value-type="string" table:style-name="ce26">
            <text:p>ROOSEVELT PONTES SILVA</text:p>
          </table:table-cell>
          <table:table-cell office:value-type="string" table:style-name="ce1">
            <text:p>613-A</text:p>
          </table:table-cell>
          <table:table-cell office:value-type="string" table:style-name="ce1">
            <text:p>613-A</text:p>
          </table:table-cell>
          <table:table-cell office:value-type="string" table:style-name="ce1">
            <text:p>613-A</text:p>
          </table:table-cell>
          <table:table-cell office:value-type="string" table:style-name="ce1">
            <text:p>613-A</text:p>
          </table:table-cell>
          <table:table-cell table:number-columns-repeated="3" table:style-name="ce1"/>
          <table:table-cell office:value-type="float" office:value="4" table:formula="msoxl:=COUNTA(F50:K50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51=&quot;MATUTINO&quot;,1,IF(B51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23" table:formula="msoxl:=VLOOKUP(E51,Cad_Professor!$A$5:$C$342,3,TRUE)" table:content-validation-name="val3" table:style-name="ce37">
            <text:p>23</text:p>
          </table:table-cell>
          <table:table-cell office:value-type="string" table:style-name="ce26">
            <text:p>ALMIR SANTOS DE MEDEIROS</text:p>
          </table:table-cell>
          <table:table-cell table:number-columns-repeated="2" table:style-name="ce1"/>
          <table:table-cell office:value-type="string" table:style-name="ce1">
            <text:p>711-A</text:p>
          </table:table-cell>
          <table:table-cell office:value-type="string" table:style-name="ce1">
            <text:p>411-A</text:p>
          </table:table-cell>
          <table:table-cell table:number-columns-repeated="3" table:style-name="ce1"/>
          <table:table-cell office:value-type="float" office:value="2" table:formula="msoxl:=COUNTA(F51:K5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52=&quot;MATUTINO&quot;,1,IF(B52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152" table:formula="msoxl:=VLOOKUP(E52,Cad_Professor!$A$5:$C$342,3,TRUE)" table:content-validation-name="val3" table:style-name="ce37">
            <text:p>152</text:p>
          </table:table-cell>
          <table:table-cell office:value-type="string" table:style-name="ce26">
            <text:p>GERSON MACIEL GUIMARAES</text:p>
          </table:table-cell>
          <table:table-cell office:value-type="string" table:style-name="ce1">
            <text:p>511-B</text:p>
          </table:table-cell>
          <table:table-cell office:value-type="string" table:style-name="ce1">
            <text:p>511-B</text:p>
          </table:table-cell>
          <table:table-cell table:number-columns-repeated="5" table:style-name="ce1"/>
          <table:table-cell office:value-type="float" office:value="2" table:formula="msoxl:=COUNTA(F52:K5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53=&quot;MATUTINO&quot;,1,IF(B53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338" table:formula="msoxl:=VLOOKUP(E53,Cad_Professor!$A$5:$C$342,3,TRUE)" table:content-validation-name="val3" table:style-name="ce37">
            <text:p>338</text:p>
          </table:table-cell>
          <table:table-cell office:value-type="string" table:style-name="ce26">
            <text:p>YVES MAIA DE ALBUQUERQUE</text:p>
          </table:table-cell>
          <table:table-cell office:value-type="string" table:style-name="ce1">
            <text:p>512-B</text:p>
          </table:table-cell>
          <table:table-cell office:value-type="string" table:style-name="ce1">
            <text:p>512-B</text:p>
          </table:table-cell>
          <table:table-cell table:number-columns-repeated="5" table:style-name="ce1"/>
          <table:table-cell office:value-type="float" office:value="2" table:formula="msoxl:=COUNTA(F53:K5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54=&quot;MATUTINO&quot;,1,IF(B54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23" table:formula="msoxl:=VLOOKUP(E54,Cad_Professor!$A$5:$C$342,3,TRUE)" table:content-validation-name="val3" table:style-name="ce37">
            <text:p>23</text:p>
          </table:table-cell>
          <table:table-cell office:value-type="string" table:style-name="ce26">
            <text:p>ALVARO JOSE DE OLIVEIRA</text:p>
          </table:table-cell>
          <table:table-cell office:value-type="string" table:style-name="ce1">
            <text:p>612-A</text:p>
          </table:table-cell>
          <table:table-cell table:number-columns-repeated="6" table:style-name="ce1"/>
          <table:table-cell office:value-type="float" office:value="1" table:formula="msoxl:=COUNTA(F54:K54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55=&quot;MATUTINO&quot;,1,IF(B55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40" table:formula="msoxl:=VLOOKUP(E55,Cad_Professor!$A$5:$C$342,3,TRUE)" table:content-validation-name="val3" table:style-name="ce37">
            <text:p>40</text:p>
          </table:table-cell>
          <table:table-cell office:value-type="string" table:style-name="ce26">
            <text:p>ANTONIO CARLOS SANTOS DE LIMA</text:p>
          </table:table-cell>
          <table:table-cell office:value-type="string" table:style-name="ce1">
            <text:p>PROEJA6-P</text:p>
          </table:table-cell>
          <table:table-cell office:value-type="string" table:style-name="ce1">
            <text:p>PROEJA6-P</text:p>
          </table:table-cell>
          <table:table-cell table:number-columns-repeated="5" table:style-name="ce1"/>
          <table:table-cell office:value-type="float" office:value="2" table:formula="msoxl:=COUNTA(F55:K5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56=&quot;MATUTINO&quot;,1,IF(B56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311" table:formula="msoxl:=VLOOKUP(E56,Cad_Professor!$A$5:$C$342,3,TRUE)" table:content-validation-name="val3" table:style-name="ce37">
            <text:p>311</text:p>
          </table:table-cell>
          <table:table-cell office:value-type="string" table:style-name="ce26">
            <text:p>SORAYA FERNANDES DA SILVA</text:p>
          </table:table-cell>
          <table:table-cell table:number-columns-repeated="2" table:style-name="ce1"/>
          <table:table-cell office:value-type="string" table:style-name="ce1">
            <text:p>614-A</text:p>
          </table:table-cell>
          <table:table-cell office:value-type="string" table:style-name="ce1">
            <text:p>614-A</text:p>
          </table:table-cell>
          <table:table-cell table:number-columns-repeated="3" table:style-name="ce1"/>
          <table:table-cell office:value-type="float" office:value="2" table:formula="msoxl:=COUNTA(F56:K5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57=&quot;MATUTINO&quot;,1,IF(B57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13" table:formula="msoxl:=VLOOKUP(E57,Cad_Professor!$A$5:$C$342,3,TRUE)" table:content-validation-name="val3" table:style-name="ce37">
            <text:p>13</text:p>
          </table:table-cell>
          <table:table-cell office:value-type="string" table:style-name="ce26">
            <text:p>ALEXANDRE CUNHA MACHADO</text:p>
          </table:table-cell>
          <table:table-cell table:number-columns-repeated="4" table:style-name="ce1"/>
          <table:table-cell office:value-type="string" table:style-name="ce1">
            <text:p>E.C.4-P</text:p>
          </table:table-cell>
          <table:table-cell office:value-type="string" table:style-name="ce1">
            <text:p>E.C.4-P</text:p>
          </table:table-cell>
          <table:table-cell table:style-name="ce1"/>
          <table:table-cell office:value-type="float" office:value="2" table:formula="msoxl:=COUNTA(F57:K57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58=&quot;MATUTINO&quot;,1,IF(B58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305" table:formula="msoxl:=VLOOKUP(E58,Cad_Professor!$A$5:$C$342,3,TRUE)" table:content-validation-name="val3" table:style-name="ce37">
            <text:p>305</text:p>
          </table:table-cell>
          <table:table-cell office:value-type="string" table:style-name="ce26">
            <text:p>SERGIO TEIXEIRA COSTA</text:p>
          </table:table-cell>
          <table:table-cell table:number-columns-repeated="3" table:style-name="ce1"/>
          <table:table-cell office:value-type="string" table:style-name="ce1">
            <text:p>412-A</text:p>
          </table:table-cell>
          <table:table-cell table:number-columns-repeated="3" table:style-name="ce1"/>
          <table:table-cell office:value-type="float" office:value="1" table:formula="msoxl:=COUNTA(F58:K58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59=&quot;MATUTINO&quot;,1,IF(B59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104" table:formula="msoxl:=VLOOKUP(E59,Cad_Professor!$A$5:$C$342,3,TRUE)" table:content-validation-name="val3" table:style-name="ce37">
            <text:p>104</text:p>
          </table:table-cell>
          <table:table-cell office:value-type="string" table:style-name="ce26">
            <text:p>EBENEZER BERNANDES CORREIA SILVA</text:p>
          </table:table-cell>
          <table:table-cell table:number-columns-repeated="4" table:style-name="ce1"/>
          <table:table-cell office:value-type="string" table:style-name="ce1">
            <text:p>712-A</text:p>
          </table:table-cell>
          <table:table-cell office:value-type="string" table:style-name="ce1">
            <text:p>712-A</text:p>
          </table:table-cell>
          <table:table-cell table:style-name="ce1"/>
          <table:table-cell office:value-type="float" office:value="2" table:formula="msoxl:=COUNTA(F59:K59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60=&quot;MATUTINO&quot;,1,IF(B60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85" table:formula="msoxl:=VLOOKUP(E60,Cad_Professor!$A$5:$C$342,3,TRUE)" table:content-validation-name="val3" table:style-name="ce37">
            <text:p>85</text:p>
          </table:table-cell>
          <table:table-cell office:value-type="string" table:style-name="ce26">
            <text:p>DANIEL COTRIM CAMERINO</text:p>
          </table:table-cell>
          <table:table-cell office:value-type="string" table:style-name="ce1">
            <text:p>213-A</text:p>
          </table:table-cell>
          <table:table-cell table:number-columns-repeated="2" table:style-name="ce1"/>
          <table:table-cell office:value-type="string" table:style-name="ce1">
            <text:p>712-A</text:p>
          </table:table-cell>
          <table:table-cell table:number-columns-repeated="3" table:style-name="ce1"/>
          <table:table-cell office:value-type="float" office:value="2" table:formula="msoxl:=COUNTA(F60:K6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61=&quot;MATUTINO&quot;,1,IF(B61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46" table:formula="msoxl:=VLOOKUP(E61,Cad_Professor!$A$5:$C$342,3,TRUE)" table:content-validation-name="val3" table:style-name="ce37">
            <text:p>46</text:p>
          </table:table-cell>
          <table:table-cell office:value-type="string" table:style-name="ce26">
            <text:p>ARI DENISSON DA SILVA</text:p>
          </table:table-cell>
          <table:table-cell office:value-type="string" table:style-name="ce1">
            <text:p>713-A</text:p>
          </table:table-cell>
          <table:table-cell table:number-columns-repeated="6" table:style-name="ce1"/>
          <table:table-cell office:value-type="float" office:value="1" table:formula="msoxl:=COUNTA(F61:K61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62=&quot;MATUTINO&quot;,1,IF(B62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311" table:formula="msoxl:=VLOOKUP(E62,Cad_Professor!$A$5:$C$342,3,TRUE)" table:content-validation-name="val3" table:style-name="ce37">
            <text:p>311</text:p>
          </table:table-cell>
          <table:table-cell office:value-type="string" table:style-name="ce26">
            <text:p>SORAYA FERNANDES DA SILVA</text:p>
          </table:table-cell>
          <table:table-cell table:style-name="ce1"/>
          <table:table-cell office:value-type="string" table:style-name="ce1">
            <text:p>714-A</text:p>
          </table:table-cell>
          <table:table-cell office:value-type="string" table:style-name="ce1">
            <text:p>714-A</text:p>
          </table:table-cell>
          <table:table-cell table:number-columns-repeated="4" table:style-name="ce1"/>
          <table:table-cell office:value-type="float" office:value="2" table:formula="msoxl:=COUNTA(F62:K6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63=&quot;MATUTINO&quot;,1,IF(B63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69" table:formula="msoxl:=VLOOKUP(E63,Cad_Professor!$A$5:$C$342,3,TRUE)" table:content-validation-name="val3" table:style-name="ce37">
            <text:p>69</text:p>
          </table:table-cell>
          <table:table-cell office:value-type="string" table:style-name="ce26">
            <text:p>CELSO SILVA CALDAS</text:p>
          </table:table-cell>
          <table:table-cell table:number-columns-repeated="3" table:style-name="ce1"/>
          <table:table-cell office:value-type="string" table:style-name="ce1">
            <text:p>714-A</text:p>
          </table:table-cell>
          <table:table-cell office:value-type="string" table:style-name="ce1">
            <text:p>714-A</text:p>
          </table:table-cell>
          <table:table-cell office:value-type="string" table:style-name="ce1">
            <text:p>714-A</text:p>
          </table:table-cell>
          <table:table-cell table:style-name="ce1"/>
          <table:table-cell office:value-type="float" office:value="3" table:formula="msoxl:=COUNTA(F63:K63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64=&quot;MATUTINO&quot;,1,IF(B64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101" table:formula="msoxl:=VLOOKUP(E64,Cad_Professor!$A$5:$C$342,3,TRUE)" table:content-validation-name="val3" table:style-name="ce37">
            <text:p>101</text:p>
          </table:table-cell>
          <table:table-cell office:value-type="string" table:style-name="ce26">
            <text:p>DILZA GOMES DE OMENA</text:p>
          </table:table-cell>
          <table:table-cell office:value-type="string" table:style-name="ce1">
            <text:p>512-B</text:p>
          </table:table-cell>
          <table:table-cell office:value-type="string" table:style-name="ce1">
            <text:p>512-B</text:p>
          </table:table-cell>
          <table:table-cell table:number-columns-repeated="5" table:style-name="ce1"/>
          <table:table-cell office:value-type="float" office:value="2" table:formula="msoxl:=COUNTA(F64:K6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65=&quot;MATUTINO&quot;,1,IF(B65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262" table:formula="msoxl:=VLOOKUP(E65,Cad_Professor!$A$5:$C$342,3,TRUE)" table:content-validation-name="val3" table:style-name="ce37">
            <text:p>262</text:p>
          </table:table-cell>
          <table:table-cell office:value-type="string" table:style-name="ce26">
            <text:p>MICHEL PONDEUS DE CARVALHO</text:p>
          </table:table-cell>
          <table:table-cell table:number-columns-repeated="3" table:style-name="ce1"/>
          <table:table-cell office:value-type="string" table:style-name="ce1">
            <text:p>613-A</text:p>
          </table:table-cell>
          <table:table-cell table:number-columns-repeated="3" table:style-name="ce1"/>
          <table:table-cell office:value-type="float" office:value="1" table:formula="msoxl:=COUNTA(F65:K65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66=&quot;MATUTINO&quot;,1,IF(B66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13" table:formula="msoxl:=VLOOKUP(E66,Cad_Professor!$A$5:$C$342,3,TRUE)" table:content-validation-name="val3" table:style-name="ce37">
            <text:p>13</text:p>
          </table:table-cell>
          <table:table-cell office:value-type="string" table:style-name="ce26">
            <text:p>ALEXANDRE CUNHA MACHADO</text:p>
          </table:table-cell>
          <table:table-cell table:number-columns-repeated="3" table:style-name="ce1"/>
          <table:table-cell office:value-type="string" table:style-name="ce1">
            <text:p>214-A</text:p>
          </table:table-cell>
          <table:table-cell office:value-type="string" table:style-name="ce1">
            <text:p>214-A</text:p>
          </table:table-cell>
          <table:table-cell office:value-type="string" table:style-name="ce1">
            <text:p>214-A</text:p>
          </table:table-cell>
          <table:table-cell table:style-name="ce1"/>
          <table:table-cell office:value-type="float" office:value="3" table:formula="msoxl:=COUNTA(F66:K66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67=&quot;MATUTINO&quot;,1,IF(B67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326" table:formula="msoxl:=VLOOKUP(E67,Cad_Professor!$A$5:$C$342,3,TRUE)" table:content-validation-name="val3" table:style-name="ce37">
            <text:p>326</text:p>
          </table:table-cell>
          <table:table-cell office:value-type="string" table:style-name="ce26">
            <text:p>VALMIR PIMENTEL AMARAL</text:p>
          </table:table-cell>
          <table:table-cell table:style-name="ce1"/>
          <table:table-cell office:value-type="string" table:style-name="ce1">
            <text:p>314-A</text:p>
          </table:table-cell>
          <table:table-cell table:number-columns-repeated="5" table:style-name="ce1"/>
          <table:table-cell office:value-type="float" office:value="1" table:formula="msoxl:=COUNTA(F67:K67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68=&quot;MATUTINO&quot;,1,IF(B68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276" table:formula="msoxl:=VLOOKUP(E68,Cad_Professor!$A$5:$C$342,3,TRUE)" table:content-validation-name="val3" table:style-name="ce37">
            <text:p>276</text:p>
          </table:table-cell>
          <table:table-cell office:value-type="string" table:style-name="ce26">
            <text:p>POLIANA PIMENTEL SILVA</text:p>
          </table:table-cell>
          <table:table-cell table:number-columns-repeated="4" table:style-name="ce1"/>
          <table:table-cell office:value-type="string" table:style-name="ce1">
            <text:p>414-A</text:p>
          </table:table-cell>
          <table:table-cell table:number-columns-repeated="2" table:style-name="ce1"/>
          <table:table-cell office:value-type="float" office:value="1" table:formula="msoxl:=COUNTA(F68:K68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69=&quot;MATUTINO&quot;,1,IF(B69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2T00:00:00" table:content-validation-name="val1" table:style-name="ce25">
            <text:p>12/09/2019</text:p>
          </table:table-cell>
          <table:table-cell office:value-type="float" office:value="276" table:formula="msoxl:=VLOOKUP(E69,Cad_Professor!$A$5:$C$342,3,TRUE)" table:content-validation-name="val3" table:style-name="ce37">
            <text:p>276</text:p>
          </table:table-cell>
          <table:table-cell office:value-type="string" table:style-name="ce26">
            <text:p>POLIANA PIMENTEL SILVA</text:p>
          </table:table-cell>
          <table:table-cell table:style-name="ce1"/>
          <table:table-cell office:value-type="string" table:style-name="ce1">
            <text:p>714-A</text:p>
          </table:table-cell>
          <table:table-cell table:number-columns-repeated="5" table:style-name="ce1"/>
          <table:table-cell office:value-type="float" office:value="1" table:formula="msoxl:=COUNTA(F69:K69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70=&quot;MATUTINO&quot;,1,IF(B70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2T00:00:00" table:content-validation-name="val1" table:style-name="ce25">
            <text:p>12/09/2019</text:p>
          </table:table-cell>
          <table:table-cell office:value-type="float" office:value="228" table:formula="msoxl:=VLOOKUP(E70,Cad_Professor!$A$5:$C$342,3,TRUE)" table:content-validation-name="val3" table:style-name="ce37">
            <text:p>228</text:p>
          </table:table-cell>
          <table:table-cell office:value-type="string" table:style-name="ce26">
            <text:p>LUIZ ANTONIO COSTA SILVA</text:p>
          </table:table-cell>
          <table:table-cell table:style-name="ce1"/>
          <table:table-cell office:value-type="string" table:style-name="ce1">
            <text:p>DESING.1-P</text:p>
          </table:table-cell>
          <table:table-cell office:value-type="string" table:style-name="ce1">
            <text:p>DESING.1-P</text:p>
          </table:table-cell>
          <table:table-cell office:value-type="string" table:style-name="ce1">
            <text:p>DESING.1-P</text:p>
          </table:table-cell>
          <table:table-cell office:value-type="string" table:style-name="ce1">
            <text:p>DESING.1-P</text:p>
          </table:table-cell>
          <table:table-cell table:number-columns-repeated="2" table:style-name="ce1"/>
          <table:table-cell office:value-type="float" office:value="4" table:formula="msoxl:=COUNTA(F70:K70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71=&quot;MATUTINO&quot;,1,IF(B71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2T00:00:00" table:content-validation-name="val1" table:style-name="ce25">
            <text:p>12/09/2019</text:p>
          </table:table-cell>
          <table:table-cell office:value-type="float" office:value="60" table:formula="msoxl:=VLOOKUP(E71,Cad_Professor!$A$5:$C$342,3,TRUE)" table:content-validation-name="val3" table:style-name="ce37">
            <text:p>60</text:p>
          </table:table-cell>
          <table:table-cell office:value-type="string" table:style-name="ce26">
            <text:p>CARLOS ALBERTO DE HYBI CERQUEIRA</text:p>
          </table:table-cell>
          <table:table-cell table:number-columns-repeated="4" table:style-name="ce1"/>
          <table:table-cell office:value-type="string" table:style-name="ce1">
            <text:p>414-A</text:p>
          </table:table-cell>
          <table:table-cell office:value-type="string" table:style-name="ce1">
            <text:p>414-A</text:p>
          </table:table-cell>
          <table:table-cell table:style-name="ce1"/>
          <table:table-cell office:value-type="float" office:value="2" table:formula="msoxl:=COUNTA(F71:K7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72=&quot;MATUTINO&quot;,1,IF(B72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2T00:00:00" table:content-validation-name="val1" table:style-name="ce25">
            <text:p>12/09/2019</text:p>
          </table:table-cell>
          <table:table-cell office:value-type="float" office:value="13" table:formula="msoxl:=VLOOKUP(E72,Cad_Professor!$A$5:$C$342,3,TRUE)" table:content-validation-name="val3" table:style-name="ce37">
            <text:p>13</text:p>
          </table:table-cell>
          <table:table-cell office:value-type="string" table:style-name="ce26">
            <text:p>ALEXANDRE CUNHA MACHADO</text:p>
          </table:table-cell>
          <table:table-cell table:number-columns-repeated="2" table:style-name="ce1"/>
          <table:table-cell office:value-type="string" table:style-name="ce1">
            <text:p>E.C4-P</text:p>
          </table:table-cell>
          <table:table-cell office:value-type="string" table:style-name="ce1">
            <text:p>E.C4-P</text:p>
          </table:table-cell>
          <table:table-cell table:number-columns-repeated="3" table:style-name="ce1"/>
          <table:table-cell office:value-type="float" office:value="2" table:formula="msoxl:=COUNTA(F72:K7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73=&quot;MATUTINO&quot;,1,IF(B73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18" table:formula="msoxl:=VLOOKUP(E73,Cad_Professor!$A$5:$C$342,3,TRUE)" table:content-validation-name="val3" table:style-name="ce37">
            <text:p>18</text:p>
          </table:table-cell>
          <table:table-cell office:value-type="string" table:style-name="ce26">
            <text:p>ALEXANDRE LUIZ DE HOLANDA PADILHA</text:p>
          </table:table-cell>
          <table:table-cell table:number-columns-repeated="2" table:style-name="ce1"/>
          <table:table-cell office:value-type="string" table:style-name="ce1">
            <text:p>213-A</text:p>
          </table:table-cell>
          <table:table-cell office:value-type="string" table:style-name="ce1">
            <text:p>213-A</text:p>
          </table:table-cell>
          <table:table-cell office:value-type="string" table:style-name="ce1">
            <text:p>212-A</text:p>
          </table:table-cell>
          <table:table-cell office:value-type="string" table:style-name="ce1">
            <text:p>212-A</text:p>
          </table:table-cell>
          <table:table-cell table:style-name="ce1"/>
          <table:table-cell office:value-type="float" office:value="4" table:formula="msoxl:=COUNTA(F73:K73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74=&quot;MATUTINO&quot;,1,IF(B74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162" table:formula="msoxl:=VLOOKUP(E74,Cad_Professor!$A$5:$C$342,3,TRUE)" table:content-validation-name="val3" table:style-name="ce37">
            <text:p>162</text:p>
          </table:table-cell>
          <table:table-cell office:value-type="string" table:style-name="ce26">
            <text:p>GUSTAVO PESSOA</text:p>
          </table:table-cell>
          <table:table-cell office:value-type="string" table:style-name="ce1">
            <text:p>511-A</text:p>
          </table:table-cell>
          <table:table-cell office:value-type="string" table:style-name="ce1">
            <text:p>511-A</text:p>
          </table:table-cell>
          <table:table-cell table:style-name="ce1"/>
          <table:table-cell office:value-type="string" table:style-name="ce1">
            <text:p>411-B</text:p>
          </table:table-cell>
          <table:table-cell office:value-type="string" table:style-name="ce1">
            <text:p>411-B</text:p>
          </table:table-cell>
          <table:table-cell table:number-columns-repeated="2" table:style-name="ce1"/>
          <table:table-cell office:value-type="float" office:value="4" table:formula="msoxl:=COUNTA(F74:K74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75=&quot;MATUTINO&quot;,1,IF(B75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7" table:formula="msoxl:=VLOOKUP(E75,Cad_Professor!$A$5:$C$342,3,TRUE)" table:content-validation-name="val3" table:style-name="ce37">
            <text:p>7</text:p>
          </table:table-cell>
          <table:table-cell office:value-type="string" table:style-name="ce26">
            <text:p>ADRIANO MALTA LOBO</text:p>
          </table:table-cell>
          <table:table-cell office:value-type="string" table:style-name="ce1">
            <text:p>211-A</text:p>
          </table:table-cell>
          <table:table-cell office:value-type="string" table:style-name="ce1">
            <text:p>211-A</text:p>
          </table:table-cell>
          <table:table-cell table:number-columns-repeated="5" table:style-name="ce1"/>
          <table:table-cell office:value-type="float" office:value="2" table:formula="msoxl:=COUNTA(F75:K7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76=&quot;MATUTINO&quot;,1,IF(B76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338" table:formula="msoxl:=VLOOKUP(E76,Cad_Professor!$A$5:$C$342,3,TRUE)" table:content-validation-name="val3" table:style-name="ce37">
            <text:p>338</text:p>
          </table:table-cell>
          <table:table-cell office:value-type="string" table:style-name="ce26">
            <text:p>YVES MAIA DE ALBUQUERQUE</text:p>
          </table:table-cell>
          <table:table-cell office:value-type="string" table:style-name="ce1">
            <text:p>713-A</text:p>
          </table:table-cell>
          <table:table-cell office:value-type="string" table:style-name="ce1">
            <text:p>713-A</text:p>
          </table:table-cell>
          <table:table-cell table:number-columns-repeated="5" table:style-name="ce1"/>
          <table:table-cell office:value-type="float" office:value="2" table:formula="msoxl:=COUNTA(F76:K7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77=&quot;MATUTINO&quot;,1,IF(B77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241" table:formula="msoxl:=VLOOKUP(E77,Cad_Professor!$A$5:$C$342,3,TRUE)" table:content-validation-name="val3" table:style-name="ce37">
            <text:p>241</text:p>
          </table:table-cell>
          <table:table-cell office:value-type="string" table:style-name="ce26">
            <text:p>MARCIO DE CARVALHO GOBBI</text:p>
          </table:table-cell>
          <table:table-cell office:value-type="string" table:style-name="ce1">
            <text:p>413-B</text:p>
          </table:table-cell>
          <table:table-cell office:value-type="string" table:style-name="ce1">
            <text:p>413-B</text:p>
          </table:table-cell>
          <table:table-cell office:value-type="string" table:style-name="ce1">
            <text:p>413-B</text:p>
          </table:table-cell>
          <table:table-cell table:number-columns-repeated="4" table:style-name="ce1"/>
          <table:table-cell office:value-type="float" office:value="3" table:formula="msoxl:=COUNTA(F77:K77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78=&quot;MATUTINO&quot;,1,IF(B78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7T00:00:00" table:content-validation-name="val1" table:style-name="ce25">
            <text:p>17/09/2019</text:p>
          </table:table-cell>
          <table:table-cell office:value-type="float" office:value="338" table:formula="msoxl:=VLOOKUP(E78,Cad_Professor!$A$5:$C$342,3,TRUE)" table:content-validation-name="val3" table:style-name="ce37">
            <text:p>338</text:p>
          </table:table-cell>
          <table:table-cell office:value-type="string" table:style-name="ce26">
            <text:p>YVES MAIA DE ALBUQUERQUE</text:p>
          </table:table-cell>
          <table:table-cell office:value-type="string" table:style-name="ce1">
            <text:p>512-A</text:p>
          </table:table-cell>
          <table:table-cell office:value-type="string" table:style-name="ce1">
            <text:p>512-A</text:p>
          </table:table-cell>
          <table:table-cell table:number-columns-repeated="5" table:style-name="ce1"/>
          <table:table-cell office:value-type="float" office:value="2" table:formula="msoxl:=COUNTA(F78:K7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79=&quot;MATUTINO&quot;,1,IF(B79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7T00:00:00" table:content-validation-name="val1" table:style-name="ce25">
            <text:p>17/09/2019</text:p>
          </table:table-cell>
          <table:table-cell office:value-type="float" office:value="20" table:formula="msoxl:=VLOOKUP(E79,Cad_Professor!$A$5:$C$342,3,TRUE)" table:content-validation-name="val3" table:style-name="ce37">
            <text:p>20</text:p>
          </table:table-cell>
          <table:table-cell office:value-type="string" table:style-name="ce26">
            <text:p>ALICE MARIA MARINHO RODRIGUES LIMA</text:p>
          </table:table-cell>
          <table:table-cell table:style-name="ce1"/>
          <table:table-cell office:value-type="string" table:style-name="ce1">
            <text:p>711-A</text:p>
          </table:table-cell>
          <table:table-cell table:style-name="ce1"/>
          <table:table-cell office:value-type="string" table:style-name="ce1">
            <text:p>214-A</text:p>
          </table:table-cell>
          <table:table-cell office:value-type="string" table:style-name="ce1">
            <text:p>611-A</text:p>
          </table:table-cell>
          <table:table-cell table:number-columns-repeated="2" table:style-name="ce1"/>
          <table:table-cell office:value-type="float" office:value="3" table:formula="msoxl:=COUNTA(F79:K79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80=&quot;MATUTINO&quot;,1,IF(B80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7T00:00:00" table:content-validation-name="val1" table:style-name="ce25">
            <text:p>17/09/2019</text:p>
          </table:table-cell>
          <table:table-cell office:value-type="float" office:value="18" table:formula="msoxl:=VLOOKUP(E80,Cad_Professor!$A$5:$C$342,3,TRUE)" table:content-validation-name="val3" table:style-name="ce37">
            <text:p>18</text:p>
          </table:table-cell>
          <table:table-cell office:value-type="string" table:style-name="ce26">
            <text:p>ALEXANDRE LUIZ DE HOLANDA PADILHA</text:p>
          </table:table-cell>
          <table:table-cell office:value-type="string" table:style-name="ce1">
            <text:p>413-B</text:p>
          </table:table-cell>
          <table:table-cell office:value-type="string" table:style-name="ce1">
            <text:p>413-B</text:p>
          </table:table-cell>
          <table:table-cell table:number-columns-repeated="5" table:style-name="ce1"/>
          <table:table-cell office:value-type="float" office:value="2" table:formula="msoxl:=COUNTA(F80:K8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81=&quot;MATUTINO&quot;,1,IF(B81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7T00:00:00" table:content-validation-name="val1" table:style-name="ce25">
            <text:p>17/09/2019</text:p>
          </table:table-cell>
          <table:table-cell office:value-type="float" office:value="42" table:formula="msoxl:=VLOOKUP(E81,Cad_Professor!$A$5:$C$342,3,TRUE)" table:content-validation-name="val3" table:style-name="ce37">
            <text:p>42</text:p>
          </table:table-cell>
          <table:table-cell office:value-type="string" table:style-name="ce26">
            <text:p>ANTONIO CICERO DE ARAUJO</text:p>
          </table:table-cell>
          <table:table-cell office:value-type="string" table:style-name="ce1">
            <text:p>413-A</text:p>
          </table:table-cell>
          <table:table-cell office:value-type="string" table:style-name="ce1">
            <text:p>413-A</text:p>
          </table:table-cell>
          <table:table-cell table:number-columns-repeated="5" table:style-name="ce1"/>
          <table:table-cell office:value-type="float" office:value="2" table:formula="msoxl:=COUNTA(F81:K8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82=&quot;MATUTINO&quot;,1,IF(B82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276" table:formula="msoxl:=VLOOKUP(E82,Cad_Professor!$A$5:$C$342,3,TRUE)" table:content-validation-name="val3" table:style-name="ce37">
            <text:p>276</text:p>
          </table:table-cell>
          <table:table-cell office:value-type="string" table:style-name="ce26">
            <text:p>POLIANA PIMENTEL SILVA</text:p>
          </table:table-cell>
          <table:table-cell office:value-type="string" table:style-name="ce1">
            <text:p>724-A</text:p>
          </table:table-cell>
          <table:table-cell office:value-type="string" table:style-name="ce1">
            <text:p>324-A</text:p>
          </table:table-cell>
          <table:table-cell office:value-type="string" table:style-name="ce1">
            <text:p>222-A</text:p>
          </table:table-cell>
          <table:table-cell office:value-type="string" table:style-name="ce1">
            <text:p>222-A</text:p>
          </table:table-cell>
          <table:table-cell office:value-type="string" table:style-name="ce1">
            <text:p>323-A</text:p>
          </table:table-cell>
          <table:table-cell office:value-type="string" table:style-name="ce1">
            <text:p>323-A</text:p>
          </table:table-cell>
          <table:table-cell table:style-name="ce1"/>
          <table:table-cell office:value-type="float" office:value="6" table:formula="msoxl:=COUNTA(F82:K82)" table:style-name="ce1">
            <text:p>6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83=&quot;MATUTINO&quot;,1,IF(B83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3" table:formula="msoxl:=VLOOKUP(E83,Cad_Professor!$A$5:$C$342,3,TRUE)" table:content-validation-name="val3" table:style-name="ce37">
            <text:p>3</text:p>
          </table:table-cell>
          <table:table-cell office:value-type="string" table:style-name="ce26">
            <text:p>ADELAYDE RODRIGUES A. DE OLIVEIRA</text:p>
          </table:table-cell>
          <table:table-cell table:number-columns-repeated="2" table:style-name="ce1"/>
          <table:table-cell office:value-type="string" table:style-name="ce1">
            <text:p>423-A</text:p>
          </table:table-cell>
          <table:table-cell office:value-type="string" table:style-name="ce1">
            <text:p>423-A</text:p>
          </table:table-cell>
          <table:table-cell table:number-columns-repeated="3" table:style-name="ce1"/>
          <table:table-cell office:value-type="float" office:value="2" table:formula="msoxl:=COUNTA(F83:K8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84=&quot;MATUTINO&quot;,1,IF(B84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291" table:formula="msoxl:=VLOOKUP(E84,Cad_Professor!$A$5:$C$342,3,TRUE)" table:content-validation-name="val3" table:style-name="ce37">
            <text:p>291</text:p>
          </table:table-cell>
          <table:table-cell office:value-type="string" table:style-name="ce26">
            <text:p>ROMILDO JOSE DE SOUZA</text:p>
          </table:table-cell>
          <table:table-cell office:value-type="string" table:style-name="ce1">
            <text:p>524-A</text:p>
          </table:table-cell>
          <table:table-cell table:number-columns-repeated="6" table:style-name="ce1"/>
          <table:table-cell office:value-type="float" office:value="1" table:formula="msoxl:=COUNTA(F84:K84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85=&quot;MATUTINO&quot;,1,IF(B85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83" table:formula="msoxl:=VLOOKUP(E85,Cad_Professor!$A$5:$C$342,3,TRUE)" table:content-validation-name="val3" table:style-name="ce37">
            <text:p>83</text:p>
          </table:table-cell>
          <table:table-cell office:value-type="string" table:style-name="ce26">
            <text:p>DACIO LOPES CAMERINO FILHO</text:p>
          </table:table-cell>
          <table:table-cell table:number-columns-repeated="4" table:style-name="ce1"/>
          <table:table-cell office:value-type="string" table:style-name="ce1">
            <text:p>623-A</text:p>
          </table:table-cell>
          <table:table-cell office:value-type="string" table:style-name="ce1">
            <text:p>623-A</text:p>
          </table:table-cell>
          <table:table-cell table:style-name="ce1"/>
          <table:table-cell office:value-type="float" office:value="2" table:formula="msoxl:=COUNTA(F85:K8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86=&quot;MATUTINO&quot;,1,IF(B86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34" table:formula="msoxl:=VLOOKUP(E86,Cad_Professor!$A$5:$C$342,3,TRUE)" table:content-validation-name="val3" table:style-name="ce37">
            <text:p>34</text:p>
          </table:table-cell>
          <table:table-cell office:value-type="string" table:style-name="ce26">
            <text:p>ANDREA PEREIRA MORAES</text:p>
          </table:table-cell>
          <table:table-cell table:style-name="ce1"/>
          <table:table-cell office:value-type="string" table:style-name="ce1">
            <text:p>724-A</text:p>
          </table:table-cell>
          <table:table-cell table:style-name="ce1"/>
          <table:table-cell office:value-type="string" table:style-name="ce1">
            <text:p>221-A</text:p>
          </table:table-cell>
          <table:table-cell table:number-columns-repeated="3" table:style-name="ce1"/>
          <table:table-cell office:value-type="float" office:value="2" table:formula="msoxl:=COUNTA(F86:K8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87=&quot;MATUTINO&quot;,1,IF(B87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207" table:formula="msoxl:=VLOOKUP(E87,Cad_Professor!$A$5:$C$342,3,TRUE)" table:content-validation-name="val3" table:style-name="ce37">
            <text:p>207</text:p>
          </table:table-cell>
          <table:table-cell office:value-type="string" table:style-name="ce26">
            <text:p>JOSE ROBERTO NUNES DO SANTOS</text:p>
          </table:table-cell>
          <table:table-cell office:value-type="string" table:style-name="ce1">
            <text:p>621-A</text:p>
          </table:table-cell>
          <table:table-cell table:style-name="ce1"/>
          <table:table-cell office:value-type="string" table:style-name="ce1">
            <text:p>521-A</text:p>
          </table:table-cell>
          <table:table-cell office:value-type="string" table:style-name="ce1">
            <text:p>221-B</text:p>
          </table:table-cell>
          <table:table-cell table:style-name="ce1"/>
          <table:table-cell office:value-type="string" table:style-name="ce1">
            <text:p>221-A</text:p>
          </table:table-cell>
          <table:table-cell table:style-name="ce1"/>
          <table:table-cell office:value-type="float" office:value="4" table:formula="msoxl:=COUNTA(F87:K87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88=&quot;MATUTINO&quot;,1,IF(B88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338" table:formula="msoxl:=VLOOKUP(E88,Cad_Professor!$A$5:$C$342,3,TRUE)" table:content-validation-name="val3" table:style-name="ce37">
            <text:p>338</text:p>
          </table:table-cell>
          <table:table-cell office:value-type="string" table:style-name="ce26">
            <text:p>YVES MAIA DE ALBUQUERQUE</text:p>
          </table:table-cell>
          <table:table-cell office:value-type="string" table:style-name="ce1">
            <text:p>521-A</text:p>
          </table:table-cell>
          <table:table-cell office:value-type="string" table:style-name="ce1">
            <text:p>521-A</text:p>
          </table:table-cell>
          <table:table-cell table:number-columns-repeated="5" table:style-name="ce1"/>
          <table:table-cell office:value-type="float" office:value="2" table:formula="msoxl:=COUNTA(F88:K8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89=&quot;MATUTINO&quot;,1,IF(B89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184" table:formula="msoxl:=VLOOKUP(E89,Cad_Professor!$A$5:$C$342,3,TRUE)" table:content-validation-name="val3" table:style-name="ce37">
            <text:p>184</text:p>
          </table:table-cell>
          <table:table-cell office:value-type="string" table:style-name="ce26">
            <text:p>JEANE MARIA DE MELO</text:p>
          </table:table-cell>
          <table:table-cell table:number-columns-repeated="3" table:style-name="ce1"/>
          <table:table-cell office:value-type="string" table:style-name="ce1">
            <text:p>621-A</text:p>
          </table:table-cell>
          <table:table-cell table:number-columns-repeated="3" table:style-name="ce1"/>
          <table:table-cell office:value-type="float" office:value="1" table:formula="msoxl:=COUNTA(F89:K89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90=&quot;MATUTINO&quot;,1,IF(B90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191" table:formula="msoxl:=VLOOKUP(E90,Cad_Professor!$A$5:$C$342,3,TRUE)" table:content-validation-name="val3" table:style-name="ce37">
            <text:p>191</text:p>
          </table:table-cell>
          <table:table-cell office:value-type="string" table:style-name="ce26">
            <text:p>JOAQUIM ALEXANDRE MOREIRA AZEVEDO</text:p>
          </table:table-cell>
          <table:table-cell office:value-type="string" table:style-name="ce1">
            <text:p>721-B</text:p>
          </table:table-cell>
          <table:table-cell office:value-type="string" table:style-name="ce1">
            <text:p>721-B</text:p>
          </table:table-cell>
          <table:table-cell table:number-columns-repeated="2" table:style-name="ce1"/>
          <table:table-cell office:value-type="string" table:style-name="ce1">
            <text:p>222-B</text:p>
          </table:table-cell>
          <table:table-cell office:value-type="string" table:style-name="ce1">
            <text:p>222-B</text:p>
          </table:table-cell>
          <table:table-cell table:style-name="ce1"/>
          <table:table-cell office:value-type="float" office:value="4" table:formula="msoxl:=COUNTA(F90:K90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91=&quot;MATUTINO&quot;,1,IF(B91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226" table:formula="msoxl:=VLOOKUP(E91,Cad_Professor!$A$5:$C$342,3,TRUE)" table:content-validation-name="val3" table:style-name="ce37">
            <text:p>226</text:p>
          </table:table-cell>
          <table:table-cell office:value-type="string" table:style-name="ce26">
            <text:p>LUCIANO MARRA</text:p>
          </table:table-cell>
          <table:table-cell table:number-columns-repeated="4" table:style-name="ce1"/>
          <table:table-cell office:value-type="string" table:style-name="ce1">
            <text:p>922-A</text:p>
          </table:table-cell>
          <table:table-cell table:number-columns-repeated="2" table:style-name="ce1"/>
          <table:table-cell office:value-type="float" office:value="1" table:formula="msoxl:=COUNTA(F91:K91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92=&quot;MATUTINO&quot;,1,IF(B92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235" table:formula="msoxl:=VLOOKUP(E92,Cad_Professor!$A$5:$C$342,3,TRUE)" table:content-validation-name="val3" table:style-name="ce37">
            <text:p>235</text:p>
          </table:table-cell>
          <table:table-cell office:value-type="string" table:style-name="ce26">
            <text:p>MANOEL MARTINS DOS SANTOS FILHO</text:p>
          </table:table-cell>
          <table:table-cell table:number-columns-repeated="5" table:style-name="ce1"/>
          <table:table-cell office:value-type="string" table:style-name="ce1">
            <text:p>B.E.C1-P</text:p>
          </table:table-cell>
          <table:table-cell table:style-name="ce1"/>
          <table:table-cell office:value-type="float" office:value="1" table:formula="msoxl:=COUNTA(F92:K92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93=&quot;MATUTINO&quot;,1,IF(B93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189" table:formula="msoxl:=VLOOKUP(E93,Cad_Professor!$A$5:$C$342,3,TRUE)" table:content-validation-name="val3" table:style-name="ce37">
            <text:p>189</text:p>
          </table:table-cell>
          <table:table-cell office:value-type="string" table:style-name="ce26">
            <text:p>JOAO GILBERTO TEIXEIRA SILVA</text:p>
          </table:table-cell>
          <table:table-cell table:number-columns-repeated="2" table:style-name="ce1"/>
          <table:table-cell office:value-type="string" table:style-name="ce1">
            <text:p>B.E.C7-P</text:p>
          </table:table-cell>
          <table:table-cell office:value-type="string" table:style-name="ce1">
            <text:p>B.E.C7-P</text:p>
          </table:table-cell>
          <table:table-cell table:number-columns-repeated="3" table:style-name="ce1"/>
          <table:table-cell office:value-type="float" office:value="2" table:formula="msoxl:=COUNTA(F93:K9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94=&quot;MATUTINO&quot;,1,IF(B94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3T00:00:00" table:content-validation-name="val1" table:style-name="ce25">
            <text:p>03/09/2019</text:p>
          </table:table-cell>
          <table:table-cell office:value-type="float" office:value="159" table:formula="msoxl:=VLOOKUP(E94,Cad_Professor!$A$5:$C$342,3,TRUE)" table:content-validation-name="val3" table:style-name="ce37">
            <text:p>159</text:p>
          </table:table-cell>
          <table:table-cell office:value-type="string" table:style-name="ce26">
            <text:p>GRACINO FRANCISCO RODRIGUES</text:p>
          </table:table-cell>
          <table:table-cell table:number-columns-repeated="4" table:style-name="ce1"/>
          <table:table-cell office:value-type="string" table:style-name="ce1">
            <text:p>B.E.C3-P</text:p>
          </table:table-cell>
          <table:table-cell office:value-type="string" table:style-name="ce1">
            <text:p>B.E.C3-P</text:p>
          </table:table-cell>
          <table:table-cell table:style-name="ce1"/>
          <table:table-cell office:value-type="float" office:value="2" table:formula="msoxl:=COUNTA(F94:K9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95=&quot;MATUTINO&quot;,1,IF(B95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3T00:00:00" table:content-validation-name="val1" table:style-name="ce25">
            <text:p>03/09/2019</text:p>
          </table:table-cell>
          <table:table-cell office:value-type="float" office:value="234" table:formula="msoxl:=VLOOKUP(E95,Cad_Professor!$A$5:$C$342,3,TRUE)" table:content-validation-name="val3" table:style-name="ce37">
            <text:p>234</text:p>
          </table:table-cell>
          <table:table-cell office:value-type="string" table:style-name="ce26">
            <text:p>MAJORES DE OMENA TENORIO</text:p>
          </table:table-cell>
          <table:table-cell table:number-columns-repeated="2" table:style-name="ce1"/>
          <table:table-cell office:value-type="string" table:style-name="ce1">
            <text:p>B.E.C7-P</text:p>
          </table:table-cell>
          <table:table-cell office:value-type="string" table:style-name="ce1">
            <text:p>B.E.C7-P</text:p>
          </table:table-cell>
          <table:table-cell table:number-columns-repeated="3" table:style-name="ce1"/>
          <table:table-cell office:value-type="float" office:value="2" table:formula="msoxl:=COUNTA(F95:K9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96=&quot;MATUTINO&quot;,1,IF(B96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3T00:00:00" table:content-validation-name="val1" table:style-name="ce25">
            <text:p>03/09/2019</text:p>
          </table:table-cell>
          <table:table-cell office:value-type="float" office:value="226" table:formula="msoxl:=VLOOKUP(E96,Cad_Professor!$A$5:$C$342,3,TRUE)" table:content-validation-name="val3" table:style-name="ce37">
            <text:p>226</text:p>
          </table:table-cell>
          <table:table-cell office:value-type="string" table:style-name="ce26">
            <text:p>LUCIANO MARRA</text:p>
          </table:table-cell>
          <table:table-cell table:style-name="ce1"/>
          <table:table-cell office:value-type="string" table:style-name="ce1">
            <text:p>522-A</text:p>
          </table:table-cell>
          <table:table-cell office:value-type="string" table:style-name="ce1">
            <text:p>322-A</text:p>
          </table:table-cell>
          <table:table-cell office:value-type="string" table:style-name="ce1">
            <text:p>421-A</text:p>
          </table:table-cell>
          <table:table-cell table:number-columns-repeated="3" table:style-name="ce1"/>
          <table:table-cell office:value-type="float" office:value="3" table:formula="msoxl:=COUNTA(F96:K96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97=&quot;MATUTINO&quot;,1,IF(B97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3T00:00:00" table:content-validation-name="val1" table:style-name="ce25">
            <text:p>03/09/2019</text:p>
          </table:table-cell>
          <table:table-cell office:value-type="float" office:value="333" table:formula="msoxl:=VLOOKUP(E97,Cad_Professor!$A$5:$C$342,3,TRUE)" table:content-validation-name="val3" table:style-name="ce37">
            <text:p>333</text:p>
          </table:table-cell>
          <table:table-cell office:value-type="string" table:style-name="ce26">
            <text:p>WANDERLAN SANTOS PORTO</text:p>
          </table:table-cell>
          <table:table-cell office:value-type="string" table:style-name="ce1">
            <text:p>324-A</text:p>
          </table:table-cell>
          <table:table-cell table:style-name="ce1"/>
          <table:table-cell office:value-type="string" table:style-name="ce1">
            <text:p>424-A</text:p>
          </table:table-cell>
          <table:table-cell office:value-type="string" table:style-name="ce1">
            <text:p>421-A</text:p>
          </table:table-cell>
          <table:table-cell table:number-columns-repeated="3" table:style-name="ce1"/>
          <table:table-cell office:value-type="float" office:value="3" table:formula="msoxl:=COUNTA(F97:K97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98=&quot;MATUTINO&quot;,1,IF(B98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3T00:00:00" table:content-validation-name="val1" table:style-name="ce25">
            <text:p>03/09/2019</text:p>
          </table:table-cell>
          <table:table-cell office:value-type="float" office:value="3" table:formula="msoxl:=VLOOKUP(E98,Cad_Professor!$A$5:$C$342,3,TRUE)" table:content-validation-name="val3" table:style-name="ce37">
            <text:p>3</text:p>
          </table:table-cell>
          <table:table-cell office:value-type="string" table:style-name="ce26">
            <text:p>ADELAYDE RODRIGUES A. DE OLIVEIRA</text:p>
          </table:table-cell>
          <table:table-cell table:number-columns-repeated="2" table:style-name="ce1"/>
          <table:table-cell office:value-type="string" table:style-name="ce1">
            <text:p>423-A</text:p>
          </table:table-cell>
          <table:table-cell table:number-columns-repeated="4" table:style-name="ce1"/>
          <table:table-cell office:value-type="float" office:value="1" table:formula="msoxl:=COUNTA(F98:K98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99=&quot;MATUTINO&quot;,1,IF(B99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3T00:00:00" table:content-validation-name="val1" table:style-name="ce25">
            <text:p>03/09/2019</text:p>
          </table:table-cell>
          <table:table-cell office:value-type="float" office:value="291" table:formula="msoxl:=VLOOKUP(E99,Cad_Professor!$A$5:$C$342,3,TRUE)" table:content-validation-name="val3" table:style-name="ce37">
            <text:p>291</text:p>
          </table:table-cell>
          <table:table-cell office:value-type="string" table:style-name="ce26">
            <text:p>ROMILDO JOSE DE SOUZA</text:p>
          </table:table-cell>
          <table:table-cell table:number-columns-repeated="2" table:style-name="ce1"/>
          <table:table-cell office:value-type="string" table:style-name="ce1">
            <text:p>522-A</text:p>
          </table:table-cell>
          <table:table-cell office:value-type="string" table:style-name="ce1">
            <text:p>522-A</text:p>
          </table:table-cell>
          <table:table-cell office:value-type="string" table:style-name="ce1">
            <text:p>522-A</text:p>
          </table:table-cell>
          <table:table-cell office:value-type="string" table:style-name="ce1">
            <text:p>522-A</text:p>
          </table:table-cell>
          <table:table-cell table:style-name="ce1"/>
          <table:table-cell office:value-type="float" office:value="4" table:formula="msoxl:=COUNTA(F99:K99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00=&quot;MATUTINO&quot;,1,IF(B100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3T00:00:00" table:content-validation-name="val1" table:style-name="ce25">
            <text:p>03/09/2019</text:p>
          </table:table-cell>
          <table:table-cell office:value-type="float" office:value="184" table:formula="msoxl:=VLOOKUP(E100,Cad_Professor!$A$5:$C$342,3,TRUE)" table:content-validation-name="val3" table:style-name="ce37">
            <text:p>184</text:p>
          </table:table-cell>
          <table:table-cell office:value-type="string" table:style-name="ce26">
            <text:p>JEANE MARIA DE MELO</text:p>
          </table:table-cell>
          <table:table-cell table:number-columns-repeated="3" table:style-name="ce1"/>
          <table:table-cell office:value-type="string" table:style-name="ce1">
            <text:p>724-A</text:p>
          </table:table-cell>
          <table:table-cell table:number-columns-repeated="3" table:style-name="ce1"/>
          <table:table-cell office:value-type="float" office:value="1" table:formula="msoxl:=COUNTA(F100:K100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01=&quot;MATUTINO&quot;,1,IF(B101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3T00:00:00" table:content-validation-name="val1" table:style-name="ce25">
            <text:p>03/09/2019</text:p>
          </table:table-cell>
          <table:table-cell office:value-type="float" office:value="164" table:formula="msoxl:=VLOOKUP(E101,Cad_Professor!$A$5:$C$342,3,TRUE)" table:content-validation-name="val3" table:style-name="ce37">
            <text:p>164</text:p>
          </table:table-cell>
          <table:table-cell office:value-type="string" table:style-name="ce26">
            <text:p>HELCIO BEZERRA DO NASCIMENTO JUNIOR</text:p>
          </table:table-cell>
          <table:table-cell table:number-columns-repeated="2" table:style-name="ce1"/>
          <table:table-cell office:value-type="string" table:style-name="ce1">
            <text:p>FISICA.2-P</text:p>
          </table:table-cell>
          <table:table-cell office:value-type="string" table:style-name="ce1">
            <text:p>FISICA.2-P</text:p>
          </table:table-cell>
          <table:table-cell table:number-columns-repeated="3" table:style-name="ce1"/>
          <table:table-cell office:value-type="float" office:value="2" table:formula="msoxl:=COUNTA(F101:K10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02=&quot;MATUTINO&quot;,1,IF(B102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3T00:00:00" table:content-validation-name="val1" table:style-name="ce25">
            <text:p>03/09/2019</text:p>
          </table:table-cell>
          <table:table-cell office:value-type="float" office:value="235" table:formula="msoxl:=VLOOKUP(E102,Cad_Professor!$A$5:$C$342,3,TRUE)" table:content-validation-name="val3" table:style-name="ce37">
            <text:p>235</text:p>
          </table:table-cell>
          <table:table-cell office:value-type="string" table:style-name="ce26">
            <text:p>MANOEL MARTINS DOS SANTOS FILHO</text:p>
          </table:table-cell>
          <table:table-cell table:number-columns-repeated="5" table:style-name="ce1"/>
          <table:table-cell office:value-type="string" table:style-name="ce1">
            <text:p>B.E.C1-P</text:p>
          </table:table-cell>
          <table:table-cell table:style-name="ce1"/>
          <table:table-cell office:value-type="float" office:value="1" table:formula="msoxl:=COUNTA(F102:K102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03=&quot;MATUTINO&quot;,1,IF(B103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3T00:00:00" table:content-validation-name="val1" table:style-name="ce25">
            <text:p>03/09/2019</text:p>
          </table:table-cell>
          <table:table-cell office:value-type="float" office:value="329" table:formula="msoxl:=VLOOKUP(E103,Cad_Professor!$A$5:$C$342,3,TRUE)" table:content-validation-name="val3" table:style-name="ce37">
            <text:p>329</text:p>
          </table:table-cell>
          <table:table-cell office:value-type="string" table:style-name="ce26">
            <text:p>VINICIUS DANTAS</text:p>
          </table:table-cell>
          <table:table-cell office:value-type="string" table:style-name="ce1">
            <text:p>B.E.C5-P</text:p>
          </table:table-cell>
          <table:table-cell office:value-type="string" table:style-name="ce1">
            <text:p>B.E.C5-P</text:p>
          </table:table-cell>
          <table:table-cell table:number-columns-repeated="5" table:style-name="ce1"/>
          <table:table-cell office:value-type="float" office:value="2" table:formula="msoxl:=COUNTA(F103:K10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04=&quot;MATUTINO&quot;,1,IF(B104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159" table:formula="msoxl:=VLOOKUP(E104,Cad_Professor!$A$5:$C$342,3,TRUE)" table:content-validation-name="val3" table:style-name="ce37">
            <text:p>159</text:p>
          </table:table-cell>
          <table:table-cell office:value-type="string" table:style-name="ce26">
            <text:p>GRACINO FRANCISCO RODRIGUES</text:p>
          </table:table-cell>
          <table:table-cell table:number-columns-repeated="2" table:style-name="ce1"/>
          <table:table-cell office:value-type="string" table:style-name="ce1">
            <text:p>B.E.C3-P</text:p>
          </table:table-cell>
          <table:table-cell office:value-type="string" table:style-name="ce1">
            <text:p>B.E.C3-P</text:p>
          </table:table-cell>
          <table:table-cell table:number-columns-repeated="3" table:style-name="ce1"/>
          <table:table-cell office:value-type="float" office:value="2" table:formula="msoxl:=COUNTA(F104:K10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05=&quot;MATUTINO&quot;,1,IF(B105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276" table:formula="msoxl:=VLOOKUP(E105,Cad_Professor!$A$5:$C$342,3,TRUE)" table:content-validation-name="val3" table:style-name="ce37">
            <text:p>276</text:p>
          </table:table-cell>
          <table:table-cell office:value-type="string" table:style-name="ce26">
            <text:p>POLIANA PIMENTEL SILVA</text:p>
          </table:table-cell>
          <table:table-cell table:number-columns-repeated="3" table:style-name="ce1"/>
          <table:table-cell office:value-type="string" table:style-name="ce1">
            <text:p>224-A</text:p>
          </table:table-cell>
          <table:table-cell table:number-columns-repeated="3" table:style-name="ce1"/>
          <table:table-cell office:value-type="float" office:value="1" table:formula="msoxl:=COUNTA(F105:K105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06=&quot;MATUTINO&quot;,1,IF(B106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226" table:formula="msoxl:=VLOOKUP(E106,Cad_Professor!$A$5:$C$342,3,TRUE)" table:content-validation-name="val3" table:style-name="ce37">
            <text:p>226</text:p>
          </table:table-cell>
          <table:table-cell office:value-type="string" table:style-name="ce26">
            <text:p>LUCIANO MARRA</text:p>
          </table:table-cell>
          <table:table-cell table:number-columns-repeated="3" table:style-name="ce1"/>
          <table:table-cell office:value-type="string" table:style-name="ce1">
            <text:p>723-A</text:p>
          </table:table-cell>
          <table:table-cell office:value-type="string" table:style-name="ce1">
            <text:p>224-A</text:p>
          </table:table-cell>
          <table:table-cell table:number-columns-repeated="2" table:style-name="ce1"/>
          <table:table-cell office:value-type="float" office:value="2" table:formula="msoxl:=COUNTA(F106:K10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07=&quot;MATUTINO&quot;,1,IF(B107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190" table:formula="msoxl:=VLOOKUP(E107,Cad_Professor!$A$5:$C$342,3,TRUE)" table:content-validation-name="val3" table:style-name="ce37">
            <text:p>190</text:p>
          </table:table-cell>
          <table:table-cell office:value-type="string" table:style-name="ce26">
            <text:p>JOAO HENRIQUE DA COSTA CARDOSO</text:p>
          </table:table-cell>
          <table:table-cell table:number-columns-repeated="4" table:style-name="ce1"/>
          <table:table-cell office:value-type="string" table:style-name="ce1">
            <text:p>321-A</text:p>
          </table:table-cell>
          <table:table-cell office:value-type="string" table:style-name="ce1">
            <text:p>321-A</text:p>
          </table:table-cell>
          <table:table-cell table:style-name="ce1"/>
          <table:table-cell office:value-type="float" office:value="2" table:formula="msoxl:=COUNTA(F107:K107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08=&quot;MATUTINO&quot;,1,IF(B108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184" table:formula="msoxl:=VLOOKUP(E108,Cad_Professor!$A$5:$C$342,3,TRUE)" table:content-validation-name="val3" table:style-name="ce37">
            <text:p>184</text:p>
          </table:table-cell>
          <table:table-cell office:value-type="string" table:style-name="ce26">
            <text:p>JEANE MARIA DE MELO</text:p>
          </table:table-cell>
          <table:table-cell office:value-type="string" table:style-name="ce1">
            <text:p>621-A</text:p>
          </table:table-cell>
          <table:table-cell office:value-type="string" table:style-name="ce1">
            <text:p>621-A</text:p>
          </table:table-cell>
          <table:table-cell table:number-columns-repeated="5" table:style-name="ce1"/>
          <table:table-cell office:value-type="float" office:value="2" table:formula="msoxl:=COUNTA(F108:K10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09=&quot;MATUTINO&quot;,1,IF(B109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107" table:formula="msoxl:=VLOOKUP(E109,Cad_Professor!$A$5:$C$342,3,TRUE)" table:content-validation-name="val3" table:style-name="ce37">
            <text:p>107</text:p>
          </table:table-cell>
          <table:table-cell office:value-type="string" table:style-name="ce26">
            <text:p>EDMAR MARINHO DE AZEVEDO</text:p>
          </table:table-cell>
          <table:table-cell table:number-columns-repeated="4" table:style-name="ce1"/>
          <table:table-cell office:value-type="string" table:style-name="ce1">
            <text:p>621-A</text:p>
          </table:table-cell>
          <table:table-cell office:value-type="string" table:style-name="ce1">
            <text:p>621-A</text:p>
          </table:table-cell>
          <table:table-cell table:style-name="ce1"/>
          <table:table-cell office:value-type="float" office:value="2" table:formula="msoxl:=COUNTA(F109:K109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10=&quot;MATUTINO&quot;,1,IF(B110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39" table:formula="msoxl:=VLOOKUP(E110,Cad_Professor!$A$5:$C$342,3,TRUE)" table:content-validation-name="val3" table:style-name="ce37">
            <text:p>39</text:p>
          </table:table-cell>
          <table:table-cell office:value-type="string" table:style-name="ce26">
            <text:p>ANTONIO ALBUQUERQUE DE SOUZA</text:p>
          </table:table-cell>
          <table:table-cell table:number-columns-repeated="3" table:style-name="ce1"/>
          <table:table-cell office:value-type="string" table:style-name="ce1">
            <text:p>724-A</text:p>
          </table:table-cell>
          <table:table-cell office:value-type="string" table:style-name="ce1">
            <text:p>724-A</text:p>
          </table:table-cell>
          <table:table-cell office:value-type="string" table:style-name="ce1">
            <text:p>724-A</text:p>
          </table:table-cell>
          <table:table-cell table:style-name="ce1"/>
          <table:table-cell office:value-type="float" office:value="3" table:formula="msoxl:=COUNTA(F110:K110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11=&quot;MATUTINO&quot;,1,IF(B111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257" table:formula="msoxl:=VLOOKUP(E111,Cad_Professor!$A$5:$C$342,3,TRUE)" table:content-validation-name="val3" table:style-name="ce37">
            <text:p>257</text:p>
          </table:table-cell>
          <table:table-cell office:value-type="string" table:style-name="ce26">
            <text:p>MARIA RENY GOMES DOS SANTOS</text:p>
          </table:table-cell>
          <table:table-cell table:number-columns-repeated="3" table:style-name="ce1"/>
          <table:table-cell office:value-type="string" table:style-name="ce1">
            <text:p>623-A</text:p>
          </table:table-cell>
          <table:table-cell table:number-columns-repeated="3" table:style-name="ce1"/>
          <table:table-cell office:value-type="float" office:value="1" table:formula="msoxl:=COUNTA(F111:K111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12=&quot;MATUTINO&quot;,1,IF(B112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204" table:formula="msoxl:=VLOOKUP(E112,Cad_Professor!$A$5:$C$342,3,TRUE)" table:content-validation-name="val3" table:style-name="ce37">
            <text:p>204</text:p>
          </table:table-cell>
          <table:table-cell office:value-type="string" table:style-name="ce26">
            <text:p>JOSE JADILSON NUNES DE MACEDO</text:p>
          </table:table-cell>
          <table:table-cell table:number-columns-repeated="4" table:style-name="ce1"/>
          <table:table-cell office:value-type="string" table:style-name="ce1">
            <text:p>923-A</text:p>
          </table:table-cell>
          <table:table-cell office:value-type="string" table:style-name="ce1">
            <text:p>923-A</text:p>
          </table:table-cell>
          <table:table-cell table:style-name="ce1"/>
          <table:table-cell office:value-type="float" office:value="2" table:formula="msoxl:=COUNTA(F112:K11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13=&quot;MATUTINO&quot;,1,IF(B113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329" table:formula="msoxl:=VLOOKUP(E113,Cad_Professor!$A$5:$C$342,3,TRUE)" table:content-validation-name="val3" table:style-name="ce37">
            <text:p>329</text:p>
          </table:table-cell>
          <table:table-cell office:value-type="string" table:style-name="ce26">
            <text:p>VINICIUS DANTAS</text:p>
          </table:table-cell>
          <table:table-cell office:value-type="string" table:style-name="ce1">
            <text:p>B.E.C5-P</text:p>
          </table:table-cell>
          <table:table-cell office:value-type="string" table:style-name="ce1">
            <text:p>B.E.C5-P</text:p>
          </table:table-cell>
          <table:table-cell table:number-columns-repeated="5" table:style-name="ce1"/>
          <table:table-cell office:value-type="float" office:value="2" table:formula="msoxl:=COUNTA(F113:K11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14=&quot;MATUTINO&quot;,1,IF(B114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13" table:formula="msoxl:=VLOOKUP(E114,Cad_Professor!$A$5:$C$342,3,TRUE)" table:content-validation-name="val3" table:style-name="ce37">
            <text:p>13</text:p>
          </table:table-cell>
          <table:table-cell office:value-type="string" table:style-name="ce26">
            <text:p>ALEXANDRE CUNHA MACHADO</text:p>
          </table:table-cell>
          <table:table-cell office:value-type="string" table:style-name="ce1">
            <text:p>B.E.C3-P</text:p>
          </table:table-cell>
          <table:table-cell office:value-type="string" table:style-name="ce1">
            <text:p>B.E.C3-P</text:p>
          </table:table-cell>
          <table:table-cell table:style-name="ce1"/>
          <table:table-cell office:value-type="string" table:style-name="ce1">
            <text:p>224-A</text:p>
          </table:table-cell>
          <table:table-cell office:value-type="string" table:style-name="ce1">
            <text:p>224-A</text:p>
          </table:table-cell>
          <table:table-cell office:value-type="string" table:style-name="ce1">
            <text:p>224-A</text:p>
          </table:table-cell>
          <table:table-cell table:style-name="ce1"/>
          <table:table-cell office:value-type="float" office:value="5" table:formula="msoxl:=COUNTA(F114:K114)" table:style-name="ce1">
            <text:p>5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15=&quot;MATUTINO&quot;,1,IF(B115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248" table:formula="msoxl:=VLOOKUP(E115,Cad_Professor!$A$5:$C$342,3,TRUE)" table:content-validation-name="val3" table:style-name="ce37">
            <text:p>248</text:p>
          </table:table-cell>
          <table:table-cell office:value-type="string" table:style-name="ce26">
            <text:p>MARIA DE FATIMA MONTEIRO MENEZES</text:p>
          </table:table-cell>
          <table:table-cell table:style-name="ce1"/>
          <table:table-cell office:value-type="string" table:style-name="ce1">
            <text:p>421-A</text:p>
          </table:table-cell>
          <table:table-cell office:value-type="string" table:style-name="ce1">
            <text:p>321-A</text:p>
          </table:table-cell>
          <table:table-cell table:style-name="ce1"/>
          <table:table-cell office:value-type="string" table:style-name="ce1">
            <text:p>621-A</text:p>
          </table:table-cell>
          <table:table-cell table:number-columns-repeated="2" table:style-name="ce1"/>
          <table:table-cell office:value-type="float" office:value="3" table:formula="msoxl:=COUNTA(F115:K115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16=&quot;MATUTINO&quot;,1,IF(B116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24" table:formula="msoxl:=VLOOKUP(E116,Cad_Professor!$A$5:$C$342,3,TRUE)" table:content-validation-name="val3" table:style-name="ce37">
            <text:p>24</text:p>
          </table:table-cell>
          <table:table-cell office:value-type="string" table:style-name="ce26">
            <text:p>ALYSSON MATIAS LOPES DE LIMA</text:p>
          </table:table-cell>
          <table:table-cell table:number-columns-repeated="2" table:style-name="ce1"/>
          <table:table-cell office:value-type="string" table:style-name="ce1">
            <text:p>321-A</text:p>
          </table:table-cell>
          <table:table-cell table:number-columns-repeated="2" table:style-name="ce1"/>
          <table:table-cell office:value-type="string" table:style-name="ce1">
            <text:p>621-A</text:p>
          </table:table-cell>
          <table:table-cell table:style-name="ce1"/>
          <table:table-cell office:value-type="float" office:value="2" table:formula="msoxl:=COUNTA(F116:K11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17=&quot;MATUTINO&quot;,1,IF(B117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162" table:formula="msoxl:=VLOOKUP(E117,Cad_Professor!$A$5:$C$342,3,TRUE)" table:content-validation-name="val3" table:style-name="ce37">
            <text:p>162</text:p>
          </table:table-cell>
          <table:table-cell office:value-type="string" table:style-name="ce26">
            <text:p>GUSTAVO PESSOA</text:p>
          </table:table-cell>
          <table:table-cell office:value-type="string" table:style-name="ce1">
            <text:p>221-A</text:p>
          </table:table-cell>
          <table:table-cell office:value-type="string" table:style-name="ce1">
            <text:p>221-A</text:p>
          </table:table-cell>
          <table:table-cell office:value-type="string" table:style-name="ce1">
            <text:p>322-B</text:p>
          </table:table-cell>
          <table:table-cell office:value-type="string" table:style-name="ce1">
            <text:p>322-B</text:p>
          </table:table-cell>
          <table:table-cell table:number-columns-repeated="3" table:style-name="ce1"/>
          <table:table-cell office:value-type="float" office:value="4" table:formula="msoxl:=COUNTA(F117:K117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18=&quot;MATUTINO&quot;,1,IF(B118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291" table:formula="msoxl:=VLOOKUP(E118,Cad_Professor!$A$5:$C$342,3,TRUE)" table:content-validation-name="val3" table:style-name="ce37">
            <text:p>291</text:p>
          </table:table-cell>
          <table:table-cell office:value-type="string" table:style-name="ce26">
            <text:p>ROMILDO JOSE DE SOUZA</text:p>
          </table:table-cell>
          <table:table-cell office:value-type="string" table:style-name="ce1">
            <text:p>523-A</text:p>
          </table:table-cell>
          <table:table-cell office:value-type="string" table:style-name="ce1">
            <text:p>523-A</text:p>
          </table:table-cell>
          <table:table-cell office:value-type="string" table:style-name="ce1">
            <text:p>523-A</text:p>
          </table:table-cell>
          <table:table-cell office:value-type="string" table:style-name="ce1">
            <text:p>523-A</text:p>
          </table:table-cell>
          <table:table-cell table:number-columns-repeated="3" table:style-name="ce1"/>
          <table:table-cell office:value-type="float" office:value="4" table:formula="msoxl:=COUNTA(F118:K118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19=&quot;MATUTINO&quot;,1,IF(B119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315" table:formula="msoxl:=VLOOKUP(E119,Cad_Professor!$A$5:$C$342,3,TRUE)" table:content-validation-name="val3" table:style-name="ce37">
            <text:p>315</text:p>
          </table:table-cell>
          <table:table-cell office:value-type="string" table:style-name="ce26">
            <text:p>TAMINEZ DE AZEVEDO FARIAS</text:p>
          </table:table-cell>
          <table:table-cell table:number-columns-repeated="2" table:style-name="ce1"/>
          <table:table-cell office:value-type="string" table:style-name="ce1">
            <text:p>221-A</text:p>
          </table:table-cell>
          <table:table-cell table:number-columns-repeated="4" table:style-name="ce1"/>
          <table:table-cell office:value-type="float" office:value="1" table:formula="msoxl:=COUNTA(F119:K119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20=&quot;MATUTINO&quot;,1,IF(B120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204" table:formula="msoxl:=VLOOKUP(E120,Cad_Professor!$A$5:$C$342,3,TRUE)" table:content-validation-name="val3" table:style-name="ce37">
            <text:p>204</text:p>
          </table:table-cell>
          <table:table-cell office:value-type="string" table:style-name="ce26">
            <text:p>JOSE JADILSON NUNES DE MACEDO</text:p>
          </table:table-cell>
          <table:table-cell table:number-columns-repeated="2" table:style-name="ce1"/>
          <table:table-cell office:value-type="string" table:style-name="ce1">
            <text:p>522-A</text:p>
          </table:table-cell>
          <table:table-cell office:value-type="string" table:style-name="ce1">
            <text:p>522-A</text:p>
          </table:table-cell>
          <table:table-cell table:number-columns-repeated="3" table:style-name="ce1"/>
          <table:table-cell office:value-type="float" office:value="2" table:formula="msoxl:=COUNTA(F120:K12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21=&quot;MATUTINO&quot;,1,IF(B121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107" table:formula="msoxl:=VLOOKUP(E121,Cad_Professor!$A$5:$C$342,3,TRUE)" table:content-validation-name="val3" table:style-name="ce37">
            <text:p>107</text:p>
          </table:table-cell>
          <table:table-cell office:value-type="string" table:style-name="ce26">
            <text:p>EDMAR MARINHO DE AZEVEDO</text:p>
          </table:table-cell>
          <table:table-cell office:value-type="string" table:style-name="ce1">
            <text:p>923-A</text:p>
          </table:table-cell>
          <table:table-cell office:value-type="string" table:style-name="ce1">
            <text:p>923-A</text:p>
          </table:table-cell>
          <table:table-cell office:value-type="string" table:style-name="ce1">
            <text:p>922-A</text:p>
          </table:table-cell>
          <table:table-cell office:value-type="string" table:style-name="ce1">
            <text:p>922-A</text:p>
          </table:table-cell>
          <table:table-cell office:value-type="string" table:style-name="ce1">
            <text:p>522-A</text:p>
          </table:table-cell>
          <table:table-cell office:value-type="string" table:style-name="ce1">
            <text:p>522-A</text:p>
          </table:table-cell>
          <table:table-cell table:style-name="ce1"/>
          <table:table-cell office:value-type="float" office:value="6" table:formula="msoxl:=COUNTA(F121:K121)" table:style-name="ce1">
            <text:p>6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22=&quot;MATUTINO&quot;,1,IF(B122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248" table:formula="msoxl:=VLOOKUP(E122,Cad_Professor!$A$5:$C$342,3,TRUE)" table:content-validation-name="val3" table:style-name="ce37">
            <text:p>248</text:p>
          </table:table-cell>
          <table:table-cell office:value-type="string" table:style-name="ce26">
            <text:p>MARIA DE FATIMA MONTEIRO MENEZES</text:p>
          </table:table-cell>
          <table:table-cell table:number-columns-repeated="3" table:style-name="ce1"/>
          <table:table-cell office:value-type="string" table:style-name="ce1">
            <text:p>721-A</text:p>
          </table:table-cell>
          <table:table-cell table:number-columns-repeated="3" table:style-name="ce1"/>
          <table:table-cell office:value-type="float" office:value="1" table:formula="msoxl:=COUNTA(F122:K122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23=&quot;MATUTINO&quot;,1,IF(B123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28" table:formula="msoxl:=VLOOKUP(E123,Cad_Professor!$A$5:$C$342,3,TRUE)" table:content-validation-name="val3" table:style-name="ce37">
            <text:p>28</text:p>
          </table:table-cell>
          <table:table-cell office:value-type="string" table:style-name="ce26">
            <text:p>ANA LUIZA ARAUJO PORTO</text:p>
          </table:table-cell>
          <table:table-cell office:value-type="string" table:style-name="ce1">
            <text:p>722-A</text:p>
          </table:table-cell>
          <table:table-cell office:value-type="string" table:style-name="ce1">
            <text:p>722-A</text:p>
          </table:table-cell>
          <table:table-cell table:number-columns-repeated="5" table:style-name="ce1"/>
          <table:table-cell office:value-type="float" office:value="2" table:formula="msoxl:=COUNTA(F123:K12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24=&quot;MATUTINO&quot;,1,IF(B124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276" table:formula="msoxl:=VLOOKUP(E124,Cad_Professor!$A$5:$C$342,3,TRUE)" table:content-validation-name="val3" table:style-name="ce37">
            <text:p>276</text:p>
          </table:table-cell>
          <table:table-cell office:value-type="string" table:style-name="ce26">
            <text:p>POLIANA PIMENTEL SILVA</text:p>
          </table:table-cell>
          <table:table-cell table:number-columns-repeated="4" table:style-name="ce1"/>
          <table:table-cell office:value-type="string" table:style-name="ce1">
            <text:p>722-A</text:p>
          </table:table-cell>
          <table:table-cell office:value-type="string" table:style-name="ce1">
            <text:p>722-A</text:p>
          </table:table-cell>
          <table:table-cell table:style-name="ce1"/>
          <table:table-cell office:value-type="float" office:value="2" table:formula="msoxl:=COUNTA(F124:K12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25=&quot;MATUTINO&quot;,1,IF(B125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39" table:formula="msoxl:=VLOOKUP(E125,Cad_Professor!$A$5:$C$342,3,TRUE)" table:content-validation-name="val3" table:style-name="ce37">
            <text:p>39</text:p>
          </table:table-cell>
          <table:table-cell office:value-type="string" table:style-name="ce26">
            <text:p>ANTONIO ALBUQUERQUE DE SOUZA</text:p>
          </table:table-cell>
          <table:table-cell table:number-columns-repeated="3" table:style-name="ce1"/>
          <table:table-cell office:value-type="string" table:style-name="ce1">
            <text:p>724-A</text:p>
          </table:table-cell>
          <table:table-cell office:value-type="string" table:style-name="ce1">
            <text:p>724-A</text:p>
          </table:table-cell>
          <table:table-cell office:value-type="string" table:style-name="ce1">
            <text:p>724-A</text:p>
          </table:table-cell>
          <table:table-cell table:style-name="ce1"/>
          <table:table-cell office:value-type="float" office:value="3" table:formula="msoxl:=COUNTA(F125:K125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26=&quot;MATUTINO&quot;,1,IF(B126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110" table:formula="msoxl:=VLOOKUP(E126,Cad_Professor!$A$5:$C$342,3,TRUE)" table:content-validation-name="val3" table:style-name="ce37">
            <text:p>110</text:p>
          </table:table-cell>
          <table:table-cell office:value-type="string" table:style-name="ce26">
            <text:p>EDUARDO CARDOSO MORAES</text:p>
          </table:table-cell>
          <table:table-cell office:value-type="string" table:style-name="ce1">
            <text:p>B.E.C1-P</text:p>
          </table:table-cell>
          <table:table-cell office:value-type="string" table:style-name="ce1">
            <text:p>B.E.C1-P</text:p>
          </table:table-cell>
          <table:table-cell office:value-type="string" table:style-name="ce1">
            <text:p>B.E.C1-P</text:p>
          </table:table-cell>
          <table:table-cell office:value-type="string" table:style-name="ce1">
            <text:p>B.E.C1-P</text:p>
          </table:table-cell>
          <table:table-cell table:number-columns-repeated="3" table:style-name="ce1"/>
          <table:table-cell office:value-type="float" office:value="4" table:formula="msoxl:=COUNTA(F126:K12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27=&quot;MATUTINO&quot;,1,IF(B127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61" table:formula="msoxl:=VLOOKUP(E127,Cad_Professor!$A$5:$C$342,3,TRUE)" table:content-validation-name="val3" table:style-name="ce37">
            <text:p>61</text:p>
          </table:table-cell>
          <table:table-cell office:value-type="string" table:style-name="ce26">
            <text:p>CARLOS ALBERTO SILVA DOS SANTOS</text:p>
          </table:table-cell>
          <table:table-cell office:value-type="string" table:style-name="ce1">
            <text:p>822-A</text:p>
          </table:table-cell>
          <table:table-cell office:value-type="string" table:style-name="ce1">
            <text:p>822-A</text:p>
          </table:table-cell>
          <table:table-cell office:value-type="string" table:style-name="ce1">
            <text:p>B.E.C1-P</text:p>
          </table:table-cell>
          <table:table-cell table:number-columns-repeated="4" table:style-name="ce1"/>
          <table:table-cell office:value-type="float" office:value="3" table:formula="msoxl:=COUNTA(F127:K127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28=&quot;MATUTINO&quot;,1,IF(B128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189" table:formula="msoxl:=VLOOKUP(E128,Cad_Professor!$A$5:$C$342,3,TRUE)" table:content-validation-name="val3" table:style-name="ce37">
            <text:p>189</text:p>
          </table:table-cell>
          <table:table-cell office:value-type="string" table:style-name="ce26">
            <text:p>JOAO GILBERTO TEIXEIRA SILVA</text:p>
          </table:table-cell>
          <table:table-cell office:value-type="string" table:style-name="ce1">
            <text:p>B.E.C7-P</text:p>
          </table:table-cell>
          <table:table-cell office:value-type="string" table:style-name="ce1">
            <text:p>B.E.C7-P</text:p>
          </table:table-cell>
          <table:table-cell table:number-columns-repeated="5" table:style-name="ce1"/>
          <table:table-cell office:value-type="float" office:value="2" table:formula="msoxl:=COUNTA(F128:K12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29=&quot;MATUTINO&quot;,1,IF(B129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79" table:formula="msoxl:=VLOOKUP(E129,Cad_Professor!$A$5:$C$342,3,TRUE)" table:content-validation-name="val3" table:style-name="ce37">
            <text:p>79</text:p>
          </table:table-cell>
          <table:table-cell office:value-type="string" table:style-name="ce26">
            <text:p>CLEUSA SALVINA R. M. BARBOSA</text:p>
          </table:table-cell>
          <table:table-cell office:value-type="string" table:style-name="ce1">
            <text:p>223-A</text:p>
          </table:table-cell>
          <table:table-cell office:value-type="string" table:style-name="ce1">
            <text:p>223-A</text:p>
          </table:table-cell>
          <table:table-cell table:style-name="ce1"/>
          <table:table-cell office:value-type="string" table:style-name="ce1">
            <text:p>524-A</text:p>
          </table:table-cell>
          <table:table-cell table:number-columns-repeated="3" table:style-name="ce1"/>
          <table:table-cell office:value-type="float" office:value="3" table:formula="msoxl:=COUNTA(F129:K129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30=&quot;MATUTINO&quot;,1,IF(B130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132" table:formula="msoxl:=VLOOKUP(E130,Cad_Professor!$A$5:$C$342,3,TRUE)" table:content-validation-name="val3" table:style-name="ce37">
            <text:p>132</text:p>
          </table:table-cell>
          <table:table-cell office:value-type="string" table:style-name="ce26">
            <text:p>FABIO JOSE DOS SANTOS</text:p>
          </table:table-cell>
          <table:table-cell table:number-columns-repeated="3" table:style-name="ce1"/>
          <table:table-cell office:value-type="string" table:style-name="ce1">
            <text:p>223-A</text:p>
          </table:table-cell>
          <table:table-cell table:number-columns-repeated="3" table:style-name="ce1"/>
          <table:table-cell office:value-type="float" office:value="1" table:formula="msoxl:=COUNTA(F130:K130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31=&quot;MATUTINO&quot;,1,IF(B131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17" table:formula="msoxl:=VLOOKUP(E131,Cad_Professor!$A$5:$C$342,3,TRUE)" table:content-validation-name="val3" table:style-name="ce37">
            <text:p>17</text:p>
          </table:table-cell>
          <table:table-cell office:value-type="string" table:style-name="ce26">
            <text:p>ALEXANDRE JOSE BRAGA DA SILVA</text:p>
          </table:table-cell>
          <table:table-cell table:number-columns-repeated="2" table:style-name="ce1"/>
          <table:table-cell office:value-type="string" table:style-name="ce1">
            <text:p>B.E.C1-P</text:p>
          </table:table-cell>
          <table:table-cell office:value-type="string" table:style-name="ce1">
            <text:p>B.E.C1-P</text:p>
          </table:table-cell>
          <table:table-cell office:value-type="string" table:style-name="ce1">
            <text:p>B.E.C1-P</text:p>
          </table:table-cell>
          <table:table-cell office:value-type="string" table:style-name="ce1">
            <text:p>B.E.C1-P</text:p>
          </table:table-cell>
          <table:table-cell table:style-name="ce1"/>
          <table:table-cell office:value-type="float" office:value="4" table:formula="msoxl:=COUNTA(F131:K131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32=&quot;MATUTINO&quot;,1,IF(B132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57" table:formula="msoxl:=VLOOKUP(E132,Cad_Professor!$A$5:$C$342,3,TRUE)" table:content-validation-name="val3" table:style-name="ce37">
            <text:p>57</text:p>
          </table:table-cell>
          <table:table-cell office:value-type="string" table:style-name="ce26">
            <text:p>CAMILA LIMA DA COSTA</text:p>
          </table:table-cell>
          <table:table-cell office:value-type="string" table:style-name="ce1">
            <text:p>422-A</text:p>
          </table:table-cell>
          <table:table-cell office:value-type="string" table:style-name="ce1">
            <text:p>422-A</text:p>
          </table:table-cell>
          <table:table-cell office:value-type="string" table:style-name="ce1">
            <text:p>523-A</text:p>
          </table:table-cell>
          <table:table-cell table:style-name="ce1"/>
          <table:table-cell office:value-type="string" table:style-name="ce1">
            <text:p>321-B</text:p>
          </table:table-cell>
          <table:table-cell office:value-type="string" table:style-name="ce1">
            <text:p>321-B</text:p>
          </table:table-cell>
          <table:table-cell table:style-name="ce1"/>
          <table:table-cell office:value-type="float" office:value="5" table:formula="msoxl:=COUNTA(F132:K132)" table:style-name="ce1">
            <text:p>5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33=&quot;MATUTINO&quot;,1,IF(B133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204" table:formula="msoxl:=VLOOKUP(E133,Cad_Professor!$A$5:$C$342,3,TRUE)" table:content-validation-name="val3" table:style-name="ce37">
            <text:p>204</text:p>
          </table:table-cell>
          <table:table-cell office:value-type="string" table:style-name="ce26">
            <text:p>JOSE JADILSON NUNES DE MACEDO</text:p>
          </table:table-cell>
          <table:table-cell office:value-type="string" table:style-name="ce1">
            <text:p>222-A</text:p>
          </table:table-cell>
          <table:table-cell office:value-type="string" table:style-name="ce1">
            <text:p>222-A</text:p>
          </table:table-cell>
          <table:table-cell office:value-type="string" table:style-name="ce1">
            <text:p>423-A</text:p>
          </table:table-cell>
          <table:table-cell office:value-type="string" table:style-name="ce1">
            <text:p>423-A</text:p>
          </table:table-cell>
          <table:table-cell office:value-type="string" table:style-name="ce1">
            <text:p>323-A</text:p>
          </table:table-cell>
          <table:table-cell office:value-type="string" table:style-name="ce1">
            <text:p>323-A</text:p>
          </table:table-cell>
          <table:table-cell table:style-name="ce1"/>
          <table:table-cell office:value-type="float" office:value="6" table:formula="msoxl:=COUNTA(F133:K133)" table:style-name="ce1">
            <text:p>6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34=&quot;MATUTINO&quot;,1,IF(B134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310" table:formula="msoxl:=VLOOKUP(E134,Cad_Professor!$A$5:$C$342,3,TRUE)" table:content-validation-name="val3" table:style-name="ce37">
            <text:p>310</text:p>
          </table:table-cell>
          <table:table-cell office:value-type="string" table:style-name="ce26">
            <text:p>SOLANGE ENOI MELO DE RESENDE</text:p>
          </table:table-cell>
          <table:table-cell table:number-columns-repeated="2" table:style-name="ce1"/>
          <table:table-cell office:value-type="string" table:style-name="ce1">
            <text:p>624-A</text:p>
          </table:table-cell>
          <table:table-cell office:value-type="string" table:style-name="ce1">
            <text:p>523-A</text:p>
          </table:table-cell>
          <table:table-cell office:value-type="string" table:style-name="ce1">
            <text:p>424-A</text:p>
          </table:table-cell>
          <table:table-cell table:number-columns-repeated="2" table:style-name="ce1"/>
          <table:table-cell office:value-type="float" office:value="3" table:formula="msoxl:=COUNTA(F134:K134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35=&quot;MATUTINO&quot;,1,IF(B135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162" table:formula="msoxl:=VLOOKUP(E135,Cad_Professor!$A$5:$C$342,3,TRUE)" table:content-validation-name="val3" table:style-name="ce37">
            <text:p>162</text:p>
          </table:table-cell>
          <table:table-cell office:value-type="string" table:style-name="ce26">
            <text:p>GUSTAVO PESSOA</text:p>
          </table:table-cell>
          <table:table-cell table:number-columns-repeated="2" table:style-name="ce1"/>
          <table:table-cell office:value-type="string" table:style-name="ce1">
            <text:p>723-A</text:p>
          </table:table-cell>
          <table:table-cell office:value-type="string" table:style-name="ce1">
            <text:p>723-A</text:p>
          </table:table-cell>
          <table:table-cell office:value-type="string" table:style-name="ce1">
            <text:p>523-A</text:p>
          </table:table-cell>
          <table:table-cell office:value-type="string" table:style-name="ce1">
            <text:p>523-A</text:p>
          </table:table-cell>
          <table:table-cell table:style-name="ce1"/>
          <table:table-cell office:value-type="float" office:value="4" table:formula="msoxl:=COUNTA(F135:K135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36=&quot;MATUTINO&quot;,1,IF(B136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122" table:formula="msoxl:=VLOOKUP(E136,Cad_Professor!$A$5:$C$342,3,TRUE)" table:content-validation-name="val3" table:style-name="ce37">
            <text:p>122</text:p>
          </table:table-cell>
          <table:table-cell office:value-type="string" table:style-name="ce26">
            <text:p>ELVYS ALVES SOARES</text:p>
          </table:table-cell>
          <table:table-cell office:value-type="string" table:style-name="ce1">
            <text:p>621-A</text:p>
          </table:table-cell>
          <table:table-cell office:value-type="string" table:style-name="ce1">
            <text:p>621-A</text:p>
          </table:table-cell>
          <table:table-cell office:value-type="string" table:style-name="ce1">
            <text:p>621-A</text:p>
          </table:table-cell>
          <table:table-cell office:value-type="string" table:style-name="ce1">
            <text:p>621-A</text:p>
          </table:table-cell>
          <table:table-cell table:number-columns-repeated="3" table:style-name="ce1"/>
          <table:table-cell office:value-type="float" office:value="4" table:formula="msoxl:=COUNTA(F136:K13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37=&quot;MATUTINO&quot;,1,IF(B137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107" table:formula="msoxl:=VLOOKUP(E137,Cad_Professor!$A$5:$C$342,3,TRUE)" table:content-validation-name="val3" table:style-name="ce37">
            <text:p>107</text:p>
          </table:table-cell>
          <table:table-cell office:value-type="string" table:style-name="ce26">
            <text:p>EDMAR MARINHO DE AZEVEDO</text:p>
          </table:table-cell>
          <table:table-cell office:value-type="string" table:style-name="ce1">
            <text:p>522-A</text:p>
          </table:table-cell>
          <table:table-cell table:number-columns-repeated="6" table:style-name="ce1"/>
          <table:table-cell office:value-type="float" office:value="1" table:formula="msoxl:=COUNTA(F137:K137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38=&quot;MATUTINO&quot;,1,IF(B138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309" table:formula="msoxl:=VLOOKUP(E138,Cad_Professor!$A$5:$C$342,3,TRUE)" table:content-validation-name="val3" table:style-name="ce37">
            <text:p>309</text:p>
          </table:table-cell>
          <table:table-cell office:value-type="string" table:style-name="ce26">
            <text:p>SIQUELES ROSEANE DE CARVALHO CAMPELO</text:p>
          </table:table-cell>
          <table:table-cell table:number-columns-repeated="4" table:style-name="ce1"/>
          <table:table-cell office:value-type="string" table:style-name="ce1">
            <text:p>L.FIS4-P</text:p>
          </table:table-cell>
          <table:table-cell office:value-type="string" table:style-name="ce1">
            <text:p>L.FIS4-P</text:p>
          </table:table-cell>
          <table:table-cell table:style-name="ce1"/>
          <table:table-cell office:value-type="float" office:value="2" table:formula="msoxl:=COUNTA(F138:K13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39=&quot;MATUTINO&quot;,1,IF(B139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189" table:formula="msoxl:=VLOOKUP(E139,Cad_Professor!$A$5:$C$342,3,TRUE)" table:content-validation-name="val3" table:style-name="ce37">
            <text:p>189</text:p>
          </table:table-cell>
          <table:table-cell office:value-type="string" table:style-name="ce26">
            <text:p>JOAO GILBERTO TEIXEIRA SILVA</text:p>
          </table:table-cell>
          <table:table-cell table:number-columns-repeated="2" table:style-name="ce1"/>
          <table:table-cell office:value-type="string" table:style-name="ce1">
            <text:p>B.E.C7-P</text:p>
          </table:table-cell>
          <table:table-cell office:value-type="string" table:style-name="ce1">
            <text:p>B.E.C7-P</text:p>
          </table:table-cell>
          <table:table-cell table:number-columns-repeated="3" table:style-name="ce1"/>
          <table:table-cell office:value-type="float" office:value="2" table:formula="msoxl:=COUNTA(F139:K139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40=&quot;MATUTINO&quot;,1,IF(B140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283" table:formula="msoxl:=VLOOKUP(E140,Cad_Professor!$A$5:$C$342,3,TRUE)" table:content-validation-name="val3" table:style-name="ce37">
            <text:p>283</text:p>
          </table:table-cell>
          <table:table-cell office:value-type="string" table:style-name="ce26">
            <text:p>RICARDO JORGE DE SOUSA CAVALCANTI</text:p>
          </table:table-cell>
          <table:table-cell office:value-type="string" table:style-name="ce1">
            <text:p>PROFEPT</text:p>
          </table:table-cell>
          <table:table-cell office:value-type="string" table:style-name="ce1">
            <text:p>PROFEPT</text:p>
          </table:table-cell>
          <table:table-cell office:value-type="string" table:style-name="ce1">
            <text:p>PROFEPT</text:p>
          </table:table-cell>
          <table:table-cell office:value-type="string" table:style-name="ce1">
            <text:p>PROFEPT</text:p>
          </table:table-cell>
          <table:table-cell table:number-columns-repeated="3" table:style-name="ce1"/>
          <table:table-cell office:value-type="float" office:value="4" table:formula="msoxl:=COUNTA(F140:K140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41=&quot;MATUTINO&quot;,1,IF(B141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299" table:formula="msoxl:=VLOOKUP(E141,Cad_Professor!$A$5:$C$342,3,TRUE)" table:content-validation-name="val3" table:style-name="ce37">
            <text:p>299</text:p>
          </table:table-cell>
          <table:table-cell office:value-type="string" table:style-name="ce26">
            <text:p>ROSSANA VIANA GAIA</text:p>
          </table:table-cell>
          <table:table-cell office:value-type="string" table:style-name="ce1">
            <text:p>PROFEPT</text:p>
          </table:table-cell>
          <table:table-cell office:value-type="string" table:style-name="ce1">
            <text:p>PROFEPT</text:p>
          </table:table-cell>
          <table:table-cell office:value-type="string" table:style-name="ce1">
            <text:p>PROFEPT</text:p>
          </table:table-cell>
          <table:table-cell office:value-type="string" table:style-name="ce1">
            <text:p>PROFEPT</text:p>
          </table:table-cell>
          <table:table-cell office:value-type="string" table:style-name="ce1">
            <text:p>PROFEPT</text:p>
          </table:table-cell>
          <table:table-cell table:number-columns-repeated="2" table:style-name="ce1"/>
          <table:table-cell office:value-type="float" office:value="5" table:formula="msoxl:=COUNTA(F141:K141)" table:style-name="ce1">
            <text:p>5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42=&quot;MATUTINO&quot;,1,IF(B142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299" table:formula="msoxl:=VLOOKUP(E142,Cad_Professor!$A$5:$C$342,3,TRUE)" table:content-validation-name="val3" table:style-name="ce37">
            <text:p>299</text:p>
          </table:table-cell>
          <table:table-cell office:value-type="string" table:style-name="ce26">
            <text:p>ROSSANA VIANA GAIA</text:p>
          </table:table-cell>
          <table:table-cell table:number-columns-repeated="3" table:style-name="ce1"/>
          <table:table-cell office:value-type="string" table:style-name="ce1">
            <text:p>B.E.C1-P</text:p>
          </table:table-cell>
          <table:table-cell office:value-type="string" table:style-name="ce1">
            <text:p>B.E.C1-P</text:p>
          </table:table-cell>
          <table:table-cell table:number-columns-repeated="2" table:style-name="ce1"/>
          <table:table-cell office:value-type="float" office:value="2" table:formula="msoxl:=COUNTA(F142:K14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43=&quot;MATUTINO&quot;,1,IF(B143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276" table:formula="msoxl:=VLOOKUP(E143,Cad_Professor!$A$5:$C$342,3,TRUE)" table:content-validation-name="val3" table:style-name="ce37">
            <text:p>276</text:p>
          </table:table-cell>
          <table:table-cell office:value-type="string" table:style-name="ce26">
            <text:p>POLIANA PIMENTEL SILVA</text:p>
          </table:table-cell>
          <table:table-cell table:style-name="ce1"/>
          <table:table-cell office:value-type="string" table:style-name="ce1">
            <text:p>324-A</text:p>
          </table:table-cell>
          <table:table-cell table:number-columns-repeated="2" table:style-name="ce1"/>
          <table:table-cell office:value-type="string" table:style-name="ce1">
            <text:p>323-A</text:p>
          </table:table-cell>
          <table:table-cell office:value-type="string" table:style-name="ce1">
            <text:p>323-A</text:p>
          </table:table-cell>
          <table:table-cell table:style-name="ce1"/>
          <table:table-cell office:value-type="float" office:value="3" table:formula="msoxl:=COUNTA(F143:K143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44=&quot;MATUTINO&quot;,1,IF(B144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96" table:formula="msoxl:=VLOOKUP(E144,Cad_Professor!$A$5:$C$342,3,TRUE)" table:content-validation-name="val3" table:style-name="ce37">
            <text:p>96</text:p>
          </table:table-cell>
          <table:table-cell office:value-type="string" table:style-name="ce26">
            <text:p>DEMETRIUS PEREIRA MORILLA</text:p>
          </table:table-cell>
          <table:table-cell table:number-columns-repeated="4" table:style-name="ce1"/>
          <table:table-cell office:value-type="string" table:style-name="ce1">
            <text:p>423-A</text:p>
          </table:table-cell>
          <table:table-cell office:value-type="string" table:style-name="ce1">
            <text:p>423-A</text:p>
          </table:table-cell>
          <table:table-cell table:style-name="ce1"/>
          <table:table-cell office:value-type="float" office:value="2" table:formula="msoxl:=COUNTA(F144:K14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45=&quot;MATUTINO&quot;,1,IF(B145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291" table:formula="msoxl:=VLOOKUP(E145,Cad_Professor!$A$5:$C$342,3,TRUE)" table:content-validation-name="val3" table:style-name="ce37">
            <text:p>291</text:p>
          </table:table-cell>
          <table:table-cell office:value-type="string" table:style-name="ce26">
            <text:p>ROMILDO JOSE DE SOUZA</text:p>
          </table:table-cell>
          <table:table-cell office:value-type="string" table:style-name="ce1">
            <text:p>524-A</text:p>
          </table:table-cell>
          <table:table-cell table:number-columns-repeated="6" table:style-name="ce1"/>
          <table:table-cell office:value-type="float" office:value="1" table:formula="msoxl:=COUNTA(F145:K145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46=&quot;MATUTINO&quot;,1,IF(B146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235" table:formula="msoxl:=VLOOKUP(E146,Cad_Professor!$A$5:$C$342,3,TRUE)" table:content-validation-name="val3" table:style-name="ce37">
            <text:p>235</text:p>
          </table:table-cell>
          <table:table-cell office:value-type="string" table:style-name="ce26">
            <text:p>MANOEL MARTINS DOS SANTOS FILHO</text:p>
          </table:table-cell>
          <table:table-cell table:number-columns-repeated="5" table:style-name="ce1"/>
          <table:table-cell office:value-type="string" table:style-name="ce1">
            <text:p>B.E.C1-P</text:p>
          </table:table-cell>
          <table:table-cell table:style-name="ce1"/>
          <table:table-cell office:value-type="float" office:value="1" table:formula="msoxl:=COUNTA(F146:K146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47=&quot;MATUTINO&quot;,1,IF(B147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189" table:formula="msoxl:=VLOOKUP(E147,Cad_Professor!$A$5:$C$342,3,TRUE)" table:content-validation-name="val3" table:style-name="ce37">
            <text:p>189</text:p>
          </table:table-cell>
          <table:table-cell office:value-type="string" table:style-name="ce26">
            <text:p>JOAO GILBERTO TEIXEIRA SILVA</text:p>
          </table:table-cell>
          <table:table-cell table:number-columns-repeated="2" table:style-name="ce1"/>
          <table:table-cell office:value-type="string" table:style-name="ce1">
            <text:p>B.E.C.7-P</text:p>
          </table:table-cell>
          <table:table-cell office:value-type="string" table:style-name="ce1">
            <text:p>B.E.C.7-P</text:p>
          </table:table-cell>
          <table:table-cell table:number-columns-repeated="3" table:style-name="ce1"/>
          <table:table-cell office:value-type="float" office:value="2" table:formula="msoxl:=COUNTA(F147:K147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48=&quot;MATUTINO&quot;,1,IF(B148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18" table:formula="msoxl:=VLOOKUP(E148,Cad_Professor!$A$5:$C$342,3,TRUE)" table:content-validation-name="val3" table:style-name="ce37">
            <text:p>18</text:p>
          </table:table-cell>
          <table:table-cell office:value-type="string" table:style-name="ce26">
            <text:p>ALEXANDRE LUIZ DE HOLANDA PADILHA</text:p>
          </table:table-cell>
          <table:table-cell office:value-type="string" table:style-name="ce1">
            <text:p>B.E.C.3-P</text:p>
          </table:table-cell>
          <table:table-cell office:value-type="string" table:style-name="ce1">
            <text:p>B.E.C.7-P</text:p>
          </table:table-cell>
          <table:table-cell office:value-type="string" table:style-name="ce1">
            <text:p>B.E.C.5-P</text:p>
          </table:table-cell>
          <table:table-cell office:value-type="string" table:style-name="ce1">
            <text:p>B.E.C.5-P</text:p>
          </table:table-cell>
          <table:table-cell office:value-type="string" table:style-name="ce1">
            <text:p>B.E.C.4-P-</text:p>
          </table:table-cell>
          <table:table-cell office:value-type="string" table:style-name="ce1">
            <text:p>B.E.C.4-P-</text:p>
          </table:table-cell>
          <table:table-cell table:style-name="ce1"/>
          <table:table-cell office:value-type="float" office:value="6" table:formula="msoxl:=COUNTA(F148:K148)" table:style-name="ce1">
            <text:p>6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49=&quot;MATUTINO&quot;,1,IF(B149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72" table:formula="msoxl:=VLOOKUP(E149,Cad_Professor!$A$5:$C$342,3,TRUE)" table:content-validation-name="val3" table:style-name="ce37">
            <text:p>72</text:p>
          </table:table-cell>
          <table:table-cell office:value-type="string" table:style-name="ce26">
            <text:p>CHRISTIANE BATINGA AGRA</text:p>
          </table:table-cell>
          <table:table-cell table:number-columns-repeated="3" table:style-name="ce1"/>
          <table:table-cell office:value-type="string" table:style-name="ce1">
            <text:p>424-A</text:p>
          </table:table-cell>
          <table:table-cell office:value-type="string" table:style-name="ce1">
            <text:p>422-B</text:p>
          </table:table-cell>
          <table:table-cell office:value-type="string" table:style-name="ce1">
            <text:p>422-B</text:p>
          </table:table-cell>
          <table:table-cell table:style-name="ce1"/>
          <table:table-cell office:value-type="float" office:value="3" table:formula="msoxl:=COUNTA(F149:K149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50=&quot;MATUTINO&quot;,1,IF(B150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164" table:formula="msoxl:=VLOOKUP(E150,Cad_Professor!$A$5:$C$342,3,TRUE)" table:content-validation-name="val3" table:style-name="ce37">
            <text:p>164</text:p>
          </table:table-cell>
          <table:table-cell office:value-type="string" table:style-name="ce26">
            <text:p>HELCIO BEZERRA DO NASCIMENTO JUNIOR</text:p>
          </table:table-cell>
          <table:table-cell table:number-columns-repeated="2" table:style-name="ce1"/>
          <table:table-cell office:value-type="string" table:style-name="ce1">
            <text:p>FISICA.2-P</text:p>
          </table:table-cell>
          <table:table-cell office:value-type="string" table:style-name="ce1">
            <text:p>FISICA.2-P</text:p>
          </table:table-cell>
          <table:table-cell table:number-columns-repeated="3" table:style-name="ce1"/>
          <table:table-cell office:value-type="float" office:value="2" table:formula="msoxl:=COUNTA(F150:K15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51=&quot;MATUTINO&quot;,1,IF(B151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235" table:formula="msoxl:=VLOOKUP(E151,Cad_Professor!$A$5:$C$342,3,TRUE)" table:content-validation-name="val3" table:style-name="ce37">
            <text:p>235</text:p>
          </table:table-cell>
          <table:table-cell office:value-type="string" table:style-name="ce26">
            <text:p>MANOEL MARTINS DOS SANTOS FILHO</text:p>
          </table:table-cell>
          <table:table-cell table:number-columns-repeated="5" table:style-name="ce1"/>
          <table:table-cell office:value-type="string" table:style-name="ce1">
            <text:p>B.E.C.1-P</text:p>
          </table:table-cell>
          <table:table-cell table:style-name="ce1"/>
          <table:table-cell office:value-type="float" office:value="1" table:formula="msoxl:=COUNTA(F151:K151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52=&quot;MATUTINO&quot;,1,IF(B152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155" table:formula="msoxl:=VLOOKUP(E152,Cad_Professor!$A$5:$C$342,3,TRUE)" table:content-validation-name="val3" table:style-name="ce37">
            <text:p>155</text:p>
          </table:table-cell>
          <table:table-cell office:value-type="string" table:style-name="ce26">
            <text:p>GILMAR TEODOSIO SILVA</text:p>
          </table:table-cell>
          <table:table-cell office:value-type="string" table:style-name="ce1">
            <text:p>FISICA-4-P</text:p>
          </table:table-cell>
          <table:table-cell office:value-type="string" table:style-name="ce1">
            <text:p>FISICA-4-P</text:p>
          </table:table-cell>
          <table:table-cell table:number-columns-repeated="5" table:style-name="ce1"/>
          <table:table-cell office:value-type="float" office:value="2" table:formula="msoxl:=COUNTA(F152:K15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53=&quot;MATUTINO&quot;,1,IF(B153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13" table:formula="msoxl:=VLOOKUP(E153,Cad_Professor!$A$5:$C$342,3,TRUE)" table:content-validation-name="val3" table:style-name="ce37">
            <text:p>13</text:p>
          </table:table-cell>
          <table:table-cell office:value-type="string" table:style-name="ce26">
            <text:p>ALEXANDRE CUNHA MACHADO</text:p>
          </table:table-cell>
          <table:table-cell table:number-columns-repeated="2" table:style-name="ce1"/>
          <table:table-cell office:value-type="string" table:style-name="ce1">
            <text:p>B.E.C.5-P</text:p>
          </table:table-cell>
          <table:table-cell office:value-type="string" table:style-name="ce1">
            <text:p>B.E.C.5-P</text:p>
          </table:table-cell>
          <table:table-cell table:number-columns-repeated="3" table:style-name="ce1"/>
          <table:table-cell office:value-type="float" office:value="2" table:formula="msoxl:=COUNTA(F153:K15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54=&quot;MATUTINO&quot;,1,IF(B154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276" table:formula="msoxl:=VLOOKUP(E154,Cad_Professor!$A$5:$C$342,3,TRUE)" table:content-validation-name="val3" table:style-name="ce37">
            <text:p>276</text:p>
          </table:table-cell>
          <table:table-cell office:value-type="string" table:style-name="ce26">
            <text:p>POLIANA PIMENTEL SILVA</text:p>
          </table:table-cell>
          <table:table-cell table:number-columns-repeated="3" table:style-name="ce1"/>
          <table:table-cell office:value-type="string" table:style-name="ce1">
            <text:p>224-A</text:p>
          </table:table-cell>
          <table:table-cell table:number-columns-repeated="3" table:style-name="ce1"/>
          <table:table-cell office:value-type="float" office:value="1" table:formula="msoxl:=COUNTA(F154:K154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55=&quot;MATUTINO&quot;,1,IF(B155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226" table:formula="msoxl:=VLOOKUP(E155,Cad_Professor!$A$5:$C$342,3,TRUE)" table:content-validation-name="val3" table:style-name="ce37">
            <text:p>226</text:p>
          </table:table-cell>
          <table:table-cell office:value-type="string" table:style-name="ce26">
            <text:p>LUCIANO MARRA</text:p>
          </table:table-cell>
          <table:table-cell table:number-columns-repeated="4" table:style-name="ce1"/>
          <table:table-cell office:value-type="string" table:style-name="ce1">
            <text:p>224-A</text:p>
          </table:table-cell>
          <table:table-cell table:number-columns-repeated="2" table:style-name="ce1"/>
          <table:table-cell office:value-type="float" office:value="1" table:formula="msoxl:=COUNTA(F155:K155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56=&quot;MATUTINO&quot;,1,IF(B156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190" table:formula="msoxl:=VLOOKUP(E156,Cad_Professor!$A$5:$C$342,3,TRUE)" table:content-validation-name="val3" table:style-name="ce37">
            <text:p>190</text:p>
          </table:table-cell>
          <table:table-cell office:value-type="string" table:style-name="ce26">
            <text:p>JOAO HENRIQUE DA COSTA CARDOSO</text:p>
          </table:table-cell>
          <table:table-cell table:number-columns-repeated="4" table:style-name="ce1"/>
          <table:table-cell office:value-type="string" table:style-name="ce1">
            <text:p>321-A</text:p>
          </table:table-cell>
          <table:table-cell office:value-type="string" table:style-name="ce1">
            <text:p>321-A</text:p>
          </table:table-cell>
          <table:table-cell table:style-name="ce1"/>
          <table:table-cell office:value-type="float" office:value="2" table:formula="msoxl:=COUNTA(F156:K15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57=&quot;MATUTINO&quot;,1,IF(B157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57" table:formula="msoxl:=VLOOKUP(E157,Cad_Professor!$A$5:$C$342,3,TRUE)" table:content-validation-name="val3" table:style-name="ce37">
            <text:p>57</text:p>
          </table:table-cell>
          <table:table-cell office:value-type="string" table:style-name="ce26">
            <text:p>CAMILA LIMA DA COSTA</text:p>
          </table:table-cell>
          <table:table-cell table:number-columns-repeated="2" table:style-name="ce1"/>
          <table:table-cell office:value-type="string" table:style-name="ce1">
            <text:p>322-A</text:p>
          </table:table-cell>
          <table:table-cell table:number-columns-repeated="4" table:style-name="ce1"/>
          <table:table-cell office:value-type="float" office:value="1" table:formula="msoxl:=COUNTA(F157:K157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58=&quot;MATUTINO&quot;,1,IF(B158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107" table:formula="msoxl:=VLOOKUP(E158,Cad_Professor!$A$5:$C$342,3,TRUE)" table:content-validation-name="val3" table:style-name="ce37">
            <text:p>107</text:p>
          </table:table-cell>
          <table:table-cell office:value-type="string" table:style-name="ce26">
            <text:p>EDMAR MARINHO DE AZEVEDO</text:p>
          </table:table-cell>
          <table:table-cell table:number-columns-repeated="3" table:style-name="ce1"/>
          <table:table-cell office:value-type="string" table:style-name="ce1">
            <text:p>922-A</text:p>
          </table:table-cell>
          <table:table-cell table:number-columns-repeated="3" table:style-name="ce1"/>
          <table:table-cell office:value-type="float" office:value="1" table:formula="msoxl:=COUNTA(F158:K158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59=&quot;MATUTINO&quot;,1,IF(B159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46" table:formula="msoxl:=VLOOKUP(E159,Cad_Professor!$A$5:$C$342,3,TRUE)" table:content-validation-name="val3" table:style-name="ce37">
            <text:p>46</text:p>
          </table:table-cell>
          <table:table-cell office:value-type="string" table:style-name="ce26">
            <text:p>ARI DENISSON DA SILVA</text:p>
          </table:table-cell>
          <table:table-cell table:number-columns-repeated="4" table:style-name="ce1"/>
          <table:table-cell office:value-type="string" table:style-name="ce1">
            <text:p>922-A</text:p>
          </table:table-cell>
          <table:table-cell office:value-type="string" table:style-name="ce1">
            <text:p>922-A</text:p>
          </table:table-cell>
          <table:table-cell table:style-name="ce1"/>
          <table:table-cell office:value-type="float" office:value="2" table:formula="msoxl:=COUNTA(F159:K159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60=&quot;MATUTINO&quot;,1,IF(B160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329" table:formula="msoxl:=VLOOKUP(E160,Cad_Professor!$A$5:$C$342,3,TRUE)" table:content-validation-name="val3" table:style-name="ce37">
            <text:p>329</text:p>
          </table:table-cell>
          <table:table-cell office:value-type="string" table:style-name="ce26">
            <text:p>VINICIUS DANTAS</text:p>
          </table:table-cell>
          <table:table-cell office:value-type="string" table:style-name="ce1">
            <text:p>B.E.C.5-P</text:p>
          </table:table-cell>
          <table:table-cell office:value-type="string" table:style-name="ce1">
            <text:p>B.E.C.5-P</text:p>
          </table:table-cell>
          <table:table-cell table:number-columns-repeated="5" table:style-name="ce1"/>
          <table:table-cell office:value-type="float" office:value="2" table:formula="msoxl:=COUNTA(F160:K16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61=&quot;MATUTINO&quot;,1,IF(B161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2T00:00:00" table:content-validation-name="val1" table:style-name="ce25">
            <text:p>12/09/2019</text:p>
          </table:table-cell>
          <table:table-cell office:value-type="float" office:value="13" table:formula="msoxl:=VLOOKUP(E161,Cad_Professor!$A$5:$C$342,3,TRUE)" table:content-validation-name="val3" table:style-name="ce37">
            <text:p>13</text:p>
          </table:table-cell>
          <table:table-cell office:value-type="string" table:style-name="ce26">
            <text:p>ALEXANDRE CUNHA MACHADO</text:p>
          </table:table-cell>
          <table:table-cell office:value-type="string" table:style-name="ce1">
            <text:p>B.E.C.3-P</text:p>
          </table:table-cell>
          <table:table-cell office:value-type="string" table:style-name="ce1">
            <text:p>B.E.C.3-P</text:p>
          </table:table-cell>
          <table:table-cell table:style-name="ce1"/>
          <table:table-cell office:value-type="string" table:style-name="ce1">
            <text:p>224-A</text:p>
          </table:table-cell>
          <table:table-cell office:value-type="string" table:style-name="ce1">
            <text:p>224-A</text:p>
          </table:table-cell>
          <table:table-cell office:value-type="string" table:style-name="ce1">
            <text:p>224-A</text:p>
          </table:table-cell>
          <table:table-cell table:style-name="ce1"/>
          <table:table-cell office:value-type="float" office:value="5" table:formula="msoxl:=COUNTA(F161:K161)" table:style-name="ce1">
            <text:p>5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62=&quot;MATUTINO&quot;,1,IF(B162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2T00:00:00" table:content-validation-name="val1" table:style-name="ce25">
            <text:p>12/09/2019</text:p>
          </table:table-cell>
          <table:table-cell office:value-type="float" office:value="292" table:formula="msoxl:=VLOOKUP(E162,Cad_Professor!$A$5:$C$342,3,TRUE)" table:content-validation-name="val3" table:style-name="ce37">
            <text:p>292</text:p>
          </table:table-cell>
          <table:table-cell office:value-type="string" table:style-name="ce26">
            <text:p>ROMILSON GOMES DOS SANTOS</text:p>
          </table:table-cell>
          <table:table-cell table:number-columns-repeated="4" table:style-name="ce1"/>
          <table:table-cell office:value-type="string" table:style-name="ce1">
            <text:p>322-B</text:p>
          </table:table-cell>
          <table:table-cell office:value-type="string" table:style-name="ce1">
            <text:p>322-B</text:p>
          </table:table-cell>
          <table:table-cell table:style-name="ce1"/>
          <table:table-cell office:value-type="float" office:value="2" table:formula="msoxl:=COUNTA(F162:K16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163=&quot;MATUTINO&quot;,1,IF(B163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2T00:00:00" table:content-validation-name="val1" table:style-name="ce25">
            <text:p>12/09/2019</text:p>
          </table:table-cell>
          <table:table-cell office:value-type="float" office:value="107" table:formula="msoxl:=VLOOKUP(E163,Cad_Professor!$A$5:$C$342,3,TRUE)" table:content-validation-name="val3" table:style-name="ce37">
            <text:p>107</text:p>
          </table:table-cell>
          <table:table-cell office:value-type="string" table:style-name="ce26">
            <text:p>EDMAR MARINHO DE AZEVEDO</text:p>
          </table:table-cell>
          <table:table-cell office:value-type="string" table:style-name="ce1">
            <text:p>923-A</text:p>
          </table:table-cell>
          <table:table-cell office:value-type="string" table:style-name="ce1">
            <text:p>923-A</text:p>
          </table:table-cell>
          <table:table-cell office:value-type="string" table:style-name="ce1">
            <text:p>922-A</text:p>
          </table:table-cell>
          <table:table-cell office:value-type="string" table:style-name="ce1">
            <text:p>922-A</text:p>
          </table:table-cell>
          <table:table-cell table:number-columns-repeated="3" table:style-name="ce1"/>
          <table:table-cell office:value-type="float" office:value="4" table:formula="msoxl:=COUNTA(F163:K163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64=&quot;MATUTINO&quot;,1,IF(B16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232" table:formula="msoxl:=VLOOKUP(E164,Cad_Professor!$A$5:$C$342,3,TRUE)" table:content-validation-name="val3" table:style-name="ce37">
            <text:p>232</text:p>
          </table:table-cell>
          <table:table-cell office:value-type="string" table:style-name="ce26">
            <text:p>LUIZ HENRIQUE DE GOUVEA LEMOS</text:p>
          </table:table-cell>
          <table:table-cell office:value-type="string" table:style-name="ce1">
            <text:p>T.A-2-P</text:p>
          </table:table-cell>
          <table:table-cell table:style-name="ce1"/>
          <table:table-cell office:value-type="string" table:style-name="ce1">
            <text:p>923-A</text:p>
          </table:table-cell>
          <table:table-cell office:value-type="string" table:style-name="ce1">
            <text:p>923-A</text:p>
          </table:table-cell>
          <table:table-cell table:number-columns-repeated="3" table:style-name="ce1"/>
          <table:table-cell office:value-type="float" office:value="3" table:formula="msoxl:=COUNTA(F164:K164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65=&quot;MATUTINO&quot;,1,IF(B16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114" table:formula="msoxl:=VLOOKUP(E165,Cad_Professor!$A$5:$C$342,3,TRUE)" table:content-validation-name="val3" table:style-name="ce37">
            <text:p>114</text:p>
          </table:table-cell>
          <table:table-cell office:value-type="string" table:style-name="ce26">
            <text:p>EDUARDO LIMA DO SANTOS</text:p>
          </table:table-cell>
          <table:table-cell office:value-type="string" table:style-name="ce1">
            <text:p>L.Q.8-P</text:p>
          </table:table-cell>
          <table:table-cell office:value-type="string" table:style-name="ce1">
            <text:p>L.Q-8-P</text:p>
          </table:table-cell>
          <table:table-cell table:number-columns-repeated="5" table:style-name="ce1"/>
          <table:table-cell office:value-type="float" office:value="2" table:formula="msoxl:=COUNTA(F165:K16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66=&quot;MATUTINO&quot;,1,IF(B16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309" table:formula="msoxl:=VLOOKUP(E166,Cad_Professor!$A$5:$C$342,3,TRUE)" table:content-validation-name="val3" table:style-name="ce37">
            <text:p>309</text:p>
          </table:table-cell>
          <table:table-cell office:value-type="string" table:style-name="ce26">
            <text:p>SIQUELES ROSEANE DE CARVALHO CAMPELO</text:p>
          </table:table-cell>
          <table:table-cell table:number-columns-repeated="3" table:style-name="ce1"/>
          <table:table-cell office:value-type="string" table:style-name="ce1">
            <text:p>LIC.8-P-LET.</text:p>
          </table:table-cell>
          <table:table-cell table:number-columns-repeated="3" table:style-name="ce1"/>
          <table:table-cell office:value-type="float" office:value="1" table:formula="msoxl:=COUNTA(F166:K166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67=&quot;MATUTINO&quot;,1,IF(B16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2T00:00:00" table:content-validation-name="val1" table:style-name="ce25">
            <text:p>02/09/2019</text:p>
          </table:table-cell>
          <table:table-cell office:value-type="float" office:value="56" table:formula="msoxl:=VLOOKUP(E167,Cad_Professor!$A$5:$C$342,3,TRUE)" table:content-validation-name="val3" table:style-name="ce37">
            <text:p>56</text:p>
          </table:table-cell>
          <table:table-cell office:value-type="string" table:style-name="ce26">
            <text:p>CAMILA ANTUNES DE CARVALHO CASADO</text:p>
          </table:table-cell>
          <table:table-cell office:value-type="string" table:style-name="ce1">
            <text:p>DESIGN-2-P</text:p>
          </table:table-cell>
          <table:table-cell office:value-type="string" table:style-name="ce1">
            <text:p>DESING.2-P</text:p>
          </table:table-cell>
          <table:table-cell office:value-type="string" table:style-name="ce1">
            <text:p>DESING.2-P</text:p>
          </table:table-cell>
          <table:table-cell office:value-type="string" table:style-name="ce1">
            <text:p>DESING.2-P</text:p>
          </table:table-cell>
          <table:table-cell table:number-columns-repeated="3" table:style-name="ce1"/>
          <table:table-cell office:value-type="float" office:value="4" table:formula="msoxl:=COUNTA(F167:K167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68=&quot;MATUTINO&quot;,1,IF(B16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190" table:formula="msoxl:=VLOOKUP(E168,Cad_Professor!$A$5:$C$342,3,TRUE)" table:content-validation-name="val3" table:style-name="ce37">
            <text:p>190</text:p>
          </table:table-cell>
          <table:table-cell office:value-type="string" table:style-name="ce26">
            <text:p>JOAO HENRIQUE DA COSTA CARDOSO</text:p>
          </table:table-cell>
          <table:table-cell office:value-type="string" table:style-name="ce1">
            <text:p>L.LET.3-P</text:p>
          </table:table-cell>
          <table:table-cell office:value-type="string" table:style-name="ce1">
            <text:p>L.LET.3-P</text:p>
          </table:table-cell>
          <table:table-cell table:number-columns-repeated="5" table:style-name="ce1"/>
          <table:table-cell office:value-type="float" office:value="2" table:formula="msoxl:=COUNTA(F168:K16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69=&quot;MATUTINO&quot;,1,IF(B16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42" table:formula="msoxl:=VLOOKUP(E169,Cad_Professor!$A$5:$C$342,3,TRUE)" table:content-validation-name="val3" table:style-name="ce37">
            <text:p>42</text:p>
          </table:table-cell>
          <table:table-cell office:value-type="string" table:style-name="ce26">
            <text:p>ANTONIO CICERO DE ARAUJO</text:p>
          </table:table-cell>
          <table:table-cell office:value-type="string" table:style-name="ce1">
            <text:p>L.LET.4-P</text:p>
          </table:table-cell>
          <table:table-cell office:value-type="string" table:style-name="ce1">
            <text:p>L.LET4-P</text:p>
          </table:table-cell>
          <table:table-cell table:number-columns-repeated="5" table:style-name="ce1"/>
          <table:table-cell office:value-type="float" office:value="2" table:formula="msoxl:=COUNTA(F169:K169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70=&quot;MATUTINO&quot;,1,IF(B17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306" table:formula="msoxl:=VLOOKUP(E170,Cad_Professor!$A$5:$C$342,3,TRUE)" table:content-validation-name="val3" table:style-name="ce37">
            <text:p>306</text:p>
          </table:table-cell>
          <table:table-cell office:value-type="string" table:style-name="ce26">
            <text:p>SIBELLE CASTRO</text:p>
          </table:table-cell>
          <table:table-cell office:value-type="string" table:style-name="ce1">
            <text:p>T.H-2-P</text:p>
          </table:table-cell>
          <table:table-cell office:value-type="string" table:style-name="ce1">
            <text:p>T.H-2-P</text:p>
          </table:table-cell>
          <table:table-cell office:value-type="string" table:style-name="ce1">
            <text:p>T.H-2-P</text:p>
          </table:table-cell>
          <table:table-cell office:value-type="string" table:style-name="ce1">
            <text:p>T.H-2-P</text:p>
          </table:table-cell>
          <table:table-cell table:number-columns-repeated="3" table:style-name="ce1"/>
          <table:table-cell office:value-type="float" office:value="4" table:formula="msoxl:=COUNTA(F170:K170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71=&quot;MATUTINO&quot;,1,IF(B17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79" table:formula="msoxl:=VLOOKUP(E171,Cad_Professor!$A$5:$C$342,3,TRUE)" table:content-validation-name="val3" table:style-name="ce37">
            <text:p>79</text:p>
          </table:table-cell>
          <table:table-cell office:value-type="string" table:style-name="ce26">
            <text:p>CLEUSA SALVINA R. M. BARBOSA</text:p>
          </table:table-cell>
          <table:table-cell table:number-columns-repeated="2" table:style-name="ce1"/>
          <table:table-cell office:value-type="string" table:style-name="ce1">
            <text:p>L.LET4-P</text:p>
          </table:table-cell>
          <table:table-cell office:value-type="string" table:style-name="ce1">
            <text:p>L.LET4-P</text:p>
          </table:table-cell>
          <table:table-cell table:number-columns-repeated="3" table:style-name="ce1"/>
          <table:table-cell office:value-type="float" office:value="2" table:formula="msoxl:=COUNTA(F171:K17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72=&quot;MATUTINO&quot;,1,IF(B172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309" table:formula="msoxl:=VLOOKUP(E172,Cad_Professor!$A$5:$C$342,3,TRUE)" table:content-validation-name="val3" table:style-name="ce37">
            <text:p>309</text:p>
          </table:table-cell>
          <table:table-cell office:value-type="string" table:style-name="ce26">
            <text:p>SIQUELES ROSEANE DE CARVALHO CAMPELO</text:p>
          </table:table-cell>
          <table:table-cell table:number-columns-repeated="2" table:style-name="ce1"/>
          <table:table-cell office:value-type="string" table:style-name="ce1">
            <text:p>L.LET.8-P</text:p>
          </table:table-cell>
          <table:table-cell office:value-type="string" table:style-name="ce1">
            <text:p>L.LET.8-P</text:p>
          </table:table-cell>
          <table:table-cell table:number-columns-repeated="3" table:style-name="ce1"/>
          <table:table-cell office:value-type="float" office:value="2" table:formula="msoxl:=COUNTA(F172:K17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73=&quot;MATUTINO&quot;,1,IF(B173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107" table:formula="msoxl:=VLOOKUP(E173,Cad_Professor!$A$5:$C$342,3,TRUE)" table:content-validation-name="val3" table:style-name="ce37">
            <text:p>107</text:p>
          </table:table-cell>
          <table:table-cell office:value-type="string" table:style-name="ce26">
            <text:p>EDMAR MARINHO DE AZEVEDO</text:p>
          </table:table-cell>
          <table:table-cell table:number-columns-repeated="2" table:style-name="ce1"/>
          <table:table-cell office:value-type="string" table:style-name="ce1">
            <text:p>731-A</text:p>
          </table:table-cell>
          <table:table-cell office:value-type="string" table:style-name="ce1">
            <text:p>731-A</text:p>
          </table:table-cell>
          <table:table-cell table:number-columns-repeated="3" table:style-name="ce1"/>
          <table:table-cell office:value-type="float" office:value="2" table:formula="msoxl:=COUNTA(F173:K17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74=&quot;MATUTINO&quot;,1,IF(B17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232" table:formula="msoxl:=VLOOKUP(E174,Cad_Professor!$A$5:$C$342,3,TRUE)" table:content-validation-name="val3" table:style-name="ce37">
            <text:p>232</text:p>
          </table:table-cell>
          <table:table-cell office:value-type="string" table:style-name="ce26">
            <text:p>LUIZ HENRIQUE DE GOUVEA LEMOS</text:p>
          </table:table-cell>
          <table:table-cell table:number-columns-repeated="2" table:style-name="ce1"/>
          <table:table-cell office:value-type="string" table:style-name="ce1">
            <text:p>TA.2-P</text:p>
          </table:table-cell>
          <table:table-cell office:value-type="string" table:style-name="ce1">
            <text:p>TA.2-P</text:p>
          </table:table-cell>
          <table:table-cell table:number-columns-repeated="3" table:style-name="ce1"/>
          <table:table-cell office:value-type="float" office:value="2" table:formula="msoxl:=COUNTA(F174:K17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75=&quot;MATUTINO&quot;,1,IF(B17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5T00:00:00" table:content-validation-name="val1" table:style-name="ce25">
            <text:p>05/09/2019</text:p>
          </table:table-cell>
          <table:table-cell office:value-type="float" office:value="153" table:formula="msoxl:=VLOOKUP(E175,Cad_Professor!$A$5:$C$342,3,TRUE)" table:content-validation-name="val3" table:style-name="ce37">
            <text:p>153</text:p>
          </table:table-cell>
          <table:table-cell office:value-type="string" table:style-name="ce26">
            <text:p>GERTRUDES MAGNA SALES DA SILVA</text:p>
          </table:table-cell>
          <table:table-cell office:value-type="string" table:style-name="ce1">
            <text:p>T.H1-P</text:p>
          </table:table-cell>
          <table:table-cell office:value-type="string" table:style-name="ce1">
            <text:p>T.H1-P</text:p>
          </table:table-cell>
          <table:table-cell office:value-type="string" table:style-name="ce1">
            <text:p>T.H1-P</text:p>
          </table:table-cell>
          <table:table-cell office:value-type="string" table:style-name="ce1">
            <text:p>T.H1-P</text:p>
          </table:table-cell>
          <table:table-cell table:number-columns-repeated="3" table:style-name="ce1"/>
          <table:table-cell office:value-type="float" office:value="4" table:formula="msoxl:=COUNTA(F175:K175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76=&quot;MATUTINO&quot;,1,IF(B17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3T00:00:00" table:content-validation-name="val1" table:style-name="ce25">
            <text:p>03/09/2019</text:p>
          </table:table-cell>
          <table:table-cell office:value-type="float" office:value="184" table:formula="msoxl:=VLOOKUP(E176,Cad_Professor!$A$5:$C$342,3,TRUE)" table:content-validation-name="val3" table:style-name="ce37">
            <text:p>184</text:p>
          </table:table-cell>
          <table:table-cell office:value-type="string" table:style-name="ce26">
            <text:p>JEANE MARIA DE MELO</text:p>
          </table:table-cell>
          <table:table-cell office:value-type="string" table:style-name="ce1">
            <text:p>431-A</text:p>
          </table:table-cell>
          <table:table-cell office:value-type="string" table:style-name="ce1">
            <text:p>431-A</text:p>
          </table:table-cell>
          <table:table-cell table:number-columns-repeated="5" table:style-name="ce1"/>
          <table:table-cell office:value-type="float" office:value="2" table:formula="msoxl:=COUNTA(F176:K17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77=&quot;MATUTINO&quot;,1,IF(B17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3T00:00:00" table:content-validation-name="val1" table:style-name="ce25">
            <text:p>03/09/2019</text:p>
          </table:table-cell>
          <table:table-cell office:value-type="float" office:value="58" table:formula="msoxl:=VLOOKUP(E177,Cad_Professor!$A$5:$C$342,3,TRUE)" table:content-validation-name="val3" table:style-name="ce37">
            <text:p>58</text:p>
          </table:table-cell>
          <table:table-cell office:value-type="string" table:style-name="ce26">
            <text:p>CAMILA SAMPAIO BEZERRA DA SILVA</text:p>
          </table:table-cell>
          <table:table-cell office:value-type="string" table:style-name="ce1">
            <text:p>TA-2-P</text:p>
          </table:table-cell>
          <table:table-cell table:number-columns-repeated="6" table:style-name="ce1"/>
          <table:table-cell office:value-type="float" office:value="1" table:formula="msoxl:=COUNTA(F177:K177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78=&quot;MATUTINO&quot;,1,IF(B17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3T00:00:00" table:content-validation-name="val1" table:style-name="ce25">
            <text:p>03/09/2019</text:p>
          </table:table-cell>
          <table:table-cell office:value-type="float" office:value="192" table:formula="msoxl:=VLOOKUP(E178,Cad_Professor!$A$5:$C$342,3,TRUE)" table:content-validation-name="val3" table:style-name="ce37">
            <text:p>192</text:p>
          </table:table-cell>
          <table:table-cell office:value-type="string" table:style-name="ce26">
            <text:p>JOEFERSON REIS MARTINS</text:p>
          </table:table-cell>
          <table:table-cell office:value-type="string" table:style-name="ce1">
            <text:p>L.CI.BIO-6-P</text:p>
          </table:table-cell>
          <table:table-cell office:value-type="string" table:style-name="ce1">
            <text:p>L.C.BIO-6-P</text:p>
          </table:table-cell>
          <table:table-cell office:value-type="string" table:style-name="ce1">
            <text:p>L.C.BIO-6-P</text:p>
          </table:table-cell>
          <table:table-cell table:number-columns-repeated="4" table:style-name="ce1"/>
          <table:table-cell office:value-type="float" office:value="3" table:formula="msoxl:=COUNTA(F178:K178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79=&quot;MATUTINO&quot;,1,IF(B17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3T00:00:00" table:content-validation-name="val1" table:style-name="ce25">
            <text:p>03/09/2019</text:p>
          </table:table-cell>
          <table:table-cell office:value-type="float" office:value="307" table:formula="msoxl:=VLOOKUP(E179,Cad_Professor!$A$5:$C$342,3,TRUE)" table:content-validation-name="val3" table:style-name="ce37">
            <text:p>307</text:p>
          </table:table-cell>
          <table:table-cell office:value-type="string" table:style-name="ce26">
            <text:p>SILIER MORAIS DE SOUZA</text:p>
          </table:table-cell>
          <table:table-cell office:value-type="string" table:style-name="ce1">
            <text:p>T.H.-3-P</text:p>
          </table:table-cell>
          <table:table-cell office:value-type="string" table:style-name="ce1">
            <text:p>T.H.-3-P</text:p>
          </table:table-cell>
          <table:table-cell office:value-type="string" table:style-name="ce1">
            <text:p>T.H.-3-P</text:p>
          </table:table-cell>
          <table:table-cell office:value-type="string" table:style-name="ce1">
            <text:p>T.H.-3-P</text:p>
          </table:table-cell>
          <table:table-cell table:number-columns-repeated="3" table:style-name="ce1"/>
          <table:table-cell office:value-type="float" office:value="4" table:formula="msoxl:=COUNTA(F179:K179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80=&quot;MATUTINO&quot;,1,IF(B18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42" table:formula="msoxl:=VLOOKUP(E180,Cad_Professor!$A$5:$C$342,3,TRUE)" table:content-validation-name="val3" table:style-name="ce37">
            <text:p>42</text:p>
          </table:table-cell>
          <table:table-cell office:value-type="string" table:style-name="ce26">
            <text:p>ANTONIO CICERO DE ARAUJO</text:p>
          </table:table-cell>
          <table:table-cell office:value-type="string" table:style-name="ce1">
            <text:p>634-A</text:p>
          </table:table-cell>
          <table:table-cell office:value-type="string" table:style-name="ce1">
            <text:p>634-A</text:p>
          </table:table-cell>
          <table:table-cell table:number-columns-repeated="5" table:style-name="ce1"/>
          <table:table-cell office:value-type="float" office:value="2" table:formula="msoxl:=COUNTA(F180:K18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81=&quot;MATUTINO&quot;,1,IF(B18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232" table:formula="msoxl:=VLOOKUP(E181,Cad_Professor!$A$5:$C$342,3,TRUE)" table:content-validation-name="val3" table:style-name="ce37">
            <text:p>232</text:p>
          </table:table-cell>
          <table:table-cell office:value-type="string" table:style-name="ce26">
            <text:p>LUIZ HENRIQUE DE GOUVEA LEMOS</text:p>
          </table:table-cell>
          <table:table-cell office:value-type="string" table:style-name="ce1">
            <text:p>TA-2-P</text:p>
          </table:table-cell>
          <table:table-cell office:value-type="string" table:style-name="ce1">
            <text:p>TA-2-P</text:p>
          </table:table-cell>
          <table:table-cell table:number-columns-repeated="5" table:style-name="ce1"/>
          <table:table-cell office:value-type="float" office:value="2" table:formula="msoxl:=COUNTA(F181:K18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82=&quot;MATUTINO&quot;,1,IF(B182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188" table:formula="msoxl:=VLOOKUP(E182,Cad_Professor!$A$5:$C$342,3,TRUE)" table:content-validation-name="val3" table:style-name="ce37">
            <text:p>188</text:p>
          </table:table-cell>
          <table:table-cell office:value-type="string" table:style-name="ce26">
            <text:p>JOACY VICENTE FERREIRA</text:p>
          </table:table-cell>
          <table:table-cell office:value-type="string" table:style-name="ce1">
            <text:p>L.Q-8-P</text:p>
          </table:table-cell>
          <table:table-cell table:number-columns-repeated="6" table:style-name="ce1"/>
          <table:table-cell office:value-type="float" office:value="1" table:formula="msoxl:=COUNTA(F182:K182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83=&quot;MATUTINO&quot;,1,IF(B183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333" table:formula="msoxl:=VLOOKUP(E183,Cad_Professor!$A$5:$C$342,3,TRUE)" table:content-validation-name="val3" table:style-name="ce37">
            <text:p>333</text:p>
          </table:table-cell>
          <table:table-cell office:value-type="string" table:style-name="ce26">
            <text:p>WANDERLAN SANTOS PORTO</text:p>
          </table:table-cell>
          <table:table-cell office:value-type="string" table:style-name="ce1">
            <text:p>L.C.BIO-2-P</text:p>
          </table:table-cell>
          <table:table-cell office:value-type="string" table:style-name="ce1">
            <text:p>L.C.BIO-2-P</text:p>
          </table:table-cell>
          <table:table-cell table:number-columns-repeated="5" table:style-name="ce1"/>
          <table:table-cell office:value-type="float" office:value="2" table:formula="msoxl:=COUNTA(F183:K18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84=&quot;MATUTINO&quot;,1,IF(B18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184" table:formula="msoxl:=VLOOKUP(E184,Cad_Professor!$A$5:$C$342,3,TRUE)" table:content-validation-name="val3" table:style-name="ce37">
            <text:p>184</text:p>
          </table:table-cell>
          <table:table-cell office:value-type="string" table:style-name="ce26">
            <text:p>JEANE MARIA DE MELO</text:p>
          </table:table-cell>
          <table:table-cell office:value-type="string" table:style-name="ce1">
            <text:p>T.H-1-P</text:p>
          </table:table-cell>
          <table:table-cell office:value-type="string" table:style-name="ce1">
            <text:p>T.H-1-P</text:p>
          </table:table-cell>
          <table:table-cell office:value-type="string" table:style-name="ce1">
            <text:p>L.C.BIO-2-P</text:p>
          </table:table-cell>
          <table:table-cell office:value-type="string" table:style-name="ce1">
            <text:p>L.C.BIO-2-P</text:p>
          </table:table-cell>
          <table:table-cell table:number-columns-repeated="3" table:style-name="ce1"/>
          <table:table-cell office:value-type="float" office:value="4" table:formula="msoxl:=COUNTA(F184:K184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85=&quot;MATUTINO&quot;,1,IF(B18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309" table:formula="msoxl:=VLOOKUP(E185,Cad_Professor!$A$5:$C$342,3,TRUE)" table:content-validation-name="val3" table:style-name="ce37">
            <text:p>309</text:p>
          </table:table-cell>
          <table:table-cell office:value-type="string" table:style-name="ce26">
            <text:p>SIQUELES ROSEANE DE CARVALHO CAMPELO</text:p>
          </table:table-cell>
          <table:table-cell office:value-type="string" table:style-name="ce1">
            <text:p>L.QUIM-6-P</text:p>
          </table:table-cell>
          <table:table-cell table:number-columns-repeated="6" table:style-name="ce1"/>
          <table:table-cell office:value-type="float" office:value="1" table:formula="msoxl:=COUNTA(F185:K185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86=&quot;MATUTINO&quot;,1,IF(B18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297" table:formula="msoxl:=VLOOKUP(E186,Cad_Professor!$A$5:$C$342,3,TRUE)" table:content-validation-name="val3" table:style-name="ce37">
            <text:p>297</text:p>
          </table:table-cell>
          <table:table-cell office:value-type="string" table:style-name="ce26">
            <text:p>ROSILANIA MACEDO DA SILVA</text:p>
          </table:table-cell>
          <table:table-cell table:style-name="ce1"/>
          <table:table-cell office:value-type="string" table:style-name="ce1">
            <text:p>L.LET.6-P</text:p>
          </table:table-cell>
          <table:table-cell office:value-type="string" table:style-name="ce1">
            <text:p>L.LET.6-P</text:p>
          </table:table-cell>
          <table:table-cell office:value-type="string" table:style-name="ce1">
            <text:p>L.LET.6-P</text:p>
          </table:table-cell>
          <table:table-cell table:number-columns-repeated="3" table:style-name="ce1"/>
          <table:table-cell office:value-type="float" office:value="3" table:formula="msoxl:=COUNTA(F186:K186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87=&quot;MATUTINO&quot;,1,IF(B18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79" table:formula="msoxl:=VLOOKUP(E187,Cad_Professor!$A$5:$C$342,3,TRUE)" table:content-validation-name="val3" table:style-name="ce37">
            <text:p>79</text:p>
          </table:table-cell>
          <table:table-cell office:value-type="string" table:style-name="ce26">
            <text:p>CLEUSA SALVINA R. M. BARBOSA</text:p>
          </table:table-cell>
          <table:table-cell office:value-type="string" table:style-name="ce1">
            <text:p>L.LET.4-P</text:p>
          </table:table-cell>
          <table:table-cell table:number-columns-repeated="6" table:style-name="ce1"/>
          <table:table-cell office:value-type="float" office:value="1" table:formula="msoxl:=COUNTA(F187:K187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88=&quot;MATUTINO&quot;,1,IF(B18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107" table:formula="msoxl:=VLOOKUP(E188,Cad_Professor!$A$5:$C$342,3,TRUE)" table:content-validation-name="val3" table:style-name="ce37">
            <text:p>107</text:p>
          </table:table-cell>
          <table:table-cell office:value-type="string" table:style-name="ce26">
            <text:p>EDMAR MARINHO DE AZEVEDO</text:p>
          </table:table-cell>
          <table:table-cell table:number-columns-repeated="2" table:style-name="ce1"/>
          <table:table-cell office:value-type="string" table:style-name="ce1">
            <text:p>731-A</text:p>
          </table:table-cell>
          <table:table-cell office:value-type="string" table:style-name="ce1">
            <text:p>731-A</text:p>
          </table:table-cell>
          <table:table-cell table:number-columns-repeated="3" table:style-name="ce1"/>
          <table:table-cell office:value-type="float" office:value="2" table:formula="msoxl:=COUNTA(F188:K18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89=&quot;MATUTINO&quot;,1,IF(B18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205" table:formula="msoxl:=VLOOKUP(E189,Cad_Professor!$A$5:$C$342,3,TRUE)" table:content-validation-name="val3" table:style-name="ce37">
            <text:p>205</text:p>
          </table:table-cell>
          <table:table-cell office:value-type="string" table:style-name="ce26">
            <text:p>JOSE MARTINS DOS SANTOS SOBRINHO</text:p>
          </table:table-cell>
          <table:table-cell office:value-type="string" table:style-name="ce1">
            <text:p>DESIGN-6-P</text:p>
          </table:table-cell>
          <table:table-cell office:value-type="string" table:style-name="ce1">
            <text:p>DESIGN-6-P</text:p>
          </table:table-cell>
          <table:table-cell office:value-type="string" table:style-name="ce1">
            <text:p>DESIGN-6-P</text:p>
          </table:table-cell>
          <table:table-cell office:value-type="string" table:style-name="ce1">
            <text:p>DESIGN-6-P</text:p>
          </table:table-cell>
          <table:table-cell table:number-columns-repeated="3" table:style-name="ce1"/>
          <table:table-cell office:value-type="float" office:value="4" table:formula="msoxl:=COUNTA(F189:K189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90=&quot;MATUTINO&quot;,1,IF(B19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306" table:formula="msoxl:=VLOOKUP(E190,Cad_Professor!$A$5:$C$342,3,TRUE)" table:content-validation-name="val3" table:style-name="ce37">
            <text:p>306</text:p>
          </table:table-cell>
          <table:table-cell office:value-type="string" table:style-name="ce26">
            <text:p>SIBELLE CASTRO</text:p>
          </table:table-cell>
          <table:table-cell office:value-type="string" table:style-name="ce1">
            <text:p>G.T.1-P</text:p>
          </table:table-cell>
          <table:table-cell office:value-type="string" table:style-name="ce1">
            <text:p>G.T.1-P</text:p>
          </table:table-cell>
          <table:table-cell office:value-type="string" table:style-name="ce1">
            <text:p>G.T.1-P</text:p>
          </table:table-cell>
          <table:table-cell office:value-type="string" table:style-name="ce1">
            <text:p>G.T.1-P</text:p>
          </table:table-cell>
          <table:table-cell table:number-columns-repeated="3" table:style-name="ce1"/>
          <table:table-cell office:value-type="float" office:value="4" table:formula="msoxl:=COUNTA(F190:K190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91=&quot;MATUTINO&quot;,1,IF(B19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4T00:00:00" table:content-validation-name="val1" table:style-name="ce25">
            <text:p>04/09/2019</text:p>
          </table:table-cell>
          <table:table-cell office:value-type="float" office:value="322" table:formula="msoxl:=VLOOKUP(E191,Cad_Professor!$A$5:$C$342,3,TRUE)" table:content-validation-name="val3" table:style-name="ce37">
            <text:p>322</text:p>
          </table:table-cell>
          <table:table-cell office:value-type="string" table:style-name="ce26">
            <text:p>VALERIA GOIA VASCO TEIXEIRA</text:p>
          </table:table-cell>
          <table:table-cell office:value-type="string" table:style-name="ce1">
            <text:p>G.T-2-P</text:p>
          </table:table-cell>
          <table:table-cell office:value-type="string" table:style-name="ce1">
            <text:p>G.T-2-P</text:p>
          </table:table-cell>
          <table:table-cell office:value-type="string" table:style-name="ce1">
            <text:p>G.T-2-P</text:p>
          </table:table-cell>
          <table:table-cell office:value-type="string" table:style-name="ce1">
            <text:p>G.T-2-P</text:p>
          </table:table-cell>
          <table:table-cell table:number-columns-repeated="3" table:style-name="ce1"/>
          <table:table-cell office:value-type="float" office:value="4" table:formula="msoxl:=COUNTA(F191:K191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92=&quot;MATUTINO&quot;,1,IF(B192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232" table:formula="msoxl:=VLOOKUP(E192,Cad_Professor!$A$5:$C$342,3,TRUE)" table:content-validation-name="val3" table:style-name="ce37">
            <text:p>232</text:p>
          </table:table-cell>
          <table:table-cell office:value-type="string" table:style-name="ce26">
            <text:p>LUIZ HENRIQUE DE GOUVEA LEMOS</text:p>
          </table:table-cell>
          <table:table-cell office:value-type="string" table:style-name="ce1">
            <text:p>T.A-2-P</text:p>
          </table:table-cell>
          <table:table-cell office:value-type="string" table:style-name="ce1">
            <text:p>T.A-2-P</text:p>
          </table:table-cell>
          <table:table-cell office:value-type="string" table:style-name="ce1">
            <text:p>T.A-2-P</text:p>
          </table:table-cell>
          <table:table-cell office:value-type="string" table:style-name="ce1">
            <text:p>T.A-2-P</text:p>
          </table:table-cell>
          <table:table-cell table:number-columns-repeated="3" table:style-name="ce1"/>
          <table:table-cell office:value-type="float" office:value="4" table:formula="msoxl:=COUNTA(F192:K192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93=&quot;MATUTINO&quot;,1,IF(B193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204" table:formula="msoxl:=VLOOKUP(E193,Cad_Professor!$A$5:$C$342,3,TRUE)" table:content-validation-name="val3" table:style-name="ce37">
            <text:p>204</text:p>
          </table:table-cell>
          <table:table-cell office:value-type="string" table:style-name="ce26">
            <text:p>JOSE JADILSON NUNES DE MACEDO</text:p>
          </table:table-cell>
          <table:table-cell office:value-type="string" table:style-name="ce1">
            <text:p>CIE.2-PBIO</text:p>
          </table:table-cell>
          <table:table-cell office:value-type="string" table:style-name="ce1">
            <text:p>CIE.2-PBIO</text:p>
          </table:table-cell>
          <table:table-cell table:number-columns-repeated="5" table:style-name="ce1"/>
          <table:table-cell office:value-type="float" office:value="2" table:formula="msoxl:=COUNTA(F193:K19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94=&quot;MATUTINO&quot;,1,IF(B19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79" table:formula="msoxl:=VLOOKUP(E194,Cad_Professor!$A$5:$C$342,3,TRUE)" table:content-validation-name="val3" table:style-name="ce37">
            <text:p>79</text:p>
          </table:table-cell>
          <table:table-cell office:value-type="string" table:style-name="ce26">
            <text:p>CLEUSA SALVINA R. M. BARBOSA</text:p>
          </table:table-cell>
          <table:table-cell office:value-type="string" table:style-name="ce1">
            <text:p>L.LET.2-P</text:p>
          </table:table-cell>
          <table:table-cell office:value-type="string" table:style-name="ce1">
            <text:p>L.LET.2-P</text:p>
          </table:table-cell>
          <table:table-cell office:value-type="string" table:style-name="ce1">
            <text:p>L.LET.2-P</text:p>
          </table:table-cell>
          <table:table-cell office:value-type="string" table:style-name="ce1">
            <text:p>L.LET.2-P</text:p>
          </table:table-cell>
          <table:table-cell table:number-columns-repeated="3" table:style-name="ce1"/>
          <table:table-cell office:value-type="float" office:value="4" table:formula="msoxl:=COUNTA(F194:K194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95=&quot;MATUTINO&quot;,1,IF(B19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309" table:formula="msoxl:=VLOOKUP(E195,Cad_Professor!$A$5:$C$342,3,TRUE)" table:content-validation-name="val3" table:style-name="ce37">
            <text:p>309</text:p>
          </table:table-cell>
          <table:table-cell office:value-type="string" table:style-name="ce26">
            <text:p>SIQUELES ROSEANE DE CARVALHO CAMPELO</text:p>
          </table:table-cell>
          <table:table-cell office:value-type="string" table:style-name="ce1">
            <text:p>L.MAT.2-P</text:p>
          </table:table-cell>
          <table:table-cell office:value-type="string" table:style-name="ce1">
            <text:p>L.MAT.2-P</text:p>
          </table:table-cell>
          <table:table-cell office:value-type="string" table:style-name="ce1">
            <text:p>L.MAT.6-P</text:p>
          </table:table-cell>
          <table:table-cell office:value-type="string" table:style-name="ce1">
            <text:p>L.MAT.6-P</text:p>
          </table:table-cell>
          <table:table-cell table:number-columns-repeated="3" table:style-name="ce1"/>
          <table:table-cell office:value-type="float" office:value="4" table:formula="msoxl:=COUNTA(F195:K195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96=&quot;MATUTINO&quot;,1,IF(B19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155" table:formula="msoxl:=VLOOKUP(E196,Cad_Professor!$A$5:$C$342,3,TRUE)" table:content-validation-name="val3" table:style-name="ce37">
            <text:p>155</text:p>
          </table:table-cell>
          <table:table-cell office:value-type="string" table:style-name="ce26">
            <text:p>GILMAR TEODOSIO SILVA</text:p>
          </table:table-cell>
          <table:table-cell office:value-type="string" table:style-name="ce1">
            <text:p>L.MAT.8-P</text:p>
          </table:table-cell>
          <table:table-cell office:value-type="string" table:style-name="ce1">
            <text:p>L.MAT.8-P</text:p>
          </table:table-cell>
          <table:table-cell office:value-type="string" table:style-name="ce1">
            <text:p>L.MAT.8-P</text:p>
          </table:table-cell>
          <table:table-cell office:value-type="string" table:style-name="ce1">
            <text:p>L.MAT.8-P</text:p>
          </table:table-cell>
          <table:table-cell table:number-columns-repeated="3" table:style-name="ce1"/>
          <table:table-cell office:value-type="float" office:value="4" table:formula="msoxl:=COUNTA(F196:K19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97=&quot;MATUTINO&quot;,1,IF(B19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57" table:formula="msoxl:=VLOOKUP(E197,Cad_Professor!$A$5:$C$342,3,TRUE)" table:content-validation-name="val3" table:style-name="ce37">
            <text:p>57</text:p>
          </table:table-cell>
          <table:table-cell office:value-type="string" table:style-name="ce26">
            <text:p>CAMILA LIMA DA COSTA</text:p>
          </table:table-cell>
          <table:table-cell office:value-type="string" table:style-name="ce1">
            <text:p>731-A</text:p>
          </table:table-cell>
          <table:table-cell office:value-type="string" table:style-name="ce1">
            <text:p>731-A</text:p>
          </table:table-cell>
          <table:table-cell table:number-columns-repeated="5" table:style-name="ce1"/>
          <table:table-cell office:value-type="float" office:value="2" table:formula="msoxl:=COUNTA(F197:K197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98=&quot;MATUTINO&quot;,1,IF(B19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194" table:formula="msoxl:=VLOOKUP(E198,Cad_Professor!$A$5:$C$342,3,TRUE)" table:content-validation-name="val3" table:style-name="ce37">
            <text:p>194</text:p>
          </table:table-cell>
          <table:table-cell office:value-type="string" table:style-name="ce26">
            <text:p>JONAS DOS SANTOS SOUSA</text:p>
          </table:table-cell>
          <table:table-cell office:value-type="string" table:style-name="ce1">
            <text:p>T.ALIM.4-P</text:p>
          </table:table-cell>
          <table:table-cell office:value-type="string" table:style-name="ce1">
            <text:p>T.ALIM.4-P</text:p>
          </table:table-cell>
          <table:table-cell office:value-type="string" table:style-name="ce1">
            <text:p>T.ALIM6-P</text:p>
          </table:table-cell>
          <table:table-cell office:value-type="string" table:style-name="ce1">
            <text:p>T.ALIM6-P</text:p>
          </table:table-cell>
          <table:table-cell table:number-columns-repeated="3" table:style-name="ce1"/>
          <table:table-cell office:value-type="float" office:value="4" table:formula="msoxl:=COUNTA(F198:K198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199=&quot;MATUTINO&quot;,1,IF(B19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184" table:formula="msoxl:=VLOOKUP(E199,Cad_Professor!$A$5:$C$342,3,TRUE)" table:content-validation-name="val3" table:style-name="ce37">
            <text:p>184</text:p>
          </table:table-cell>
          <table:table-cell office:value-type="string" table:style-name="ce26">
            <text:p>JEANE MARIA DE MELO</text:p>
          </table:table-cell>
          <table:table-cell office:value-type="string" table:style-name="ce1">
            <text:p>G.T-1-P</text:p>
          </table:table-cell>
          <table:table-cell office:value-type="string" table:style-name="ce1">
            <text:p>G.T-1-P</text:p>
          </table:table-cell>
          <table:table-cell office:value-type="string" table:style-name="ce1">
            <text:p>G.T-1-P</text:p>
          </table:table-cell>
          <table:table-cell office:value-type="string" table:style-name="ce1">
            <text:p>G.T-1-P</text:p>
          </table:table-cell>
          <table:table-cell table:number-columns-repeated="3" table:style-name="ce1"/>
          <table:table-cell office:value-type="float" office:value="4" table:formula="msoxl:=COUNTA(F199:K199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00=&quot;MATUTINO&quot;,1,IF(B20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306" table:formula="msoxl:=VLOOKUP(E200,Cad_Professor!$A$5:$C$342,3,TRUE)" table:content-validation-name="val3" table:style-name="ce37">
            <text:p>306</text:p>
          </table:table-cell>
          <table:table-cell office:value-type="string" table:style-name="ce26">
            <text:p>SIBELLE CASTRO</text:p>
          </table:table-cell>
          <table:table-cell office:value-type="string" table:style-name="ce1">
            <text:p>T.H.3-P</text:p>
          </table:table-cell>
          <table:table-cell office:value-type="string" table:style-name="ce1">
            <text:p>T.H.3-P</text:p>
          </table:table-cell>
          <table:table-cell office:value-type="string" table:style-name="ce1">
            <text:p>T.H.3-P</text:p>
          </table:table-cell>
          <table:table-cell office:value-type="string" table:style-name="ce1">
            <text:p>T.H.3-P</text:p>
          </table:table-cell>
          <table:table-cell table:number-columns-repeated="3" table:style-name="ce1"/>
          <table:table-cell office:value-type="float" office:value="4" table:formula="msoxl:=COUNTA(F200:K200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01=&quot;MATUTINO&quot;,1,IF(B20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6T00:00:00" table:content-validation-name="val1" table:style-name="ce25">
            <text:p>06/09/2019</text:p>
          </table:table-cell>
          <table:table-cell office:value-type="float" office:value="328" table:formula="msoxl:=VLOOKUP(E201,Cad_Professor!$A$5:$C$342,3,TRUE)" table:content-validation-name="val3" table:style-name="ce37">
            <text:p>328</text:p>
          </table:table-cell>
          <table:table-cell office:value-type="string" table:style-name="ce26">
            <text:p>VICTOR SOUSA SGARBI</text:p>
          </table:table-cell>
          <table:table-cell office:value-type="string" table:style-name="ce1">
            <text:p>G.T-4-P</text:p>
          </table:table-cell>
          <table:table-cell office:value-type="string" table:style-name="ce1">
            <text:p>G.T-4-P</text:p>
          </table:table-cell>
          <table:table-cell office:value-type="string" table:style-name="ce1">
            <text:p>G.T-4-P</text:p>
          </table:table-cell>
          <table:table-cell office:value-type="string" table:style-name="ce1">
            <text:p>G.T-4-P</text:p>
          </table:table-cell>
          <table:table-cell table:number-columns-repeated="3" table:style-name="ce1"/>
          <table:table-cell office:value-type="float" office:value="4" table:formula="msoxl:=COUNTA(F201:K201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02=&quot;MATUTINO&quot;,1,IF(B202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232" table:formula="msoxl:=VLOOKUP(E202,Cad_Professor!$A$5:$C$342,3,TRUE)" table:content-validation-name="val3" table:style-name="ce37">
            <text:p>232</text:p>
          </table:table-cell>
          <table:table-cell office:value-type="string" table:style-name="ce26">
            <text:p>LUIZ HENRIQUE DE GOUVEA LEMOS</text:p>
          </table:table-cell>
          <table:table-cell office:value-type="string" table:style-name="ce1">
            <text:p>T.A-2-P</text:p>
          </table:table-cell>
          <table:table-cell table:number-columns-repeated="6" table:style-name="ce1"/>
          <table:table-cell office:value-type="float" office:value="1" table:formula="msoxl:=COUNTA(F202:K202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03=&quot;MATUTINO&quot;,1,IF(B203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92" table:formula="msoxl:=VLOOKUP(E203,Cad_Professor!$A$5:$C$342,3,TRUE)" table:content-validation-name="val3" table:style-name="ce37">
            <text:p>92</text:p>
          </table:table-cell>
          <table:table-cell office:value-type="string" table:style-name="ce26">
            <text:p>DANIELLE COTTA DE MELO N. DA SILVA</text:p>
          </table:table-cell>
          <table:table-cell office:value-type="string" table:style-name="ce1">
            <text:p>T.A.4-P</text:p>
          </table:table-cell>
          <table:table-cell office:value-type="string" table:style-name="ce1">
            <text:p>T.A.4-P</text:p>
          </table:table-cell>
          <table:table-cell office:value-type="string" table:style-name="ce1">
            <text:p>T.A.4-P</text:p>
          </table:table-cell>
          <table:table-cell office:value-type="string" table:style-name="ce1">
            <text:p>T.A.4-P</text:p>
          </table:table-cell>
          <table:table-cell table:number-columns-repeated="3" table:style-name="ce1"/>
          <table:table-cell office:value-type="float" office:value="4" table:formula="msoxl:=COUNTA(F203:K203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04=&quot;MATUTINO&quot;,1,IF(B20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114" table:formula="msoxl:=VLOOKUP(E204,Cad_Professor!$A$5:$C$342,3,TRUE)" table:content-validation-name="val3" table:style-name="ce37">
            <text:p>114</text:p>
          </table:table-cell>
          <table:table-cell office:value-type="string" table:style-name="ce26">
            <text:p>EDUARDO LIMA DO SANTOS</text:p>
          </table:table-cell>
          <table:table-cell office:value-type="string" table:style-name="ce1">
            <text:p>L.Q-8-P</text:p>
          </table:table-cell>
          <table:table-cell office:value-type="string" table:style-name="ce1">
            <text:p>L.Q-8-P</text:p>
          </table:table-cell>
          <table:table-cell office:value-type="string" table:style-name="ce1">
            <text:p>L.Q-6-P</text:p>
          </table:table-cell>
          <table:table-cell office:value-type="string" table:style-name="ce1">
            <text:p>L.Q-6-P</text:p>
          </table:table-cell>
          <table:table-cell table:number-columns-repeated="3" table:style-name="ce1"/>
          <table:table-cell office:value-type="float" office:value="4" table:formula="msoxl:=COUNTA(F204:K204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05=&quot;MATUTINO&quot;,1,IF(B20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56" table:formula="msoxl:=VLOOKUP(E205,Cad_Professor!$A$5:$C$342,3,TRUE)" table:content-validation-name="val3" table:style-name="ce37">
            <text:p>56</text:p>
          </table:table-cell>
          <table:table-cell office:value-type="string" table:style-name="ce26">
            <text:p>CAMILA ANTUNES DE CARVALHO CASADO</text:p>
          </table:table-cell>
          <table:table-cell office:value-type="string" table:style-name="ce1">
            <text:p>T.D.I-2-P</text:p>
          </table:table-cell>
          <table:table-cell office:value-type="string" table:style-name="ce1">
            <text:p>T.D.I-2-P</text:p>
          </table:table-cell>
          <table:table-cell office:value-type="string" table:style-name="ce1">
            <text:p>T.D.I-2-P</text:p>
          </table:table-cell>
          <table:table-cell office:value-type="string" table:style-name="ce1">
            <text:p>T.D.I-2-P</text:p>
          </table:table-cell>
          <table:table-cell table:number-columns-repeated="3" table:style-name="ce1"/>
          <table:table-cell office:value-type="float" office:value="4" table:formula="msoxl:=COUNTA(F205:K205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06=&quot;MATUTINO&quot;,1,IF(B20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164" table:formula="msoxl:=VLOOKUP(E206,Cad_Professor!$A$5:$C$342,3,TRUE)" table:content-validation-name="val3" table:style-name="ce37">
            <text:p>164</text:p>
          </table:table-cell>
          <table:table-cell office:value-type="string" table:style-name="ce26">
            <text:p>HELCIO BEZERRA DO NASCIMENTO JUNIOR</text:p>
          </table:table-cell>
          <table:table-cell table:number-columns-repeated="2" table:style-name="ce1"/>
          <table:table-cell office:value-type="string" table:style-name="ce1">
            <text:p>L.M-6-P</text:p>
          </table:table-cell>
          <table:table-cell office:value-type="string" table:style-name="ce1">
            <text:p>L.M-6-P</text:p>
          </table:table-cell>
          <table:table-cell table:number-columns-repeated="3" table:style-name="ce1"/>
          <table:table-cell office:value-type="float" office:value="2" table:formula="msoxl:=COUNTA(F206:K20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07=&quot;MATUTINO&quot;,1,IF(B20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252" table:formula="msoxl:=VLOOKUP(E207,Cad_Professor!$A$5:$C$342,3,TRUE)" table:content-validation-name="val3" table:style-name="ce37">
            <text:p>252</text:p>
          </table:table-cell>
          <table:table-cell office:value-type="string" table:style-name="ce26">
            <text:p>MARIA IVANA PATRIOTA CARNAUBA</text:p>
          </table:table-cell>
          <table:table-cell office:value-type="string" table:style-name="ce1">
            <text:p>L.M.8-P</text:p>
          </table:table-cell>
          <table:table-cell office:value-type="string" table:style-name="ce1">
            <text:p>L.M.8-P</text:p>
          </table:table-cell>
          <table:table-cell table:number-columns-repeated="5" table:style-name="ce1"/>
          <table:table-cell office:value-type="float" office:value="2" table:formula="msoxl:=COUNTA(F207:K207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08=&quot;MATUTINO&quot;,1,IF(B20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299" table:formula="msoxl:=VLOOKUP(E208,Cad_Professor!$A$5:$C$342,3,TRUE)" table:content-validation-name="val3" table:style-name="ce37">
            <text:p>299</text:p>
          </table:table-cell>
          <table:table-cell office:value-type="string" table:style-name="ce26">
            <text:p>ROSSANA VIANA GAIA</text:p>
          </table:table-cell>
          <table:table-cell office:value-type="string" table:style-name="ce1">
            <text:p>LETRAS8-P</text:p>
          </table:table-cell>
          <table:table-cell office:value-type="string" table:style-name="ce1">
            <text:p>LETRAS8-P</text:p>
          </table:table-cell>
          <table:table-cell office:value-type="string" table:style-name="ce1">
            <text:p>LETRAS8-P</text:p>
          </table:table-cell>
          <table:table-cell table:number-columns-repeated="4" table:style-name="ce1"/>
          <table:table-cell office:value-type="float" office:value="3" table:formula="msoxl:=COUNTA(F208:K208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09=&quot;MATUTINO&quot;,1,IF(B20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309" table:formula="msoxl:=VLOOKUP(E209,Cad_Professor!$A$5:$C$342,3,TRUE)" table:content-validation-name="val3" table:style-name="ce37">
            <text:p>309</text:p>
          </table:table-cell>
          <table:table-cell office:value-type="string" table:style-name="ce26">
            <text:p>SIQUELES ROSEANE DE CARVALHO CAMPELO</text:p>
          </table:table-cell>
          <table:table-cell table:number-columns-repeated="3" table:style-name="ce1"/>
          <table:table-cell office:value-type="string" table:style-name="ce1">
            <text:p>LETRAS8-P</text:p>
          </table:table-cell>
          <table:table-cell table:number-columns-repeated="3" table:style-name="ce1"/>
          <table:table-cell office:value-type="float" office:value="1" table:formula="msoxl:=COUNTA(F209:K209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10=&quot;MATUTINO&quot;,1,IF(B21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192" table:formula="msoxl:=VLOOKUP(E210,Cad_Professor!$A$5:$C$342,3,TRUE)" table:content-validation-name="val3" table:style-name="ce37">
            <text:p>192</text:p>
          </table:table-cell>
          <table:table-cell office:value-type="string" table:style-name="ce26">
            <text:p>JOEFERSON REIS MARTINS</text:p>
          </table:table-cell>
          <table:table-cell office:value-type="string" table:style-name="ce1">
            <text:p>BIOL.4-P</text:p>
          </table:table-cell>
          <table:table-cell office:value-type="string" table:style-name="ce1">
            <text:p>BIOL.4-P</text:p>
          </table:table-cell>
          <table:table-cell table:number-columns-repeated="5" table:style-name="ce1"/>
          <table:table-cell office:value-type="float" office:value="2" table:formula="msoxl:=COUNTA(F210:K21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11=&quot;MATUTINO&quot;,1,IF(B21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09T00:00:00" table:content-validation-name="val1" table:style-name="ce25">
            <text:p>09/09/2019</text:p>
          </table:table-cell>
          <table:table-cell office:value-type="float" office:value="187" table:formula="msoxl:=VLOOKUP(E211,Cad_Professor!$A$5:$C$342,3,TRUE)" table:content-validation-name="val3" table:style-name="ce37">
            <text:p>187</text:p>
          </table:table-cell>
          <table:table-cell office:value-type="string" table:style-name="ce26">
            <text:p>JESU COSTA FERREIRA JUNIOR</text:p>
          </table:table-cell>
          <table:table-cell table:number-columns-repeated="2" table:style-name="ce1"/>
          <table:table-cell office:value-type="string" table:style-name="ce1">
            <text:p>L.Q-2-P</text:p>
          </table:table-cell>
          <table:table-cell office:value-type="string" table:style-name="ce1">
            <text:p>L.Q-2-P</text:p>
          </table:table-cell>
          <table:table-cell table:number-columns-repeated="3" table:style-name="ce1"/>
          <table:table-cell office:value-type="float" office:value="2" table:formula="msoxl:=COUNTA(F211:K21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12=&quot;MATUTINO&quot;,1,IF(B212=&quot;VESPERTINO&quot;,2,3))" table:style-name="ce38">
            <text:p>3</text:p>
          </table:table-cell>
          <table:table-cell office:value-type="string" table:content-validation-name="val2" table:style-name="ce38">
            <text:p>NOTURNO</text:p>
          </table:table-cell>
          <table:table-cell office:value-type="date" office:date-value="2019-09-11T00:00:00" table:content-validation-name="val1" table:style-name="ce39">
            <text:p>11/09/2019</text:p>
          </table:table-cell>
          <table:table-cell office:value-type="float" office:value="232" table:formula="msoxl:=VLOOKUP(E212,Cad_Professor!$A$5:$C$342,3,TRUE)" table:content-validation-name="val3" table:style-name="ce40">
            <text:p>232</text:p>
          </table:table-cell>
          <table:table-cell office:value-type="string" table:style-name="ce41">
            <text:p>LUIZ HENRIQUE DE GOUVEA LEMOS</text:p>
          </table:table-cell>
          <table:table-cell office:value-type="string" table:style-name="ce38">
            <text:p>TA.2-P</text:p>
          </table:table-cell>
          <table:table-cell office:value-type="string" table:style-name="ce38">
            <text:p>TA-2-P</text:p>
          </table:table-cell>
          <table:table-cell table:number-columns-repeated="5" table:style-name="ce38"/>
          <table:table-cell office:value-type="float" office:value="2" table:formula="msoxl:=COUNTA(F212:K212)" table:style-name="ce38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13=&quot;MATUTINO&quot;,1,IF(B213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58" table:formula="msoxl:=VLOOKUP(E213,Cad_Professor!$A$5:$C$342,3,TRUE)" table:content-validation-name="val3" table:style-name="ce37">
            <text:p>58</text:p>
          </table:table-cell>
          <table:table-cell office:value-type="string" table:style-name="ce26">
            <text:p>CAMILA SAMPAIO BEZERRA DA SILVA</text:p>
          </table:table-cell>
          <table:table-cell office:value-type="string" table:style-name="ce1">
            <text:p>734-A</text:p>
          </table:table-cell>
          <table:table-cell office:value-type="string" table:style-name="ce1">
            <text:p>734-A</text:p>
          </table:table-cell>
          <table:table-cell office:value-type="string" table:style-name="ce1">
            <text:p>T.A-2-P</text:p>
          </table:table-cell>
          <table:table-cell office:value-type="string" table:style-name="ce1">
            <text:p>T.A-2-P</text:p>
          </table:table-cell>
          <table:table-cell table:number-columns-repeated="3" table:style-name="ce1"/>
          <table:table-cell office:value-type="float" office:value="4" table:formula="msoxl:=COUNTA(F213:K213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14=&quot;MATUTINO&quot;,1,IF(B21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309" table:formula="msoxl:=VLOOKUP(E214,Cad_Professor!$A$5:$C$342,3,TRUE)" table:content-validation-name="val3" table:style-name="ce37">
            <text:p>309</text:p>
          </table:table-cell>
          <table:table-cell office:value-type="string" table:style-name="ce26">
            <text:p>SIQUELES ROSEANE DE CARVALHO CAMPELO</text:p>
          </table:table-cell>
          <table:table-cell office:value-type="string" table:style-name="ce1">
            <text:p>L.Q-6-P</text:p>
          </table:table-cell>
          <table:table-cell table:number-columns-repeated="6" table:style-name="ce1"/>
          <table:table-cell office:value-type="float" office:value="1" table:formula="msoxl:=COUNTA(F214:K214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15=&quot;MATUTINO&quot;,1,IF(B21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188" table:formula="msoxl:=VLOOKUP(E215,Cad_Professor!$A$5:$C$342,3,TRUE)" table:content-validation-name="val3" table:style-name="ce37">
            <text:p>188</text:p>
          </table:table-cell>
          <table:table-cell office:value-type="string" table:style-name="ce26">
            <text:p>JOACY VICENTE FERREIRA</text:p>
          </table:table-cell>
          <table:table-cell office:value-type="string" table:style-name="ce1">
            <text:p>L.Q-8-P</text:p>
          </table:table-cell>
          <table:table-cell table:number-columns-repeated="6" table:style-name="ce1"/>
          <table:table-cell office:value-type="float" office:value="1" table:formula="msoxl:=COUNTA(F215:K215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16=&quot;MATUTINO&quot;,1,IF(B21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228" table:formula="msoxl:=VLOOKUP(E216,Cad_Professor!$A$5:$C$342,3,TRUE)" table:content-validation-name="val3" table:style-name="ce37">
            <text:p>228</text:p>
          </table:table-cell>
          <table:table-cell office:value-type="string" table:style-name="ce26">
            <text:p>LUIZ ANTONIO COSTA SILVA</text:p>
          </table:table-cell>
          <table:table-cell office:value-type="string" table:style-name="ce1">
            <text:p>DESIGN-4-P</text:p>
          </table:table-cell>
          <table:table-cell office:value-type="string" table:style-name="ce1">
            <text:p>DESIGN-4-P</text:p>
          </table:table-cell>
          <table:table-cell office:value-type="string" table:style-name="ce1">
            <text:p>DESIGN-4-P</text:p>
          </table:table-cell>
          <table:table-cell office:value-type="string" table:style-name="ce1">
            <text:p>DESIGN-4-P</text:p>
          </table:table-cell>
          <table:table-cell table:number-columns-repeated="3" table:style-name="ce1"/>
          <table:table-cell office:value-type="float" office:value="4" table:formula="msoxl:=COUNTA(F216:K21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17=&quot;MATUTINO&quot;,1,IF(B21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306" table:formula="msoxl:=VLOOKUP(E217,Cad_Professor!$A$5:$C$342,3,TRUE)" table:content-validation-name="val3" table:style-name="ce37">
            <text:p>306</text:p>
          </table:table-cell>
          <table:table-cell office:value-type="string" table:style-name="ce26">
            <text:p>SIBELLE CASTRO</text:p>
          </table:table-cell>
          <table:table-cell office:value-type="string" table:style-name="ce1">
            <text:p>G.T.1-P</text:p>
          </table:table-cell>
          <table:table-cell office:value-type="string" table:style-name="ce1">
            <text:p>G.T.1-P</text:p>
          </table:table-cell>
          <table:table-cell office:value-type="string" table:style-name="ce1">
            <text:p>G.T.1-P</text:p>
          </table:table-cell>
          <table:table-cell office:value-type="string" table:style-name="ce1">
            <text:p>G.T.1-P</text:p>
          </table:table-cell>
          <table:table-cell table:number-columns-repeated="3" table:style-name="ce1"/>
          <table:table-cell office:value-type="float" office:value="4" table:formula="msoxl:=COUNTA(F217:K217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18=&quot;MATUTINO&quot;,1,IF(B218=&quot;VESPERTINO&quot;,2,3))" table:style-name="ce38">
            <text:p>3</text:p>
          </table:table-cell>
          <table:table-cell office:value-type="string" table:content-validation-name="val2" table:style-name="ce38">
            <text:p>NOTURNO</text:p>
          </table:table-cell>
          <table:table-cell office:value-type="date" office:date-value="2019-09-11T00:00:00" table:content-validation-name="val1" table:style-name="ce39">
            <text:p>11/09/2019</text:p>
          </table:table-cell>
          <table:table-cell office:value-type="float" office:value="322" table:formula="msoxl:=VLOOKUP(E218,Cad_Professor!$A$5:$C$342,3,TRUE)" table:content-validation-name="val3" table:style-name="ce40">
            <text:p>322</text:p>
          </table:table-cell>
          <table:table-cell office:value-type="string" table:style-name="ce41">
            <text:p>VALERIA GOIA VASCO TEIXEIRA</text:p>
          </table:table-cell>
          <table:table-cell office:value-type="string" table:style-name="ce38">
            <text:p>G.T.2-P</text:p>
          </table:table-cell>
          <table:table-cell office:value-type="string" table:style-name="ce38">
            <text:p>G.T.2-P</text:p>
          </table:table-cell>
          <table:table-cell office:value-type="string" table:style-name="ce38">
            <text:p>G.T.2-P</text:p>
          </table:table-cell>
          <table:table-cell office:value-type="string" table:style-name="ce38">
            <text:p>G.T.2-P</text:p>
          </table:table-cell>
          <table:table-cell table:number-columns-repeated="3" table:style-name="ce38"/>
          <table:table-cell office:value-type="float" office:value="4" table:formula="msoxl:=COUNTA(F218:K218)" table:style-name="ce38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19=&quot;MATUTINO&quot;,1,IF(B21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184" table:formula="msoxl:=VLOOKUP(E219,Cad_Professor!$A$5:$C$342,3,TRUE)" table:content-validation-name="val3" table:style-name="ce37">
            <text:p>184</text:p>
          </table:table-cell>
          <table:table-cell office:value-type="string" table:style-name="ce26">
            <text:p>JEANE MARIA DE MELO</text:p>
          </table:table-cell>
          <table:table-cell office:value-type="string" table:style-name="ce1">
            <text:p>T.H-1-P</text:p>
          </table:table-cell>
          <table:table-cell office:value-type="string" table:style-name="ce1">
            <text:p>T.H-1-P</text:p>
          </table:table-cell>
          <table:table-cell office:value-type="string" table:style-name="ce1">
            <text:p>BIOL-2-P</text:p>
          </table:table-cell>
          <table:table-cell office:value-type="string" table:style-name="ce1">
            <text:p>BIOL.2-P</text:p>
          </table:table-cell>
          <table:table-cell table:number-columns-repeated="3" table:style-name="ce1"/>
          <table:table-cell office:value-type="float" office:value="4" table:formula="msoxl:=COUNTA(F219:K219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20=&quot;MATUTINO&quot;,1,IF(B22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118" table:formula="msoxl:=VLOOKUP(E220,Cad_Professor!$A$5:$C$342,3,TRUE)" table:content-validation-name="val3" table:style-name="ce37">
            <text:p>118</text:p>
          </table:table-cell>
          <table:table-cell office:value-type="string" table:style-name="ce26">
            <text:p>ELAINE DOS SANTOS SGARBI</text:p>
          </table:table-cell>
          <table:table-cell office:value-type="string" table:style-name="ce1">
            <text:p>T.H.-3-P</text:p>
          </table:table-cell>
          <table:table-cell office:value-type="string" table:style-name="ce1">
            <text:p>T.H.-3-P</text:p>
          </table:table-cell>
          <table:table-cell table:number-columns-repeated="5" table:style-name="ce1"/>
          <table:table-cell office:value-type="float" office:value="2" table:formula="msoxl:=COUNTA(F220:K22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21=&quot;MATUTINO&quot;,1,IF(B22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107" table:formula="msoxl:=VLOOKUP(E221,Cad_Professor!$A$5:$C$342,3,TRUE)" table:content-validation-name="val3" table:style-name="ce37">
            <text:p>107</text:p>
          </table:table-cell>
          <table:table-cell office:value-type="string" table:style-name="ce26">
            <text:p>EDMAR MARINHO DE AZEVEDO</text:p>
          </table:table-cell>
          <table:table-cell table:number-columns-repeated="2" table:style-name="ce1"/>
          <table:table-cell office:value-type="string" table:style-name="ce1">
            <text:p>731-A</text:p>
          </table:table-cell>
          <table:table-cell office:value-type="string" table:style-name="ce1">
            <text:p>731-A</text:p>
          </table:table-cell>
          <table:table-cell table:number-columns-repeated="3" table:style-name="ce1"/>
          <table:table-cell office:value-type="float" office:value="2" table:formula="msoxl:=COUNTA(F221:K22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22=&quot;MATUTINO&quot;,1,IF(B222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164" table:formula="msoxl:=VLOOKUP(E222,Cad_Professor!$A$5:$C$342,3,TRUE)" table:content-validation-name="val3" table:style-name="ce37">
            <text:p>164</text:p>
          </table:table-cell>
          <table:table-cell office:value-type="string" table:style-name="ce26">
            <text:p>HELCIO BEZERRA DO NASCIMENTO JUNIOR</text:p>
          </table:table-cell>
          <table:table-cell office:value-type="string" table:style-name="ce1">
            <text:p>L.M6-P</text:p>
          </table:table-cell>
          <table:table-cell office:value-type="string" table:style-name="ce1">
            <text:p>L.M6-P</text:p>
          </table:table-cell>
          <table:table-cell table:number-columns-repeated="5" table:style-name="ce1"/>
          <table:table-cell office:value-type="float" office:value="2" table:formula="msoxl:=COUNTA(F222:K22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23=&quot;MATUTINO&quot;,1,IF(B223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261" table:formula="msoxl:=VLOOKUP(E223,Cad_Professor!$A$5:$C$342,3,TRUE)" table:content-validation-name="val3" table:style-name="ce37">
            <text:p>261</text:p>
          </table:table-cell>
          <table:table-cell office:value-type="string" table:style-name="ce26">
            <text:p>MERYLANE PORTO DA SILVA</text:p>
          </table:table-cell>
          <table:table-cell table:number-columns-repeated="2" table:style-name="ce1"/>
          <table:table-cell office:value-type="string" table:style-name="ce1">
            <text:p>L.M-8-P</text:p>
          </table:table-cell>
          <table:table-cell office:value-type="string" table:style-name="ce1">
            <text:p>L.M-8-P</text:p>
          </table:table-cell>
          <table:table-cell table:number-columns-repeated="3" table:style-name="ce1"/>
          <table:table-cell office:value-type="float" office:value="2" table:formula="msoxl:=COUNTA(F223:K22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24=&quot;MATUTINO&quot;,1,IF(B22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79" table:formula="msoxl:=VLOOKUP(E224,Cad_Professor!$A$5:$C$342,3,TRUE)" table:content-validation-name="val3" table:style-name="ce37">
            <text:p>79</text:p>
          </table:table-cell>
          <table:table-cell office:value-type="string" table:style-name="ce26">
            <text:p>CLEUSA SALVINA R. M. BARBOSA</text:p>
          </table:table-cell>
          <table:table-cell office:value-type="string" table:style-name="ce1">
            <text:p>LETRAS.4-P</text:p>
          </table:table-cell>
          <table:table-cell table:number-columns-repeated="6" table:style-name="ce1"/>
          <table:table-cell office:value-type="float" office:value="1" table:formula="msoxl:=COUNTA(F224:K224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25=&quot;MATUTINO&quot;,1,IF(B22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1T00:00:00" table:content-validation-name="val1" table:style-name="ce25">
            <text:p>11/09/2019</text:p>
          </table:table-cell>
          <table:table-cell office:value-type="float" office:value="40" table:formula="msoxl:=VLOOKUP(E225,Cad_Professor!$A$5:$C$342,3,TRUE)" table:content-validation-name="val3" table:style-name="ce37">
            <text:p>40</text:p>
          </table:table-cell>
          <table:table-cell office:value-type="string" table:style-name="ce26">
            <text:p>ANTONIO CARLOS SANTOS DE LIMA</text:p>
          </table:table-cell>
          <table:table-cell table:number-columns-repeated="2" table:style-name="ce1"/>
          <table:table-cell office:value-type="string" table:style-name="ce1">
            <text:p>LERTAS.8-P</text:p>
          </table:table-cell>
          <table:table-cell office:value-type="string" table:style-name="ce1">
            <text:p>LERTAS.8-P</text:p>
          </table:table-cell>
          <table:table-cell table:number-columns-repeated="3" table:style-name="ce1"/>
          <table:table-cell office:value-type="float" office:value="2" table:formula="msoxl:=COUNTA(F225:K22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26=&quot;MATUTINO&quot;,1,IF(B22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2T00:00:00" table:content-validation-name="val1" table:style-name="ce25">
            <text:p>12/09/2019</text:p>
          </table:table-cell>
          <table:table-cell office:value-type="float" office:value="232" table:formula="msoxl:=VLOOKUP(E226,Cad_Professor!$A$5:$C$342,3,TRUE)" table:content-validation-name="val3" table:style-name="ce37">
            <text:p>232</text:p>
          </table:table-cell>
          <table:table-cell office:value-type="string" table:style-name="ce26">
            <text:p>LUIZ HENRIQUE DE GOUVEA LEMOS</text:p>
          </table:table-cell>
          <table:table-cell table:number-columns-repeated="2" table:style-name="ce1"/>
          <table:table-cell office:value-type="string" table:style-name="ce1">
            <text:p>T.A-2-P</text:p>
          </table:table-cell>
          <table:table-cell office:value-type="string" table:style-name="ce1">
            <text:p>T.A-2-P</text:p>
          </table:table-cell>
          <table:table-cell table:number-columns-repeated="3" table:style-name="ce1"/>
          <table:table-cell office:value-type="float" office:value="2" table:formula="msoxl:=COUNTA(F226:K22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27=&quot;MATUTINO&quot;,1,IF(B22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2T00:00:00" table:content-validation-name="val1" table:style-name="ce25">
            <text:p>12/09/2019</text:p>
          </table:table-cell>
          <table:table-cell office:value-type="float" office:value="67" table:formula="msoxl:=VLOOKUP(E227,Cad_Professor!$A$5:$C$342,3,TRUE)" table:content-validation-name="val3" table:style-name="ce37">
            <text:p>67</text:p>
          </table:table-cell>
          <table:table-cell office:value-type="string" table:style-name="ce26">
            <text:p>CECILIA DANTAS VICENTE</text:p>
          </table:table-cell>
          <table:table-cell office:value-type="string" table:style-name="ce1">
            <text:p>T.A.6-P</text:p>
          </table:table-cell>
          <table:table-cell office:value-type="string" table:style-name="ce1">
            <text:p>T.A.6-P</text:p>
          </table:table-cell>
          <table:table-cell table:style-name="ce1"/>
          <table:table-cell office:value-type="string" table:style-name="ce1">
            <text:p>T.A-4-P</text:p>
          </table:table-cell>
          <table:table-cell table:number-columns-repeated="3" table:style-name="ce1"/>
          <table:table-cell office:value-type="float" office:value="3" table:formula="msoxl:=COUNTA(F227:K227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28=&quot;MATUTINO&quot;,1,IF(B22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2T00:00:00" table:content-validation-name="val1" table:style-name="ce25">
            <text:p>12/09/2019</text:p>
          </table:table-cell>
          <table:table-cell office:value-type="float" office:value="114" table:formula="msoxl:=VLOOKUP(E228,Cad_Professor!$A$5:$C$342,3,TRUE)" table:content-validation-name="val3" table:style-name="ce37">
            <text:p>114</text:p>
          </table:table-cell>
          <table:table-cell office:value-type="string" table:style-name="ce26">
            <text:p>EDUARDO LIMA DO SANTOS</text:p>
          </table:table-cell>
          <table:table-cell office:value-type="string" table:style-name="ce1">
            <text:p>L.Q-8-P</text:p>
          </table:table-cell>
          <table:table-cell office:value-type="string" table:style-name="ce1">
            <text:p>L.Q-8-P</text:p>
          </table:table-cell>
          <table:table-cell office:value-type="string" table:style-name="ce1">
            <text:p>L.Q-6-P</text:p>
          </table:table-cell>
          <table:table-cell office:value-type="string" table:style-name="ce1">
            <text:p>L.Q-6-P</text:p>
          </table:table-cell>
          <table:table-cell table:number-columns-repeated="3" table:style-name="ce1"/>
          <table:table-cell office:value-type="float" office:value="4" table:formula="msoxl:=COUNTA(F228:K228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29=&quot;MATUTINO&quot;,1,IF(B22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2T00:00:00" table:content-validation-name="val1" table:style-name="ce25">
            <text:p>12/09/2019</text:p>
          </table:table-cell>
          <table:table-cell office:value-type="float" office:value="153" table:formula="msoxl:=VLOOKUP(E229,Cad_Professor!$A$5:$C$342,3,TRUE)" table:content-validation-name="val3" table:style-name="ce37">
            <text:p>153</text:p>
          </table:table-cell>
          <table:table-cell office:value-type="string" table:style-name="ce26">
            <text:p>GERTRUDES MAGNA SALES DA SILVA</text:p>
          </table:table-cell>
          <table:table-cell office:value-type="string" table:style-name="ce1">
            <text:p>T.H-1-P</text:p>
          </table:table-cell>
          <table:table-cell office:value-type="string" table:style-name="ce1">
            <text:p>T.H-1-P</text:p>
          </table:table-cell>
          <table:table-cell office:value-type="string" table:style-name="ce1">
            <text:p>T.H-1-P</text:p>
          </table:table-cell>
          <table:table-cell office:value-type="string" table:style-name="ce1">
            <text:p>T.H-1-P</text:p>
          </table:table-cell>
          <table:table-cell table:number-columns-repeated="3" table:style-name="ce1"/>
          <table:table-cell office:value-type="float" office:value="4" table:formula="msoxl:=COUNTA(F229:K229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30=&quot;MATUTINO&quot;,1,IF(B23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2T00:00:00" table:content-validation-name="val1" table:style-name="ce25">
            <text:p>12/09/2019</text:p>
          </table:table-cell>
          <table:table-cell office:value-type="float" office:value="306" table:formula="msoxl:=VLOOKUP(E230,Cad_Professor!$A$5:$C$342,3,TRUE)" table:content-validation-name="val3" table:style-name="ce37">
            <text:p>306</text:p>
          </table:table-cell>
          <table:table-cell office:value-type="string" table:style-name="ce26">
            <text:p>SIBELLE CASTRO</text:p>
          </table:table-cell>
          <table:table-cell office:value-type="string" table:style-name="ce1">
            <text:p>T.H-2-P</text:p>
          </table:table-cell>
          <table:table-cell office:value-type="string" table:style-name="ce1">
            <text:p>T.H-2-P</text:p>
          </table:table-cell>
          <table:table-cell office:value-type="string" table:style-name="ce1">
            <text:p>T.H-2-P</text:p>
          </table:table-cell>
          <table:table-cell office:value-type="string" table:style-name="ce1">
            <text:p>T.H-2-P</text:p>
          </table:table-cell>
          <table:table-cell table:number-columns-repeated="3" table:style-name="ce1"/>
          <table:table-cell office:value-type="float" office:value="4" table:formula="msoxl:=COUNTA(F230:K230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31=&quot;MATUTINO&quot;,1,IF(B23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2T00:00:00" table:content-validation-name="val1" table:style-name="ce25">
            <text:p>12/09/2019</text:p>
          </table:table-cell>
          <table:table-cell office:value-type="float" office:value="169" table:formula="msoxl:=VLOOKUP(E231,Cad_Professor!$A$5:$C$342,3,TRUE)" table:content-validation-name="val3" table:style-name="ce37">
            <text:p>169</text:p>
          </table:table-cell>
          <table:table-cell office:value-type="string" table:style-name="ce26">
            <text:p>HUGO SANTOS NUNES</text:p>
          </table:table-cell>
          <table:table-cell office:value-type="string" table:style-name="ce1">
            <text:p>L.M.8-P</text:p>
          </table:table-cell>
          <table:table-cell office:value-type="string" table:style-name="ce1">
            <text:p>L.M.8-P</text:p>
          </table:table-cell>
          <table:table-cell office:value-type="string" table:style-name="ce1">
            <text:p>L.M.8-P</text:p>
          </table:table-cell>
          <table:table-cell office:value-type="string" table:style-name="ce1">
            <text:p>L.M.8-P</text:p>
          </table:table-cell>
          <table:table-cell table:number-columns-repeated="3" table:style-name="ce1"/>
          <table:table-cell office:value-type="float" office:value="4" table:formula="msoxl:=COUNTA(F231:K231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32=&quot;MATUTINO&quot;,1,IF(B232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2T00:00:00" table:content-validation-name="val1" table:style-name="ce25">
            <text:p>12/09/2019</text:p>
          </table:table-cell>
          <table:table-cell office:value-type="float" office:value="190" table:formula="msoxl:=VLOOKUP(E232,Cad_Professor!$A$5:$C$342,3,TRUE)" table:content-validation-name="val3" table:style-name="ce37">
            <text:p>190</text:p>
          </table:table-cell>
          <table:table-cell office:value-type="string" table:style-name="ce26">
            <text:p>JOAO HENRIQUE DA COSTA CARDOSO</text:p>
          </table:table-cell>
          <table:table-cell office:value-type="string" table:style-name="ce1">
            <text:p>LETRAS-3-P</text:p>
          </table:table-cell>
          <table:table-cell office:value-type="string" table:style-name="ce1">
            <text:p>LETRAS-3-P</text:p>
          </table:table-cell>
          <table:table-cell table:number-columns-repeated="5" table:style-name="ce1"/>
          <table:table-cell office:value-type="float" office:value="2" table:formula="msoxl:=COUNTA(F232:K23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33=&quot;MATUTINO&quot;,1,IF(B233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2T00:00:00" table:content-validation-name="val1" table:style-name="ce25">
            <text:p>12/09/2019</text:p>
          </table:table-cell>
          <table:table-cell office:value-type="float" office:value="42" table:formula="msoxl:=VLOOKUP(E233,Cad_Professor!$A$5:$C$342,3,TRUE)" table:content-validation-name="val3" table:style-name="ce37">
            <text:p>42</text:p>
          </table:table-cell>
          <table:table-cell office:value-type="string" table:style-name="ce26">
            <text:p>ANTONIO CICERO DE ARAUJO</text:p>
          </table:table-cell>
          <table:table-cell office:value-type="string" table:style-name="ce1">
            <text:p>LETRAS-4-P</text:p>
          </table:table-cell>
          <table:table-cell office:value-type="string" table:style-name="ce1">
            <text:p>LETRAS-4-P</text:p>
          </table:table-cell>
          <table:table-cell table:number-columns-repeated="5" table:style-name="ce1"/>
          <table:table-cell office:value-type="float" office:value="2" table:formula="msoxl:=COUNTA(F233:K23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34=&quot;MATUTINO&quot;,1,IF(B23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2T00:00:00" table:content-validation-name="val1" table:style-name="ce25">
            <text:p>12/09/2019</text:p>
          </table:table-cell>
          <table:table-cell office:value-type="float" office:value="79" table:formula="msoxl:=VLOOKUP(E234,Cad_Professor!$A$5:$C$342,3,TRUE)" table:content-validation-name="val3" table:style-name="ce37">
            <text:p>79</text:p>
          </table:table-cell>
          <table:table-cell office:value-type="string" table:style-name="ce26">
            <text:p>CLEUSA SALVINA R. M. BARBOSA</text:p>
          </table:table-cell>
          <table:table-cell table:number-columns-repeated="2" table:style-name="ce1"/>
          <table:table-cell office:value-type="string" table:style-name="ce1">
            <text:p>LETRAS-4-P</text:p>
          </table:table-cell>
          <table:table-cell office:value-type="string" table:style-name="ce1">
            <text:p>LETRAS-4-P</text:p>
          </table:table-cell>
          <table:table-cell table:number-columns-repeated="3" table:style-name="ce1"/>
          <table:table-cell office:value-type="float" office:value="2" table:formula="msoxl:=COUNTA(F234:K23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35=&quot;MATUTINO&quot;,1,IF(B23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184" table:formula="msoxl:=VLOOKUP(E235,Cad_Professor!$A$5:$C$342,3,TRUE)" table:content-validation-name="val3" table:style-name="ce37">
            <text:p>184</text:p>
          </table:table-cell>
          <table:table-cell office:value-type="string" table:style-name="ce26">
            <text:p>JEANE MARIA DE MELO</text:p>
          </table:table-cell>
          <table:table-cell office:value-type="string" table:style-name="ce1">
            <text:p>431-A</text:p>
          </table:table-cell>
          <table:table-cell office:value-type="string" table:style-name="ce1">
            <text:p>431-A</text:p>
          </table:table-cell>
          <table:table-cell table:number-columns-repeated="5" table:style-name="ce1"/>
          <table:table-cell office:value-type="float" office:value="2" table:formula="msoxl:=COUNTA(F235:K23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36=&quot;MATUTINO&quot;,1,IF(B23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58" table:formula="msoxl:=VLOOKUP(E236,Cad_Professor!$A$5:$C$342,3,TRUE)" table:content-validation-name="val3" table:style-name="ce37">
            <text:p>58</text:p>
          </table:table-cell>
          <table:table-cell office:value-type="string" table:style-name="ce26">
            <text:p>CAMILA SAMPAIO BEZERRA DA SILVA</text:p>
          </table:table-cell>
          <table:table-cell office:value-type="string" table:style-name="ce1">
            <text:p>T.A-2-P</text:p>
          </table:table-cell>
          <table:table-cell table:number-columns-repeated="6" table:style-name="ce1"/>
          <table:table-cell office:value-type="float" office:value="1" table:formula="msoxl:=COUNTA(F236:K236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37=&quot;MATUTINO&quot;,1,IF(B23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25" table:formula="msoxl:=VLOOKUP(E237,Cad_Professor!$A$5:$C$342,3,TRUE)" table:content-validation-name="val3" table:style-name="ce37">
            <text:p>25</text:p>
          </table:table-cell>
          <table:table-cell office:value-type="string" table:style-name="ce26">
            <text:p>AMARO HELIO LEITE DA SILVA</text:p>
          </table:table-cell>
          <table:table-cell office:value-type="string" table:style-name="ce1">
            <text:p>DESIGN-4-P</text:p>
          </table:table-cell>
          <table:table-cell office:value-type="string" table:style-name="ce1">
            <text:p>DESIGN-4-P</text:p>
          </table:table-cell>
          <table:table-cell office:value-type="string" table:style-name="ce1">
            <text:p>DESIGN-4-P</text:p>
          </table:table-cell>
          <table:table-cell office:value-type="string" table:style-name="ce1">
            <text:p>DESIGN-4-P</text:p>
          </table:table-cell>
          <table:table-cell table:number-columns-repeated="3" table:style-name="ce1"/>
          <table:table-cell office:value-type="float" office:value="4" table:formula="msoxl:=COUNTA(F237:K237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38=&quot;MATUTINO&quot;,1,IF(B23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307" table:formula="msoxl:=VLOOKUP(E238,Cad_Professor!$A$5:$C$342,3,TRUE)" table:content-validation-name="val3" table:style-name="ce37">
            <text:p>307</text:p>
          </table:table-cell>
          <table:table-cell office:value-type="string" table:style-name="ce26">
            <text:p>SILIER MORAIS DE SOUZA</text:p>
          </table:table-cell>
          <table:table-cell office:value-type="string" table:style-name="ce1">
            <text:p>T.H-3-P</text:p>
          </table:table-cell>
          <table:table-cell office:value-type="string" table:style-name="ce1">
            <text:p>T.H-3-P</text:p>
          </table:table-cell>
          <table:table-cell office:value-type="string" table:style-name="ce1">
            <text:p>T.H-3-P</text:p>
          </table:table-cell>
          <table:table-cell office:value-type="string" table:style-name="ce1">
            <text:p>T.H-3-P</text:p>
          </table:table-cell>
          <table:table-cell table:number-columns-repeated="3" table:style-name="ce1"/>
          <table:table-cell office:value-type="float" office:value="4" table:formula="msoxl:=COUNTA(F238:K238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39=&quot;MATUTINO&quot;,1,IF(B23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86" table:formula="msoxl:=VLOOKUP(E239,Cad_Professor!$A$5:$C$342,3,TRUE)" table:content-validation-name="val3" table:style-name="ce37">
            <text:p>86</text:p>
          </table:table-cell>
          <table:table-cell office:value-type="string" table:style-name="ce26">
            <text:p>DANIEL DE JESUS PEREIRA</text:p>
          </table:table-cell>
          <table:table-cell office:value-type="string" table:style-name="ce1">
            <text:p>T.H.5-P</text:p>
          </table:table-cell>
          <table:table-cell office:value-type="string" table:style-name="ce1">
            <text:p>T.H.5-P</text:p>
          </table:table-cell>
          <table:table-cell office:value-type="string" table:style-name="ce1">
            <text:p>T.H.5-P</text:p>
          </table:table-cell>
          <table:table-cell office:value-type="string" table:style-name="ce1">
            <text:p>T.H.5-P</text:p>
          </table:table-cell>
          <table:table-cell office:value-type="string" table:style-name="ce1">
            <text:p>REOFERTA</text:p>
          </table:table-cell>
          <table:table-cell office:value-type="string" table:style-name="ce1">
            <text:p>REOFERTA</text:p>
          </table:table-cell>
          <table:table-cell table:style-name="ce1"/>
          <table:table-cell office:value-type="float" office:value="6" table:formula="msoxl:=COUNTA(F239:K239)" table:style-name="ce1">
            <text:p>6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40=&quot;MATUTINO&quot;,1,IF(B24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228" table:formula="msoxl:=VLOOKUP(E240,Cad_Professor!$A$5:$C$342,3,TRUE)" table:content-validation-name="val3" table:style-name="ce37">
            <text:p>228</text:p>
          </table:table-cell>
          <table:table-cell office:value-type="string" table:style-name="ce26">
            <text:p>LUIZ ANTONIO COSTA SILVA</text:p>
          </table:table-cell>
          <table:table-cell table:style-name="ce1"/>
          <table:table-cell office:value-type="string" table:style-name="ce1">
            <text:p><text:s text:c="52"/></text:p>
          </table:table-cell>
          <table:table-cell office:value-type="string" table:style-name="ce1">
            <text:p>T.H-5-P</text:p>
          </table:table-cell>
          <table:table-cell office:value-type="string" table:style-name="ce1">
            <text:p>T.H-5-P</text:p>
          </table:table-cell>
          <table:table-cell table:number-columns-repeated="3" table:style-name="ce1"/>
          <table:table-cell office:value-type="float" office:value="3" table:formula="msoxl:=COUNTA(F240:K240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41=&quot;MATUTINO&quot;,1,IF(B24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280" table:formula="msoxl:=VLOOKUP(E241,Cad_Professor!$A$5:$C$342,3,TRUE)" table:content-validation-name="val3" table:style-name="ce37">
            <text:p>280</text:p>
          </table:table-cell>
          <table:table-cell office:value-type="string" table:style-name="ce26">
            <text:p>RENATO LOBO</text:p>
          </table:table-cell>
          <table:table-cell table:number-columns-repeated="2" table:style-name="ce1"/>
          <table:table-cell office:value-type="string" table:style-name="ce1">
            <text:p>G.T-3-P</text:p>
          </table:table-cell>
          <table:table-cell office:value-type="string" table:style-name="ce1">
            <text:p>G.T-3-P</text:p>
          </table:table-cell>
          <table:table-cell table:number-columns-repeated="3" table:style-name="ce1"/>
          <table:table-cell office:value-type="float" office:value="2" table:formula="msoxl:=COUNTA(F241:K24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42=&quot;MATUTINO&quot;,1,IF(B242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69" table:formula="msoxl:=VLOOKUP(E242,Cad_Professor!$A$5:$C$342,3,TRUE)" table:content-validation-name="val3" table:style-name="ce37">
            <text:p>69</text:p>
          </table:table-cell>
          <table:table-cell office:value-type="string" table:style-name="ce26">
            <text:p>CELSO SILVA CALDAS</text:p>
          </table:table-cell>
          <table:table-cell office:value-type="string" table:style-name="ce1">
            <text:p>734-A</text:p>
          </table:table-cell>
          <table:table-cell office:value-type="string" table:style-name="ce1">
            <text:p>734-A</text:p>
          </table:table-cell>
          <table:table-cell office:value-type="string" table:style-name="ce1">
            <text:p>734-A</text:p>
          </table:table-cell>
          <table:table-cell office:value-type="string" table:style-name="ce1">
            <text:p>734-A</text:p>
          </table:table-cell>
          <table:table-cell table:number-columns-repeated="3" table:style-name="ce1"/>
          <table:table-cell office:value-type="float" office:value="4" table:formula="msoxl:=COUNTA(F242:K242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43=&quot;MATUTINO&quot;,1,IF(B243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155" table:formula="msoxl:=VLOOKUP(E243,Cad_Professor!$A$5:$C$342,3,TRUE)" table:content-validation-name="val3" table:style-name="ce37">
            <text:p>155</text:p>
          </table:table-cell>
          <table:table-cell office:value-type="string" table:style-name="ce26">
            <text:p>GILMAR TEODOSIO SILVA</text:p>
          </table:table-cell>
          <table:table-cell office:value-type="string" table:style-name="ce1">
            <text:p>L.M-2-P</text:p>
          </table:table-cell>
          <table:table-cell office:value-type="string" table:style-name="ce1">
            <text:p>L.M-2-P</text:p>
          </table:table-cell>
          <table:table-cell table:number-columns-repeated="5" table:style-name="ce1"/>
          <table:table-cell office:value-type="float" office:value="2" table:formula="msoxl:=COUNTA(F243:K24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44=&quot;MATUTINO&quot;,1,IF(B24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169" table:formula="msoxl:=VLOOKUP(E244,Cad_Professor!$A$5:$C$342,3,TRUE)" table:content-validation-name="val3" table:style-name="ce37">
            <text:p>169</text:p>
          </table:table-cell>
          <table:table-cell office:value-type="string" table:style-name="ce26">
            <text:p>HUGO SANTOS NUNES</text:p>
          </table:table-cell>
          <table:table-cell office:value-type="string" table:style-name="ce1">
            <text:p>L.M-8-P</text:p>
          </table:table-cell>
          <table:table-cell office:value-type="string" table:style-name="ce1">
            <text:p>L.M-8-P</text:p>
          </table:table-cell>
          <table:table-cell office:value-type="string" table:style-name="ce1">
            <text:p>L.M-8-P</text:p>
          </table:table-cell>
          <table:table-cell office:value-type="string" table:style-name="ce1">
            <text:p>L.M-8-P</text:p>
          </table:table-cell>
          <table:table-cell table:number-columns-repeated="3" table:style-name="ce1"/>
          <table:table-cell office:value-type="float" office:value="4" table:formula="msoxl:=COUNTA(F244:K244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45=&quot;MATUTINO&quot;,1,IF(B24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190" table:formula="msoxl:=VLOOKUP(E245,Cad_Professor!$A$5:$C$342,3,TRUE)" table:content-validation-name="val3" table:style-name="ce37">
            <text:p>190</text:p>
          </table:table-cell>
          <table:table-cell office:value-type="string" table:style-name="ce26">
            <text:p>JOAO HENRIQUE DA COSTA CARDOSO</text:p>
          </table:table-cell>
          <table:table-cell table:number-columns-repeated="2" table:style-name="ce1"/>
          <table:table-cell office:value-type="string" table:style-name="ce1">
            <text:p>LETRAS-3P</text:p>
          </table:table-cell>
          <table:table-cell office:value-type="string" table:style-name="ce1">
            <text:p>LETRAS-3P</text:p>
          </table:table-cell>
          <table:table-cell table:number-columns-repeated="3" table:style-name="ce1"/>
          <table:table-cell office:value-type="float" office:value="2" table:formula="msoxl:=COUNTA(F245:K24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46=&quot;MATUTINO&quot;,1,IF(B24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44" table:formula="msoxl:=VLOOKUP(E246,Cad_Professor!$A$5:$C$342,3,TRUE)" table:content-validation-name="val3" table:style-name="ce37">
            <text:p>44</text:p>
          </table:table-cell>
          <table:table-cell office:value-type="string" table:style-name="ce26">
            <text:p>ANTONIO WARNER DE A VASCONCELOS</text:p>
          </table:table-cell>
          <table:table-cell office:value-type="string" table:style-name="ce1">
            <text:p>LETRAS-8-P</text:p>
          </table:table-cell>
          <table:table-cell office:value-type="string" table:style-name="ce1">
            <text:p>LETRAS-8-P</text:p>
          </table:table-cell>
          <table:table-cell office:value-type="string" table:style-name="ce1">
            <text:p>LETRAS-8-P</text:p>
          </table:table-cell>
          <table:table-cell office:value-type="string" table:style-name="ce1">
            <text:p>LETRAS-8-P</text:p>
          </table:table-cell>
          <table:table-cell table:number-columns-repeated="3" table:style-name="ce1"/>
          <table:table-cell office:value-type="float" office:value="4" table:formula="msoxl:=COUNTA(F246:K24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47=&quot;MATUTINO&quot;,1,IF(B24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104" table:formula="msoxl:=VLOOKUP(E247,Cad_Professor!$A$5:$C$342,3,TRUE)" table:content-validation-name="val3" table:style-name="ce37">
            <text:p>104</text:p>
          </table:table-cell>
          <table:table-cell office:value-type="string" table:style-name="ce26">
            <text:p>EBENEZER BERNANDES CORREIA SILVA</text:p>
          </table:table-cell>
          <table:table-cell office:value-type="string" table:style-name="ce1">
            <text:p>BIOL.2-P</text:p>
          </table:table-cell>
          <table:table-cell office:value-type="string" table:style-name="ce1">
            <text:p>BIOL.2-P</text:p>
          </table:table-cell>
          <table:table-cell table:number-columns-repeated="5" table:style-name="ce1"/>
          <table:table-cell office:value-type="float" office:value="2" table:formula="msoxl:=COUNTA(F247:K247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48=&quot;MATUTINO&quot;,1,IF(B24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0T00:00:00" table:content-validation-name="val1" table:style-name="ce25">
            <text:p>10/09/2019</text:p>
          </table:table-cell>
          <table:table-cell office:value-type="float" office:value="192" table:formula="msoxl:=VLOOKUP(E248,Cad_Professor!$A$5:$C$342,3,TRUE)" table:content-validation-name="val3" table:style-name="ce37">
            <text:p>192</text:p>
          </table:table-cell>
          <table:table-cell office:value-type="string" table:style-name="ce26">
            <text:p>JOEFERSON REIS MARTINS</text:p>
          </table:table-cell>
          <table:table-cell office:value-type="string" table:style-name="ce1">
            <text:p>BIOL.6-P</text:p>
          </table:table-cell>
          <table:table-cell office:value-type="string" table:style-name="ce1">
            <text:p>BIOL.6-P</text:p>
          </table:table-cell>
          <table:table-cell office:value-type="string" table:style-name="ce1">
            <text:p>BIOL.6-P</text:p>
          </table:table-cell>
          <table:table-cell table:number-columns-repeated="4" table:style-name="ce1"/>
          <table:table-cell office:value-type="float" office:value="3" table:formula="msoxl:=COUNTA(F248:K248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49=&quot;MATUTINO&quot;,1,IF(B24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232" table:formula="msoxl:=VLOOKUP(E249,Cad_Professor!$A$5:$C$342,3,TRUE)" table:content-validation-name="val3" table:style-name="ce37">
            <text:p>232</text:p>
          </table:table-cell>
          <table:table-cell office:value-type="string" table:style-name="ce26">
            <text:p>LUIZ HENRIQUE DE GOUVEA LEMOS</text:p>
          </table:table-cell>
          <table:table-cell office:value-type="string" table:style-name="ce1">
            <text:p>T.A-2-P</text:p>
          </table:table-cell>
          <table:table-cell table:number-columns-repeated="6" table:style-name="ce1"/>
          <table:table-cell office:value-type="float" office:value="1" table:formula="msoxl:=COUNTA(F249:K249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50=&quot;MATUTINO&quot;,1,IF(B25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29" table:formula="msoxl:=VLOOKUP(E250,Cad_Professor!$A$5:$C$342,3,TRUE)" table:content-validation-name="val3" table:style-name="ce37">
            <text:p>29</text:p>
          </table:table-cell>
          <table:table-cell office:value-type="string" table:style-name="ce26">
            <text:p>ANDERSON RANGEL BATISTA SIQUEIRA</text:p>
          </table:table-cell>
          <table:table-cell office:value-type="string" table:style-name="ce1">
            <text:p>L.Q.2-P</text:p>
          </table:table-cell>
          <table:table-cell office:value-type="string" table:style-name="ce1">
            <text:p>L.Q.2-P</text:p>
          </table:table-cell>
          <table:table-cell table:number-columns-repeated="5" table:style-name="ce1"/>
          <table:table-cell office:value-type="float" office:value="2" table:formula="msoxl:=COUNTA(F250:K25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51=&quot;MATUTINO&quot;,1,IF(B25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114" table:formula="msoxl:=VLOOKUP(E251,Cad_Professor!$A$5:$C$342,3,TRUE)" table:content-validation-name="val3" table:style-name="ce37">
            <text:p>114</text:p>
          </table:table-cell>
          <table:table-cell office:value-type="string" table:style-name="ce26">
            <text:p>EDUARDO LIMA DO SANTOS</text:p>
          </table:table-cell>
          <table:table-cell office:value-type="string" table:style-name="ce1">
            <text:p>L.Q-8-P</text:p>
          </table:table-cell>
          <table:table-cell office:value-type="string" table:style-name="ce1">
            <text:p>L.Q-8-P</text:p>
          </table:table-cell>
          <table:table-cell office:value-type="string" table:style-name="ce1">
            <text:p>L.Q-6-P</text:p>
          </table:table-cell>
          <table:table-cell office:value-type="string" table:style-name="ce1">
            <text:p>L.Q-6-P</text:p>
          </table:table-cell>
          <table:table-cell table:number-columns-repeated="3" table:style-name="ce1"/>
          <table:table-cell office:value-type="float" office:value="4" table:formula="msoxl:=COUNTA(F251:K251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52=&quot;MATUTINO&quot;,1,IF(B252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176" table:formula="msoxl:=VLOOKUP(E252,Cad_Professor!$A$5:$C$342,3,TRUE)" table:content-validation-name="val3" table:style-name="ce37">
            <text:p>176</text:p>
          </table:table-cell>
          <table:table-cell office:value-type="string" table:style-name="ce26">
            <text:p>JACEGUAI SOARES DA SILVA</text:p>
          </table:table-cell>
          <table:table-cell office:value-type="string" table:style-name="ce1">
            <text:p>732-A</text:p>
          </table:table-cell>
          <table:table-cell office:value-type="string" table:style-name="ce1">
            <text:p>732-A</text:p>
          </table:table-cell>
          <table:table-cell office:value-type="string" table:style-name="ce1">
            <text:p>732-A</text:p>
          </table:table-cell>
          <table:table-cell office:value-type="string" table:style-name="ce1">
            <text:p>732-A</text:p>
          </table:table-cell>
          <table:table-cell table:number-columns-repeated="3" table:style-name="ce1"/>
          <table:table-cell office:value-type="float" office:value="4" table:formula="msoxl:=COUNTA(F252:K252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53=&quot;MATUTINO&quot;,1,IF(B253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164" table:formula="msoxl:=VLOOKUP(E253,Cad_Professor!$A$5:$C$342,3,TRUE)" table:content-validation-name="val3" table:style-name="ce37">
            <text:p>164</text:p>
          </table:table-cell>
          <table:table-cell office:value-type="string" table:style-name="ce26">
            <text:p>HELCIO BEZERRA DO NASCIMENTO JUNIOR</text:p>
          </table:table-cell>
          <table:table-cell office:value-type="string" table:style-name="ce1">
            <text:p>L.M-6-P</text:p>
          </table:table-cell>
          <table:table-cell office:value-type="string" table:style-name="ce1">
            <text:p>L.M-6-P</text:p>
          </table:table-cell>
          <table:table-cell table:number-columns-repeated="5" table:style-name="ce1"/>
          <table:table-cell office:value-type="float" office:value="2" table:formula="msoxl:=COUNTA(F253:K25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54=&quot;MATUTINO&quot;,1,IF(B25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309" table:formula="msoxl:=VLOOKUP(E254,Cad_Professor!$A$5:$C$342,3,TRUE)" table:content-validation-name="val3" table:style-name="ce37">
            <text:p>309</text:p>
          </table:table-cell>
          <table:table-cell office:value-type="string" table:style-name="ce26">
            <text:p>SIQUELES ROSEANE DE CARVALHO CAMPELO</text:p>
          </table:table-cell>
          <table:table-cell table:number-columns-repeated="3" table:style-name="ce1"/>
          <table:table-cell office:value-type="string" table:style-name="ce1">
            <text:p>L.LET-8-P</text:p>
          </table:table-cell>
          <table:table-cell table:number-columns-repeated="3" table:style-name="ce1"/>
          <table:table-cell office:value-type="float" office:value="1" table:formula="msoxl:=COUNTA(F254:K254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55=&quot;MATUTINO&quot;,1,IF(B25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192" table:formula="msoxl:=VLOOKUP(E255,Cad_Professor!$A$5:$C$342,3,TRUE)" table:content-validation-name="val3" table:style-name="ce37">
            <text:p>192</text:p>
          </table:table-cell>
          <table:table-cell office:value-type="string" table:style-name="ce26">
            <text:p>JOEFERSON REIS MARTINS</text:p>
          </table:table-cell>
          <table:table-cell office:value-type="string" table:style-name="ce1">
            <text:p>L.BIO-4-P</text:p>
          </table:table-cell>
          <table:table-cell office:value-type="string" table:style-name="ce1">
            <text:p>L.BIO-4-P</text:p>
          </table:table-cell>
          <table:table-cell table:number-columns-repeated="5" table:style-name="ce1"/>
          <table:table-cell office:value-type="float" office:value="2" table:formula="msoxl:=COUNTA(F255:K25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56=&quot;MATUTINO&quot;,1,IF(B25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56" table:formula="msoxl:=VLOOKUP(E256,Cad_Professor!$A$5:$C$342,3,TRUE)" table:content-validation-name="val3" table:style-name="ce37">
            <text:p>56</text:p>
          </table:table-cell>
          <table:table-cell office:value-type="string" table:style-name="ce1">
            <text:p>CAMILA ANTUNES DE CARVALHO CASADO</text:p>
          </table:table-cell>
          <table:table-cell office:value-type="string" table:style-name="ce1">
            <text:p>DESIGN-2-P</text:p>
          </table:table-cell>
          <table:table-cell office:value-type="string" table:style-name="ce1">
            <text:p>DESIGN-2-P</text:p>
          </table:table-cell>
          <table:table-cell office:value-type="string" table:style-name="ce1">
            <text:p>DESIGN-2-P</text:p>
          </table:table-cell>
          <table:table-cell office:value-type="string" table:style-name="ce1">
            <text:p>DESIGN-2-P</text:p>
          </table:table-cell>
          <table:table-cell table:number-columns-repeated="3" table:style-name="ce1"/>
          <table:table-cell office:value-type="float" office:value="4" table:formula="msoxl:=COUNTA(F256:K25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57=&quot;MATUTINO&quot;,1,IF(B25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143" table:formula="msoxl:=VLOOKUP(E257,Cad_Professor!$A$5:$C$342,3,TRUE)" table:content-validation-name="val3" table:style-name="ce37">
            <text:p>143</text:p>
          </table:table-cell>
          <table:table-cell office:value-type="string" table:style-name="ce26">
            <text:p>FLAVIA KAROLINA LIMA DUARTE BARBOSA</text:p>
          </table:table-cell>
          <table:table-cell office:value-type="string" table:style-name="ce1">
            <text:p>G.T-1-P</text:p>
          </table:table-cell>
          <table:table-cell office:value-type="string" table:style-name="ce1">
            <text:p>G.T-1-P</text:p>
          </table:table-cell>
          <table:table-cell office:value-type="string" table:style-name="ce1">
            <text:p>G.T-1-P</text:p>
          </table:table-cell>
          <table:table-cell office:value-type="string" table:style-name="ce1">
            <text:p>G.T-1-P</text:p>
          </table:table-cell>
          <table:table-cell table:number-columns-repeated="3" table:style-name="ce1"/>
          <table:table-cell office:value-type="float" office:value="4" table:formula="msoxl:=COUNTA(F257:K257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58=&quot;MATUTINO&quot;,1,IF(B25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232" table:formula="msoxl:=VLOOKUP(E258,Cad_Professor!$A$5:$C$342,3,TRUE)" table:content-validation-name="val3" table:style-name="ce37">
            <text:p>232</text:p>
          </table:table-cell>
          <table:table-cell office:value-type="string" table:style-name="ce26">
            <text:p>LUIZ HENRIQUE DE GOUVEA LEMOS</text:p>
          </table:table-cell>
          <table:table-cell office:value-type="string" table:style-name="ce1">
            <text:p>T.A-2-P</text:p>
          </table:table-cell>
          <table:table-cell office:value-type="string" table:style-name="ce1">
            <text:p>T.A-2-P</text:p>
          </table:table-cell>
          <table:table-cell table:number-columns-repeated="5" table:style-name="ce1"/>
          <table:table-cell office:value-type="float" office:value="2" table:formula="msoxl:=COUNTA(F258:K25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59=&quot;MATUTINO&quot;,1,IF(B25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10" table:formula="msoxl:=VLOOKUP(E259,Cad_Professor!$A$5:$C$342,3,TRUE)" table:content-validation-name="val3" table:style-name="ce37">
            <text:p>10</text:p>
          </table:table-cell>
          <table:table-cell office:value-type="string" table:style-name="ce26">
            <text:p>ALAN JOHN DUARTE DE FREITAS</text:p>
          </table:table-cell>
          <table:table-cell table:style-name="ce1"/>
          <table:table-cell office:value-type="string" table:style-name="ce1">
            <text:p>L.Q-2-P</text:p>
          </table:table-cell>
          <table:table-cell office:value-type="string" table:style-name="ce1">
            <text:p>L.Q-2-P</text:p>
          </table:table-cell>
          <table:table-cell office:value-type="string" table:style-name="ce1">
            <text:p>L.Q-2-P</text:p>
          </table:table-cell>
          <table:table-cell table:number-columns-repeated="3" table:style-name="ce1"/>
          <table:table-cell office:value-type="float" office:value="3" table:formula="msoxl:=COUNTA(F259:K259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60=&quot;MATUTINO&quot;,1,IF(B26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142" table:formula="msoxl:=VLOOKUP(E260,Cad_Professor!$A$5:$C$342,3,TRUE)" table:content-validation-name="val3" table:style-name="ce37">
            <text:p>142</text:p>
          </table:table-cell>
          <table:table-cell office:value-type="string" table:style-name="ce26">
            <text:p>FLAVIA BRAGA DO NASCIMENTO SERBIM</text:p>
          </table:table-cell>
          <table:table-cell office:value-type="string" table:style-name="ce1">
            <text:p>L.Q-4-P</text:p>
          </table:table-cell>
          <table:table-cell office:value-type="string" table:style-name="ce1">
            <text:p>L.Q-6-P</text:p>
          </table:table-cell>
          <table:table-cell office:value-type="string" table:style-name="ce1">
            <text:p>L.Q-6-P</text:p>
          </table:table-cell>
          <table:table-cell office:value-type="string" table:style-name="ce1">
            <text:p>L.Q-6-P</text:p>
          </table:table-cell>
          <table:table-cell table:number-columns-repeated="3" table:style-name="ce1"/>
          <table:table-cell office:value-type="float" office:value="4" table:formula="msoxl:=COUNTA(F260:K260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61=&quot;MATUTINO&quot;,1,IF(B26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188" table:formula="msoxl:=VLOOKUP(E261,Cad_Professor!$A$5:$C$342,3,TRUE)" table:content-validation-name="val3" table:style-name="ce37">
            <text:p>188</text:p>
          </table:table-cell>
          <table:table-cell office:value-type="string" table:style-name="ce26">
            <text:p>JOACY VICENTE FERREIRA</text:p>
          </table:table-cell>
          <table:table-cell table:number-columns-repeated="3" table:style-name="ce1"/>
          <table:table-cell office:value-type="string" table:style-name="ce1">
            <text:p>L.Q-8-P</text:p>
          </table:table-cell>
          <table:table-cell table:number-columns-repeated="3" table:style-name="ce1"/>
          <table:table-cell office:value-type="float" office:value="1" table:formula="msoxl:=COUNTA(F261:K261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62=&quot;MATUTINO&quot;,1,IF(B262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306" table:formula="msoxl:=VLOOKUP(E262,Cad_Professor!$A$5:$C$342,3,TRUE)" table:content-validation-name="val3" table:style-name="ce37">
            <text:p>306</text:p>
          </table:table-cell>
          <table:table-cell office:value-type="string" table:style-name="ce26">
            <text:p>SIBELLE CASTRO</text:p>
          </table:table-cell>
          <table:table-cell office:value-type="string" table:style-name="ce1">
            <text:p>G.T-1-P</text:p>
          </table:table-cell>
          <table:table-cell office:value-type="string" table:style-name="ce1">
            <text:p>G.T-1-P</text:p>
          </table:table-cell>
          <table:table-cell office:value-type="string" table:style-name="ce1">
            <text:p>G.T-1-P</text:p>
          </table:table-cell>
          <table:table-cell office:value-type="string" table:style-name="ce1">
            <text:p>G.T-1-P</text:p>
          </table:table-cell>
          <table:table-cell table:number-columns-repeated="3" table:style-name="ce1"/>
          <table:table-cell office:value-type="float" office:value="4" table:formula="msoxl:=COUNTA(F262:K262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63=&quot;MATUTINO&quot;,1,IF(B263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322" table:formula="msoxl:=VLOOKUP(E263,Cad_Professor!$A$5:$C$342,3,TRUE)" table:content-validation-name="val3" table:style-name="ce37">
            <text:p>322</text:p>
          </table:table-cell>
          <table:table-cell office:value-type="string" table:style-name="ce26">
            <text:p>VALERIA GOIA VASCO TEIXEIRA</text:p>
          </table:table-cell>
          <table:table-cell office:value-type="string" table:style-name="ce1">
            <text:p>G.T-2-P</text:p>
          </table:table-cell>
          <table:table-cell office:value-type="string" table:style-name="ce1">
            <text:p>G.T-2-P</text:p>
          </table:table-cell>
          <table:table-cell office:value-type="string" table:style-name="ce1">
            <text:p>G.T-2-P</text:p>
          </table:table-cell>
          <table:table-cell office:value-type="string" table:style-name="ce1">
            <text:p>G.T-2-P</text:p>
          </table:table-cell>
          <table:table-cell table:number-columns-repeated="3" table:style-name="ce1"/>
          <table:table-cell office:value-type="float" office:value="4" table:formula="msoxl:=COUNTA(F263:K263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64=&quot;MATUTINO&quot;,1,IF(B26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72" table:formula="msoxl:=VLOOKUP(E264,Cad_Professor!$A$5:$C$342,3,TRUE)" table:content-validation-name="val3" table:style-name="ce37">
            <text:p>72</text:p>
          </table:table-cell>
          <table:table-cell office:value-type="string" table:style-name="ce26">
            <text:p>CHRISTIANE BATINGA AGRA</text:p>
          </table:table-cell>
          <table:table-cell office:value-type="string" table:style-name="ce1">
            <text:p>L.LET-6-P</text:p>
          </table:table-cell>
          <table:table-cell table:style-name="ce1"/>
          <table:table-cell office:value-type="string" table:style-name="ce1">
            <text:p>T.H-4-P</text:p>
          </table:table-cell>
          <table:table-cell office:value-type="string" table:style-name="ce1">
            <text:p>T.H-4-P</text:p>
          </table:table-cell>
          <table:table-cell table:number-columns-repeated="3" table:style-name="ce1"/>
          <table:table-cell office:value-type="float" office:value="3" table:formula="msoxl:=COUNTA(F264:K264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65=&quot;MATUTINO&quot;,1,IF(B26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263" table:formula="msoxl:=VLOOKUP(E265,Cad_Professor!$A$5:$C$342,3,TRUE)" table:content-validation-name="val3" table:style-name="ce37">
            <text:p>263</text:p>
          </table:table-cell>
          <table:table-cell office:value-type="string" table:style-name="ce26">
            <text:p>MIKAEL DE LIMA FREITAS</text:p>
          </table:table-cell>
          <table:table-cell office:value-type="string" table:style-name="ce1">
            <text:p>732-A</text:p>
          </table:table-cell>
          <table:table-cell office:value-type="string" table:style-name="ce1">
            <text:p>732-A</text:p>
          </table:table-cell>
          <table:table-cell table:number-columns-repeated="5" table:style-name="ce1"/>
          <table:table-cell office:value-type="float" office:value="2" table:formula="msoxl:=COUNTA(F265:K26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66=&quot;MATUTINO&quot;,1,IF(B26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164" table:formula="msoxl:=VLOOKUP(E266,Cad_Professor!$A$5:$C$342,3,TRUE)" table:content-validation-name="val3" table:style-name="ce37">
            <text:p>164</text:p>
          </table:table-cell>
          <table:table-cell office:value-type="string" table:style-name="ce26">
            <text:p>HELCIO BEZERRA DO NASCIMENTO JUNIOR</text:p>
          </table:table-cell>
          <table:table-cell office:value-type="string" table:style-name="ce1">
            <text:p>L.M-6-P</text:p>
          </table:table-cell>
          <table:table-cell office:value-type="string" table:style-name="ce1">
            <text:p>L.M-6-P</text:p>
          </table:table-cell>
          <table:table-cell table:number-columns-repeated="5" table:style-name="ce1"/>
          <table:table-cell office:value-type="float" office:value="2" table:formula="msoxl:=COUNTA(F266:K26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67=&quot;MATUTINO&quot;,1,IF(B26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79" table:formula="msoxl:=VLOOKUP(E267,Cad_Professor!$A$5:$C$342,3,TRUE)" table:content-validation-name="val3" table:style-name="ce37">
            <text:p>79</text:p>
          </table:table-cell>
          <table:table-cell office:value-type="string" table:style-name="ce26">
            <text:p>CLEUSA SALVINA R. M. BARBOSA</text:p>
          </table:table-cell>
          <table:table-cell office:value-type="string" table:style-name="ce1">
            <text:p>L.IT-4-P</text:p>
          </table:table-cell>
          <table:table-cell table:number-columns-repeated="6" table:style-name="ce1"/>
          <table:table-cell office:value-type="float" office:value="1" table:formula="msoxl:=COUNTA(F267:K267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68=&quot;MATUTINO&quot;,1,IF(B26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100" table:formula="msoxl:=VLOOKUP(E268,Cad_Professor!$A$5:$C$342,3,TRUE)" table:content-validation-name="val3" table:style-name="ce37">
            <text:p>100</text:p>
          </table:table-cell>
          <table:table-cell office:value-type="string" table:style-name="ce26">
            <text:p>DEYSE FERREIRA ROCHA</text:p>
          </table:table-cell>
          <table:table-cell office:value-type="string" table:style-name="ce1">
            <text:p>L.B-6-P</text:p>
          </table:table-cell>
          <table:table-cell office:value-type="string" table:style-name="ce1">
            <text:p>L.B-6-P</text:p>
          </table:table-cell>
          <table:table-cell office:value-type="string" table:style-name="ce1">
            <text:p>L.B-6-P</text:p>
          </table:table-cell>
          <table:table-cell office:value-type="string" table:style-name="ce1">
            <text:p>L.B-6-P</text:p>
          </table:table-cell>
          <table:table-cell table:number-columns-repeated="3" table:style-name="ce1"/>
          <table:table-cell office:value-type="float" office:value="4" table:formula="msoxl:=COUNTA(F268:K268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269=&quot;MATUTINO&quot;,1,IF(B26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100" table:formula="msoxl:=VLOOKUP(E269,Cad_Professor!$A$5:$C$342,3,TRUE)" table:content-validation-name="val3" table:style-name="ce37">
            <text:p>100</text:p>
          </table:table-cell>
          <table:table-cell office:value-type="string" table:style-name="ce1">
            <text:p>DEYSE FERREIRA ROCHA</text:p>
          </table:table-cell>
          <table:table-cell office:value-type="string" table:style-name="ce1">
            <text:p>L.B-8-P</text:p>
          </table:table-cell>
          <table:table-cell office:value-type="string" table:style-name="ce1">
            <text:p>L.B-8-P</text:p>
          </table:table-cell>
          <table:table-cell office:value-type="string" table:style-name="ce1">
            <text:p>L.B-8-P</text:p>
          </table:table-cell>
          <table:table-cell office:value-type="string" table:style-name="ce1">
            <text:p>L.B-8-P</text:p>
          </table:table-cell>
          <table:table-cell table:number-columns-repeated="3" table:style-name="ce1"/>
          <table:table-cell office:value-type="float" office:value="4" table:formula="msoxl:=COUNTA(F269:K269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70=&quot;MATUTINO&quot;,1,IF(B270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315" table:formula="msoxl:=VLOOKUP(E270,Cad_Professor!$A$5:$C$342,3,TRUE)" table:content-validation-name="val3" table:style-name="ce37">
            <text:p>315</text:p>
          </table:table-cell>
          <table:table-cell office:value-type="string" table:style-name="ce1">
            <text:p>TAMINEZ DE AZEVEDO FARIAS</text:p>
          </table:table-cell>
          <table:table-cell table:number-columns-repeated="2" table:style-name="ce1"/>
          <table:table-cell office:value-type="string" table:style-name="ce1">
            <text:p>512-A</text:p>
          </table:table-cell>
          <table:table-cell table:number-columns-repeated="4" table:style-name="ce1"/>
          <table:table-cell office:value-type="float" office:value="1" table:formula="msoxl:=COUNTA(F270:K270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71=&quot;MATUTINO&quot;,1,IF(B271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69" table:formula="msoxl:=VLOOKUP(E271,Cad_Professor!$A$5:$C$342,3,TRUE)" table:content-validation-name="val3" table:style-name="ce37">
            <text:p>69</text:p>
          </table:table-cell>
          <table:table-cell office:value-type="string" table:style-name="ce1">
            <text:p>CELSO SILVA CALDAS</text:p>
          </table:table-cell>
          <table:table-cell table:number-columns-repeated="3" table:style-name="ce1"/>
          <table:table-cell office:value-type="string" table:style-name="ce1">
            <text:p>714-A</text:p>
          </table:table-cell>
          <table:table-cell office:value-type="string" table:style-name="ce1">
            <text:p>714-A</text:p>
          </table:table-cell>
          <table:table-cell office:value-type="string" table:style-name="ce1">
            <text:p>714-A</text:p>
          </table:table-cell>
          <table:table-cell table:style-name="ce1"/>
          <table:table-cell office:value-type="float" office:value="3" table:formula="msoxl:=COUNTA(F271:K271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72=&quot;MATUTINO&quot;,1,IF(B272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267" table:formula="msoxl:=VLOOKUP(E272,Cad_Professor!$A$5:$C$342,3,TRUE)" table:content-validation-name="val3" table:style-name="ce37">
            <text:p>267</text:p>
          </table:table-cell>
          <table:table-cell office:value-type="string" table:style-name="ce1">
            <text:p>NATALIA SANTOS <text:s/>FREITAS</text:p>
          </table:table-cell>
          <table:table-cell office:value-type="string" table:style-name="ce1">
            <text:p>212-A</text:p>
          </table:table-cell>
          <table:table-cell office:value-type="string" table:style-name="ce1">
            <text:p>212-A</text:p>
          </table:table-cell>
          <table:table-cell table:number-columns-repeated="5" table:style-name="ce1"/>
          <table:table-cell office:value-type="float" office:value="2" table:formula="msoxl:=COUNTA(F272:K27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73=&quot;MATUTINO&quot;,1,IF(B273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67" table:formula="msoxl:=VLOOKUP(E273,Cad_Professor!$A$5:$C$342,3,TRUE)" table:content-validation-name="val3" table:style-name="ce37">
            <text:p>67</text:p>
          </table:table-cell>
          <table:table-cell office:value-type="string" table:style-name="ce1">
            <text:p>CASSIO HARTMANN</text:p>
          </table:table-cell>
          <table:table-cell table:number-columns-repeated="5" table:style-name="ce1"/>
          <table:table-cell office:value-type="string" table:style-name="ce1">
            <text:p>212-A</text:p>
          </table:table-cell>
          <table:table-cell table:style-name="ce1"/>
          <table:table-cell office:value-type="float" office:value="1" table:formula="msoxl:=COUNTA(F273:K273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74=&quot;MATUTINO&quot;,1,IF(B274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259" table:formula="msoxl:=VLOOKUP(E274,Cad_Professor!$A$5:$C$342,3,TRUE)" table:content-validation-name="val3" table:style-name="ce37">
            <text:p>259</text:p>
          </table:table-cell>
          <table:table-cell office:value-type="string" table:style-name="ce1">
            <text:p>MAURICIO DOS SANTOS CORREIA</text:p>
          </table:table-cell>
          <table:table-cell office:value-type="string" table:style-name="ce1">
            <text:p>913-A</text:p>
          </table:table-cell>
          <table:table-cell office:value-type="string" table:style-name="ce1">
            <text:p>913-A</text:p>
          </table:table-cell>
          <table:table-cell table:number-columns-repeated="5" table:style-name="ce1"/>
          <table:table-cell office:value-type="float" office:value="2" table:formula="msoxl:=COUNTA(F274:K27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75=&quot;MATUTINO&quot;,1,IF(B275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305" table:formula="msoxl:=VLOOKUP(E275,Cad_Professor!$A$5:$C$342,3,TRUE)" table:content-validation-name="val3" table:style-name="ce37">
            <text:p>305</text:p>
          </table:table-cell>
          <table:table-cell office:value-type="string" table:style-name="ce1">
            <text:p>SERGIO TEIXEIRA COSTA</text:p>
          </table:table-cell>
          <table:table-cell table:number-columns-repeated="3" table:style-name="ce1"/>
          <table:table-cell office:value-type="string" table:style-name="ce1">
            <text:p>412-A</text:p>
          </table:table-cell>
          <table:table-cell table:number-columns-repeated="3" table:style-name="ce1"/>
          <table:table-cell office:value-type="float" office:value="1" table:formula="msoxl:=COUNTA(F275:K275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76=&quot;MATUTINO&quot;,1,IF(B276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295" table:formula="msoxl:=VLOOKUP(E276,Cad_Professor!$A$5:$C$342,3,TRUE)" table:content-validation-name="val3" table:style-name="ce37">
            <text:p>295</text:p>
          </table:table-cell>
          <table:table-cell office:value-type="string" table:style-name="ce1">
            <text:p>ROOSEVELT PONTES SILVA</text:p>
          </table:table-cell>
          <table:table-cell table:number-columns-repeated="2" table:style-name="ce1"/>
          <table:table-cell office:value-type="string" table:style-name="ce1">
            <text:p>614-A</text:p>
          </table:table-cell>
          <table:table-cell office:value-type="string" table:style-name="ce1">
            <text:p>614-A</text:p>
          </table:table-cell>
          <table:table-cell office:value-type="string" table:style-name="ce1">
            <text:p>614-A</text:p>
          </table:table-cell>
          <table:table-cell office:value-type="string" table:style-name="ce1">
            <text:p>614-A</text:p>
          </table:table-cell>
          <table:table-cell table:style-name="ce1"/>
          <table:table-cell office:value-type="float" office:value="4" table:formula="msoxl:=COUNTA(F276:K27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77=&quot;MATUTINO&quot;,1,IF(B277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338" table:formula="msoxl:=VLOOKUP(E277,Cad_Professor!$A$5:$C$342,3,TRUE)" table:content-validation-name="val3" table:style-name="ce37">
            <text:p>338</text:p>
          </table:table-cell>
          <table:table-cell office:value-type="string" table:style-name="ce1">
            <text:p>YVES MAIA DE ALBUQUERQUE</text:p>
          </table:table-cell>
          <table:table-cell office:value-type="string" table:style-name="ce1">
            <text:p>512-A</text:p>
          </table:table-cell>
          <table:table-cell office:value-type="string" table:style-name="ce1">
            <text:p>512-A</text:p>
          </table:table-cell>
          <table:table-cell table:number-columns-repeated="5" table:style-name="ce1"/>
          <table:table-cell office:value-type="float" office:value="2" table:formula="msoxl:=COUNTA(F277:K277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78=&quot;MATUTINO&quot;,1,IF(B278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23" table:formula="msoxl:=VLOOKUP(E278,Cad_Professor!$A$5:$C$342,3,TRUE)" table:content-validation-name="val3" table:style-name="ce37">
            <text:p>23</text:p>
          </table:table-cell>
          <table:table-cell office:value-type="string" table:style-name="ce1">
            <text:p>ALVARO JOSE DE OLIVEIRA</text:p>
          </table:table-cell>
          <table:table-cell office:value-type="string" table:style-name="ce1">
            <text:p>612-A</text:p>
          </table:table-cell>
          <table:table-cell table:number-columns-repeated="6" table:style-name="ce1"/>
          <table:table-cell office:value-type="float" office:value="1" table:formula="msoxl:=COUNTA(F278:K278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79=&quot;MATUTINO&quot;,1,IF(B279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23" table:formula="msoxl:=VLOOKUP(E279,Cad_Professor!$A$5:$C$342,3,TRUE)" table:content-validation-name="val3" table:style-name="ce37">
            <text:p>23</text:p>
          </table:table-cell>
          <table:table-cell office:value-type="string" table:style-name="ce1">
            <text:p>ALVARO JOSE DE OLIVEIRA</text:p>
          </table:table-cell>
          <table:table-cell office:value-type="string" table:style-name="ce1">
            <text:p>612-A</text:p>
          </table:table-cell>
          <table:table-cell office:value-type="float" office:value="612" table:style-name="ce1">
            <text:p>612</text:p>
          </table:table-cell>
          <table:table-cell table:number-columns-repeated="5" table:style-name="ce1"/>
          <table:table-cell office:value-type="float" office:value="2" table:formula="msoxl:=COUNTA(F279:K279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80=&quot;MATUTINO&quot;,1,IF(B280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305" table:formula="msoxl:=VLOOKUP(E280,Cad_Professor!$A$5:$C$342,3,TRUE)" table:content-validation-name="val3" table:style-name="ce37">
            <text:p>305</text:p>
          </table:table-cell>
          <table:table-cell office:value-type="string" table:style-name="ce1">
            <text:p>SERGIO TEIXEIRA COSTA</text:p>
          </table:table-cell>
          <table:table-cell table:number-columns-repeated="3" table:style-name="ce1"/>
          <table:table-cell office:value-type="string" table:style-name="ce1">
            <text:p>412-A</text:p>
          </table:table-cell>
          <table:table-cell office:value-type="string" table:style-name="ce1">
            <text:p>412-A</text:p>
          </table:table-cell>
          <table:table-cell table:number-columns-repeated="2" table:style-name="ce1"/>
          <table:table-cell office:value-type="float" office:value="2" table:formula="msoxl:=COUNTA(F280:K28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81=&quot;MATUTINO&quot;,1,IF(B281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338" table:formula="msoxl:=VLOOKUP(E281,Cad_Professor!$A$5:$C$342,3,TRUE)" table:content-validation-name="val3" table:style-name="ce37">
            <text:p>338</text:p>
          </table:table-cell>
          <table:table-cell office:value-type="string" table:style-name="ce1">
            <text:p>YVES MAIA DE ALBUQUERQUE</text:p>
          </table:table-cell>
          <table:table-cell office:value-type="string" table:style-name="ce1">
            <text:p>913-A</text:p>
          </table:table-cell>
          <table:table-cell office:value-type="string" table:style-name="ce1">
            <text:p>913-A</text:p>
          </table:table-cell>
          <table:table-cell table:number-columns-repeated="5" table:style-name="ce1"/>
          <table:table-cell office:value-type="float" office:value="2" table:formula="msoxl:=COUNTA(F281:K28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82=&quot;MATUTINO&quot;,1,IF(B282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315" table:formula="msoxl:=VLOOKUP(E282,Cad_Professor!$A$5:$C$342,3,TRUE)" table:content-validation-name="val3" table:style-name="ce37">
            <text:p>315</text:p>
          </table:table-cell>
          <table:table-cell office:value-type="string" table:style-name="ce1">
            <text:p>TAMINEZ DE AZEVEDO FARIAS</text:p>
          </table:table-cell>
          <table:table-cell table:number-columns-repeated="5" table:style-name="ce1"/>
          <table:table-cell office:value-type="string" table:style-name="ce1">
            <text:p>311-A</text:p>
          </table:table-cell>
          <table:table-cell table:style-name="ce1"/>
          <table:table-cell office:value-type="float" office:value="1" table:formula="msoxl:=COUNTA(F282:K282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83=&quot;MATUTINO&quot;,1,IF(B283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295" table:formula="msoxl:=VLOOKUP(E283,Cad_Professor!$A$5:$C$342,3,TRUE)" table:content-validation-name="val3" table:style-name="ce37">
            <text:p>295</text:p>
          </table:table-cell>
          <table:table-cell office:value-type="string" table:style-name="ce1">
            <text:p>ROOSEVELT PONTES SILVA</text:p>
          </table:table-cell>
          <table:table-cell table:number-columns-repeated="2" table:style-name="ce1"/>
          <table:table-cell office:value-type="string" table:style-name="ce1">
            <text:p>613-A</text:p>
          </table:table-cell>
          <table:table-cell office:value-type="string" table:style-name="ce1">
            <text:p>613-A</text:p>
          </table:table-cell>
          <table:table-cell office:value-type="string" table:style-name="ce1">
            <text:p>613-A</text:p>
          </table:table-cell>
          <table:table-cell office:value-type="string" table:style-name="ce1">
            <text:p>613-A</text:p>
          </table:table-cell>
          <table:table-cell table:style-name="ce1"/>
          <table:table-cell office:value-type="float" office:value="4" table:formula="msoxl:=COUNTA(F283:K283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84=&quot;MATUTINO&quot;,1,IF(B284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338" table:formula="msoxl:=VLOOKUP(E284,Cad_Professor!$A$5:$C$342,3,TRUE)" table:content-validation-name="val3" table:style-name="ce37">
            <text:p>338</text:p>
          </table:table-cell>
          <table:table-cell office:value-type="string" table:style-name="ce1">
            <text:p>YVES MAIA DE ALBUQUERQUE</text:p>
          </table:table-cell>
          <table:table-cell office:value-type="string" table:style-name="ce1">
            <text:p>713-A</text:p>
          </table:table-cell>
          <table:table-cell office:value-type="string" table:style-name="ce1">
            <text:p>713-A</text:p>
          </table:table-cell>
          <table:table-cell table:number-columns-repeated="5" table:style-name="ce1"/>
          <table:table-cell office:value-type="float" office:value="2" table:formula="msoxl:=COUNTA(F284:K28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85=&quot;MATUTINO&quot;,1,IF(B285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152" table:formula="msoxl:=VLOOKUP(E285,Cad_Professor!$A$5:$C$342,3,TRUE)" table:content-validation-name="val3" table:style-name="ce37">
            <text:p>152</text:p>
          </table:table-cell>
          <table:table-cell office:value-type="string" table:style-name="ce1">
            <text:p>GERSON MACIEL GUIMARAES</text:p>
          </table:table-cell>
          <table:table-cell office:value-type="string" table:style-name="ce1">
            <text:p>911-A</text:p>
          </table:table-cell>
          <table:table-cell office:value-type="string" table:style-name="ce1">
            <text:p>911-A</text:p>
          </table:table-cell>
          <table:table-cell table:number-columns-repeated="5" table:style-name="ce1"/>
          <table:table-cell office:value-type="float" office:value="2" table:formula="msoxl:=COUNTA(F285:K28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86=&quot;MATUTINO&quot;,1,IF(B286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270" table:formula="msoxl:=VLOOKUP(E286,Cad_Professor!$A$5:$C$342,3,TRUE)" table:content-validation-name="val3" table:style-name="ce37">
            <text:p>270</text:p>
          </table:table-cell>
          <table:table-cell office:value-type="string" table:style-name="ce1">
            <text:p>NEWTON CESAR DE LIMA MENDES</text:p>
          </table:table-cell>
          <table:table-cell table:number-columns-repeated="2" table:style-name="ce1"/>
          <table:table-cell office:value-type="string" table:style-name="ce1">
            <text:p>911-A</text:p>
          </table:table-cell>
          <table:table-cell table:number-columns-repeated="4" table:style-name="ce1"/>
          <table:table-cell office:value-type="float" office:value="1" table:formula="msoxl:=COUNTA(F286:K286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87=&quot;MATUTINO&quot;,1,IF(B287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56" table:formula="msoxl:=VLOOKUP(E287,Cad_Professor!$A$5:$C$342,3,TRUE)" table:content-validation-name="val3" table:style-name="ce37">
            <text:p>56</text:p>
          </table:table-cell>
          <table:table-cell office:value-type="string" table:style-name="ce1">
            <text:p>CAMILA ANTUNES DE CARVALHO CASADO</text:p>
          </table:table-cell>
          <table:table-cell table:style-name="ce1"/>
          <table:table-cell office:value-type="string" table:style-name="ce1">
            <text:p>DESIGN-1-P</text:p>
          </table:table-cell>
          <table:table-cell office:value-type="string" table:style-name="ce1">
            <text:p>DESIGN-1-P</text:p>
          </table:table-cell>
          <table:table-cell office:value-type="string" table:style-name="ce1">
            <text:p>DESIGN-1-P</text:p>
          </table:table-cell>
          <table:table-cell office:value-type="string" table:style-name="ce1">
            <text:p>DESIGN-1-P</text:p>
          </table:table-cell>
          <table:table-cell table:number-columns-repeated="2" table:style-name="ce1"/>
          <table:table-cell office:value-type="float" office:value="4" table:formula="msoxl:=COUNTA(F287:K287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88=&quot;MATUTINO&quot;,1,IF(B288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136" table:formula="msoxl:=VLOOKUP(E288,Cad_Professor!$A$5:$C$342,3,TRUE)" table:content-validation-name="val3" table:style-name="ce37">
            <text:p>136</text:p>
          </table:table-cell>
          <table:table-cell office:value-type="string" table:style-name="ce1">
            <text:p>FELIPE CESAR MARQUES TUPINAMBA</text:p>
          </table:table-cell>
          <table:table-cell table:number-columns-repeated="2" table:style-name="ce1"/>
          <table:table-cell office:value-type="string" table:style-name="ce1">
            <text:p>913-A</text:p>
          </table:table-cell>
          <table:table-cell office:value-type="string" table:style-name="ce1">
            <text:p>612-A</text:p>
          </table:table-cell>
          <table:table-cell table:number-columns-repeated="3" table:style-name="ce1"/>
          <table:table-cell office:value-type="float" office:value="2" table:formula="msoxl:=COUNTA(F288:K28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89=&quot;MATUTINO&quot;,1,IF(B289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183" table:formula="msoxl:=VLOOKUP(E289,Cad_Professor!$A$5:$C$342,3,TRUE)" table:content-validation-name="val3" table:style-name="ce37">
            <text:p>183</text:p>
          </table:table-cell>
          <table:table-cell office:value-type="string" table:style-name="ce1">
            <text:p>JEAN JACQUES BITTENCOURT DA ROCHA</text:p>
          </table:table-cell>
          <table:table-cell office:value-type="string" table:style-name="ce1">
            <text:p>413-A</text:p>
          </table:table-cell>
          <table:table-cell office:value-type="string" table:style-name="ce1">
            <text:p>413-A</text:p>
          </table:table-cell>
          <table:table-cell office:value-type="string" table:style-name="ce1">
            <text:p>413-A</text:p>
          </table:table-cell>
          <table:table-cell office:value-type="string" table:style-name="ce1">
            <text:p>413-A</text:p>
          </table:table-cell>
          <table:table-cell office:value-type="string" table:style-name="ce1">
            <text:p>413-A</text:p>
          </table:table-cell>
          <table:table-cell office:value-type="string" table:style-name="ce1">
            <text:p>413-A</text:p>
          </table:table-cell>
          <table:table-cell table:style-name="ce1"/>
          <table:table-cell office:value-type="float" office:value="6" table:formula="msoxl:=COUNTA(F289:K289)" table:style-name="ce1">
            <text:p>6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90=&quot;MATUTINO&quot;,1,IF(B290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39" table:formula="msoxl:=VLOOKUP(E290,Cad_Professor!$A$5:$C$342,3,TRUE)" table:content-validation-name="val3" table:style-name="ce37">
            <text:p>39</text:p>
          </table:table-cell>
          <table:table-cell office:value-type="string" table:style-name="ce1">
            <text:p>ANTONIO ALBUQUERQUE DE SOUZA</text:p>
          </table:table-cell>
          <table:table-cell table:number-columns-repeated="3" table:style-name="ce1"/>
          <table:table-cell office:value-type="string" table:style-name="ce1">
            <text:p>714-A</text:p>
          </table:table-cell>
          <table:table-cell office:value-type="string" table:style-name="ce1">
            <text:p>714-A</text:p>
          </table:table-cell>
          <table:table-cell office:value-type="string" table:style-name="ce1">
            <text:p>714-A</text:p>
          </table:table-cell>
          <table:table-cell table:style-name="ce1"/>
          <table:table-cell office:value-type="float" office:value="3" table:formula="msoxl:=COUNTA(F290:K290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91=&quot;MATUTINO&quot;,1,IF(B291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56" table:formula="msoxl:=VLOOKUP(E291,Cad_Professor!$A$5:$C$342,3,TRUE)" table:content-validation-name="val3" table:style-name="ce37">
            <text:p>56</text:p>
          </table:table-cell>
          <table:table-cell office:value-type="string" table:style-name="ce1">
            <text:p>CAMILA ANTUNES DE CARVALHO CASADO</text:p>
          </table:table-cell>
          <table:table-cell table:style-name="ce1"/>
          <table:table-cell office:value-type="string" table:style-name="ce1">
            <text:p>DESIGN-3-P</text:p>
          </table:table-cell>
          <table:table-cell office:value-type="string" table:style-name="ce1">
            <text:p>DESIGN-3-P</text:p>
          </table:table-cell>
          <table:table-cell office:value-type="string" table:style-name="ce1">
            <text:p>DESIGN-3-P</text:p>
          </table:table-cell>
          <table:table-cell office:value-type="string" table:style-name="ce1">
            <text:p>DESIGN-3-P</text:p>
          </table:table-cell>
          <table:table-cell table:number-columns-repeated="2" table:style-name="ce1"/>
          <table:table-cell office:value-type="float" office:value="4" table:formula="msoxl:=COUNTA(F291:K291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92=&quot;MATUTINO&quot;,1,IF(B292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4" table:formula="msoxl:=VLOOKUP(E292,Cad_Professor!$A$5:$C$342,3,TRUE)" table:content-validation-name="val3" table:style-name="ce37">
            <text:p>4</text:p>
          </table:table-cell>
          <table:table-cell office:value-type="string" table:style-name="ce1">
            <text:p>ADRIANA PAULA QUIXABEIRA R. E SILVA</text:p>
          </table:table-cell>
          <table:table-cell table:style-name="ce1"/>
          <table:table-cell office:value-type="string" table:style-name="ce1">
            <text:p>DESIGN-5-P</text:p>
          </table:table-cell>
          <table:table-cell office:value-type="string" table:style-name="ce1">
            <text:p>DESIGN-1-P</text:p>
          </table:table-cell>
          <table:table-cell table:number-columns-repeated="4" table:style-name="ce1"/>
          <table:table-cell office:value-type="float" office:value="2" table:formula="msoxl:=COUNTA(F292:K29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93=&quot;MATUTINO&quot;,1,IF(B293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276" table:formula="msoxl:=VLOOKUP(E293,Cad_Professor!$A$5:$C$342,3,TRUE)" table:content-validation-name="val3" table:style-name="ce37">
            <text:p>276</text:p>
          </table:table-cell>
          <table:table-cell office:value-type="string" table:style-name="ce1">
            <text:p>POLIANA PIMENTEL SILVA</text:p>
          </table:table-cell>
          <table:table-cell table:style-name="ce1"/>
          <table:table-cell office:value-type="string" table:style-name="ce1">
            <text:p>714-A</text:p>
          </table:table-cell>
          <table:table-cell office:value-type="string" table:style-name="ce1">
            <text:p>214-A</text:p>
          </table:table-cell>
          <table:table-cell table:number-columns-repeated="4" table:style-name="ce1"/>
          <table:table-cell office:value-type="float" office:value="2" table:formula="msoxl:=COUNTA(F293:K29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94=&quot;MATUTINO&quot;,1,IF(B294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87" table:formula="msoxl:=VLOOKUP(E294,Cad_Professor!$A$5:$C$342,3,TRUE)" table:content-validation-name="val3" table:style-name="ce37">
            <text:p>87</text:p>
          </table:table-cell>
          <table:table-cell office:value-type="string" table:style-name="ce1">
            <text:p>DANIEL FERREIRA DA GUIA</text:p>
          </table:table-cell>
          <table:table-cell office:value-type="string" table:style-name="ce1">
            <text:p>313-A</text:p>
          </table:table-cell>
          <table:table-cell office:value-type="string" table:style-name="ce1">
            <text:p>313-A</text:p>
          </table:table-cell>
          <table:table-cell table:number-columns-repeated="5" table:style-name="ce1"/>
          <table:table-cell office:value-type="float" office:value="2" table:formula="msoxl:=COUNTA(F294:K29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95=&quot;MATUTINO&quot;,1,IF(B295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131" table:formula="msoxl:=VLOOKUP(E295,Cad_Professor!$A$5:$C$342,3,TRUE)" table:content-validation-name="val3" table:style-name="ce37">
            <text:p>131</text:p>
          </table:table-cell>
          <table:table-cell office:value-type="string" table:style-name="ce1">
            <text:p>FABIANO DOS SANTOS BRIAO</text:p>
          </table:table-cell>
          <table:table-cell table:number-columns-repeated="3" table:style-name="ce1"/>
          <table:table-cell office:value-type="string" table:style-name="ce1">
            <text:p>314-A</text:p>
          </table:table-cell>
          <table:table-cell table:number-columns-repeated="3" table:style-name="ce1"/>
          <table:table-cell office:value-type="float" office:value="1" table:formula="msoxl:=COUNTA(F295:K295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96=&quot;MATUTINO&quot;,1,IF(B296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8T00:00:00" table:content-validation-name="val1" table:style-name="ce25">
            <text:p>18/09/2019</text:p>
          </table:table-cell>
          <table:table-cell office:value-type="float" office:value="92" table:formula="msoxl:=VLOOKUP(E296,Cad_Professor!$A$5:$C$342,3,TRUE)" table:content-validation-name="val3" table:style-name="ce37">
            <text:p>92</text:p>
          </table:table-cell>
          <table:table-cell office:value-type="string" table:style-name="ce1">
            <text:p>DANIELLE COTTA DE MELO N. DA SILVA</text:p>
          </table:table-cell>
          <table:table-cell table:number-columns-repeated="3" table:style-name="ce1"/>
          <table:table-cell office:value-type="string" table:style-name="ce1">
            <text:p>713-A</text:p>
          </table:table-cell>
          <table:table-cell office:value-type="string" table:style-name="ce1">
            <text:p>713-A</text:p>
          </table:table-cell>
          <table:table-cell office:value-type="string" table:style-name="ce1">
            <text:p>713-A</text:p>
          </table:table-cell>
          <table:table-cell table:style-name="ce1"/>
          <table:table-cell office:value-type="float" office:value="3" table:formula="msoxl:=COUNTA(F296:K296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97=&quot;MATUTINO&quot;,1,IF(B297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8T00:00:00" table:content-validation-name="val1" table:style-name="ce25">
            <text:p>18/09/2019</text:p>
          </table:table-cell>
          <table:table-cell office:value-type="float" office:value="39" table:formula="msoxl:=VLOOKUP(E297,Cad_Professor!$A$5:$C$342,3,TRUE)" table:content-validation-name="val3" table:style-name="ce37">
            <text:p>39</text:p>
          </table:table-cell>
          <table:table-cell office:value-type="string" table:style-name="ce1">
            <text:p>ANTONIO ALBUQUERQUE DE SOUZA</text:p>
          </table:table-cell>
          <table:table-cell table:number-columns-repeated="3" table:style-name="ce1"/>
          <table:table-cell office:value-type="string" table:style-name="ce1">
            <text:p>714-A</text:p>
          </table:table-cell>
          <table:table-cell office:value-type="string" table:style-name="ce1">
            <text:p>714-A</text:p>
          </table:table-cell>
          <table:table-cell office:value-type="string" table:style-name="ce1">
            <text:p>714-A</text:p>
          </table:table-cell>
          <table:table-cell table:style-name="ce1"/>
          <table:table-cell office:value-type="float" office:value="3" table:formula="msoxl:=COUNTA(F297:K297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98=&quot;MATUTINO&quot;,1,IF(B298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8T00:00:00" table:content-validation-name="val1" table:style-name="ce25">
            <text:p>18/09/2019</text:p>
          </table:table-cell>
          <table:table-cell office:value-type="float" office:value="136" table:formula="msoxl:=VLOOKUP(E298,Cad_Professor!$A$5:$C$342,3,TRUE)" table:content-validation-name="val3" table:style-name="ce37">
            <text:p>136</text:p>
          </table:table-cell>
          <table:table-cell office:value-type="string" table:style-name="ce1">
            <text:p>FELIPE CESAR MARQUES TUPINAMBA</text:p>
          </table:table-cell>
          <table:table-cell table:style-name="ce1"/>
          <table:table-cell office:value-type="string" table:style-name="ce1">
            <text:p>611-A</text:p>
          </table:table-cell>
          <table:table-cell office:value-type="string" table:style-name="ce1">
            <text:p>413-B</text:p>
          </table:table-cell>
          <table:table-cell office:value-type="string" table:style-name="ce1">
            <text:p>512-B</text:p>
          </table:table-cell>
          <table:table-cell table:style-name="ce1"/>
          <table:table-cell office:value-type="string" table:style-name="ce1">
            <text:p>414-A</text:p>
          </table:table-cell>
          <table:table-cell table:style-name="ce1"/>
          <table:table-cell office:value-type="float" office:value="4" table:formula="msoxl:=COUNTA(F298:K298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299=&quot;MATUTINO&quot;,1,IF(B299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8T00:00:00" table:content-validation-name="val1" table:style-name="ce25">
            <text:p>18/09/2019</text:p>
          </table:table-cell>
          <table:table-cell office:value-type="float" office:value="315" table:formula="msoxl:=VLOOKUP(E299,Cad_Professor!$A$5:$C$342,3,TRUE)" table:content-validation-name="val3" table:style-name="ce37">
            <text:p>315</text:p>
          </table:table-cell>
          <table:table-cell office:value-type="string" table:style-name="ce1">
            <text:p>TAMINEZ DE AZEVEDO FARIAS</text:p>
          </table:table-cell>
          <table:table-cell table:number-columns-repeated="3" table:style-name="ce1"/>
          <table:table-cell office:value-type="string" table:style-name="ce1">
            <text:p>512-A</text:p>
          </table:table-cell>
          <table:table-cell table:number-columns-repeated="3" table:style-name="ce1"/>
          <table:table-cell office:value-type="float" office:value="1" table:formula="msoxl:=COUNTA(F299:K299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300=&quot;MATUTINO&quot;,1,IF(B300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8T00:00:00" table:content-validation-name="val1" table:style-name="ce25">
            <text:p>18/09/2019</text:p>
          </table:table-cell>
          <table:table-cell office:value-type="float" office:value="276" table:formula="msoxl:=VLOOKUP(E300,Cad_Professor!$A$5:$C$342,3,TRUE)" table:content-validation-name="val3" table:style-name="ce37">
            <text:p>276</text:p>
          </table:table-cell>
          <table:table-cell office:value-type="string" table:style-name="ce1">
            <text:p>POLIANA PIMENTEL SILVA</text:p>
          </table:table-cell>
          <table:table-cell table:number-columns-repeated="4" table:style-name="ce1"/>
          <table:table-cell office:value-type="string" table:style-name="ce1">
            <text:p>414-A</text:p>
          </table:table-cell>
          <table:table-cell table:number-columns-repeated="2" table:style-name="ce1"/>
          <table:table-cell office:value-type="float" office:value="1" table:formula="msoxl:=COUNTA(F300:K300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301=&quot;MATUTINO&quot;,1,IF(B301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8T00:00:00" table:content-validation-name="val1" table:style-name="ce25">
            <text:p>18/09/2019</text:p>
          </table:table-cell>
          <table:table-cell office:value-type="float" office:value="295" table:formula="msoxl:=VLOOKUP(E301,Cad_Professor!$A$5:$C$342,3,TRUE)" table:content-validation-name="val3" table:style-name="ce37">
            <text:p>295</text:p>
          </table:table-cell>
          <table:table-cell office:value-type="string" table:style-name="ce1">
            <text:p>ROOSEVELT PONTES SILVA</text:p>
          </table:table-cell>
          <table:table-cell table:number-columns-repeated="2" table:style-name="ce1"/>
          <table:table-cell office:value-type="string" table:style-name="ce1">
            <text:p>614-A</text:p>
          </table:table-cell>
          <table:table-cell office:value-type="string" table:style-name="ce1">
            <text:p>614-A</text:p>
          </table:table-cell>
          <table:table-cell office:value-type="string" table:style-name="ce1">
            <text:p>614-A</text:p>
          </table:table-cell>
          <table:table-cell office:value-type="string" table:style-name="ce1">
            <text:p>614-A</text:p>
          </table:table-cell>
          <table:table-cell table:style-name="ce1"/>
          <table:table-cell office:value-type="float" office:value="4" table:formula="msoxl:=COUNTA(F301:K301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302=&quot;MATUTINO&quot;,1,IF(B302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8T00:00:00" table:content-validation-name="val1" table:style-name="ce25">
            <text:p>18/09/2019</text:p>
          </table:table-cell>
          <table:table-cell office:value-type="float" office:value="158" table:formula="msoxl:=VLOOKUP(E302,Cad_Professor!$A$5:$C$342,3,TRUE)" table:content-validation-name="val3" table:style-name="ce37">
            <text:p>158</text:p>
          </table:table-cell>
          <table:table-cell office:value-type="string" table:style-name="ce1">
            <text:p>GIVALDO OLIVEIRA DOS SANTOS</text:p>
          </table:table-cell>
          <table:table-cell table:number-columns-repeated="4" table:style-name="ce1"/>
          <table:table-cell office:value-type="string" table:style-name="ce1">
            <text:p>E.C-4-P</text:p>
          </table:table-cell>
          <table:table-cell office:value-type="string" table:style-name="ce1">
            <text:p>E.C-4-P</text:p>
          </table:table-cell>
          <table:table-cell table:style-name="ce1"/>
          <table:table-cell office:value-type="float" office:value="2" table:formula="msoxl:=COUNTA(F302:K30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303=&quot;MATUTINO&quot;,1,IF(B303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18T00:00:00" table:content-validation-name="val1" table:style-name="ce25">
            <text:p>18/09/2019</text:p>
          </table:table-cell>
          <table:table-cell office:value-type="float" office:value="305" table:formula="msoxl:=VLOOKUP(E303,Cad_Professor!$A$5:$C$342,3,TRUE)" table:content-validation-name="val3" table:style-name="ce37">
            <text:p>305</text:p>
          </table:table-cell>
          <table:table-cell office:value-type="string" table:style-name="ce1">
            <text:p>SERGIO TEIXEIRA COSTA</text:p>
          </table:table-cell>
          <table:table-cell table:number-columns-repeated="3" table:style-name="ce1"/>
          <table:table-cell office:value-type="string" table:style-name="ce1">
            <text:p>412-A</text:p>
          </table:table-cell>
          <table:table-cell table:number-columns-repeated="3" table:style-name="ce1"/>
          <table:table-cell office:value-type="float" office:value="1" table:formula="msoxl:=COUNTA(F303:K303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04=&quot;MATUTINO&quot;,1,IF(B304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307" table:formula="msoxl:=VLOOKUP(E304,Cad_Professor!$A$5:$C$342,3,TRUE)" table:content-validation-name="val3" table:style-name="ce37">
            <text:p>307</text:p>
          </table:table-cell>
          <table:table-cell office:value-type="string" table:style-name="ce1">
            <text:p>SILIER MORAIS DE SOUZA</text:p>
          </table:table-cell>
          <table:table-cell table:number-columns-repeated="4" table:style-name="ce1"/>
          <table:table-cell office:value-type="string" table:style-name="ce1">
            <text:p>224-A</text:p>
          </table:table-cell>
          <table:table-cell office:value-type="string" table:style-name="ce1">
            <text:p>224-A</text:p>
          </table:table-cell>
          <table:table-cell table:style-name="ce1"/>
          <table:table-cell office:value-type="float" office:value="2" table:formula="msoxl:=COUNTA(F304:K30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05=&quot;MATUTINO&quot;,1,IF(B305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18" table:formula="msoxl:=VLOOKUP(E305,Cad_Professor!$A$5:$C$342,3,TRUE)" table:content-validation-name="val3" table:style-name="ce37">
            <text:p>18</text:p>
          </table:table-cell>
          <table:table-cell office:value-type="string" table:style-name="ce1">
            <text:p>ALEXANDRE LUIZ DE HOLANDA PADILHA</text:p>
          </table:table-cell>
          <table:table-cell office:value-type="string" table:style-name="ce1">
            <text:p>321-B</text:p>
          </table:table-cell>
          <table:table-cell office:value-type="string" table:style-name="ce1">
            <text:p>321-B</text:p>
          </table:table-cell>
          <table:table-cell table:number-columns-repeated="5" table:style-name="ce1"/>
          <table:table-cell office:value-type="float" office:value="2" table:formula="msoxl:=COUNTA(F305:K30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06=&quot;MATUTINO&quot;,1,IF(B306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263" table:formula="msoxl:=VLOOKUP(E306,Cad_Professor!$A$5:$C$342,3,TRUE)" table:content-validation-name="val3" table:style-name="ce37">
            <text:p>263</text:p>
          </table:table-cell>
          <table:table-cell office:value-type="string" table:style-name="ce1">
            <text:p>MIKAEL DE LIMA FREITAS</text:p>
          </table:table-cell>
          <table:table-cell office:value-type="string" table:style-name="ce1">
            <text:p>622-A</text:p>
          </table:table-cell>
          <table:table-cell table:number-columns-repeated="3" table:style-name="ce1"/>
          <table:table-cell office:value-type="string" table:style-name="ce1">
            <text:p>322-B</text:p>
          </table:table-cell>
          <table:table-cell office:value-type="string" table:style-name="ce1">
            <text:p>322-B</text:p>
          </table:table-cell>
          <table:table-cell table:style-name="ce1"/>
          <table:table-cell office:value-type="float" office:value="3" table:formula="msoxl:=COUNTA(F306:K306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07=&quot;MATUTINO&quot;,1,IF(B307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34" table:formula="msoxl:=VLOOKUP(E307,Cad_Professor!$A$5:$C$342,3,TRUE)" table:content-validation-name="val3" table:style-name="ce37">
            <text:p>34</text:p>
          </table:table-cell>
          <table:table-cell office:value-type="string" table:style-name="ce1">
            <text:p>ANDREA PEREIRA MORAES</text:p>
          </table:table-cell>
          <table:table-cell table:style-name="ce1"/>
          <table:table-cell office:value-type="string" table:style-name="ce1">
            <text:p>622-A</text:p>
          </table:table-cell>
          <table:table-cell office:value-type="string" table:style-name="ce1">
            <text:p>321-A</text:p>
          </table:table-cell>
          <table:table-cell table:number-columns-repeated="4" table:style-name="ce1"/>
          <table:table-cell office:value-type="float" office:value="2" table:formula="msoxl:=COUNTA(F307:K307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08=&quot;MATUTINO&quot;,1,IF(B308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71" table:formula="msoxl:=VLOOKUP(E308,Cad_Professor!$A$5:$C$342,3,TRUE)" table:content-validation-name="val3" table:style-name="ce37">
            <text:p>71</text:p>
          </table:table-cell>
          <table:table-cell office:value-type="string" table:style-name="ce1">
            <text:p>CHARRIDY MAX FONTES PINTO</text:p>
          </table:table-cell>
          <table:table-cell table:number-columns-repeated="4" table:style-name="ce1"/>
          <table:table-cell office:value-type="string" table:style-name="ce1">
            <text:p>624-A</text:p>
          </table:table-cell>
          <table:table-cell table:number-columns-repeated="2" table:style-name="ce1"/>
          <table:table-cell office:value-type="float" office:value="1" table:formula="msoxl:=COUNTA(F308:K308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09=&quot;MATUTINO&quot;,1,IF(B309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292" table:formula="msoxl:=VLOOKUP(E309,Cad_Professor!$A$5:$C$342,3,TRUE)" table:content-validation-name="val3" table:style-name="ce37">
            <text:p>292</text:p>
          </table:table-cell>
          <table:table-cell office:value-type="string" table:style-name="ce1">
            <text:p>ROMILSON GOMES DOS SANTOS</text:p>
          </table:table-cell>
          <table:table-cell table:number-columns-repeated="3" table:style-name="ce1"/>
          <table:table-cell office:value-type="string" table:style-name="ce1">
            <text:p>922-A</text:p>
          </table:table-cell>
          <table:table-cell table:number-columns-repeated="3" table:style-name="ce1"/>
          <table:table-cell office:value-type="float" office:value="1" table:formula="msoxl:=COUNTA(F309:K309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10=&quot;MATUTINO&quot;,1,IF(B310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161" table:formula="msoxl:=VLOOKUP(E310,Cad_Professor!$A$5:$C$342,3,TRUE)" table:content-validation-name="val3" table:style-name="ce37">
            <text:p>161</text:p>
          </table:table-cell>
          <table:table-cell office:value-type="string" table:style-name="ce1">
            <text:p>GUSTAVO JOSE CERQUEIRA PESSOA</text:p>
          </table:table-cell>
          <table:table-cell table:number-columns-repeated="4" table:style-name="ce1"/>
          <table:table-cell office:value-type="string" table:style-name="ce1">
            <text:p>523-A</text:p>
          </table:table-cell>
          <table:table-cell office:value-type="string" table:style-name="ce1">
            <text:p>523-A</text:p>
          </table:table-cell>
          <table:table-cell table:style-name="ce1"/>
          <table:table-cell office:value-type="float" office:value="2" table:formula="msoxl:=COUNTA(F310:K31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11=&quot;MATUTINO&quot;,1,IF(B311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2" table:formula="msoxl:=VLOOKUP(E311,Cad_Professor!$A$5:$C$342,3,TRUE)" table:content-validation-name="val3" table:style-name="ce37">
            <text:p>2</text:p>
          </table:table-cell>
          <table:table-cell office:value-type="string" table:style-name="ce1">
            <text:p>ABHAAO VERCOSA AMORIM</text:p>
          </table:table-cell>
          <table:table-cell table:number-columns-repeated="2" table:style-name="ce1"/>
          <table:table-cell office:value-type="string" table:style-name="ce1">
            <text:p>S.T-4-P</text:p>
          </table:table-cell>
          <table:table-cell office:value-type="string" table:style-name="ce1">
            <text:p>S.T-4-P</text:p>
          </table:table-cell>
          <table:table-cell table:number-columns-repeated="3" table:style-name="ce1"/>
          <table:table-cell office:value-type="float" office:value="2" table:formula="msoxl:=COUNTA(F311:K31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12=&quot;MATUTINO&quot;,1,IF(B312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155" table:formula="msoxl:=VLOOKUP(E312,Cad_Professor!$A$5:$C$342,3,TRUE)" table:content-validation-name="val3" table:style-name="ce37">
            <text:p>155</text:p>
          </table:table-cell>
          <table:table-cell office:value-type="string" table:style-name="ce1">
            <text:p>GILMAR TEODOSIO SILVA</text:p>
          </table:table-cell>
          <table:table-cell table:number-columns-repeated="2" table:style-name="ce1"/>
          <table:table-cell office:value-type="string" table:style-name="ce1">
            <text:p>FISICA-4-P</text:p>
          </table:table-cell>
          <table:table-cell office:value-type="string" table:style-name="ce1">
            <text:p>FISICA-4-P</text:p>
          </table:table-cell>
          <table:table-cell table:number-columns-repeated="3" table:style-name="ce1"/>
          <table:table-cell office:value-type="float" office:value="2" table:formula="msoxl:=COUNTA(F312:K31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13=&quot;MATUTINO&quot;,1,IF(B313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189" table:formula="msoxl:=VLOOKUP(E313,Cad_Professor!$A$5:$C$342,3,TRUE)" table:content-validation-name="val3" table:style-name="ce37">
            <text:p>189</text:p>
          </table:table-cell>
          <table:table-cell office:value-type="string" table:style-name="ce1">
            <text:p>JOAO GILBERTO TEIXEIRA SILVA</text:p>
          </table:table-cell>
          <table:table-cell table:number-columns-repeated="2" table:style-name="ce1"/>
          <table:table-cell office:value-type="string" table:style-name="ce1">
            <text:p>B.E.C-4-P</text:p>
          </table:table-cell>
          <table:table-cell office:value-type="string" table:style-name="ce1">
            <text:p>B.E.C-4-P</text:p>
          </table:table-cell>
          <table:table-cell table:number-columns-repeated="3" table:style-name="ce1"/>
          <table:table-cell office:value-type="float" office:value="2" table:formula="msoxl:=COUNTA(F313:K31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14=&quot;MATUTINO&quot;,1,IF(B314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31" table:formula="msoxl:=VLOOKUP(E314,Cad_Professor!$A$5:$C$342,3,TRUE)" table:content-validation-name="val3" table:style-name="ce37">
            <text:p>31</text:p>
          </table:table-cell>
          <table:table-cell office:value-type="string" table:style-name="ce1">
            <text:p>ANDRE LUIZ NOVAES DE OLIVEIRA</text:p>
          </table:table-cell>
          <table:table-cell table:number-columns-repeated="2" table:style-name="ce1"/>
          <table:table-cell office:value-type="string" table:style-name="ce1">
            <text:p>C.E-5-P</text:p>
          </table:table-cell>
          <table:table-cell office:value-type="string" table:style-name="ce1">
            <text:p>C.E-5-P</text:p>
          </table:table-cell>
          <table:table-cell table:number-columns-repeated="3" table:style-name="ce1"/>
          <table:table-cell office:value-type="float" office:value="2" table:formula="msoxl:=COUNTA(F314:K31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15=&quot;MATUTINO&quot;,1,IF(B315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72" table:formula="msoxl:=VLOOKUP(E315,Cad_Professor!$A$5:$C$342,3,TRUE)" table:content-validation-name="val3" table:style-name="ce37">
            <text:p>72</text:p>
          </table:table-cell>
          <table:table-cell office:value-type="string" table:style-name="ce1">
            <text:p>CHRISTIANE BATINGA AGRA</text:p>
          </table:table-cell>
          <table:table-cell table:number-columns-repeated="3" table:style-name="ce1"/>
          <table:table-cell office:value-type="string" table:style-name="ce1">
            <text:p>321-A</text:p>
          </table:table-cell>
          <table:table-cell table:style-name="ce1"/>
          <table:table-cell office:value-type="string" table:style-name="ce1">
            <text:p>323-A</text:p>
          </table:table-cell>
          <table:table-cell table:style-name="ce1"/>
          <table:table-cell office:value-type="float" office:value="2" table:formula="msoxl:=COUNTA(F315:K31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16=&quot;MATUTINO&quot;,1,IF(B316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281" table:formula="msoxl:=VLOOKUP(E316,Cad_Professor!$A$5:$C$342,3,TRUE)" table:content-validation-name="val3" table:style-name="ce37">
            <text:p>281</text:p>
          </table:table-cell>
          <table:table-cell office:value-type="string" table:style-name="ce1">
            <text:p>RICARDO ALEX DE LIMA BARBOSA</text:p>
          </table:table-cell>
          <table:table-cell office:value-type="string" table:style-name="ce1">
            <text:p>321-B</text:p>
          </table:table-cell>
          <table:table-cell office:value-type="string" table:style-name="ce1">
            <text:p>321-B</text:p>
          </table:table-cell>
          <table:table-cell table:number-columns-repeated="2" table:style-name="ce1"/>
          <table:table-cell office:value-type="string" table:style-name="ce1">
            <text:p>321-B</text:p>
          </table:table-cell>
          <table:table-cell office:value-type="string" table:style-name="ce1">
            <text:p>321-B</text:p>
          </table:table-cell>
          <table:table-cell table:style-name="ce1"/>
          <table:table-cell office:value-type="float" office:value="4" table:formula="msoxl:=COUNTA(F316:K31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17=&quot;MATUTINO&quot;,1,IF(B317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295" table:formula="msoxl:=VLOOKUP(E317,Cad_Professor!$A$5:$C$342,3,TRUE)" table:content-validation-name="val3" table:style-name="ce37">
            <text:p>295</text:p>
          </table:table-cell>
          <table:table-cell office:value-type="string" table:style-name="ce1">
            <text:p>ROOSEVELT PONTES SILVA</text:p>
          </table:table-cell>
          <table:table-cell table:number-columns-repeated="2" table:style-name="ce1"/>
          <table:table-cell office:value-type="string" table:style-name="ce1">
            <text:p>623-A</text:p>
          </table:table-cell>
          <table:table-cell office:value-type="string" table:style-name="ce1">
            <text:p>623-A</text:p>
          </table:table-cell>
          <table:table-cell office:value-type="string" table:style-name="ce1">
            <text:p>623-A</text:p>
          </table:table-cell>
          <table:table-cell office:value-type="string" table:style-name="ce1">
            <text:p>623-A</text:p>
          </table:table-cell>
          <table:table-cell table:style-name="ce1"/>
          <table:table-cell office:value-type="float" office:value="4" table:formula="msoxl:=COUNTA(F317:K317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18=&quot;MATUTINO&quot;,1,IF(B318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79" table:formula="msoxl:=VLOOKUP(E318,Cad_Professor!$A$5:$C$342,3,TRUE)" table:content-validation-name="val3" table:style-name="ce37">
            <text:p>79</text:p>
          </table:table-cell>
          <table:table-cell office:value-type="string" table:style-name="ce1">
            <text:p>CLEUSA SALVINA R. M. BARBOSA</text:p>
          </table:table-cell>
          <table:table-cell office:value-type="string" table:style-name="ce1">
            <text:p>223-A</text:p>
          </table:table-cell>
          <table:table-cell office:value-type="string" table:style-name="ce1">
            <text:p>223-A</text:p>
          </table:table-cell>
          <table:table-cell table:style-name="ce1"/>
          <table:table-cell office:value-type="string" table:style-name="ce1">
            <text:p>524-A</text:p>
          </table:table-cell>
          <table:table-cell table:number-columns-repeated="3" table:style-name="ce1"/>
          <table:table-cell office:value-type="float" office:value="3" table:formula="msoxl:=COUNTA(F318:K318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19=&quot;MATUTINO&quot;,1,IF(B319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132" table:formula="msoxl:=VLOOKUP(E319,Cad_Professor!$A$5:$C$342,3,TRUE)" table:content-validation-name="val3" table:style-name="ce37">
            <text:p>132</text:p>
          </table:table-cell>
          <table:table-cell office:value-type="string" table:style-name="ce1">
            <text:p>FABIO JOSE DOS SANTOS</text:p>
          </table:table-cell>
          <table:table-cell table:number-columns-repeated="3" table:style-name="ce1"/>
          <table:table-cell office:value-type="string" table:style-name="ce1">
            <text:p>223-A</text:p>
          </table:table-cell>
          <table:table-cell table:number-columns-repeated="3" table:style-name="ce1"/>
          <table:table-cell office:value-type="float" office:value="1" table:formula="msoxl:=COUNTA(F319:K319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20=&quot;MATUTINO&quot;,1,IF(B320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40" table:formula="msoxl:=VLOOKUP(E320,Cad_Professor!$A$5:$C$342,3,TRUE)" table:content-validation-name="val3" table:style-name="ce37">
            <text:p>40</text:p>
          </table:table-cell>
          <table:table-cell office:value-type="string" table:style-name="ce1">
            <text:p>ANTONIO CARLOS SANTOS DE LIMA</text:p>
          </table:table-cell>
          <table:table-cell office:value-type="string" table:style-name="ce1">
            <text:p>421-A</text:p>
          </table:table-cell>
          <table:table-cell table:number-columns-repeated="6" table:style-name="ce1"/>
          <table:table-cell office:value-type="float" office:value="1" table:formula="msoxl:=COUNTA(F320:K320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21=&quot;MATUTINO&quot;,1,IF(B321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263" table:formula="msoxl:=VLOOKUP(E321,Cad_Professor!$A$5:$C$342,3,TRUE)" table:content-validation-name="val3" table:style-name="ce37">
            <text:p>263</text:p>
          </table:table-cell>
          <table:table-cell office:value-type="string" table:style-name="ce1">
            <text:p>MIKAEL DE LIMA FREITAS</text:p>
          </table:table-cell>
          <table:table-cell table:number-columns-repeated="2" table:style-name="ce1"/>
          <table:table-cell office:value-type="string" table:style-name="ce1">
            <text:p>622-A</text:p>
          </table:table-cell>
          <table:table-cell office:value-type="string" table:style-name="ce1">
            <text:p>622-A</text:p>
          </table:table-cell>
          <table:table-cell office:value-type="string" table:style-name="ce1">
            <text:p>421-A</text:p>
          </table:table-cell>
          <table:table-cell office:value-type="string" table:style-name="ce1">
            <text:p>421-A</text:p>
          </table:table-cell>
          <table:table-cell table:style-name="ce1"/>
          <table:table-cell office:value-type="float" office:value="4" table:formula="msoxl:=COUNTA(F321:K321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22=&quot;MATUTINO&quot;,1,IF(B322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277" table:formula="msoxl:=VLOOKUP(E322,Cad_Professor!$A$5:$C$342,3,TRUE)" table:content-validation-name="val3" table:style-name="ce37">
            <text:p>277</text:p>
          </table:table-cell>
          <table:table-cell office:value-type="string" table:style-name="ce1">
            <text:p>RAYNA VALERIA MACIEL DE OLIVEIRA</text:p>
          </table:table-cell>
          <table:table-cell office:value-type="string" table:style-name="ce1">
            <text:p>521-A</text:p>
          </table:table-cell>
          <table:table-cell office:value-type="string" table:style-name="ce1">
            <text:p>521-A</text:p>
          </table:table-cell>
          <table:table-cell table:number-columns-repeated="5" table:style-name="ce1"/>
          <table:table-cell office:value-type="float" office:value="2" table:formula="msoxl:=COUNTA(F322:K32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23=&quot;MATUTINO&quot;,1,IF(B323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107" table:formula="msoxl:=VLOOKUP(E323,Cad_Professor!$A$5:$C$342,3,TRUE)" table:content-validation-name="val3" table:style-name="ce37">
            <text:p>107</text:p>
          </table:table-cell>
          <table:table-cell office:value-type="string" table:style-name="ce1">
            <text:p>EDMAR MARINHO DE AZEVEDO</text:p>
          </table:table-cell>
          <table:table-cell office:value-type="string" table:style-name="ce1">
            <text:p>923-A</text:p>
          </table:table-cell>
          <table:table-cell office:value-type="string" table:style-name="ce1">
            <text:p>923-A</text:p>
          </table:table-cell>
          <table:table-cell office:value-type="string" table:style-name="ce1">
            <text:p>922-A</text:p>
          </table:table-cell>
          <table:table-cell office:value-type="string" table:style-name="ce1">
            <text:p>922-A</text:p>
          </table:table-cell>
          <table:table-cell office:value-type="string" table:style-name="ce1">
            <text:p>522-A</text:p>
          </table:table-cell>
          <table:table-cell office:value-type="string" table:style-name="ce1">
            <text:p>522-A</text:p>
          </table:table-cell>
          <table:table-cell table:style-name="ce1"/>
          <table:table-cell office:value-type="float" office:value="6" table:formula="msoxl:=COUNTA(F323:K323)" table:style-name="ce1">
            <text:p>6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24=&quot;MATUTINO&quot;,1,IF(B324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39" table:formula="msoxl:=VLOOKUP(E324,Cad_Professor!$A$5:$C$342,3,TRUE)" table:content-validation-name="val3" table:style-name="ce37">
            <text:p>39</text:p>
          </table:table-cell>
          <table:table-cell office:value-type="string" table:style-name="ce1">
            <text:p>ANTONIO ALBUQUERQUE DE SOUZA</text:p>
          </table:table-cell>
          <table:table-cell table:number-columns-repeated="2" table:style-name="ce1"/>
          <table:table-cell office:value-type="string" table:style-name="ce1">
            <text:p>724-A</text:p>
          </table:table-cell>
          <table:table-cell office:value-type="string" table:style-name="ce1">
            <text:p>724-A</text:p>
          </table:table-cell>
          <table:table-cell table:number-columns-repeated="3" table:style-name="ce1"/>
          <table:table-cell office:value-type="float" office:value="2" table:formula="msoxl:=COUNTA(F324:K32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25=&quot;MATUTINO&quot;,1,IF(B325=&quot;VESPERTINO&quot;,2,3))" table:style-name="ce38">
            <text:p>2</text:p>
          </table:table-cell>
          <table:table-cell office:value-type="string" table:content-validation-name="val2" table:style-name="ce38">
            <text:p>VESPERTINO</text:p>
          </table:table-cell>
          <table:table-cell office:value-type="date" office:date-value="2019-09-19T00:00:00" table:content-validation-name="val1" table:style-name="ce39">
            <text:p>19/09/2019</text:p>
          </table:table-cell>
          <table:table-cell office:value-type="float" office:value="276" table:formula="msoxl:=VLOOKUP(E325,Cad_Professor!$A$5:$C$342,3,TRUE)" table:content-validation-name="val3" table:style-name="ce40">
            <text:p>276</text:p>
          </table:table-cell>
          <table:table-cell office:value-type="string" table:style-name="ce38">
            <text:p>POLIANA PIMENTEL SILVA</text:p>
          </table:table-cell>
          <table:table-cell table:number-columns-repeated="2" table:style-name="ce38"/>
          <table:table-cell office:value-type="string" table:style-name="ce38">
            <text:p>923-A</text:p>
          </table:table-cell>
          <table:table-cell office:value-type="string" table:style-name="ce38">
            <text:p>923-A</text:p>
          </table:table-cell>
          <table:table-cell table:number-columns-repeated="3" table:style-name="ce38"/>
          <table:table-cell office:value-type="float" office:value="2" table:formula="msoxl:=COUNTA(F325:K325)" table:style-name="ce38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26=&quot;MATUTINO&quot;,1,IF(B326=&quot;VESPERTINO&quot;,2,3))" table:style-name="ce38">
            <text:p>2</text:p>
          </table:table-cell>
          <table:table-cell office:value-type="string" table:content-validation-name="val2" table:style-name="ce38">
            <text:p>VESPERTINO</text:p>
          </table:table-cell>
          <table:table-cell office:value-type="date" office:date-value="2019-09-19T00:00:00" table:content-validation-name="val1" table:style-name="ce39">
            <text:p>19/09/2019</text:p>
          </table:table-cell>
          <table:table-cell office:value-type="float" office:value="297" table:formula="msoxl:=VLOOKUP(E326,Cad_Professor!$A$5:$C$342,3,TRUE)" table:content-validation-name="val3" table:style-name="ce40">
            <text:p>297</text:p>
          </table:table-cell>
          <table:table-cell office:value-type="string" table:style-name="ce38">
            <text:p>ROSILANIA MACEDO DA SILVA</text:p>
          </table:table-cell>
          <table:table-cell office:value-type="string" table:style-name="ce38">
            <text:p>FISICA-4-P</text:p>
          </table:table-cell>
          <table:table-cell office:value-type="string" table:style-name="ce38">
            <text:p>FISICA-4-P</text:p>
          </table:table-cell>
          <table:table-cell office:value-type="string" table:style-name="ce38">
            <text:p>FISICA-4-P</text:p>
          </table:table-cell>
          <table:table-cell office:value-type="string" table:style-name="ce38">
            <text:p>FISICA-4-P</text:p>
          </table:table-cell>
          <table:table-cell office:value-type="string" table:style-name="ce38">
            <text:p>FISICA-4-P</text:p>
          </table:table-cell>
          <table:table-cell office:value-type="string" table:style-name="ce38">
            <text:p>FISICA-4-P</text:p>
          </table:table-cell>
          <table:table-cell table:style-name="ce38"/>
          <table:table-cell office:value-type="float" office:value="6" table:formula="msoxl:=COUNTA(F326:K326)" table:style-name="ce38">
            <text:p>6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27=&quot;MATUTINO&quot;,1,IF(B327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41" table:formula="msoxl:=VLOOKUP(E327,Cad_Professor!$A$5:$C$342,3,TRUE)" table:content-validation-name="val3" table:style-name="ce37">
            <text:p>41</text:p>
          </table:table-cell>
          <table:table-cell office:value-type="string" table:style-name="ce1">
            <text:p>ANTONIO CELIO LINS DO NASCIMENTO</text:p>
          </table:table-cell>
          <table:table-cell office:value-type="string" table:style-name="ce1">
            <text:p><text:s text:c="6"/></text:p>
          </table:table-cell>
          <table:table-cell office:value-type="string" table:style-name="ce1">
            <text:p><text:s text:c="52"/></text:p>
          </table:table-cell>
          <table:table-cell office:value-type="string" table:style-name="ce1">
            <text:p>521-A</text:p>
          </table:table-cell>
          <table:table-cell office:value-type="string" table:style-name="ce1">
            <text:p>321-B</text:p>
          </table:table-cell>
          <table:table-cell table:number-columns-repeated="3" table:style-name="ce1"/>
          <table:table-cell office:value-type="float" office:value="4" table:formula="msoxl:=COUNTA(F327:K327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28=&quot;MATUTINO&quot;,1,IF(B328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263" table:formula="msoxl:=VLOOKUP(E328,Cad_Professor!$A$5:$C$342,3,TRUE)" table:content-validation-name="val3" table:style-name="ce37">
            <text:p>263</text:p>
          </table:table-cell>
          <table:table-cell office:value-type="string" table:style-name="ce1">
            <text:p>MIKAEL DE LIMA FREITAS</text:p>
          </table:table-cell>
          <table:table-cell table:number-columns-repeated="4" table:style-name="ce1"/>
          <table:table-cell office:value-type="string" table:style-name="ce1">
            <text:p>322-B</text:p>
          </table:table-cell>
          <table:table-cell office:value-type="string" table:style-name="ce1">
            <text:p>322-B</text:p>
          </table:table-cell>
          <table:table-cell table:style-name="ce1"/>
          <table:table-cell office:value-type="float" office:value="2" table:formula="msoxl:=COUNTA(F328:K32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29=&quot;MATUTINO&quot;,1,IF(B329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183" table:formula="msoxl:=VLOOKUP(E329,Cad_Professor!$A$5:$C$342,3,TRUE)" table:content-validation-name="val3" table:style-name="ce37">
            <text:p>183</text:p>
          </table:table-cell>
          <table:table-cell office:value-type="string" table:style-name="ce1">
            <text:p>JEAN JACQUES BITTENCOURT DA ROCHA</text:p>
          </table:table-cell>
          <table:table-cell table:number-columns-repeated="2" table:style-name="ce1"/>
          <table:table-cell office:value-type="string" table:style-name="ce1">
            <text:p>422-B</text:p>
          </table:table-cell>
          <table:table-cell office:value-type="string" table:style-name="ce1">
            <text:p>422-B</text:p>
          </table:table-cell>
          <table:table-cell table:number-columns-repeated="3" table:style-name="ce1"/>
          <table:table-cell office:value-type="float" office:value="2" table:formula="msoxl:=COUNTA(F329:K329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30=&quot;MATUTINO&quot;,1,IF(B330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267" table:formula="msoxl:=VLOOKUP(E330,Cad_Professor!$A$5:$C$342,3,TRUE)" table:content-validation-name="val3" table:style-name="ce37">
            <text:p>267</text:p>
          </table:table-cell>
          <table:table-cell office:value-type="string" table:style-name="ce1">
            <text:p>NATALIA SANTOS <text:s/>FREITAS</text:p>
          </table:table-cell>
          <table:table-cell office:value-type="string" table:style-name="ce1">
            <text:p>423-A</text:p>
          </table:table-cell>
          <table:table-cell office:value-type="string" table:style-name="ce1">
            <text:p>423-A</text:p>
          </table:table-cell>
          <table:table-cell table:number-columns-repeated="5" table:style-name="ce1"/>
          <table:table-cell office:value-type="float" office:value="2" table:formula="msoxl:=COUNTA(F330:K33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31=&quot;MATUTINO&quot;,1,IF(B331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329" table:formula="msoxl:=VLOOKUP(E331,Cad_Professor!$A$5:$C$342,3,TRUE)" table:content-validation-name="val3" table:style-name="ce37">
            <text:p>329</text:p>
          </table:table-cell>
          <table:table-cell office:value-type="string" table:style-name="ce1">
            <text:p>VINICIUS DANTAS</text:p>
          </table:table-cell>
          <table:table-cell table:number-columns-repeated="2" table:style-name="ce1"/>
          <table:table-cell office:value-type="string" table:style-name="ce1">
            <text:p>224-A</text:p>
          </table:table-cell>
          <table:table-cell office:value-type="string" table:style-name="ce1">
            <text:p>224-A</text:p>
          </table:table-cell>
          <table:table-cell table:number-columns-repeated="3" table:style-name="ce1"/>
          <table:table-cell office:value-type="float" office:value="2" table:formula="msoxl:=COUNTA(F331:K33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32=&quot;MATUTINO&quot;,1,IF(B332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40" table:formula="msoxl:=VLOOKUP(E332,Cad_Professor!$A$5:$C$342,3,TRUE)" table:content-validation-name="val3" table:style-name="ce37">
            <text:p>40</text:p>
          </table:table-cell>
          <table:table-cell office:value-type="string" table:style-name="ce1">
            <text:p>ANTONIO CARLOS SANTOS DE LIMA</text:p>
          </table:table-cell>
          <table:table-cell office:value-type="string" table:style-name="ce1">
            <text:p>421-A</text:p>
          </table:table-cell>
          <table:table-cell office:value-type="string" table:style-name="ce1">
            <text:p>421-A</text:p>
          </table:table-cell>
          <table:table-cell table:number-columns-repeated="5" table:style-name="ce1"/>
          <table:table-cell office:value-type="float" office:value="2" table:formula="msoxl:=COUNTA(F332:K33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33=&quot;MATUTINO&quot;,1,IF(B333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107" table:formula="msoxl:=VLOOKUP(E333,Cad_Professor!$A$5:$C$342,3,TRUE)" table:content-validation-name="val3" table:style-name="ce37">
            <text:p>107</text:p>
          </table:table-cell>
          <table:table-cell office:value-type="string" table:style-name="ce1">
            <text:p>EDMAR MARINHO DE AZEVEDO</text:p>
          </table:table-cell>
          <table:table-cell office:value-type="string" table:style-name="ce1">
            <text:p>522-A</text:p>
          </table:table-cell>
          <table:table-cell table:number-columns-repeated="6" table:style-name="ce1"/>
          <table:table-cell office:value-type="float" office:value="1" table:formula="msoxl:=COUNTA(F333:K333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34=&quot;MATUTINO&quot;,1,IF(B334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122" table:formula="msoxl:=VLOOKUP(E334,Cad_Professor!$A$5:$C$342,3,TRUE)" table:content-validation-name="val3" table:style-name="ce37">
            <text:p>122</text:p>
          </table:table-cell>
          <table:table-cell office:value-type="string" table:style-name="ce1">
            <text:p>ELVYS ALVES SOARES</text:p>
          </table:table-cell>
          <table:table-cell office:value-type="string" table:style-name="ce1">
            <text:p>621-A</text:p>
          </table:table-cell>
          <table:table-cell office:value-type="string" table:style-name="ce1">
            <text:p>621-A</text:p>
          </table:table-cell>
          <table:table-cell table:number-columns-repeated="5" table:style-name="ce1"/>
          <table:table-cell office:value-type="float" office:value="2" table:formula="msoxl:=COUNTA(F334:K33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35=&quot;MATUTINO&quot;,1,IF(B335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263" table:formula="msoxl:=VLOOKUP(E335,Cad_Professor!$A$5:$C$342,3,TRUE)" table:content-validation-name="val3" table:style-name="ce37">
            <text:p>263</text:p>
          </table:table-cell>
          <table:table-cell office:value-type="string" table:style-name="ce1">
            <text:p>MIKAEL DE LIMA FREITAS</text:p>
          </table:table-cell>
          <table:table-cell office:value-type="string" table:style-name="ce1">
            <text:p>622-A</text:p>
          </table:table-cell>
          <table:table-cell table:number-columns-repeated="6" table:style-name="ce1"/>
          <table:table-cell office:value-type="float" office:value="1" table:formula="msoxl:=COUNTA(F335:K335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36=&quot;MATUTINO&quot;,1,IF(B336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155" table:formula="msoxl:=VLOOKUP(E336,Cad_Professor!$A$5:$C$342,3,TRUE)" table:content-validation-name="val3" table:style-name="ce37">
            <text:p>155</text:p>
          </table:table-cell>
          <table:table-cell office:value-type="string" table:style-name="ce1">
            <text:p>GILMAR TEODOSIO SILVA</text:p>
          </table:table-cell>
          <table:table-cell table:number-columns-repeated="2" table:style-name="ce1"/>
          <table:table-cell office:value-type="string" table:style-name="ce1">
            <text:p>FISICA-4-P</text:p>
          </table:table-cell>
          <table:table-cell office:value-type="string" table:style-name="ce1">
            <text:p>FISICA-4-P</text:p>
          </table:table-cell>
          <table:table-cell table:number-columns-repeated="3" table:style-name="ce1"/>
          <table:table-cell office:value-type="float" office:value="2" table:formula="msoxl:=COUNTA(F336:K33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37=&quot;MATUTINO&quot;,1,IF(B337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163" table:formula="msoxl:=VLOOKUP(E337,Cad_Professor!$A$5:$C$342,3,TRUE)" table:content-validation-name="val3" table:style-name="ce37">
            <text:p>163</text:p>
          </table:table-cell>
          <table:table-cell office:value-type="string" table:style-name="ce1">
            <text:p>HEBERTH BRAGA GONCALVES RIBEIRO</text:p>
          </table:table-cell>
          <table:table-cell office:value-type="string" table:style-name="ce1">
            <text:p>S.T-1-P</text:p>
          </table:table-cell>
          <table:table-cell office:value-type="string" table:style-name="ce1">
            <text:p>S.T-1-P</text:p>
          </table:table-cell>
          <table:table-cell table:number-columns-repeated="5" table:style-name="ce1"/>
          <table:table-cell office:value-type="float" office:value="2" table:formula="msoxl:=COUNTA(F337:K337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38=&quot;MATUTINO&quot;,1,IF(B338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259" table:formula="msoxl:=VLOOKUP(E338,Cad_Professor!$A$5:$C$342,3,TRUE)" table:content-validation-name="val3" table:style-name="ce37">
            <text:p>259</text:p>
          </table:table-cell>
          <table:table-cell office:value-type="string" table:style-name="ce1">
            <text:p>MAURICIO DOS SANTOS CORREIA</text:p>
          </table:table-cell>
          <table:table-cell table:style-name="ce1"/>
          <table:table-cell office:value-type="string" table:style-name="ce1">
            <text:p>321-A</text:p>
          </table:table-cell>
          <table:table-cell office:value-type="string" table:style-name="ce1">
            <text:p>321-A</text:p>
          </table:table-cell>
          <table:table-cell table:number-columns-repeated="4" table:style-name="ce1"/>
          <table:table-cell office:value-type="float" office:value="2" table:formula="msoxl:=COUNTA(F338:K33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39=&quot;MATUTINO&quot;,1,IF(B339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24" table:formula="msoxl:=VLOOKUP(E339,Cad_Professor!$A$5:$C$342,3,TRUE)" table:content-validation-name="val3" table:style-name="ce37">
            <text:p>24</text:p>
          </table:table-cell>
          <table:table-cell office:value-type="string" table:style-name="ce1">
            <text:p>ALYSSON MATIAS LOPES DE LIMA</text:p>
          </table:table-cell>
          <table:table-cell table:number-columns-repeated="2" table:style-name="ce1"/>
          <table:table-cell office:value-type="string" table:style-name="ce1">
            <text:p>621-A</text:p>
          </table:table-cell>
          <table:table-cell table:number-columns-repeated="2" table:style-name="ce1"/>
          <table:table-cell office:value-type="string" table:style-name="ce1">
            <text:p>321-B</text:p>
          </table:table-cell>
          <table:table-cell table:style-name="ce1"/>
          <table:table-cell office:value-type="float" office:value="2" table:formula="msoxl:=COUNTA(F339:K339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40=&quot;MATUTINO&quot;,1,IF(B340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83" table:formula="msoxl:=VLOOKUP(E340,Cad_Professor!$A$5:$C$342,3,TRUE)" table:content-validation-name="val3" table:style-name="ce37">
            <text:p>83</text:p>
          </table:table-cell>
          <table:table-cell office:value-type="string" table:style-name="ce1">
            <text:p>DACIO LOPES CAMERINO FILHO</text:p>
          </table:table-cell>
          <table:table-cell table:number-columns-repeated="4" table:style-name="ce1"/>
          <table:table-cell office:value-type="string" table:style-name="ce1">
            <text:p>322-B</text:p>
          </table:table-cell>
          <table:table-cell table:number-columns-repeated="2" table:style-name="ce1"/>
          <table:table-cell office:value-type="float" office:value="1" table:formula="msoxl:=COUNTA(F340:K340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41=&quot;MATUTINO&quot;,1,IF(B341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263" table:formula="msoxl:=VLOOKUP(E341,Cad_Professor!$A$5:$C$342,3,TRUE)" table:content-validation-name="val3" table:style-name="ce37">
            <text:p>263</text:p>
          </table:table-cell>
          <table:table-cell office:value-type="string" table:style-name="ce1">
            <text:p>MIKAEL DE LIMA FREITAS</text:p>
          </table:table-cell>
          <table:table-cell table:number-columns-repeated="5" table:style-name="ce1"/>
          <table:table-cell office:value-type="string" table:style-name="ce1">
            <text:p>322-B</text:p>
          </table:table-cell>
          <table:table-cell table:style-name="ce1"/>
          <table:table-cell office:value-type="float" office:value="1" table:formula="msoxl:=COUNTA(F341:K341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42=&quot;MATUTINO&quot;,1,IF(B342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253" table:formula="msoxl:=VLOOKUP(E342,Cad_Professor!$A$5:$C$342,3,TRUE)" table:content-validation-name="val3" table:style-name="ce37">
            <text:p>253</text:p>
          </table:table-cell>
          <table:table-cell office:value-type="string" table:style-name="ce1">
            <text:p>MARIA IZABEL CORREIA SILVA DE MESSIAS</text:p>
          </table:table-cell>
          <table:table-cell office:value-type="string" table:style-name="ce1">
            <text:p>923-A</text:p>
          </table:table-cell>
          <table:table-cell office:value-type="string" table:style-name="ce1">
            <text:p>923-A</text:p>
          </table:table-cell>
          <table:table-cell table:number-columns-repeated="5" table:style-name="ce1"/>
          <table:table-cell office:value-type="float" office:value="2" table:formula="msoxl:=COUNTA(F342:K34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43=&quot;MATUTINO&quot;,1,IF(B343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149" table:formula="msoxl:=VLOOKUP(E343,Cad_Professor!$A$5:$C$342,3,TRUE)" table:content-validation-name="val3" table:style-name="ce37">
            <text:p>149</text:p>
          </table:table-cell>
          <table:table-cell office:value-type="string" table:style-name="ce1">
            <text:p>FREDY LOBO MONTEIRO</text:p>
          </table:table-cell>
          <table:table-cell table:number-columns-repeated="4" table:style-name="ce1"/>
          <table:table-cell office:value-type="string" table:style-name="ce1">
            <text:p>523-A</text:p>
          </table:table-cell>
          <table:table-cell office:value-type="string" table:style-name="ce1">
            <text:p>523-A</text:p>
          </table:table-cell>
          <table:table-cell table:style-name="ce1"/>
          <table:table-cell office:value-type="float" office:value="2" table:formula="msoxl:=COUNTA(F343:K34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44=&quot;MATUTINO&quot;,1,IF(B344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164" table:formula="msoxl:=VLOOKUP(E344,Cad_Professor!$A$5:$C$342,3,TRUE)" table:content-validation-name="val3" table:style-name="ce37">
            <text:p>164</text:p>
          </table:table-cell>
          <table:table-cell office:value-type="string" table:style-name="ce1">
            <text:p>HELCIO BEZERRA DO NASCIMENTO JUNIOR</text:p>
          </table:table-cell>
          <table:table-cell table:number-columns-repeated="2" table:style-name="ce1"/>
          <table:table-cell office:value-type="string" table:style-name="ce1">
            <text:p>FISICA-2-P</text:p>
          </table:table-cell>
          <table:table-cell office:value-type="string" table:style-name="ce1">
            <text:p>FISICA-2-P</text:p>
          </table:table-cell>
          <table:table-cell table:number-columns-repeated="3" table:style-name="ce1"/>
          <table:table-cell office:value-type="float" office:value="2" table:formula="msoxl:=COUNTA(F344:K34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45=&quot;MATUTINO&quot;,1,IF(B345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159" table:formula="msoxl:=VLOOKUP(E345,Cad_Professor!$A$5:$C$342,3,TRUE)" table:content-validation-name="val3" table:style-name="ce37">
            <text:p>159</text:p>
          </table:table-cell>
          <table:table-cell office:value-type="string" table:style-name="ce1">
            <text:p>GRACINO FRANCISCO RODRIGUES</text:p>
          </table:table-cell>
          <table:table-cell table:number-columns-repeated="4" table:style-name="ce1"/>
          <table:table-cell office:value-type="string" table:style-name="ce1">
            <text:p>B.E.C-3-P</text:p>
          </table:table-cell>
          <table:table-cell office:value-type="string" table:style-name="ce1">
            <text:p>B.E.C-3-P</text:p>
          </table:table-cell>
          <table:table-cell table:style-name="ce1"/>
          <table:table-cell office:value-type="float" office:value="2" table:formula="msoxl:=COUNTA(F345:K34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46=&quot;MATUTINO&quot;,1,IF(B346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329" table:formula="msoxl:=VLOOKUP(E346,Cad_Professor!$A$5:$C$342,3,TRUE)" table:content-validation-name="val3" table:style-name="ce37">
            <text:p>329</text:p>
          </table:table-cell>
          <table:table-cell office:value-type="string" table:style-name="ce1">
            <text:p>VINICIUS DANTAS</text:p>
          </table:table-cell>
          <table:table-cell office:value-type="string" table:style-name="ce1">
            <text:p>B.E.C-5-P</text:p>
          </table:table-cell>
          <table:table-cell office:value-type="string" table:style-name="ce1">
            <text:p>B.E.C-5-P</text:p>
          </table:table-cell>
          <table:table-cell table:number-columns-repeated="5" table:style-name="ce1"/>
          <table:table-cell office:value-type="float" office:value="2" table:formula="msoxl:=COUNTA(F346:K34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47=&quot;MATUTINO&quot;,1,IF(B347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116" table:formula="msoxl:=VLOOKUP(E347,Cad_Professor!$A$5:$C$342,3,TRUE)" table:content-validation-name="val3" table:style-name="ce37">
            <text:p>116</text:p>
          </table:table-cell>
          <table:table-cell office:value-type="string" table:style-name="ce1">
            <text:p>ELAINE CRISTINA DOS SANTOS LIMA</text:p>
          </table:table-cell>
          <table:table-cell table:number-columns-repeated="2" table:style-name="ce1"/>
          <table:table-cell office:value-type="string" table:style-name="ce1">
            <text:p>724-A</text:p>
          </table:table-cell>
          <table:table-cell table:number-columns-repeated="4" table:style-name="ce1"/>
          <table:table-cell office:value-type="float" office:value="1" table:formula="msoxl:=COUNTA(F347:K347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48=&quot;MATUTINO&quot;,1,IF(B348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85" table:formula="msoxl:=VLOOKUP(E348,Cad_Professor!$A$5:$C$342,3,TRUE)" table:content-validation-name="val3" table:style-name="ce37">
            <text:p>85</text:p>
          </table:table-cell>
          <table:table-cell office:value-type="string" table:style-name="ce1">
            <text:p>DANIEL COTRIM CAMERINO</text:p>
          </table:table-cell>
          <table:table-cell office:value-type="string" table:style-name="ce1">
            <text:p>222-B</text:p>
          </table:table-cell>
          <table:table-cell office:value-type="string" table:style-name="ce1">
            <text:p>222-B</text:p>
          </table:table-cell>
          <table:table-cell table:number-columns-repeated="5" table:style-name="ce1"/>
          <table:table-cell office:value-type="float" office:value="2" table:formula="msoxl:=COUNTA(F348:K34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49=&quot;MATUTINO&quot;,1,IF(B349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259" table:formula="msoxl:=VLOOKUP(E349,Cad_Professor!$A$5:$C$342,3,TRUE)" table:content-validation-name="val3" table:style-name="ce37">
            <text:p>259</text:p>
          </table:table-cell>
          <table:table-cell office:value-type="string" table:style-name="ce1">
            <text:p>MAURICIO DOS SANTOS CORREIA</text:p>
          </table:table-cell>
          <table:table-cell table:number-columns-repeated="3" table:style-name="ce1"/>
          <table:table-cell office:value-type="string" table:style-name="ce1">
            <text:p>722-A</text:p>
          </table:table-cell>
          <table:table-cell office:value-type="string" table:style-name="ce1">
            <text:p>722-A</text:p>
          </table:table-cell>
          <table:table-cell table:number-columns-repeated="2" table:style-name="ce1"/>
          <table:table-cell office:value-type="float" office:value="2" table:formula="msoxl:=COUNTA(F349:K349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50=&quot;MATUTINO&quot;,1,IF(B350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190" table:formula="msoxl:=VLOOKUP(E350,Cad_Professor!$A$5:$C$342,3,TRUE)" table:content-validation-name="val3" table:style-name="ce37">
            <text:p>190</text:p>
          </table:table-cell>
          <table:table-cell office:value-type="string" table:style-name="ce1">
            <text:p>JOAO HENRIQUE DA COSTA CARDOSO</text:p>
          </table:table-cell>
          <table:table-cell table:number-columns-repeated="4" table:style-name="ce1"/>
          <table:table-cell office:value-type="string" table:style-name="ce1">
            <text:p>321-A</text:p>
          </table:table-cell>
          <table:table-cell office:value-type="string" table:style-name="ce1">
            <text:p>321-A</text:p>
          </table:table-cell>
          <table:table-cell table:style-name="ce1"/>
          <table:table-cell office:value-type="float" office:value="2" table:formula="msoxl:=COUNTA(F350:K35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51=&quot;MATUTINO&quot;,1,IF(B351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267" table:formula="msoxl:=VLOOKUP(E351,Cad_Professor!$A$5:$C$342,3,TRUE)" table:content-validation-name="val3" table:style-name="ce37">
            <text:p>267</text:p>
          </table:table-cell>
          <table:table-cell office:value-type="string" table:style-name="ce1">
            <text:p>NATALIA SANTOS <text:s/>FREITAS</text:p>
          </table:table-cell>
          <table:table-cell office:value-type="string" table:style-name="ce1">
            <text:p>322-A</text:p>
          </table:table-cell>
          <table:table-cell office:value-type="string" table:style-name="ce1">
            <text:p>322-A</text:p>
          </table:table-cell>
          <table:table-cell table:number-columns-repeated="2" table:style-name="ce1"/>
          <table:table-cell office:value-type="string" table:style-name="ce1">
            <text:p>222-B</text:p>
          </table:table-cell>
          <table:table-cell office:value-type="string" table:style-name="ce1">
            <text:p>222-B</text:p>
          </table:table-cell>
          <table:table-cell table:style-name="ce1"/>
          <table:table-cell office:value-type="float" office:value="4" table:formula="msoxl:=COUNTA(F351:K351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52=&quot;MATUTINO&quot;,1,IF(B352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183" table:formula="msoxl:=VLOOKUP(E352,Cad_Professor!$A$5:$C$342,3,TRUE)" table:content-validation-name="val3" table:style-name="ce37">
            <text:p>183</text:p>
          </table:table-cell>
          <table:table-cell office:value-type="string" table:style-name="ce1">
            <text:p>JEAN JACQUES BITTENCOURT DA ROCHA</text:p>
          </table:table-cell>
          <table:table-cell office:value-type="string" table:style-name="ce1">
            <text:p>421-A</text:p>
          </table:table-cell>
          <table:table-cell office:value-type="string" table:style-name="ce1">
            <text:p>421-A</text:p>
          </table:table-cell>
          <table:table-cell office:value-type="string" table:style-name="ce1">
            <text:p>421-A</text:p>
          </table:table-cell>
          <table:table-cell office:value-type="string" table:style-name="ce1">
            <text:p>421-A</text:p>
          </table:table-cell>
          <table:table-cell table:number-columns-repeated="3" table:style-name="ce1"/>
          <table:table-cell office:value-type="float" office:value="4" table:formula="msoxl:=COUNTA(F352:K352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53=&quot;MATUTINO&quot;,1,IF(B353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259" table:formula="msoxl:=VLOOKUP(E353,Cad_Professor!$A$5:$C$342,3,TRUE)" table:content-validation-name="val3" table:style-name="ce37">
            <text:p>259</text:p>
          </table:table-cell>
          <table:table-cell office:value-type="string" table:style-name="ce1">
            <text:p>MAURICIO DOS SANTOS CORREIA</text:p>
          </table:table-cell>
          <table:table-cell office:value-type="string" table:style-name="ce1">
            <text:p>423-A</text:p>
          </table:table-cell>
          <table:table-cell office:value-type="string" table:style-name="ce1">
            <text:p>423-A</text:p>
          </table:table-cell>
          <table:table-cell table:style-name="ce1"/>
          <table:table-cell office:value-type="string" table:style-name="ce1">
            <text:p>223-A</text:p>
          </table:table-cell>
          <table:table-cell office:value-type="string" table:style-name="ce1">
            <text:p>223-A</text:p>
          </table:table-cell>
          <table:table-cell table:number-columns-repeated="2" table:style-name="ce1"/>
          <table:table-cell office:value-type="float" office:value="4" table:formula="msoxl:=COUNTA(F353:K353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54=&quot;MATUTINO&quot;,1,IF(B354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200" table:formula="msoxl:=VLOOKUP(E354,Cad_Professor!$A$5:$C$342,3,TRUE)" table:content-validation-name="val3" table:style-name="ce37">
            <text:p>200</text:p>
          </table:table-cell>
          <table:table-cell office:value-type="string" table:style-name="ce1">
            <text:p>JOSE ANTONIO FRANCA DE ARAUJO</text:p>
          </table:table-cell>
          <table:table-cell table:number-columns-repeated="2" table:style-name="ce1"/>
          <table:table-cell office:value-type="string" table:style-name="ce1">
            <text:p>624-A</text:p>
          </table:table-cell>
          <table:table-cell office:value-type="string" table:style-name="ce1">
            <text:p>624-A</text:p>
          </table:table-cell>
          <table:table-cell table:number-columns-repeated="3" table:style-name="ce1"/>
          <table:table-cell office:value-type="float" office:value="2" table:formula="msoxl:=COUNTA(F354:K35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55=&quot;MATUTINO&quot;,1,IF(B355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10" table:formula="msoxl:=VLOOKUP(E355,Cad_Professor!$A$5:$C$342,3,TRUE)" table:content-validation-name="val3" table:style-name="ce37">
            <text:p>10</text:p>
          </table:table-cell>
          <table:table-cell office:value-type="string" table:style-name="ce1">
            <text:p>ALAN JOHN DUARTE DE FREITAS</text:p>
          </table:table-cell>
          <table:table-cell office:value-type="string" table:style-name="ce1">
            <text:p>FISICA-4-P</text:p>
          </table:table-cell>
          <table:table-cell office:value-type="string" table:style-name="ce1">
            <text:p>FISICA-4-P</text:p>
          </table:table-cell>
          <table:table-cell office:value-type="string" table:style-name="ce1">
            <text:p>FISICA-4-P</text:p>
          </table:table-cell>
          <table:table-cell table:number-columns-repeated="4" table:style-name="ce1"/>
          <table:table-cell office:value-type="float" office:value="3" table:formula="msoxl:=COUNTA(F355:K355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56=&quot;MATUTINO&quot;,1,IF(B356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110" table:formula="msoxl:=VLOOKUP(E356,Cad_Professor!$A$5:$C$342,3,TRUE)" table:content-validation-name="val3" table:style-name="ce37">
            <text:p>110</text:p>
          </table:table-cell>
          <table:table-cell office:value-type="string" table:style-name="ce1">
            <text:p>EDUARDO CARDOSO MORAES</text:p>
          </table:table-cell>
          <table:table-cell office:value-type="string" table:style-name="ce1">
            <text:p>B.E.C-1-P</text:p>
          </table:table-cell>
          <table:table-cell office:value-type="string" table:style-name="ce1">
            <text:p>B.E.C-1-P</text:p>
          </table:table-cell>
          <table:table-cell office:value-type="string" table:style-name="ce1">
            <text:p>B.E.C-1-P</text:p>
          </table:table-cell>
          <table:table-cell office:value-type="string" table:style-name="ce1">
            <text:p>B.E.C-1-P</text:p>
          </table:table-cell>
          <table:table-cell table:number-columns-repeated="3" table:style-name="ce1"/>
          <table:table-cell office:value-type="float" office:value="4" table:formula="msoxl:=COUNTA(F356:K35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57=&quot;MATUTINO&quot;,1,IF(B357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159" table:formula="msoxl:=VLOOKUP(E357,Cad_Professor!$A$5:$C$342,3,TRUE)" table:content-validation-name="val3" table:style-name="ce37">
            <text:p>159</text:p>
          </table:table-cell>
          <table:table-cell office:value-type="string" table:style-name="ce1">
            <text:p>GRACINO FRANCISCO RODRIGUES</text:p>
          </table:table-cell>
          <table:table-cell table:number-columns-repeated="2" table:style-name="ce1"/>
          <table:table-cell office:value-type="string" table:style-name="ce1">
            <text:p>B.E.C-3-P</text:p>
          </table:table-cell>
          <table:table-cell office:value-type="string" table:style-name="ce1">
            <text:p>B.E.C-3-P</text:p>
          </table:table-cell>
          <table:table-cell table:number-columns-repeated="3" table:style-name="ce1"/>
          <table:table-cell office:value-type="float" office:value="2" table:formula="msoxl:=COUNTA(F357:K357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58=&quot;MATUTINO&quot;,1,IF(B358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329" table:formula="msoxl:=VLOOKUP(E358,Cad_Professor!$A$5:$C$342,3,TRUE)" table:content-validation-name="val3" table:style-name="ce37">
            <text:p>329</text:p>
          </table:table-cell>
          <table:table-cell office:value-type="string" table:style-name="ce1">
            <text:p>VINICIUS DANTAS</text:p>
          </table:table-cell>
          <table:table-cell office:value-type="string" table:style-name="ce1">
            <text:p>B.E.C-5-P</text:p>
          </table:table-cell>
          <table:table-cell office:value-type="string" table:style-name="ce1">
            <text:p>B.E.C-5-P</text:p>
          </table:table-cell>
          <table:table-cell table:number-columns-repeated="5" table:style-name="ce1"/>
          <table:table-cell office:value-type="float" office:value="2" table:formula="msoxl:=COUNTA(F358:K35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59=&quot;MATUTINO&quot;,1,IF(B359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69" table:formula="msoxl:=VLOOKUP(E359,Cad_Professor!$A$5:$C$342,3,TRUE)" table:content-validation-name="val3" table:style-name="ce37">
            <text:p>69</text:p>
          </table:table-cell>
          <table:table-cell office:value-type="string" table:style-name="ce1">
            <text:p>CELSO SILVA CALDAS</text:p>
          </table:table-cell>
          <table:table-cell table:number-columns-repeated="4" table:style-name="ce1"/>
          <table:table-cell office:value-type="string" table:style-name="ce1">
            <text:p>724-A</text:p>
          </table:table-cell>
          <table:table-cell office:value-type="string" table:style-name="ce1">
            <text:p>724-A</text:p>
          </table:table-cell>
          <table:table-cell table:style-name="ce1"/>
          <table:table-cell office:value-type="float" office:value="2" table:formula="msoxl:=COUNTA(F359:K359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60=&quot;MATUTINO&quot;,1,IF(B360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5T00:00:00" table:content-validation-name="val1" table:style-name="ce25">
            <text:p>25/09/2019</text:p>
          </table:table-cell>
          <table:table-cell office:value-type="float" office:value="39" table:formula="msoxl:=VLOOKUP(E360,Cad_Professor!$A$5:$C$342,3,TRUE)" table:content-validation-name="val3" table:style-name="ce37">
            <text:p>39</text:p>
          </table:table-cell>
          <table:table-cell office:value-type="string" table:style-name="ce1">
            <text:p>ANTONIO ALBUQUERQUE DE SOUZA</text:p>
          </table:table-cell>
          <table:table-cell table:number-columns-repeated="4" table:style-name="ce1"/>
          <table:table-cell office:value-type="string" table:style-name="ce1">
            <text:p>724-A</text:p>
          </table:table-cell>
          <table:table-cell office:value-type="string" table:style-name="ce1">
            <text:p>724-A</text:p>
          </table:table-cell>
          <table:table-cell table:style-name="ce1"/>
          <table:table-cell office:value-type="float" office:value="2" table:formula="msoxl:=COUNTA(F360:K36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61=&quot;MATUTINO&quot;,1,IF(B361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31" table:formula="msoxl:=VLOOKUP(E361,Cad_Professor!$A$5:$C$342,3,TRUE)" table:content-validation-name="val3" table:style-name="ce37">
            <text:p>31</text:p>
          </table:table-cell>
          <table:table-cell office:value-type="string" table:style-name="ce1">
            <text:p>ANDRE LUIZ NOVAES DE OLIVEIRA</text:p>
          </table:table-cell>
          <table:table-cell table:number-columns-repeated="2" table:style-name="ce1"/>
          <table:table-cell office:value-type="string" table:style-name="ce1">
            <text:p>C.E-5-P</text:p>
          </table:table-cell>
          <table:table-cell office:value-type="date" office:date-value="2019-09-26T00:00:00" table:content-validation-name="val1" table:style-name="ce27">
            <text:p>26/09/19</text:p>
          </table:table-cell>
          <table:table-cell table:number-columns-repeated="3" table:style-name="ce1"/>
          <table:table-cell office:value-type="float" office:value="2" table:formula="msoxl:=COUNTA(F361:K36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62=&quot;MATUTINO&quot;,1,IF(B362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62" table:formula="msoxl:=VLOOKUP(E362,Cad_Professor!$A$5:$C$342,3,TRUE)" table:content-validation-name="val3" table:style-name="ce37">
            <text:p>62</text:p>
          </table:table-cell>
          <table:table-cell office:value-type="string" table:style-name="ce1">
            <text:p>CARLOS ALBERTO VANDERLEI VANGASSE</text:p>
          </table:table-cell>
          <table:table-cell table:style-name="ce1"/>
          <table:table-cell office:value-type="string" table:style-name="ce1">
            <text:p>324-A</text:p>
          </table:table-cell>
          <table:table-cell office:value-type="string" table:style-name="ce1">
            <text:p>324-A</text:p>
          </table:table-cell>
          <table:table-cell table:number-columns-repeated="4" table:style-name="ce1"/>
          <table:table-cell office:value-type="float" office:value="2" table:formula="msoxl:=COUNTA(F362:K36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63=&quot;MATUTINO&quot;,1,IF(B363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263" table:formula="msoxl:=VLOOKUP(E363,Cad_Professor!$A$5:$C$342,3,TRUE)" table:content-validation-name="val3" table:style-name="ce37">
            <text:p>263</text:p>
          </table:table-cell>
          <table:table-cell office:value-type="string" table:style-name="ce1">
            <text:p>MIKAEL DE LIMA FREITAS</text:p>
          </table:table-cell>
          <table:table-cell table:number-columns-repeated="2" table:style-name="ce1"/>
          <table:table-cell office:value-type="string" table:style-name="ce1">
            <text:p>622-A</text:p>
          </table:table-cell>
          <table:table-cell office:value-type="string" table:style-name="ce1">
            <text:p>622-A</text:p>
          </table:table-cell>
          <table:table-cell office:value-type="string" table:style-name="ce1">
            <text:p>421-A</text:p>
          </table:table-cell>
          <table:table-cell office:value-type="string" table:style-name="ce1">
            <text:p>421-A</text:p>
          </table:table-cell>
          <table:table-cell table:style-name="ce1"/>
          <table:table-cell office:value-type="float" office:value="4" table:formula="msoxl:=COUNTA(F363:K363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64=&quot;MATUTINO&quot;,1,IF(B364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295" table:formula="msoxl:=VLOOKUP(E364,Cad_Professor!$A$5:$C$342,3,TRUE)" table:content-validation-name="val3" table:style-name="ce37">
            <text:p>295</text:p>
          </table:table-cell>
          <table:table-cell office:value-type="string" table:style-name="ce1">
            <text:p>ROOSEVELT PONTES SILVA</text:p>
          </table:table-cell>
          <table:table-cell table:number-columns-repeated="2" table:style-name="ce1"/>
          <table:table-cell office:value-type="string" table:style-name="ce1">
            <text:p>623-A</text:p>
          </table:table-cell>
          <table:table-cell office:value-type="string" table:style-name="ce1">
            <text:p>623-A</text:p>
          </table:table-cell>
          <table:table-cell office:value-type="string" table:style-name="ce1">
            <text:p>623-A</text:p>
          </table:table-cell>
          <table:table-cell office:value-type="string" table:style-name="ce1">
            <text:p>623-A</text:p>
          </table:table-cell>
          <table:table-cell table:style-name="ce1"/>
          <table:table-cell office:value-type="float" office:value="4" table:formula="msoxl:=COUNTA(F364:K364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65=&quot;MATUTINO&quot;,1,IF(B365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79" table:formula="msoxl:=VLOOKUP(E365,Cad_Professor!$A$5:$C$342,3,TRUE)" table:content-validation-name="val3" table:style-name="ce37">
            <text:p>79</text:p>
          </table:table-cell>
          <table:table-cell office:value-type="string" table:style-name="ce1">
            <text:p>CLEUSA SALVINA R. M. BARBOSA</text:p>
          </table:table-cell>
          <table:table-cell office:value-type="string" table:style-name="ce1">
            <text:p>223-A</text:p>
          </table:table-cell>
          <table:table-cell office:value-type="string" table:style-name="ce1">
            <text:p>223-A</text:p>
          </table:table-cell>
          <table:table-cell table:number-columns-repeated="5" table:style-name="ce1"/>
          <table:table-cell office:value-type="float" office:value="2" table:formula="msoxl:=COUNTA(F365:K36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66=&quot;MATUTINO&quot;,1,IF(B366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267" table:formula="msoxl:=VLOOKUP(E366,Cad_Professor!$A$5:$C$342,3,TRUE)" table:content-validation-name="val3" table:style-name="ce37">
            <text:p>267</text:p>
          </table:table-cell>
          <table:table-cell office:value-type="string" table:style-name="ce1">
            <text:p>NATALIA SANTOS <text:s/>FREITAS</text:p>
          </table:table-cell>
          <table:table-cell office:value-type="string" table:style-name="ce1">
            <text:p>222-A</text:p>
          </table:table-cell>
          <table:table-cell office:value-type="string" table:style-name="ce1">
            <text:p>222-A</text:p>
          </table:table-cell>
          <table:table-cell table:number-columns-repeated="2" table:style-name="ce1"/>
          <table:table-cell office:value-type="string" table:style-name="ce1">
            <text:p>223-A</text:p>
          </table:table-cell>
          <table:table-cell office:value-type="string" table:style-name="ce1">
            <text:p>223-A</text:p>
          </table:table-cell>
          <table:table-cell table:style-name="ce1"/>
          <table:table-cell office:value-type="float" office:value="4" table:formula="msoxl:=COUNTA(F366:K36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67=&quot;MATUTINO&quot;,1,IF(B367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276" table:formula="msoxl:=VLOOKUP(E367,Cad_Professor!$A$5:$C$342,3,TRUE)" table:content-validation-name="val3" table:style-name="ce37">
            <text:p>276</text:p>
          </table:table-cell>
          <table:table-cell office:value-type="string" table:style-name="ce1">
            <text:p>POLIANA PIMENTEL SILVA</text:p>
          </table:table-cell>
          <table:table-cell table:number-columns-repeated="2" table:style-name="ce1"/>
          <table:table-cell office:value-type="string" table:style-name="ce1">
            <text:p>923-A</text:p>
          </table:table-cell>
          <table:table-cell office:value-type="string" table:style-name="ce1">
            <text:p>923-A</text:p>
          </table:table-cell>
          <table:table-cell office:value-type="string" table:style-name="ce1">
            <text:p>722-A</text:p>
          </table:table-cell>
          <table:table-cell office:value-type="string" table:style-name="ce1">
            <text:p>722-A</text:p>
          </table:table-cell>
          <table:table-cell table:style-name="ce1"/>
          <table:table-cell office:value-type="float" office:value="4" table:formula="msoxl:=COUNTA(F367:K367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68=&quot;MATUTINO&quot;,1,IF(B368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297" table:formula="msoxl:=VLOOKUP(E368,Cad_Professor!$A$5:$C$342,3,TRUE)" table:content-validation-name="val3" table:style-name="ce37">
            <text:p>297</text:p>
          </table:table-cell>
          <table:table-cell office:value-type="string" table:style-name="ce1">
            <text:p>ROSILANIA MACEDO DA SILVA</text:p>
          </table:table-cell>
          <table:table-cell office:value-type="string" table:style-name="ce1">
            <text:p>FISICA-4-P</text:p>
          </table:table-cell>
          <table:table-cell office:value-type="string" table:style-name="ce1">
            <text:p>FISICA-4-P</text:p>
          </table:table-cell>
          <table:table-cell office:value-type="string" table:style-name="ce1">
            <text:p>FISICA-4-P</text:p>
          </table:table-cell>
          <table:table-cell office:value-type="string" table:style-name="ce1">
            <text:p>FISICA-4-P</text:p>
          </table:table-cell>
          <table:table-cell office:value-type="string" table:style-name="ce1">
            <text:p>FISICA-4-P</text:p>
          </table:table-cell>
          <table:table-cell office:value-type="string" table:style-name="ce1">
            <text:p>FISICA-4-P</text:p>
          </table:table-cell>
          <table:table-cell table:style-name="ce1"/>
          <table:table-cell office:value-type="float" office:value="6" table:formula="msoxl:=COUNTA(F368:K368)" table:style-name="ce1">
            <text:p>6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69=&quot;MATUTINO&quot;,1,IF(B369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110" table:formula="msoxl:=VLOOKUP(E369,Cad_Professor!$A$5:$C$342,3,TRUE)" table:content-validation-name="val3" table:style-name="ce37">
            <text:p>110</text:p>
          </table:table-cell>
          <table:table-cell office:value-type="string" table:style-name="ce1">
            <text:p>EDUARDO CARDOSO MORAES</text:p>
          </table:table-cell>
          <table:table-cell office:value-type="string" table:style-name="ce1">
            <text:p>B.E.C-1-P</text:p>
          </table:table-cell>
          <table:table-cell office:value-type="string" table:style-name="ce1">
            <text:p>B.E.C-1-P</text:p>
          </table:table-cell>
          <table:table-cell office:value-type="string" table:style-name="ce1">
            <text:p>B.E.C-1-P</text:p>
          </table:table-cell>
          <table:table-cell office:value-type="string" table:style-name="ce1">
            <text:p>B.E.C-1-P</text:p>
          </table:table-cell>
          <table:table-cell table:number-columns-repeated="3" table:style-name="ce1"/>
          <table:table-cell office:value-type="float" office:value="4" table:formula="msoxl:=COUNTA(F369:K369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70=&quot;MATUTINO&quot;,1,IF(B370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83" table:formula="msoxl:=VLOOKUP(E370,Cad_Professor!$A$5:$C$342,3,TRUE)" table:content-validation-name="val3" table:style-name="ce37">
            <text:p>83</text:p>
          </table:table-cell>
          <table:table-cell office:value-type="string" table:style-name="ce1">
            <text:p>DACIO LOPES CAMERINO FILHO</text:p>
          </table:table-cell>
          <table:table-cell table:number-columns-repeated="2" table:style-name="ce1"/>
          <table:table-cell office:value-type="string" table:style-name="ce1">
            <text:p>222-A</text:p>
          </table:table-cell>
          <table:table-cell office:value-type="string" table:style-name="ce1">
            <text:p>222-A</text:p>
          </table:table-cell>
          <table:table-cell office:value-type="string" table:style-name="ce1">
            <text:p>222-A</text:p>
          </table:table-cell>
          <table:table-cell table:number-columns-repeated="2" table:style-name="ce1"/>
          <table:table-cell office:value-type="float" office:value="3" table:formula="msoxl:=COUNTA(F370:K370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71=&quot;MATUTINO&quot;,1,IF(B371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40" table:formula="msoxl:=VLOOKUP(E371,Cad_Professor!$A$5:$C$342,3,TRUE)" table:content-validation-name="val3" table:style-name="ce37">
            <text:p>40</text:p>
          </table:table-cell>
          <table:table-cell office:value-type="string" table:style-name="ce1">
            <text:p>ANTONIO CARLOS SANTOS DE LIMA</text:p>
          </table:table-cell>
          <table:table-cell office:value-type="string" table:style-name="ce1">
            <text:p>421-A</text:p>
          </table:table-cell>
          <table:table-cell table:number-columns-repeated="6" table:style-name="ce1"/>
          <table:table-cell office:value-type="float" office:value="1" table:formula="msoxl:=COUNTA(F371:K371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72=&quot;MATUTINO&quot;,1,IF(B372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205" table:formula="msoxl:=VLOOKUP(E372,Cad_Professor!$A$5:$C$342,3,TRUE)" table:content-validation-name="val3" table:style-name="ce37">
            <text:p>205</text:p>
          </table:table-cell>
          <table:table-cell office:value-type="string" table:style-name="ce1">
            <text:p>JOSE MARTINS DOS SANTOS SOBRINHO</text:p>
          </table:table-cell>
          <table:table-cell office:value-type="string" table:style-name="ce1">
            <text:p>521-A</text:p>
          </table:table-cell>
          <table:table-cell office:value-type="string" table:style-name="ce1">
            <text:p>521-A</text:p>
          </table:table-cell>
          <table:table-cell office:value-type="string" table:style-name="ce1">
            <text:p>521-A</text:p>
          </table:table-cell>
          <table:table-cell office:value-type="string" table:style-name="ce1">
            <text:p>521-A</text:p>
          </table:table-cell>
          <table:table-cell table:number-columns-repeated="3" table:style-name="ce1"/>
          <table:table-cell office:value-type="float" office:value="4" table:formula="msoxl:=COUNTA(F372:K372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73=&quot;MATUTINO&quot;,1,IF(B373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92" table:formula="msoxl:=VLOOKUP(E373,Cad_Professor!$A$5:$C$342,3,TRUE)" table:content-validation-name="val3" table:style-name="ce37">
            <text:p>92</text:p>
          </table:table-cell>
          <table:table-cell office:value-type="string" table:style-name="ce1">
            <text:p>DANIELLE COTTA DE MELO N. DA SILVA</text:p>
          </table:table-cell>
          <table:table-cell table:number-columns-repeated="3" table:style-name="ce1"/>
          <table:table-cell office:value-type="string" table:style-name="ce1">
            <text:p>723-A</text:p>
          </table:table-cell>
          <table:table-cell office:value-type="string" table:style-name="ce1">
            <text:p>723-A</text:p>
          </table:table-cell>
          <table:table-cell office:value-type="string" table:style-name="ce1">
            <text:p>723-A</text:p>
          </table:table-cell>
          <table:table-cell table:style-name="ce1"/>
          <table:table-cell office:value-type="float" office:value="3" table:formula="msoxl:=COUNTA(F373:K373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374=&quot;MATUTINO&quot;,1,IF(B374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69" table:formula="msoxl:=VLOOKUP(E374,Cad_Professor!$A$5:$C$342,3,TRUE)" table:content-validation-name="val3" table:style-name="ce37">
            <text:p>69</text:p>
          </table:table-cell>
          <table:table-cell office:value-type="string" table:style-name="ce1">
            <text:p>CELSO SILVA CALDAS</text:p>
          </table:table-cell>
          <table:table-cell table:number-columns-repeated="3" table:style-name="ce1"/>
          <table:table-cell office:value-type="string" table:style-name="ce1">
            <text:p>724-A</text:p>
          </table:table-cell>
          <table:table-cell office:value-type="string" table:style-name="ce1">
            <text:p>724-A</text:p>
          </table:table-cell>
          <table:table-cell office:value-type="string" table:style-name="ce1">
            <text:p>724-A</text:p>
          </table:table-cell>
          <table:table-cell table:style-name="ce1"/>
          <table:table-cell office:value-type="float" office:value="3" table:formula="msoxl:=COUNTA(F374:K374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75=&quot;MATUTINO&quot;,1,IF(B37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151" table:formula="msoxl:=VLOOKUP(E375,Cad_Professor!$A$5:$C$342,3,TRUE)" table:content-validation-name="val3" table:style-name="ce37">
            <text:p>151</text:p>
          </table:table-cell>
          <table:table-cell office:value-type="string" table:style-name="ce1">
            <text:p>GEORGE FLAVIO PEREIRA CHAVES</text:p>
          </table:table-cell>
          <table:table-cell office:value-type="string" table:style-name="ce1">
            <text:p>433-A</text:p>
          </table:table-cell>
          <table:table-cell office:value-type="string" table:style-name="ce1">
            <text:p>433-A</text:p>
          </table:table-cell>
          <table:table-cell office:value-type="string" table:style-name="ce1">
            <text:p>433-A</text:p>
          </table:table-cell>
          <table:table-cell office:value-type="string" table:style-name="ce1">
            <text:p>433-A</text:p>
          </table:table-cell>
          <table:table-cell table:number-columns-repeated="3" table:style-name="ce1"/>
          <table:table-cell office:value-type="float" office:value="4" table:formula="msoxl:=COUNTA(F375:K375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76=&quot;MATUTINO&quot;,1,IF(B37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232" table:formula="msoxl:=VLOOKUP(E376,Cad_Professor!$A$5:$C$342,3,TRUE)" table:content-validation-name="val3" table:style-name="ce37">
            <text:p>232</text:p>
          </table:table-cell>
          <table:table-cell office:value-type="string" table:style-name="ce1">
            <text:p>LUIZ HENRIQUE DE GOUVEA LEMOS</text:p>
          </table:table-cell>
          <table:table-cell office:value-type="string" table:style-name="ce1">
            <text:p>T.A-2-P</text:p>
          </table:table-cell>
          <table:table-cell office:value-type="string" table:style-name="ce1">
            <text:p>T.A-2-P</text:p>
          </table:table-cell>
          <table:table-cell office:value-type="string" table:style-name="ce1">
            <text:p>T.A-2-P</text:p>
          </table:table-cell>
          <table:table-cell office:value-type="string" table:style-name="ce1">
            <text:p>T.A-2-P</text:p>
          </table:table-cell>
          <table:table-cell table:number-columns-repeated="3" table:style-name="ce1"/>
          <table:table-cell office:value-type="float" office:value="4" table:formula="msoxl:=COUNTA(F376:K37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77=&quot;MATUTINO&quot;,1,IF(B37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71" table:formula="msoxl:=VLOOKUP(E377,Cad_Professor!$A$5:$C$342,3,TRUE)" table:content-validation-name="val3" table:style-name="ce37">
            <text:p>71</text:p>
          </table:table-cell>
          <table:table-cell office:value-type="string" table:style-name="ce1">
            <text:p>CHARRIDY MAX FONTES PINTO</text:p>
          </table:table-cell>
          <table:table-cell table:style-name="ce1"/>
          <table:table-cell office:value-type="string" table:style-name="ce1">
            <text:p>L.Q-8-P</text:p>
          </table:table-cell>
          <table:table-cell office:value-type="string" table:style-name="ce1">
            <text:p>L.Q-8-P</text:p>
          </table:table-cell>
          <table:table-cell office:value-type="string" table:style-name="ce1">
            <text:p>L.Q-8-P</text:p>
          </table:table-cell>
          <table:table-cell table:number-columns-repeated="3" table:style-name="ce1"/>
          <table:table-cell office:value-type="float" office:value="3" table:formula="msoxl:=COUNTA(F377:K377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78=&quot;MATUTINO&quot;,1,IF(B37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328" table:formula="msoxl:=VLOOKUP(E378,Cad_Professor!$A$5:$C$342,3,TRUE)" table:content-validation-name="val3" table:style-name="ce37">
            <text:p>328</text:p>
          </table:table-cell>
          <table:table-cell office:value-type="string" table:style-name="ce1">
            <text:p>VICTOR SOUSA SGARBI</text:p>
          </table:table-cell>
          <table:table-cell office:value-type="string" table:style-name="ce1">
            <text:p>G.T-4-P</text:p>
          </table:table-cell>
          <table:table-cell office:value-type="string" table:style-name="ce1">
            <text:p>G.T-4-P</text:p>
          </table:table-cell>
          <table:table-cell office:value-type="string" table:style-name="ce1">
            <text:p>G.T-4-P</text:p>
          </table:table-cell>
          <table:table-cell office:value-type="string" table:style-name="ce1">
            <text:p>G.T-4-P</text:p>
          </table:table-cell>
          <table:table-cell table:number-columns-repeated="3" table:style-name="ce1"/>
          <table:table-cell office:value-type="float" office:value="4" table:formula="msoxl:=COUNTA(F378:K378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79=&quot;MATUTINO&quot;,1,IF(B37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30" table:formula="msoxl:=VLOOKUP(E379,Cad_Professor!$A$5:$C$342,3,TRUE)" table:content-validation-name="val3" table:style-name="ce37">
            <text:p>30</text:p>
          </table:table-cell>
          <table:table-cell office:value-type="string" table:style-name="ce1">
            <text:p>ANDERSON RODRIGUES GOMES</text:p>
          </table:table-cell>
          <table:table-cell table:number-columns-repeated="2" table:style-name="ce1"/>
          <table:table-cell office:value-type="string" table:style-name="ce1">
            <text:p>G.T-5-P</text:p>
          </table:table-cell>
          <table:table-cell office:value-type="string" table:style-name="ce1">
            <text:p>G.T-5-P</text:p>
          </table:table-cell>
          <table:table-cell table:number-columns-repeated="3" table:style-name="ce1"/>
          <table:table-cell office:value-type="float" office:value="2" table:formula="msoxl:=COUNTA(F379:K379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80=&quot;MATUTINO&quot;,1,IF(B38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306" table:formula="msoxl:=VLOOKUP(E380,Cad_Professor!$A$5:$C$342,3,TRUE)" table:content-validation-name="val3" table:style-name="ce37">
            <text:p>306</text:p>
          </table:table-cell>
          <table:table-cell office:value-type="string" table:style-name="ce1">
            <text:p>SIBELLE CASTRO</text:p>
          </table:table-cell>
          <table:table-cell office:value-type="string" table:style-name="ce1">
            <text:p>T.H-3-P</text:p>
          </table:table-cell>
          <table:table-cell office:value-type="string" table:style-name="ce1">
            <text:p>T.H-3-P</text:p>
          </table:table-cell>
          <table:table-cell office:value-type="string" table:style-name="ce1">
            <text:p>T.H-3-P</text:p>
          </table:table-cell>
          <table:table-cell office:value-type="string" table:style-name="ce1">
            <text:p>T.H-3-P</text:p>
          </table:table-cell>
          <table:table-cell table:number-columns-repeated="3" table:style-name="ce1"/>
          <table:table-cell office:value-type="float" office:value="4" table:formula="msoxl:=COUNTA(F380:K380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81=&quot;MATUTINO&quot;,1,IF(B38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280" table:formula="msoxl:=VLOOKUP(E381,Cad_Professor!$A$5:$C$342,3,TRUE)" table:content-validation-name="val3" table:style-name="ce37">
            <text:p>280</text:p>
          </table:table-cell>
          <table:table-cell office:value-type="string" table:style-name="ce1">
            <text:p>RENATO CARVALHO MENEZES</text:p>
          </table:table-cell>
          <table:table-cell table:number-columns-repeated="2" table:style-name="ce1"/>
          <table:table-cell office:value-type="string" table:style-name="ce1">
            <text:p>SUB.Q-1-P</text:p>
          </table:table-cell>
          <table:table-cell office:value-type="string" table:style-name="ce1">
            <text:p>SUB.Q-1-P</text:p>
          </table:table-cell>
          <table:table-cell table:number-columns-repeated="3" table:style-name="ce1"/>
          <table:table-cell office:value-type="float" office:value="2" table:formula="msoxl:=COUNTA(F381:K38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82=&quot;MATUTINO&quot;,1,IF(B382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79" table:formula="msoxl:=VLOOKUP(E382,Cad_Professor!$A$5:$C$342,3,TRUE)" table:content-validation-name="val3" table:style-name="ce37">
            <text:p>79</text:p>
          </table:table-cell>
          <table:table-cell office:value-type="string" table:style-name="ce1">
            <text:p>CLEUSA SALVINA R. M. BARBOSA</text:p>
          </table:table-cell>
          <table:table-cell office:value-type="string" table:style-name="ce1">
            <text:p>L.LET-2-P</text:p>
          </table:table-cell>
          <table:table-cell office:value-type="string" table:style-name="ce1">
            <text:p>L.LET-2-P</text:p>
          </table:table-cell>
          <table:table-cell office:value-type="string" table:style-name="ce1">
            <text:p>L.LET-2-P</text:p>
          </table:table-cell>
          <table:table-cell office:value-type="string" table:style-name="ce1">
            <text:p>L.LET-2-P</text:p>
          </table:table-cell>
          <table:table-cell table:number-columns-repeated="3" table:style-name="ce1"/>
          <table:table-cell office:value-type="float" office:value="4" table:formula="msoxl:=COUNTA(F382:K382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83=&quot;MATUTINO&quot;,1,IF(B383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42" table:formula="msoxl:=VLOOKUP(E383,Cad_Professor!$A$5:$C$342,3,TRUE)" table:content-validation-name="val3" table:style-name="ce37">
            <text:p>42</text:p>
          </table:table-cell>
          <table:table-cell office:value-type="string" table:style-name="ce1">
            <text:p>ANTONIO CICERO DE ARAUJO</text:p>
          </table:table-cell>
          <table:table-cell office:value-type="string" table:style-name="ce1">
            <text:p>L.LET-4-P</text:p>
          </table:table-cell>
          <table:table-cell office:value-type="string" table:style-name="ce1">
            <text:p>L.LET-4-P</text:p>
          </table:table-cell>
          <table:table-cell table:number-columns-repeated="5" table:style-name="ce1"/>
          <table:table-cell office:value-type="float" office:value="2" table:formula="msoxl:=COUNTA(F383:K38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84=&quot;MATUTINO&quot;,1,IF(B38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3T00:00:00" table:content-validation-name="val1" table:style-name="ce25">
            <text:p>13/09/2019</text:p>
          </table:table-cell>
          <table:table-cell office:value-type="float" office:value="114" table:formula="msoxl:=VLOOKUP(E384,Cad_Professor!$A$5:$C$342,3,TRUE)" table:content-validation-name="val3" table:style-name="ce37">
            <text:p>114</text:p>
          </table:table-cell>
          <table:table-cell office:value-type="string" table:style-name="ce1">
            <text:p>EDUARDO LIMA DO SANTOS</text:p>
          </table:table-cell>
          <table:table-cell table:number-columns-repeated="4" table:style-name="ce1"/>
          <table:table-cell office:value-type="string" table:style-name="ce1">
            <text:p>L.Q-8-P</text:p>
          </table:table-cell>
          <table:table-cell office:value-type="string" table:style-name="ce1">
            <text:p>L.Q-8-P</text:p>
          </table:table-cell>
          <table:table-cell table:style-name="ce1"/>
          <table:table-cell office:value-type="float" office:value="2" table:formula="msoxl:=COUNTA(F384:K38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85=&quot;MATUTINO&quot;,1,IF(B38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7T00:00:00" table:content-validation-name="val1" table:style-name="ce25">
            <text:p>17/09/2019</text:p>
          </table:table-cell>
          <table:table-cell office:value-type="float" office:value="183" table:formula="msoxl:=VLOOKUP(E385,Cad_Professor!$A$5:$C$342,3,TRUE)" table:content-validation-name="val3" table:style-name="ce37">
            <text:p>183</text:p>
          </table:table-cell>
          <table:table-cell office:value-type="string" table:style-name="ce1">
            <text:p>JEAN JACQUES BITTENCOURT DA ROCHA</text:p>
          </table:table-cell>
          <table:table-cell table:number-columns-repeated="2" table:style-name="ce1"/>
          <table:table-cell office:value-type="string" table:style-name="ce1">
            <text:p>432-A</text:p>
          </table:table-cell>
          <table:table-cell office:value-type="string" table:style-name="ce1">
            <text:p>432-A</text:p>
          </table:table-cell>
          <table:table-cell table:number-columns-repeated="3" table:style-name="ce1"/>
          <table:table-cell office:value-type="float" office:value="2" table:formula="msoxl:=COUNTA(F385:K38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86=&quot;MATUTINO&quot;,1,IF(B38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7T00:00:00" table:content-validation-name="val1" table:style-name="ce25">
            <text:p>17/09/2019</text:p>
          </table:table-cell>
          <table:table-cell office:value-type="float" office:value="112" table:formula="msoxl:=VLOOKUP(E386,Cad_Professor!$A$5:$C$342,3,TRUE)" table:content-validation-name="val3" table:style-name="ce37">
            <text:p>112</text:p>
          </table:table-cell>
          <table:table-cell office:value-type="string" table:style-name="ce1">
            <text:p>EDUARDO HENRIQUE OMENA BASTOS</text:p>
          </table:table-cell>
          <table:table-cell office:value-type="string" table:style-name="ce1">
            <text:p>631-A</text:p>
          </table:table-cell>
          <table:table-cell office:value-type="string" table:style-name="ce1">
            <text:p>631-A</text:p>
          </table:table-cell>
          <table:table-cell office:value-type="string" table:style-name="ce1">
            <text:p>631-A</text:p>
          </table:table-cell>
          <table:table-cell office:value-type="string" table:style-name="ce1">
            <text:p>631-A</text:p>
          </table:table-cell>
          <table:table-cell table:number-columns-repeated="3" table:style-name="ce1"/>
          <table:table-cell office:value-type="float" office:value="4" table:formula="msoxl:=COUNTA(F386:K38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87=&quot;MATUTINO&quot;,1,IF(B38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7T00:00:00" table:content-validation-name="val1" table:style-name="ce25">
            <text:p>17/09/2019</text:p>
          </table:table-cell>
          <table:table-cell office:value-type="float" office:value="65" table:formula="msoxl:=VLOOKUP(E387,Cad_Professor!$A$5:$C$342,3,TRUE)" table:content-validation-name="val3" table:style-name="ce37">
            <text:p>65</text:p>
          </table:table-cell>
          <table:table-cell office:value-type="string" table:style-name="ce1">
            <text:p>CARLOS MENEZES DE SOUZA JUNIOR</text:p>
          </table:table-cell>
          <table:table-cell table:number-columns-repeated="3" table:style-name="ce1"/>
          <table:table-cell office:value-type="string" table:style-name="ce1">
            <text:p>L.Q-4-P</text:p>
          </table:table-cell>
          <table:table-cell table:number-columns-repeated="3" table:style-name="ce1"/>
          <table:table-cell office:value-type="float" office:value="1" table:formula="msoxl:=COUNTA(F387:K387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88=&quot;MATUTINO&quot;,1,IF(B38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7T00:00:00" table:content-validation-name="val1" table:style-name="ce25">
            <text:p>17/09/2019</text:p>
          </table:table-cell>
          <table:table-cell office:value-type="float" office:value="92" table:formula="msoxl:=VLOOKUP(E388,Cad_Professor!$A$5:$C$342,3,TRUE)" table:content-validation-name="val3" table:style-name="ce37">
            <text:p>92</text:p>
          </table:table-cell>
          <table:table-cell office:value-type="string" table:style-name="ce1">
            <text:p>DANIELLE COTTA DE MELO N. DA SILVA</text:p>
          </table:table-cell>
          <table:table-cell office:value-type="string" table:style-name="ce1">
            <text:p>SUB.Q-3-P</text:p>
          </table:table-cell>
          <table:table-cell office:value-type="string" table:style-name="ce1">
            <text:p>SUB.Q-3-P</text:p>
          </table:table-cell>
          <table:table-cell office:value-type="string" table:style-name="ce1">
            <text:p>SUB.Q-3-P</text:p>
          </table:table-cell>
          <table:table-cell office:value-type="string" table:style-name="ce1">
            <text:p>SUB.Q-3-P</text:p>
          </table:table-cell>
          <table:table-cell table:number-columns-repeated="3" table:style-name="ce1"/>
          <table:table-cell office:value-type="float" office:value="4" table:formula="msoxl:=COUNTA(F388:K388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89=&quot;MATUTINO&quot;,1,IF(B38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7T00:00:00" table:content-validation-name="val1" table:style-name="ce25">
            <text:p>17/09/2019</text:p>
          </table:table-cell>
          <table:table-cell office:value-type="float" office:value="65" table:formula="msoxl:=VLOOKUP(E389,Cad_Professor!$A$5:$C$342,3,TRUE)" table:content-validation-name="val3" table:style-name="ce37">
            <text:p>65</text:p>
          </table:table-cell>
          <table:table-cell office:value-type="string" table:style-name="ce1">
            <text:p>CARLOS MENEZES DE SOUZA JUNIOR</text:p>
          </table:table-cell>
          <table:table-cell office:value-type="string" table:style-name="ce1">
            <text:p>L.MAT-4-P</text:p>
          </table:table-cell>
          <table:table-cell office:value-type="string" table:style-name="ce1">
            <text:p>L.MAT-4-P</text:p>
          </table:table-cell>
          <table:table-cell office:value-type="string" table:style-name="ce1">
            <text:p>L.MAT-4-P</text:p>
          </table:table-cell>
          <table:table-cell table:number-columns-repeated="4" table:style-name="ce1"/>
          <table:table-cell office:value-type="float" office:value="3" table:formula="msoxl:=COUNTA(F389:K389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90=&quot;MATUTINO&quot;,1,IF(B39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7T00:00:00" table:content-validation-name="val1" table:style-name="ce25">
            <text:p>17/09/2019</text:p>
          </table:table-cell>
          <table:table-cell office:value-type="float" office:value="190" table:formula="msoxl:=VLOOKUP(E390,Cad_Professor!$A$5:$C$342,3,TRUE)" table:content-validation-name="val3" table:style-name="ce37">
            <text:p>190</text:p>
          </table:table-cell>
          <table:table-cell office:value-type="string" table:style-name="ce1">
            <text:p>JOAO HENRIQUE DA COSTA CARDOSO</text:p>
          </table:table-cell>
          <table:table-cell table:number-columns-repeated="2" table:style-name="ce1"/>
          <table:table-cell office:value-type="string" table:style-name="ce1">
            <text:p>L.LET-3-P</text:p>
          </table:table-cell>
          <table:table-cell office:value-type="string" table:style-name="ce1">
            <text:p>L.LET-3-P</text:p>
          </table:table-cell>
          <table:table-cell table:number-columns-repeated="3" table:style-name="ce1"/>
          <table:table-cell office:value-type="float" office:value="2" table:formula="msoxl:=COUNTA(F390:K39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91=&quot;MATUTINO&quot;,1,IF(B39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7T00:00:00" table:content-validation-name="val1" table:style-name="ce25">
            <text:p>17/09/2019</text:p>
          </table:table-cell>
          <table:table-cell office:value-type="float" office:value="44" table:formula="msoxl:=VLOOKUP(E391,Cad_Professor!$A$5:$C$342,3,TRUE)" table:content-validation-name="val3" table:style-name="ce37">
            <text:p>44</text:p>
          </table:table-cell>
          <table:table-cell office:value-type="string" table:style-name="ce1">
            <text:p>ANTONIO WARNER DE A VASCONCELOS</text:p>
          </table:table-cell>
          <table:table-cell office:value-type="string" table:style-name="ce1">
            <text:p>L.LET-8-P</text:p>
          </table:table-cell>
          <table:table-cell office:value-type="string" table:style-name="ce1">
            <text:p>L.LET-8-P</text:p>
          </table:table-cell>
          <table:table-cell office:value-type="string" table:style-name="ce1">
            <text:p>L.LET-8-P</text:p>
          </table:table-cell>
          <table:table-cell office:value-type="string" table:style-name="ce1">
            <text:p>L.LET-8-P</text:p>
          </table:table-cell>
          <table:table-cell table:number-columns-repeated="3" table:style-name="ce1"/>
          <table:table-cell office:value-type="float" office:value="4" table:formula="msoxl:=COUNTA(F391:K391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92=&quot;MATUTINO&quot;,1,IF(B392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7T00:00:00" table:content-validation-name="val1" table:style-name="ce25">
            <text:p>17/09/2019</text:p>
          </table:table-cell>
          <table:table-cell office:value-type="float" office:value="27" table:formula="msoxl:=VLOOKUP(E392,Cad_Professor!$A$5:$C$342,3,TRUE)" table:content-validation-name="val3" table:style-name="ce37">
            <text:p>27</text:p>
          </table:table-cell>
          <table:table-cell office:value-type="string" table:style-name="ce1">
            <text:p>ANA CRISTINA SANTOS LIMEIRA</text:p>
          </table:table-cell>
          <table:table-cell table:number-columns-repeated="2" table:style-name="ce1"/>
          <table:table-cell office:value-type="string" table:style-name="ce1">
            <text:p>L.BIO-2-P</text:p>
          </table:table-cell>
          <table:table-cell office:value-type="string" table:style-name="ce1">
            <text:p>L.BIO-2-P</text:p>
          </table:table-cell>
          <table:table-cell table:number-columns-repeated="3" table:style-name="ce1"/>
          <table:table-cell office:value-type="float" office:value="2" table:formula="msoxl:=COUNTA(F392:K39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93=&quot;MATUTINO&quot;,1,IF(B393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7T00:00:00" table:content-validation-name="val1" table:style-name="ce25">
            <text:p>17/09/2019</text:p>
          </table:table-cell>
          <table:table-cell office:value-type="float" office:value="192" table:formula="msoxl:=VLOOKUP(E393,Cad_Professor!$A$5:$C$342,3,TRUE)" table:content-validation-name="val3" table:style-name="ce37">
            <text:p>192</text:p>
          </table:table-cell>
          <table:table-cell office:value-type="string" table:style-name="ce1">
            <text:p>JOEFERSON REIS MARTINS</text:p>
          </table:table-cell>
          <table:table-cell office:value-type="string" table:style-name="ce1">
            <text:p>L.BIO-6-P</text:p>
          </table:table-cell>
          <table:table-cell office:value-type="string" table:style-name="ce1">
            <text:p>L.BIO-6-P</text:p>
          </table:table-cell>
          <table:table-cell office:value-type="string" table:style-name="ce1">
            <text:p>L.BIO-6-P</text:p>
          </table:table-cell>
          <table:table-cell office:value-type="string" table:style-name="ce1">
            <text:p>L.BIO-6-P</text:p>
          </table:table-cell>
          <table:table-cell table:number-columns-repeated="3" table:style-name="ce1"/>
          <table:table-cell office:value-type="float" office:value="4" table:formula="msoxl:=COUNTA(F393:K393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94=&quot;MATUTINO&quot;,1,IF(B39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7T00:00:00" table:content-validation-name="val1" table:style-name="ce25">
            <text:p>17/09/2019</text:p>
          </table:table-cell>
          <table:table-cell office:value-type="float" office:value="280" table:formula="msoxl:=VLOOKUP(E394,Cad_Professor!$A$5:$C$342,3,TRUE)" table:content-validation-name="val3" table:style-name="ce37">
            <text:p>280</text:p>
          </table:table-cell>
          <table:table-cell office:value-type="string" table:style-name="ce1">
            <text:p>RENATO LOBO</text:p>
          </table:table-cell>
          <table:table-cell table:number-columns-repeated="2" table:style-name="ce1"/>
          <table:table-cell office:value-type="string" table:style-name="ce1">
            <text:p>G.T-3-P</text:p>
          </table:table-cell>
          <table:table-cell office:value-type="string" table:style-name="ce1">
            <text:p>G.T-3-P</text:p>
          </table:table-cell>
          <table:table-cell table:number-columns-repeated="3" table:style-name="ce1"/>
          <table:table-cell office:value-type="float" office:value="2" table:formula="msoxl:=COUNTA(F394:K39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95=&quot;MATUTINO&quot;,1,IF(B39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7T00:00:00" table:content-validation-name="val1" table:style-name="ce25">
            <text:p>17/09/2019</text:p>
          </table:table-cell>
          <table:table-cell office:value-type="float" office:value="307" table:formula="msoxl:=VLOOKUP(E395,Cad_Professor!$A$5:$C$342,3,TRUE)" table:content-validation-name="val3" table:style-name="ce37">
            <text:p>307</text:p>
          </table:table-cell>
          <table:table-cell office:value-type="string" table:style-name="ce1">
            <text:p>SILIER MORAIS DE SOUZA</text:p>
          </table:table-cell>
          <table:table-cell office:value-type="string" table:style-name="ce1">
            <text:p>T.H-3-P</text:p>
          </table:table-cell>
          <table:table-cell office:value-type="string" table:style-name="ce1">
            <text:p>T.H-3-P</text:p>
          </table:table-cell>
          <table:table-cell office:value-type="string" table:style-name="ce1">
            <text:p>T.H-3-P</text:p>
          </table:table-cell>
          <table:table-cell office:value-type="string" table:style-name="ce1">
            <text:p>T.H-3-P</text:p>
          </table:table-cell>
          <table:table-cell table:number-columns-repeated="2" table:style-name="ce1"/>
          <table:table-cell office:value-type="string" table:style-name="ce1">
            <text:p>REOFERTA</text:p>
          </table:table-cell>
          <table:table-cell office:value-type="float" office:value="4" table:formula="msoxl:=COUNTA(F395:K395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96=&quot;MATUTINO&quot;,1,IF(B39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7T00:00:00" table:content-validation-name="val1" table:style-name="ce25">
            <text:p>17/09/2019</text:p>
          </table:table-cell>
          <table:table-cell office:value-type="float" office:value="192" table:formula="msoxl:=VLOOKUP(E396,Cad_Professor!$A$5:$C$342,3,TRUE)" table:content-validation-name="val3" table:style-name="ce37">
            <text:p>192</text:p>
          </table:table-cell>
          <table:table-cell office:value-type="string" table:style-name="ce1">
            <text:p>JOEFERSON REIS MARTINS</text:p>
          </table:table-cell>
          <table:table-cell office:value-type="string" table:style-name="ce1">
            <text:p>L.BIO-8-P</text:p>
          </table:table-cell>
          <table:table-cell office:value-type="string" table:style-name="ce1">
            <text:p>L.BIO-8-P</text:p>
          </table:table-cell>
          <table:table-cell office:value-type="string" table:style-name="ce1">
            <text:p>L.BIO-8-P</text:p>
          </table:table-cell>
          <table:table-cell office:value-type="string" table:style-name="ce1">
            <text:p>L.BIO-8-P</text:p>
          </table:table-cell>
          <table:table-cell table:number-columns-repeated="3" table:style-name="ce1"/>
          <table:table-cell office:value-type="float" office:value="4" table:formula="msoxl:=COUNTA(F396:K39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97=&quot;MATUTINO&quot;,1,IF(B39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8T00:00:00" table:content-validation-name="val1" table:style-name="ce25">
            <text:p>18/09/2019</text:p>
          </table:table-cell>
          <table:table-cell office:value-type="float" office:value="232" table:formula="msoxl:=VLOOKUP(E397,Cad_Professor!$A$5:$C$342,3,TRUE)" table:content-validation-name="val3" table:style-name="ce37">
            <text:p>232</text:p>
          </table:table-cell>
          <table:table-cell office:value-type="string" table:style-name="ce1">
            <text:p>LUIZ HENRIQUE DE GOUVEA LEMOS</text:p>
          </table:table-cell>
          <table:table-cell office:value-type="string" table:style-name="ce1">
            <text:p>T.A-2-P</text:p>
          </table:table-cell>
          <table:table-cell office:value-type="string" table:style-name="ce1">
            <text:p>T.A-2-P</text:p>
          </table:table-cell>
          <table:table-cell table:number-columns-repeated="5" table:style-name="ce1"/>
          <table:table-cell office:value-type="float" office:value="2" table:formula="msoxl:=COUNTA(F397:K397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98=&quot;MATUTINO&quot;,1,IF(B39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8T00:00:00" table:content-validation-name="val1" table:style-name="ce25">
            <text:p>18/09/2019</text:p>
          </table:table-cell>
          <table:table-cell office:value-type="float" office:value="188" table:formula="msoxl:=VLOOKUP(E398,Cad_Professor!$A$5:$C$342,3,TRUE)" table:content-validation-name="val3" table:style-name="ce37">
            <text:p>188</text:p>
          </table:table-cell>
          <table:table-cell office:value-type="string" table:style-name="ce1">
            <text:p>JOACY VICENTE FERREIRA</text:p>
          </table:table-cell>
          <table:table-cell office:value-type="string" table:style-name="ce1">
            <text:p>L.Q-8-P</text:p>
          </table:table-cell>
          <table:table-cell table:number-columns-repeated="6" table:style-name="ce1"/>
          <table:table-cell office:value-type="float" office:value="1" table:formula="msoxl:=COUNTA(F398:K398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399=&quot;MATUTINO&quot;,1,IF(B39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8T00:00:00" table:content-validation-name="val1" table:style-name="ce25">
            <text:p>18/09/2019</text:p>
          </table:table-cell>
          <table:table-cell office:value-type="float" office:value="263" table:formula="msoxl:=VLOOKUP(E399,Cad_Professor!$A$5:$C$342,3,TRUE)" table:content-validation-name="val3" table:style-name="ce37">
            <text:p>263</text:p>
          </table:table-cell>
          <table:table-cell office:value-type="string" table:style-name="ce1">
            <text:p>MIKAEL DE LIMA FREITAS</text:p>
          </table:table-cell>
          <table:table-cell office:value-type="string" table:style-name="ce1">
            <text:p>SUB.Q-2-P</text:p>
          </table:table-cell>
          <table:table-cell office:value-type="string" table:style-name="ce1">
            <text:p>SUB.Q-2-P</text:p>
          </table:table-cell>
          <table:table-cell table:number-columns-repeated="5" table:style-name="ce1"/>
          <table:table-cell office:value-type="float" office:value="2" table:formula="msoxl:=COUNTA(F399:K399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00=&quot;MATUTINO&quot;,1,IF(B40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8T00:00:00" table:content-validation-name="val1" table:style-name="ce25">
            <text:p>18/09/2019</text:p>
          </table:table-cell>
          <table:table-cell office:value-type="float" office:value="164" table:formula="msoxl:=VLOOKUP(E400,Cad_Professor!$A$5:$C$342,3,TRUE)" table:content-validation-name="val3" table:style-name="ce37">
            <text:p>164</text:p>
          </table:table-cell>
          <table:table-cell office:value-type="string" table:style-name="ce1">
            <text:p>HELCIO BEZERRA DO NASCIMENTO JUNIOR</text:p>
          </table:table-cell>
          <table:table-cell office:value-type="string" table:style-name="ce1">
            <text:p>L.LET-6-P</text:p>
          </table:table-cell>
          <table:table-cell office:value-type="string" table:style-name="ce1">
            <text:p>L.LET-6-P</text:p>
          </table:table-cell>
          <table:table-cell table:number-columns-repeated="5" table:style-name="ce1"/>
          <table:table-cell office:value-type="float" office:value="2" table:formula="msoxl:=COUNTA(F400:K40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01=&quot;MATUTINO&quot;,1,IF(B40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8T00:00:00" table:content-validation-name="val1" table:style-name="ce25">
            <text:p>18/09/2019</text:p>
          </table:table-cell>
          <table:table-cell office:value-type="float" office:value="79" table:formula="msoxl:=VLOOKUP(E401,Cad_Professor!$A$5:$C$342,3,TRUE)" table:content-validation-name="val3" table:style-name="ce37">
            <text:p>79</text:p>
          </table:table-cell>
          <table:table-cell office:value-type="string" table:style-name="ce1">
            <text:p>CLEUSA SALVINA R. M. BARBOSA</text:p>
          </table:table-cell>
          <table:table-cell office:value-type="string" table:style-name="ce1">
            <text:p>L.LET-4-P</text:p>
          </table:table-cell>
          <table:table-cell table:number-columns-repeated="6" table:style-name="ce1"/>
          <table:table-cell office:value-type="float" office:value="1" table:formula="msoxl:=COUNTA(F401:K401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02=&quot;MATUTINO&quot;,1,IF(B402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8T00:00:00" table:content-validation-name="val1" table:style-name="ce25">
            <text:p>18/09/2019</text:p>
          </table:table-cell>
          <table:table-cell office:value-type="float" office:value="173" table:formula="msoxl:=VLOOKUP(E402,Cad_Professor!$A$5:$C$342,3,TRUE)" table:content-validation-name="val3" table:style-name="ce37">
            <text:p>173</text:p>
          </table:table-cell>
          <table:table-cell office:value-type="string" table:style-name="ce1">
            <text:p>IOLITA MARQUES LIRA</text:p>
          </table:table-cell>
          <table:table-cell office:value-type="string" table:style-name="ce1">
            <text:p>DESIGN-2-P</text:p>
          </table:table-cell>
          <table:table-cell office:value-type="string" table:style-name="ce1">
            <text:p>DESIGN-2-P</text:p>
          </table:table-cell>
          <table:table-cell office:value-type="string" table:style-name="ce1">
            <text:p>DESIGN-2-P</text:p>
          </table:table-cell>
          <table:table-cell office:value-type="string" table:style-name="ce1">
            <text:p>DESIGN-2-P</text:p>
          </table:table-cell>
          <table:table-cell table:number-columns-repeated="3" table:style-name="ce1"/>
          <table:table-cell office:value-type="float" office:value="4" table:formula="msoxl:=COUNTA(F402:K402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03=&quot;MATUTINO&quot;,1,IF(B403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8T00:00:00" table:content-validation-name="val1" table:style-name="ce25">
            <text:p>18/09/2019</text:p>
          </table:table-cell>
          <table:table-cell office:value-type="float" office:value="306" table:formula="msoxl:=VLOOKUP(E403,Cad_Professor!$A$5:$C$342,3,TRUE)" table:content-validation-name="val3" table:style-name="ce37">
            <text:p>306</text:p>
          </table:table-cell>
          <table:table-cell office:value-type="string" table:style-name="ce1">
            <text:p>SIBELLE CASTRO</text:p>
          </table:table-cell>
          <table:table-cell office:value-type="string" table:style-name="ce1">
            <text:p>G.T-1-P</text:p>
          </table:table-cell>
          <table:table-cell office:value-type="string" table:style-name="ce1">
            <text:p>G.T-1-P</text:p>
          </table:table-cell>
          <table:table-cell office:value-type="string" table:style-name="ce1">
            <text:p>G.T-1-P</text:p>
          </table:table-cell>
          <table:table-cell office:value-type="string" table:style-name="ce1">
            <text:p>G.T-1-P</text:p>
          </table:table-cell>
          <table:table-cell table:number-columns-repeated="3" table:style-name="ce1"/>
          <table:table-cell office:value-type="float" office:value="4" table:formula="msoxl:=COUNTA(F403:K403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04=&quot;MATUTINO&quot;,1,IF(B40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8T00:00:00" table:content-validation-name="val1" table:style-name="ce25">
            <text:p>18/09/2019</text:p>
          </table:table-cell>
          <table:table-cell office:value-type="float" office:value="322" table:formula="msoxl:=VLOOKUP(E404,Cad_Professor!$A$5:$C$342,3,TRUE)" table:content-validation-name="val3" table:style-name="ce37">
            <text:p>322</text:p>
          </table:table-cell>
          <table:table-cell office:value-type="string" table:style-name="ce1">
            <text:p>VALERIA GOIA VASCO TEIXEIRA</text:p>
          </table:table-cell>
          <table:table-cell office:value-type="string" table:style-name="ce1">
            <text:p>G.T-2-P</text:p>
          </table:table-cell>
          <table:table-cell office:value-type="string" table:style-name="ce1">
            <text:p>G.T-2-P</text:p>
          </table:table-cell>
          <table:table-cell office:value-type="string" table:style-name="ce1">
            <text:p>G.T-2-P</text:p>
          </table:table-cell>
          <table:table-cell office:value-type="string" table:style-name="ce1">
            <text:p>G.T-2-P</text:p>
          </table:table-cell>
          <table:table-cell table:number-columns-repeated="3" table:style-name="ce1"/>
          <table:table-cell office:value-type="float" office:value="4" table:formula="msoxl:=COUNTA(F404:K404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05=&quot;MATUTINO&quot;,1,IF(B40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8T00:00:00" table:content-validation-name="val1" table:style-name="ce25">
            <text:p>18/09/2019</text:p>
          </table:table-cell>
          <table:table-cell office:value-type="float" office:value="40" table:formula="msoxl:=VLOOKUP(E405,Cad_Professor!$A$5:$C$342,3,TRUE)" table:content-validation-name="val3" table:style-name="ce37">
            <text:p>40</text:p>
          </table:table-cell>
          <table:table-cell office:value-type="string" table:style-name="ce1">
            <text:p>ANTONIO CARLOS SANTOS DE LIMA</text:p>
          </table:table-cell>
          <table:table-cell table:number-columns-repeated="2" table:style-name="ce1"/>
          <table:table-cell office:value-type="string" table:style-name="ce1">
            <text:p>L.LET-8-P</text:p>
          </table:table-cell>
          <table:table-cell office:value-type="string" table:style-name="ce1">
            <text:p>L.LET-8-P</text:p>
          </table:table-cell>
          <table:table-cell table:number-columns-repeated="3" table:style-name="ce1"/>
          <table:table-cell office:value-type="float" office:value="2" table:formula="msoxl:=COUNTA(F405:K40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06=&quot;MATUTINO&quot;,1,IF(B40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232" table:formula="msoxl:=VLOOKUP(E406,Cad_Professor!$A$5:$C$342,3,TRUE)" table:content-validation-name="val3" table:style-name="ce37">
            <text:p>232</text:p>
          </table:table-cell>
          <table:table-cell office:value-type="string" table:style-name="ce1">
            <text:p>LUIZ HENRIQUE DE GOUVEA LEMOS</text:p>
          </table:table-cell>
          <table:table-cell table:number-columns-repeated="2" table:style-name="ce1"/>
          <table:table-cell office:value-type="string" table:style-name="ce1">
            <text:p>T.A-2-P</text:p>
          </table:table-cell>
          <table:table-cell office:value-type="string" table:style-name="ce1">
            <text:p>T.A-2-P</text:p>
          </table:table-cell>
          <table:table-cell table:number-columns-repeated="3" table:style-name="ce1"/>
          <table:table-cell office:value-type="float" office:value="2" table:formula="msoxl:=COUNTA(F406:K40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07=&quot;MATUTINO&quot;,1,IF(B40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165" table:formula="msoxl:=VLOOKUP(E407,Cad_Professor!$A$5:$C$342,3,TRUE)" table:content-validation-name="val3" table:style-name="ce37">
            <text:p>165</text:p>
          </table:table-cell>
          <table:table-cell office:value-type="string" table:style-name="ce1">
            <text:p>HERCULES DE LUCENA LIRA</text:p>
          </table:table-cell>
          <table:table-cell office:value-type="string" table:style-name="ce1">
            <text:p>T.A-4-P</text:p>
          </table:table-cell>
          <table:table-cell table:style-name="ce1"/>
          <table:table-cell office:value-type="string" table:style-name="ce1">
            <text:p>T.A-6-P</text:p>
          </table:table-cell>
          <table:table-cell office:value-type="string" table:style-name="ce1">
            <text:p>T.A-6-P</text:p>
          </table:table-cell>
          <table:table-cell table:number-columns-repeated="3" table:style-name="ce1"/>
          <table:table-cell office:value-type="float" office:value="3" table:formula="msoxl:=COUNTA(F407:K407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08=&quot;MATUTINO&quot;,1,IF(B40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297" table:formula="msoxl:=VLOOKUP(E408,Cad_Professor!$A$5:$C$342,3,TRUE)" table:content-validation-name="val3" table:style-name="ce37">
            <text:p>297</text:p>
          </table:table-cell>
          <table:table-cell office:value-type="string" table:style-name="ce1">
            <text:p>ROSILANIA MACEDO DA SILVA</text:p>
          </table:table-cell>
          <table:table-cell table:number-columns-repeated="2" table:style-name="ce1"/>
          <table:table-cell office:value-type="string" table:style-name="ce1">
            <text:p>L.M-6-P</text:p>
          </table:table-cell>
          <table:table-cell office:value-type="string" table:style-name="ce1">
            <text:p>L.M-6-P</text:p>
          </table:table-cell>
          <table:table-cell table:number-columns-repeated="3" table:style-name="ce1"/>
          <table:table-cell office:value-type="float" office:value="2" table:formula="msoxl:=COUNTA(F408:K40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09=&quot;MATUTINO&quot;,1,IF(B40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132" table:formula="msoxl:=VLOOKUP(E409,Cad_Professor!$A$5:$C$342,3,TRUE)" table:content-validation-name="val3" table:style-name="ce37">
            <text:p>132</text:p>
          </table:table-cell>
          <table:table-cell office:value-type="string" table:style-name="ce1">
            <text:p>FABIO JOSE DOS SANTOS</text:p>
          </table:table-cell>
          <table:table-cell table:style-name="ce1"/>
          <table:table-cell office:value-type="string" table:style-name="ce1">
            <text:p>L.LET-2-P</text:p>
          </table:table-cell>
          <table:table-cell office:value-type="string" table:style-name="ce1">
            <text:p>L.LET-2-P</text:p>
          </table:table-cell>
          <table:table-cell office:value-type="string" table:style-name="ce1">
            <text:p>L.LET-2-P</text:p>
          </table:table-cell>
          <table:table-cell table:number-columns-repeated="3" table:style-name="ce1"/>
          <table:table-cell office:value-type="float" office:value="3" table:formula="msoxl:=COUNTA(F409:K409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10=&quot;MATUTINO&quot;,1,IF(B41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296" table:formula="msoxl:=VLOOKUP(E410,Cad_Professor!$A$5:$C$342,3,TRUE)" table:content-validation-name="val3" table:style-name="ce37">
            <text:p>296</text:p>
          </table:table-cell>
          <table:table-cell office:value-type="string" table:style-name="ce1">
            <text:p>ROSANIA DE ALMEIDA LIMA</text:p>
          </table:table-cell>
          <table:table-cell office:value-type="string" table:style-name="ce1">
            <text:p>L.L.2-P</text:p>
          </table:table-cell>
          <table:table-cell table:number-columns-repeated="6" table:style-name="ce1"/>
          <table:table-cell office:value-type="float" office:value="1" table:formula="msoxl:=COUNTA(F410:K410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11=&quot;MATUTINO&quot;,1,IF(B41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77" table:formula="msoxl:=VLOOKUP(E411,Cad_Professor!$A$5:$C$342,3,TRUE)" table:content-validation-name="val3" table:style-name="ce37">
            <text:p>77</text:p>
          </table:table-cell>
          <table:table-cell office:value-type="string" table:style-name="ce1">
            <text:p>CLEIDE CALHEIROS DA SILVA</text:p>
          </table:table-cell>
          <table:table-cell office:value-type="string" table:style-name="ce1">
            <text:p>L.LET-4-P</text:p>
          </table:table-cell>
          <table:table-cell office:value-type="string" table:style-name="ce1">
            <text:p>L.LET-4-P</text:p>
          </table:table-cell>
          <table:table-cell table:number-columns-repeated="5" table:style-name="ce1"/>
          <table:table-cell office:value-type="float" office:value="2" table:formula="msoxl:=COUNTA(F411:K41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12=&quot;MATUTINO&quot;,1,IF(B412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79" table:formula="msoxl:=VLOOKUP(E412,Cad_Professor!$A$5:$C$342,3,TRUE)" table:content-validation-name="val3" table:style-name="ce37">
            <text:p>79</text:p>
          </table:table-cell>
          <table:table-cell office:value-type="string" table:style-name="ce1">
            <text:p>CLEUSA SALVINA R. M. BARBOSA</text:p>
          </table:table-cell>
          <table:table-cell table:number-columns-repeated="2" table:style-name="ce1"/>
          <table:table-cell office:value-type="string" table:style-name="ce1">
            <text:p>L.LET-4-P</text:p>
          </table:table-cell>
          <table:table-cell office:value-type="string" table:style-name="ce1">
            <text:p>L.LET-4-P</text:p>
          </table:table-cell>
          <table:table-cell table:number-columns-repeated="3" table:style-name="ce1"/>
          <table:table-cell office:value-type="float" office:value="2" table:formula="msoxl:=COUNTA(F412:K41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13=&quot;MATUTINO&quot;,1,IF(B413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246" table:formula="msoxl:=VLOOKUP(E413,Cad_Professor!$A$5:$C$342,3,TRUE)" table:content-validation-name="val3" table:style-name="ce37">
            <text:p>246</text:p>
          </table:table-cell>
          <table:table-cell office:value-type="string" table:style-name="ce1">
            <text:p>MARIA APARECIDA SILVA</text:p>
          </table:table-cell>
          <table:table-cell office:value-type="string" table:style-name="ce1">
            <text:p>L.LET-6-P</text:p>
          </table:table-cell>
          <table:table-cell office:value-type="string" table:style-name="ce1">
            <text:p>L.LET-6-P</text:p>
          </table:table-cell>
          <table:table-cell office:value-type="string" table:style-name="ce1">
            <text:p>L.LET-6-P</text:p>
          </table:table-cell>
          <table:table-cell office:value-type="string" table:style-name="ce1">
            <text:p>L.LET-6-P</text:p>
          </table:table-cell>
          <table:table-cell table:number-columns-repeated="3" table:style-name="ce1"/>
          <table:table-cell office:value-type="float" office:value="4" table:formula="msoxl:=COUNTA(F413:K413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14=&quot;MATUTINO&quot;,1,IF(B41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297" table:formula="msoxl:=VLOOKUP(E414,Cad_Professor!$A$5:$C$342,3,TRUE)" table:content-validation-name="val3" table:style-name="ce37">
            <text:p>297</text:p>
          </table:table-cell>
          <table:table-cell office:value-type="string" table:style-name="ce1">
            <text:p>ROSILANIA MACEDO DA SILVA</text:p>
          </table:table-cell>
          <table:table-cell office:value-type="string" table:style-name="ce1">
            <text:p>L.FIS-4-P</text:p>
          </table:table-cell>
          <table:table-cell office:value-type="string" table:style-name="ce1">
            <text:p>L.FIS-4-P</text:p>
          </table:table-cell>
          <table:table-cell office:value-type="string" table:style-name="ce1">
            <text:p>L.FIS-4-P</text:p>
          </table:table-cell>
          <table:table-cell office:value-type="string" table:style-name="ce1">
            <text:p>L.FIS-4-P</text:p>
          </table:table-cell>
          <table:table-cell table:number-columns-repeated="3" table:style-name="ce1"/>
          <table:table-cell office:value-type="float" office:value="4" table:formula="msoxl:=COUNTA(F414:K414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15=&quot;MATUTINO&quot;,1,IF(B41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324" table:formula="msoxl:=VLOOKUP(E415,Cad_Professor!$A$5:$C$342,3,TRUE)" table:content-validation-name="val3" table:style-name="ce37">
            <text:p>324</text:p>
          </table:table-cell>
          <table:table-cell office:value-type="string" table:style-name="ce1">
            <text:p>VALERIA RODRIGUES TELES</text:p>
          </table:table-cell>
          <table:table-cell office:value-type="string" table:style-name="ce1">
            <text:p>DESIGN-2-P</text:p>
          </table:table-cell>
          <table:table-cell office:value-type="string" table:style-name="ce1">
            <text:p>DESIGN-2-P</text:p>
          </table:table-cell>
          <table:table-cell office:value-type="string" table:style-name="ce1">
            <text:p>DESIGN-2-P</text:p>
          </table:table-cell>
          <table:table-cell office:value-type="string" table:style-name="ce1">
            <text:p>DESIGN-2-P</text:p>
          </table:table-cell>
          <table:table-cell table:number-columns-repeated="3" table:style-name="ce1"/>
          <table:table-cell office:value-type="float" office:value="4" table:formula="msoxl:=COUNTA(F415:K415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16=&quot;MATUTINO&quot;,1,IF(B41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264" table:formula="msoxl:=VLOOKUP(E416,Cad_Professor!$A$5:$C$342,3,TRUE)" table:content-validation-name="val3" table:style-name="ce37">
            <text:p>264</text:p>
          </table:table-cell>
          <table:table-cell office:value-type="string" table:style-name="ce1">
            <text:p>MIQUELINA RODRIGUES DOS S. CASTRO</text:p>
          </table:table-cell>
          <table:table-cell office:value-type="string" table:style-name="ce1">
            <text:p>DESIGN-4-P</text:p>
          </table:table-cell>
          <table:table-cell office:value-type="string" table:style-name="ce1">
            <text:p>DESIGN-4-P</text:p>
          </table:table-cell>
          <table:table-cell office:value-type="string" table:style-name="ce1">
            <text:p>DESIGN-4-P</text:p>
          </table:table-cell>
          <table:table-cell office:value-type="string" table:style-name="ce1">
            <text:p>DESIGN-4-P</text:p>
          </table:table-cell>
          <table:table-cell table:number-columns-repeated="3" table:style-name="ce1"/>
          <table:table-cell office:value-type="float" office:value="4" table:formula="msoxl:=COUNTA(F416:K41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17=&quot;MATUTINO&quot;,1,IF(B41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51" table:formula="msoxl:=VLOOKUP(E417,Cad_Professor!$A$5:$C$342,3,TRUE)" table:content-validation-name="val3" table:style-name="ce37">
            <text:p>51</text:p>
          </table:table-cell>
          <table:table-cell office:value-type="string" table:style-name="ce1">
            <text:p>AUREA LUIZA QUIXABEIRA ROSA E SILVA</text:p>
          </table:table-cell>
          <table:table-cell office:value-type="string" table:style-name="ce1">
            <text:p>DESIGN-6-P</text:p>
          </table:table-cell>
          <table:table-cell office:value-type="string" table:style-name="ce1">
            <text:p>DESIGN-6-P</text:p>
          </table:table-cell>
          <table:table-cell office:value-type="string" table:style-name="ce1">
            <text:p>DESIGN-6-P</text:p>
          </table:table-cell>
          <table:table-cell office:value-type="string" table:style-name="ce1">
            <text:p>DESIGN-6-P</text:p>
          </table:table-cell>
          <table:table-cell table:number-columns-repeated="3" table:style-name="ce1"/>
          <table:table-cell office:value-type="float" office:value="4" table:formula="msoxl:=COUNTA(F417:K417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18=&quot;MATUTINO&quot;,1,IF(B41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153" table:formula="msoxl:=VLOOKUP(E418,Cad_Professor!$A$5:$C$342,3,TRUE)" table:content-validation-name="val3" table:style-name="ce37">
            <text:p>153</text:p>
          </table:table-cell>
          <table:table-cell office:value-type="string" table:style-name="ce1">
            <text:p>GERTRUDES MAGNA SALES DA SILVA</text:p>
          </table:table-cell>
          <table:table-cell office:value-type="string" table:style-name="ce1">
            <text:p>T.H-1-P</text:p>
          </table:table-cell>
          <table:table-cell office:value-type="string" table:style-name="ce1">
            <text:p>T.H-1-P</text:p>
          </table:table-cell>
          <table:table-cell office:value-type="string" table:style-name="ce1">
            <text:p>T.H-1-P</text:p>
          </table:table-cell>
          <table:table-cell office:value-type="string" table:style-name="ce1">
            <text:p>T.H-1-P</text:p>
          </table:table-cell>
          <table:table-cell table:number-columns-repeated="3" table:style-name="ce1"/>
          <table:table-cell office:value-type="float" office:value="4" table:formula="msoxl:=COUNTA(F418:K418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19=&quot;MATUTINO&quot;,1,IF(B41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19T00:00:00" table:content-validation-name="val1" table:style-name="ce25">
            <text:p>19/09/2019</text:p>
          </table:table-cell>
          <table:table-cell office:value-type="float" office:value="306" table:formula="msoxl:=VLOOKUP(E419,Cad_Professor!$A$5:$C$342,3,TRUE)" table:content-validation-name="val3" table:style-name="ce37">
            <text:p>306</text:p>
          </table:table-cell>
          <table:table-cell office:value-type="string" table:style-name="ce1">
            <text:p>SIBELLE CASTRO</text:p>
          </table:table-cell>
          <table:table-cell office:value-type="string" table:style-name="ce1">
            <text:p>T.H-2-P</text:p>
          </table:table-cell>
          <table:table-cell office:value-type="string" table:style-name="ce1">
            <text:p>T.H-2-P</text:p>
          </table:table-cell>
          <table:table-cell office:value-type="string" table:style-name="ce1">
            <text:p>T.H-2-P</text:p>
          </table:table-cell>
          <table:table-cell office:value-type="string" table:style-name="ce1">
            <text:p>T.H-2-P</text:p>
          </table:table-cell>
          <table:table-cell table:number-columns-repeated="3" table:style-name="ce1"/>
          <table:table-cell office:value-type="float" office:value="4" table:formula="msoxl:=COUNTA(F419:K419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20=&quot;MATUTINO&quot;,1,IF(B42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265" table:formula="msoxl:=VLOOKUP(E420,Cad_Professor!$A$5:$C$342,3,TRUE)" table:content-validation-name="val3" table:style-name="ce37">
            <text:p>265</text:p>
          </table:table-cell>
          <table:table-cell office:value-type="string" table:style-name="ce1">
            <text:p>MIRIAN TENORIO MARANHAO LEAO</text:p>
          </table:table-cell>
          <table:table-cell office:value-type="string" table:style-name="ce1">
            <text:p>833-A</text:p>
          </table:table-cell>
          <table:table-cell office:value-type="string" table:style-name="ce1">
            <text:p>833-A</text:p>
          </table:table-cell>
          <table:table-cell table:number-columns-repeated="5" table:style-name="ce1"/>
          <table:table-cell office:value-type="float" office:value="2" table:formula="msoxl:=COUNTA(F420:K42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21=&quot;MATUTINO&quot;,1,IF(B42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232" table:formula="msoxl:=VLOOKUP(E421,Cad_Professor!$A$5:$C$342,3,TRUE)" table:content-validation-name="val3" table:style-name="ce37">
            <text:p>232</text:p>
          </table:table-cell>
          <table:table-cell office:value-type="string" table:style-name="ce1">
            <text:p>LUIZ HENRIQUE DE GOUVEA LEMOS</text:p>
          </table:table-cell>
          <table:table-cell office:value-type="string" table:style-name="ce1">
            <text:p>T.A-2-P</text:p>
          </table:table-cell>
          <table:table-cell office:value-type="string" table:style-name="ce1">
            <text:p>T.A-2-P</text:p>
          </table:table-cell>
          <table:table-cell office:value-type="string" table:style-name="ce1">
            <text:p>T.A-2-P</text:p>
          </table:table-cell>
          <table:table-cell office:value-type="string" table:style-name="ce1">
            <text:p>T.A-2-P</text:p>
          </table:table-cell>
          <table:table-cell table:number-columns-repeated="3" table:style-name="ce1"/>
          <table:table-cell office:value-type="float" office:value="4" table:formula="msoxl:=COUNTA(F421:K421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22=&quot;MATUTINO&quot;,1,IF(B422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79" table:formula="msoxl:=VLOOKUP(E422,Cad_Professor!$A$5:$C$342,3,TRUE)" table:content-validation-name="val3" table:style-name="ce37">
            <text:p>79</text:p>
          </table:table-cell>
          <table:table-cell office:value-type="string" table:style-name="ce1">
            <text:p>CLEUSA SALVINA R. M. BARBOSA</text:p>
          </table:table-cell>
          <table:table-cell office:value-type="string" table:style-name="ce1">
            <text:p>L.LT.2-P</text:p>
          </table:table-cell>
          <table:table-cell office:value-type="string" table:style-name="ce1">
            <text:p>L.LT.2-P</text:p>
          </table:table-cell>
          <table:table-cell office:value-type="string" table:style-name="ce1">
            <text:p>L.LT.2-P</text:p>
          </table:table-cell>
          <table:table-cell office:value-type="string" table:style-name="ce1">
            <text:p>L.LT.2-P</text:p>
          </table:table-cell>
          <table:table-cell table:number-columns-repeated="3" table:style-name="ce1"/>
          <table:table-cell office:value-type="float" office:value="4" table:formula="msoxl:=COUNTA(F422:K422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23=&quot;MATUTINO&quot;,1,IF(B423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114" table:formula="msoxl:=VLOOKUP(E423,Cad_Professor!$A$5:$C$342,3,TRUE)" table:content-validation-name="val3" table:style-name="ce37">
            <text:p>114</text:p>
          </table:table-cell>
          <table:table-cell office:value-type="string" table:style-name="ce1">
            <text:p>EDUARDO LIMA DO SANTOS</text:p>
          </table:table-cell>
          <table:table-cell table:number-columns-repeated="4" table:style-name="ce1"/>
          <table:table-cell office:value-type="string" table:style-name="ce1">
            <text:p>QUIM.8-P</text:p>
          </table:table-cell>
          <table:table-cell office:value-type="string" table:style-name="ce1">
            <text:p>QUIM.8-P</text:p>
          </table:table-cell>
          <table:table-cell table:style-name="ce1"/>
          <table:table-cell office:value-type="float" office:value="2" table:formula="msoxl:=COUNTA(F423:K42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24=&quot;MATUTINO&quot;,1,IF(B42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184" table:formula="msoxl:=VLOOKUP(E424,Cad_Professor!$A$5:$C$342,3,TRUE)" table:content-validation-name="val3" table:style-name="ce37">
            <text:p>184</text:p>
          </table:table-cell>
          <table:table-cell office:value-type="string" table:style-name="ce1">
            <text:p>JEANE MARIA DE MELO</text:p>
          </table:table-cell>
          <table:table-cell office:value-type="string" table:style-name="ce1">
            <text:p>G.T-1-P</text:p>
          </table:table-cell>
          <table:table-cell office:value-type="string" table:style-name="ce1">
            <text:p>G.T-1-P</text:p>
          </table:table-cell>
          <table:table-cell office:value-type="string" table:style-name="ce1">
            <text:p>G.T-1-P</text:p>
          </table:table-cell>
          <table:table-cell office:value-type="string" table:style-name="ce1">
            <text:p>G.T-1-P</text:p>
          </table:table-cell>
          <table:table-cell table:number-columns-repeated="3" table:style-name="ce1"/>
          <table:table-cell office:value-type="float" office:value="4" table:formula="msoxl:=COUNTA(F424:K424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25=&quot;MATUTINO&quot;,1,IF(B42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328" table:formula="msoxl:=VLOOKUP(E425,Cad_Professor!$A$5:$C$342,3,TRUE)" table:content-validation-name="val3" table:style-name="ce37">
            <text:p>328</text:p>
          </table:table-cell>
          <table:table-cell office:value-type="string" table:style-name="ce1">
            <text:p>VICTOR SOUSA SGARBI</text:p>
          </table:table-cell>
          <table:table-cell office:value-type="string" table:style-name="ce1">
            <text:p>G.T-4-P</text:p>
          </table:table-cell>
          <table:table-cell office:value-type="string" table:style-name="ce1">
            <text:p>G.T-4-P</text:p>
          </table:table-cell>
          <table:table-cell office:value-type="string" table:style-name="ce1">
            <text:p>G.T-4-P</text:p>
          </table:table-cell>
          <table:table-cell office:value-type="string" table:style-name="ce1">
            <text:p>G.T-4-P</text:p>
          </table:table-cell>
          <table:table-cell table:number-columns-repeated="3" table:style-name="ce1"/>
          <table:table-cell office:value-type="float" office:value="4" table:formula="msoxl:=COUNTA(F425:K425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26=&quot;MATUTINO&quot;,1,IF(B42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0T00:00:00" table:content-validation-name="val1" table:style-name="ce25">
            <text:p>20/09/2019</text:p>
          </table:table-cell>
          <table:table-cell office:value-type="float" office:value="306" table:formula="msoxl:=VLOOKUP(E426,Cad_Professor!$A$5:$C$342,3,TRUE)" table:content-validation-name="val3" table:style-name="ce37">
            <text:p>306</text:p>
          </table:table-cell>
          <table:table-cell office:value-type="string" table:style-name="ce1">
            <text:p>SIBELLE CASTRO</text:p>
          </table:table-cell>
          <table:table-cell office:value-type="string" table:style-name="ce1">
            <text:p>T.H-3-P</text:p>
          </table:table-cell>
          <table:table-cell office:value-type="string" table:style-name="ce1">
            <text:p>T.H-3-P</text:p>
          </table:table-cell>
          <table:table-cell office:value-type="string" table:style-name="ce1">
            <text:p>T.H-3-P</text:p>
          </table:table-cell>
          <table:table-cell office:value-type="string" table:style-name="ce1">
            <text:p>T.H-3-P</text:p>
          </table:table-cell>
          <table:table-cell table:number-columns-repeated="3" table:style-name="ce1"/>
          <table:table-cell office:value-type="float" office:value="4" table:formula="msoxl:=COUNTA(F426:K42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27=&quot;MATUTINO&quot;,1,IF(B42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153" table:formula="msoxl:=VLOOKUP(E427,Cad_Professor!$A$5:$C$342,3,TRUE)" table:content-validation-name="val3" table:style-name="ce37">
            <text:p>153</text:p>
          </table:table-cell>
          <table:table-cell office:value-type="string" table:style-name="ce1">
            <text:p>GERTRUDES MAGNA SALES DA SILVA</text:p>
          </table:table-cell>
          <table:table-cell office:value-type="string" table:style-name="ce1">
            <text:p>T.H-1-P</text:p>
          </table:table-cell>
          <table:table-cell office:value-type="string" table:style-name="ce1">
            <text:p>T.H-1-P</text:p>
          </table:table-cell>
          <table:table-cell office:value-type="string" table:style-name="ce1">
            <text:p>T.H-1-P</text:p>
          </table:table-cell>
          <table:table-cell office:value-type="string" table:style-name="ce1">
            <text:p>T.H-1-P</text:p>
          </table:table-cell>
          <table:table-cell table:number-columns-repeated="3" table:style-name="ce1"/>
          <table:table-cell office:value-type="float" office:value="4" table:formula="msoxl:=COUNTA(F427:K427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28=&quot;MATUTINO&quot;,1,IF(B42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306" table:formula="msoxl:=VLOOKUP(E428,Cad_Professor!$A$5:$C$342,3,TRUE)" table:content-validation-name="val3" table:style-name="ce37">
            <text:p>306</text:p>
          </table:table-cell>
          <table:table-cell office:value-type="string" table:style-name="ce1">
            <text:p>SIBELLE CASTRO</text:p>
          </table:table-cell>
          <table:table-cell office:value-type="string" table:style-name="ce1">
            <text:p>T.H-2-P</text:p>
          </table:table-cell>
          <table:table-cell office:value-type="string" table:style-name="ce1">
            <text:p>T.H-2-P</text:p>
          </table:table-cell>
          <table:table-cell office:value-type="string" table:style-name="ce1">
            <text:p>T.H-2-P</text:p>
          </table:table-cell>
          <table:table-cell office:value-type="string" table:style-name="ce1">
            <text:p>T.H-2-P</text:p>
          </table:table-cell>
          <table:table-cell table:number-columns-repeated="3" table:style-name="ce1"/>
          <table:table-cell office:value-type="float" office:value="4" table:formula="msoxl:=COUNTA(F428:K428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29=&quot;MATUTINO&quot;,1,IF(B42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132" table:formula="msoxl:=VLOOKUP(E429,Cad_Professor!$A$5:$C$342,3,TRUE)" table:content-validation-name="val3" table:style-name="ce37">
            <text:p>132</text:p>
          </table:table-cell>
          <table:table-cell office:value-type="string" table:style-name="ce1">
            <text:p>FABIO JOSE DOS SANTOS</text:p>
          </table:table-cell>
          <table:table-cell table:style-name="ce1"/>
          <table:table-cell office:value-type="string" table:style-name="ce1">
            <text:p>L.LET.2-P</text:p>
          </table:table-cell>
          <table:table-cell office:value-type="string" table:style-name="ce1">
            <text:p>L.LET.2-P</text:p>
          </table:table-cell>
          <table:table-cell office:value-type="string" table:style-name="ce1">
            <text:p>L.LET.2-P</text:p>
          </table:table-cell>
          <table:table-cell table:number-columns-repeated="3" table:style-name="ce1"/>
          <table:table-cell office:value-type="float" office:value="3" table:formula="msoxl:=COUNTA(F429:K429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30=&quot;MATUTINO&quot;,1,IF(B43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190" table:formula="msoxl:=VLOOKUP(E430,Cad_Professor!$A$5:$C$342,3,TRUE)" table:content-validation-name="val3" table:style-name="ce37">
            <text:p>190</text:p>
          </table:table-cell>
          <table:table-cell office:value-type="string" table:style-name="ce1">
            <text:p>JOAO HENRIQUE DA COSTA CARDOSO</text:p>
          </table:table-cell>
          <table:table-cell office:value-type="string" table:style-name="ce1">
            <text:p>L.LET.3-P</text:p>
          </table:table-cell>
          <table:table-cell office:value-type="string" table:style-name="ce1">
            <text:p>L.LET.3-P</text:p>
          </table:table-cell>
          <table:table-cell table:number-columns-repeated="5" table:style-name="ce1"/>
          <table:table-cell office:value-type="float" office:value="2" table:formula="msoxl:=COUNTA(F430:K43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31=&quot;MATUTINO&quot;,1,IF(B43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42" table:formula="msoxl:=VLOOKUP(E431,Cad_Professor!$A$5:$C$342,3,TRUE)" table:content-validation-name="val3" table:style-name="ce37">
            <text:p>42</text:p>
          </table:table-cell>
          <table:table-cell office:value-type="string" table:style-name="ce1">
            <text:p>ANTONIO CICERO DE ARAUJO</text:p>
          </table:table-cell>
          <table:table-cell office:value-type="string" table:style-name="ce1">
            <text:p>L.LET.4-P</text:p>
          </table:table-cell>
          <table:table-cell office:value-type="string" table:style-name="ce1">
            <text:p>L.LET.4-P</text:p>
          </table:table-cell>
          <table:table-cell table:number-columns-repeated="5" table:style-name="ce1"/>
          <table:table-cell office:value-type="float" office:value="2" table:formula="msoxl:=COUNTA(F431:K43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32=&quot;MATUTINO&quot;,1,IF(B432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79" table:formula="msoxl:=VLOOKUP(E432,Cad_Professor!$A$5:$C$342,3,TRUE)" table:content-validation-name="val3" table:style-name="ce37">
            <text:p>79</text:p>
          </table:table-cell>
          <table:table-cell office:value-type="string" table:style-name="ce1">
            <text:p>CLEUSA SALVINA R. M. BARBOSA</text:p>
          </table:table-cell>
          <table:table-cell table:number-columns-repeated="2" table:style-name="ce1"/>
          <table:table-cell office:value-type="string" table:style-name="ce1">
            <text:p>L.LET-4-P</text:p>
          </table:table-cell>
          <table:table-cell office:value-type="string" table:style-name="ce1">
            <text:p>L.LET-4-P</text:p>
          </table:table-cell>
          <table:table-cell table:number-columns-repeated="3" table:style-name="ce1"/>
          <table:table-cell office:value-type="float" office:value="2" table:formula="msoxl:=COUNTA(F432:K43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33=&quot;MATUTINO&quot;,1,IF(B433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246" table:formula="msoxl:=VLOOKUP(E433,Cad_Professor!$A$5:$C$342,3,TRUE)" table:content-validation-name="val3" table:style-name="ce37">
            <text:p>246</text:p>
          </table:table-cell>
          <table:table-cell office:value-type="string" table:style-name="ce1">
            <text:p>MARIA APARECIDA SILVA</text:p>
          </table:table-cell>
          <table:table-cell office:value-type="string" table:style-name="ce1">
            <text:p>L.LET.6-P</text:p>
          </table:table-cell>
          <table:table-cell office:value-type="string" table:style-name="ce1">
            <text:p>L.LET.6-P</text:p>
          </table:table-cell>
          <table:table-cell office:value-type="string" table:style-name="ce1">
            <text:p>L.LET.6-P</text:p>
          </table:table-cell>
          <table:table-cell office:value-type="string" table:style-name="ce1">
            <text:p>L.LET.6-P</text:p>
          </table:table-cell>
          <table:table-cell table:number-columns-repeated="3" table:style-name="ce1"/>
          <table:table-cell office:value-type="float" office:value="4" table:formula="msoxl:=COUNTA(F433:K433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34=&quot;MATUTINO&quot;,1,IF(B43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91" table:formula="msoxl:=VLOOKUP(E434,Cad_Professor!$A$5:$C$342,3,TRUE)" table:content-validation-name="val3" table:style-name="ce37">
            <text:p>91</text:p>
          </table:table-cell>
          <table:table-cell office:value-type="string" table:style-name="ce1">
            <text:p>DANIELLE BARBOSA BEZERRA</text:p>
          </table:table-cell>
          <table:table-cell office:value-type="string" table:style-name="ce1">
            <text:p>L.BIO-6-P</text:p>
          </table:table-cell>
          <table:table-cell office:value-type="string" table:style-name="ce1">
            <text:p>L.BIO-6-P</text:p>
          </table:table-cell>
          <table:table-cell table:number-columns-repeated="5" table:style-name="ce1"/>
          <table:table-cell office:value-type="float" office:value="2" table:formula="msoxl:=COUNTA(F434:K43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35=&quot;MATUTINO&quot;,1,IF(B43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261" table:formula="msoxl:=VLOOKUP(E435,Cad_Professor!$A$5:$C$342,3,TRUE)" table:content-validation-name="val3" table:style-name="ce37">
            <text:p>261</text:p>
          </table:table-cell>
          <table:table-cell office:value-type="string" table:style-name="ce1">
            <text:p>MERYLANE PORTO DA SILVA</text:p>
          </table:table-cell>
          <table:table-cell office:value-type="string" table:style-name="ce1">
            <text:p>L.BIO-8-P</text:p>
          </table:table-cell>
          <table:table-cell office:value-type="string" table:style-name="ce1">
            <text:p>L.BIO-8-P</text:p>
          </table:table-cell>
          <table:table-cell office:value-type="string" table:style-name="ce1">
            <text:p>L.BIO-6-P</text:p>
          </table:table-cell>
          <table:table-cell office:value-type="string" table:style-name="ce1">
            <text:p>L.BIO-6-P</text:p>
          </table:table-cell>
          <table:table-cell table:number-columns-repeated="3" table:style-name="ce1"/>
          <table:table-cell office:value-type="float" office:value="4" table:formula="msoxl:=COUNTA(F435:K435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36=&quot;MATUTINO&quot;,1,IF(B43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200" table:formula="msoxl:=VLOOKUP(E436,Cad_Professor!$A$5:$C$342,3,TRUE)" table:content-validation-name="val3" table:style-name="ce37">
            <text:p>200</text:p>
          </table:table-cell>
          <table:table-cell office:value-type="string" table:style-name="ce1">
            <text:p>JOSE ANTONIO FRANCA DE ARAUJO</text:p>
          </table:table-cell>
          <table:table-cell office:value-type="string" table:style-name="ce1">
            <text:p>634-A</text:p>
          </table:table-cell>
          <table:table-cell office:value-type="string" table:style-name="ce1">
            <text:p>634-A</text:p>
          </table:table-cell>
          <table:table-cell office:value-type="string" table:style-name="ce1">
            <text:p>634-A</text:p>
          </table:table-cell>
          <table:table-cell office:value-type="string" table:style-name="ce1">
            <text:p>634-A</text:p>
          </table:table-cell>
          <table:table-cell table:number-columns-repeated="3" table:style-name="ce1"/>
          <table:table-cell office:value-type="float" office:value="4" table:formula="msoxl:=COUNTA(F436:K43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37=&quot;MATUTINO&quot;,1,IF(B43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15" table:formula="msoxl:=VLOOKUP(E437,Cad_Professor!$A$5:$C$342,3,TRUE)" table:content-validation-name="val3" table:style-name="ce37">
            <text:p>15</text:p>
          </table:table-cell>
          <table:table-cell office:value-type="string" table:style-name="ce1">
            <text:p>ALEXANDRE FELIPE DE V. SANTOS</text:p>
          </table:table-cell>
          <table:table-cell office:value-type="string" table:style-name="ce1">
            <text:p>T.A-2-P</text:p>
          </table:table-cell>
          <table:table-cell office:value-type="string" table:style-name="ce1">
            <text:p>T.A-2-P</text:p>
          </table:table-cell>
          <table:table-cell table:number-columns-repeated="5" table:style-name="ce1"/>
          <table:table-cell office:value-type="float" office:value="2" table:formula="msoxl:=COUNTA(F437:K437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38=&quot;MATUTINO&quot;,1,IF(B43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232" table:formula="msoxl:=VLOOKUP(E438,Cad_Professor!$A$5:$C$342,3,TRUE)" table:content-validation-name="val3" table:style-name="ce37">
            <text:p>232</text:p>
          </table:table-cell>
          <table:table-cell office:value-type="string" table:style-name="ce1">
            <text:p>LUIZ HENRIQUE DE GOUVEA LEMOS</text:p>
          </table:table-cell>
          <table:table-cell table:number-columns-repeated="2" table:style-name="ce1"/>
          <table:table-cell office:value-type="string" table:style-name="ce1">
            <text:p>T.A-2-P</text:p>
          </table:table-cell>
          <table:table-cell office:value-type="string" table:style-name="ce1">
            <text:p>T.A-2-P</text:p>
          </table:table-cell>
          <table:table-cell table:number-columns-repeated="3" table:style-name="ce1"/>
          <table:table-cell office:value-type="float" office:value="2" table:formula="msoxl:=COUNTA(F438:K43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39=&quot;MATUTINO&quot;,1,IF(B43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92" table:formula="msoxl:=VLOOKUP(E439,Cad_Professor!$A$5:$C$342,3,TRUE)" table:content-validation-name="val3" table:style-name="ce37">
            <text:p>92</text:p>
          </table:table-cell>
          <table:table-cell office:value-type="string" table:style-name="ce1">
            <text:p>DANIELLE COTTA DE MELO N. DA SILVA</text:p>
          </table:table-cell>
          <table:table-cell table:style-name="ce1"/>
          <table:table-cell office:value-type="string" table:style-name="ce1">
            <text:p>T.A-4-P</text:p>
          </table:table-cell>
          <table:table-cell office:value-type="string" table:style-name="ce1">
            <text:p>T.A-4-P</text:p>
          </table:table-cell>
          <table:table-cell table:number-columns-repeated="4" table:style-name="ce1"/>
          <table:table-cell office:value-type="float" office:value="2" table:formula="msoxl:=COUNTA(F439:K439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40=&quot;MATUTINO&quot;,1,IF(B44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67" table:formula="msoxl:=VLOOKUP(E440,Cad_Professor!$A$5:$C$342,3,TRUE)" table:content-validation-name="val3" table:style-name="ce37">
            <text:p>67</text:p>
          </table:table-cell>
          <table:table-cell office:value-type="string" table:style-name="ce1">
            <text:p>CECILIA DANTAS VICENTE</text:p>
          </table:table-cell>
          <table:table-cell office:value-type="string" table:style-name="ce1">
            <text:p>T.A-6-P</text:p>
          </table:table-cell>
          <table:table-cell office:value-type="string" table:style-name="ce1">
            <text:p>T.A-6-P</text:p>
          </table:table-cell>
          <table:table-cell table:style-name="ce1"/>
          <table:table-cell office:value-type="string" table:style-name="ce1">
            <text:p>T.A-4-P</text:p>
          </table:table-cell>
          <table:table-cell table:number-columns-repeated="3" table:style-name="ce1"/>
          <table:table-cell office:value-type="float" office:value="3" table:formula="msoxl:=COUNTA(F440:K440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41=&quot;MATUTINO&quot;,1,IF(B44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114" table:formula="msoxl:=VLOOKUP(E441,Cad_Professor!$A$5:$C$342,3,TRUE)" table:content-validation-name="val3" table:style-name="ce37">
            <text:p>114</text:p>
          </table:table-cell>
          <table:table-cell office:value-type="string" table:style-name="ce1">
            <text:p>EDUARDO LIMA DO SANTOS</text:p>
          </table:table-cell>
          <table:table-cell office:value-type="string" table:style-name="ce1">
            <text:p>L.Q-8-P</text:p>
          </table:table-cell>
          <table:table-cell office:value-type="string" table:style-name="ce1">
            <text:p>L.Q-8-P</text:p>
          </table:table-cell>
          <table:table-cell office:value-type="string" table:style-name="ce1">
            <text:p>L.Q-6-P</text:p>
          </table:table-cell>
          <table:table-cell office:value-type="string" table:style-name="ce1">
            <text:p>L.Q-6-P</text:p>
          </table:table-cell>
          <table:table-cell table:number-columns-repeated="3" table:style-name="ce1"/>
          <table:table-cell office:value-type="float" office:value="4" table:formula="msoxl:=COUNTA(F441:K441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42=&quot;MATUTINO&quot;,1,IF(B442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69" table:formula="msoxl:=VLOOKUP(E442,Cad_Professor!$A$5:$C$342,3,TRUE)" table:content-validation-name="val3" table:style-name="ce37">
            <text:p>69</text:p>
          </table:table-cell>
          <table:table-cell office:value-type="string" table:style-name="ce1">
            <text:p>CELSO SILVA CALDAS</text:p>
          </table:table-cell>
          <table:table-cell table:number-columns-repeated="3" table:style-name="ce1"/>
          <table:table-cell office:value-type="string" table:style-name="ce1">
            <text:p>714-A</text:p>
          </table:table-cell>
          <table:table-cell office:value-type="string" table:style-name="ce1">
            <text:p>714-A</text:p>
          </table:table-cell>
          <table:table-cell office:value-type="string" table:style-name="ce1">
            <text:p>714-A</text:p>
          </table:table-cell>
          <table:table-cell table:style-name="ce1"/>
          <table:table-cell office:value-type="float" office:value="3" table:formula="msoxl:=COUNTA(F442:K442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43=&quot;MATUTINO&quot;,1,IF(B443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149" table:formula="msoxl:=VLOOKUP(E443,Cad_Professor!$A$5:$C$342,3,TRUE)" table:content-validation-name="val3" table:style-name="ce37">
            <text:p>149</text:p>
          </table:table-cell>
          <table:table-cell office:value-type="string" table:style-name="ce1">
            <text:p>FREDY LOBO MONTEIRO</text:p>
          </table:table-cell>
          <table:table-cell table:number-columns-repeated="4" table:style-name="ce1"/>
          <table:table-cell office:value-type="string" table:style-name="ce1">
            <text:p>413-A</text:p>
          </table:table-cell>
          <table:table-cell office:value-type="string" table:style-name="ce1">
            <text:p>413-A</text:p>
          </table:table-cell>
          <table:table-cell table:style-name="ce1"/>
          <table:table-cell office:value-type="float" office:value="2" table:formula="msoxl:=COUNTA(F443:K44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44=&quot;MATUTINO&quot;,1,IF(B444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267" table:formula="msoxl:=VLOOKUP(E444,Cad_Professor!$A$5:$C$342,3,TRUE)" table:content-validation-name="val3" table:style-name="ce37">
            <text:p>267</text:p>
          </table:table-cell>
          <table:table-cell office:value-type="string" table:style-name="ce1">
            <text:p>NATALIA SANTOS <text:s/>FREITAS</text:p>
          </table:table-cell>
          <table:table-cell office:value-type="string" table:style-name="ce1">
            <text:p>912-A</text:p>
          </table:table-cell>
          <table:table-cell office:value-type="string" table:style-name="ce1">
            <text:p>912-A</text:p>
          </table:table-cell>
          <table:table-cell table:number-columns-repeated="5" table:style-name="ce1"/>
          <table:table-cell office:value-type="float" office:value="2" table:formula="msoxl:=COUNTA(F444:K44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45=&quot;MATUTINO&quot;,1,IF(B445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148" table:formula="msoxl:=VLOOKUP(E445,Cad_Professor!$A$5:$C$342,3,TRUE)" table:content-validation-name="val3" table:style-name="ce37">
            <text:p>148</text:p>
          </table:table-cell>
          <table:table-cell office:value-type="string" table:style-name="ce1">
            <text:p>FREDERICO SALGUEIRO PASSOS</text:p>
          </table:table-cell>
          <table:table-cell office:value-type="string" table:style-name="ce1">
            <text:p>911-B</text:p>
          </table:table-cell>
          <table:table-cell table:number-columns-repeated="6" table:style-name="ce1"/>
          <table:table-cell office:value-type="float" office:value="1" table:formula="msoxl:=COUNTA(F445:K445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46=&quot;MATUTINO&quot;,1,IF(B446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83" table:formula="msoxl:=VLOOKUP(E446,Cad_Professor!$A$5:$C$342,3,TRUE)" table:content-validation-name="val3" table:style-name="ce37">
            <text:p>83</text:p>
          </table:table-cell>
          <table:table-cell office:value-type="string" table:style-name="ce1">
            <text:p>DACIO LOPES CAMERINO FILHO</text:p>
          </table:table-cell>
          <table:table-cell table:number-columns-repeated="4" table:style-name="ce1"/>
          <table:table-cell office:value-type="string" table:style-name="ce1">
            <text:p>413-A</text:p>
          </table:table-cell>
          <table:table-cell office:value-type="string" table:style-name="ce1">
            <text:p>413-A</text:p>
          </table:table-cell>
          <table:table-cell table:style-name="ce1"/>
          <table:table-cell office:value-type="float" office:value="2" table:formula="msoxl:=COUNTA(F446:K44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47=&quot;MATUTINO&quot;,1,IF(B447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253" table:formula="msoxl:=VLOOKUP(E447,Cad_Professor!$A$5:$C$342,3,TRUE)" table:content-validation-name="val3" table:style-name="ce37">
            <text:p>253</text:p>
          </table:table-cell>
          <table:table-cell office:value-type="string" table:style-name="ce1">
            <text:p>MARIA IZABEL CORREIA SILVA DE MESSIAS</text:p>
          </table:table-cell>
          <table:table-cell office:value-type="string" table:style-name="ce1">
            <text:p>213-A</text:p>
          </table:table-cell>
          <table:table-cell office:value-type="string" table:style-name="ce1">
            <text:p>213-A</text:p>
          </table:table-cell>
          <table:table-cell office:value-type="string" table:style-name="ce1">
            <text:p>413-A</text:p>
          </table:table-cell>
          <table:table-cell office:value-type="string" table:style-name="ce1">
            <text:p>413-A</text:p>
          </table:table-cell>
          <table:table-cell table:number-columns-repeated="3" table:style-name="ce1"/>
          <table:table-cell office:value-type="float" office:value="4" table:formula="msoxl:=COUNTA(F447:K447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48=&quot;MATUTINO&quot;,1,IF(B448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6T00:00:00" table:content-validation-name="val1" table:style-name="ce25">
            <text:p>26/09/2019</text:p>
          </table:table-cell>
          <table:table-cell office:value-type="float" office:value="62" table:formula="msoxl:=VLOOKUP(E448,Cad_Professor!$A$5:$C$342,3,TRUE)" table:content-validation-name="val3" table:style-name="ce37">
            <text:p>62</text:p>
          </table:table-cell>
          <table:table-cell office:value-type="string" table:style-name="ce1">
            <text:p>CARLOS ALBERTO VANDERLEI VANGASSE</text:p>
          </table:table-cell>
          <table:table-cell table:number-columns-repeated="3" table:style-name="ce1"/>
          <table:table-cell office:value-type="string" table:style-name="ce1">
            <text:p>314-A</text:p>
          </table:table-cell>
          <table:table-cell office:value-type="string" table:style-name="ce1">
            <text:p>314-A</text:p>
          </table:table-cell>
          <table:table-cell table:number-columns-repeated="2" table:style-name="ce1"/>
          <table:table-cell office:value-type="float" office:value="2" table:formula="msoxl:=COUNTA(F448:K44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49=&quot;MATUTINO&quot;,1,IF(B449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24" table:formula="msoxl:=VLOOKUP(E449,Cad_Professor!$A$5:$C$342,3,TRUE)" table:content-validation-name="val3" table:style-name="ce37">
            <text:p>24</text:p>
          </table:table-cell>
          <table:table-cell office:value-type="string" table:style-name="ce1">
            <text:p>ALYSSON MATIAS LOPES DE LIMA</text:p>
          </table:table-cell>
          <table:table-cell table:number-columns-repeated="5" table:style-name="ce1"/>
          <table:table-cell office:value-type="string" table:style-name="ce1">
            <text:p>411-A</text:p>
          </table:table-cell>
          <table:table-cell table:style-name="ce1"/>
          <table:table-cell office:value-type="float" office:value="1" table:formula="msoxl:=COUNTA(F449:K449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50=&quot;MATUTINO&quot;,1,IF(B450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102" table:formula="msoxl:=VLOOKUP(E450,Cad_Professor!$A$5:$C$342,3,TRUE)" table:content-validation-name="val3" table:style-name="ce37">
            <text:p>102</text:p>
          </table:table-cell>
          <table:table-cell office:value-type="string" table:style-name="ce1">
            <text:p>DJALMA DE ALBUQUERQUE BARROS FILHO</text:p>
          </table:table-cell>
          <table:table-cell office:value-type="string" table:style-name="ce1">
            <text:p>711-A</text:p>
          </table:table-cell>
          <table:table-cell table:number-columns-repeated="6" table:style-name="ce1"/>
          <table:table-cell office:value-type="float" office:value="1" table:formula="msoxl:=COUNTA(F450:K450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51=&quot;MATUTINO&quot;,1,IF(B451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338" table:formula="msoxl:=VLOOKUP(E451,Cad_Professor!$A$5:$C$342,3,TRUE)" table:content-validation-name="val3" table:style-name="ce37">
            <text:p>338</text:p>
          </table:table-cell>
          <table:table-cell office:value-type="string" table:style-name="ce1">
            <text:p>YVES MAIA DE ALBUQUERQUE</text:p>
          </table:table-cell>
          <table:table-cell office:value-type="string" table:style-name="ce1">
            <text:p>713-A</text:p>
          </table:table-cell>
          <table:table-cell office:value-type="string" table:style-name="ce1">
            <text:p>713-A</text:p>
          </table:table-cell>
          <table:table-cell table:number-columns-repeated="5" table:style-name="ce1"/>
          <table:table-cell office:value-type="float" office:value="2" table:formula="msoxl:=COUNTA(F451:K45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52=&quot;MATUTINO&quot;,1,IF(B452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270" table:formula="msoxl:=VLOOKUP(E452,Cad_Professor!$A$5:$C$342,3,TRUE)" table:content-validation-name="val3" table:style-name="ce37">
            <text:p>270</text:p>
          </table:table-cell>
          <table:table-cell office:value-type="string" table:style-name="ce1">
            <text:p>NEWTON CESAR DE LIMA MENDES</text:p>
          </table:table-cell>
          <table:table-cell table:number-columns-repeated="2" table:style-name="ce1"/>
          <table:table-cell office:value-type="string" table:style-name="ce1">
            <text:p>911-A</text:p>
          </table:table-cell>
          <table:table-cell table:number-columns-repeated="4" table:style-name="ce1"/>
          <table:table-cell office:value-type="float" office:value="1" table:formula="msoxl:=COUNTA(F452:K452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53=&quot;MATUTINO&quot;,1,IF(B453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67" table:formula="msoxl:=VLOOKUP(E453,Cad_Professor!$A$5:$C$342,3,TRUE)" table:content-validation-name="val3" table:style-name="ce37">
            <text:p>67</text:p>
          </table:table-cell>
          <table:table-cell office:value-type="string" table:style-name="ce1">
            <text:p>CASSIO HARTMANN</text:p>
          </table:table-cell>
          <table:table-cell table:number-columns-repeated="5" table:style-name="ce1"/>
          <table:table-cell office:value-type="string" table:style-name="ce1">
            <text:p>911-A</text:p>
          </table:table-cell>
          <table:table-cell table:style-name="ce1"/>
          <table:table-cell office:value-type="float" office:value="1" table:formula="msoxl:=COUNTA(F453:K453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454=&quot;MATUTINO&quot;,1,IF(B454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267" table:formula="msoxl:=VLOOKUP(E454,Cad_Professor!$A$5:$C$342,3,TRUE)" table:content-validation-name="val3" table:style-name="ce37">
            <text:p>267</text:p>
          </table:table-cell>
          <table:table-cell office:value-type="string" table:style-name="ce1">
            <text:p>NATALIA SANTOS <text:s/>FREITAS</text:p>
          </table:table-cell>
          <table:table-cell table:number-columns-repeated="2" table:style-name="ce1"/>
          <table:table-cell office:value-type="string" table:style-name="ce1">
            <text:p>313-A</text:p>
          </table:table-cell>
          <table:table-cell office:value-type="string" table:style-name="ce1">
            <text:p>313-A</text:p>
          </table:table-cell>
          <table:table-cell table:number-columns-repeated="3" table:style-name="ce1"/>
          <table:table-cell office:value-type="float" office:value="2" table:formula="msoxl:=COUNTA(F454:K45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55=&quot;MATUTINO&quot;,1,IF(B45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183" table:formula="msoxl:=VLOOKUP(E455,Cad_Professor!$A$5:$C$342,3,TRUE)" table:content-validation-name="val3" table:style-name="ce37">
            <text:p>183</text:p>
          </table:table-cell>
          <table:table-cell office:value-type="string" table:style-name="ce1">
            <text:p>JEAN JACQUES BITTENCOURT DA ROCHA</text:p>
          </table:table-cell>
          <table:table-cell office:value-type="string" table:style-name="ce1">
            <text:p>413-A</text:p>
          </table:table-cell>
          <table:table-cell office:value-type="string" table:style-name="ce1">
            <text:p>413-A</text:p>
          </table:table-cell>
          <table:table-cell office:value-type="string" table:style-name="ce1">
            <text:p>413-A</text:p>
          </table:table-cell>
          <table:table-cell office:value-type="string" table:style-name="ce1">
            <text:p>413-A</text:p>
          </table:table-cell>
          <table:table-cell office:value-type="string" table:style-name="ce1">
            <text:p>413-A</text:p>
          </table:table-cell>
          <table:table-cell office:value-type="string" table:style-name="ce1">
            <text:p>413-A</text:p>
          </table:table-cell>
          <table:table-cell table:style-name="ce1"/>
          <table:table-cell office:value-type="float" office:value="6" table:formula="msoxl:=COUNTA(F455:K455)" table:style-name="ce1">
            <text:p>6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56=&quot;MATUTINO&quot;,1,IF(B45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183" table:formula="msoxl:=VLOOKUP(E456,Cad_Professor!$A$5:$C$342,3,TRUE)" table:content-validation-name="val3" table:style-name="ce37">
            <text:p>183</text:p>
          </table:table-cell>
          <table:table-cell office:value-type="string" table:style-name="ce1">
            <text:p>JEAN JACQUES BITTENCOURT DA ROCHA</text:p>
          </table:table-cell>
          <table:table-cell table:number-columns-repeated="2" table:style-name="ce1"/>
          <table:table-cell office:value-type="string" table:style-name="ce1">
            <text:p>432-A</text:p>
          </table:table-cell>
          <table:table-cell office:value-type="string" table:style-name="ce1">
            <text:p>432-A</text:p>
          </table:table-cell>
          <table:table-cell table:number-columns-repeated="3" table:style-name="ce1"/>
          <table:table-cell office:value-type="float" office:value="2" table:formula="msoxl:=COUNTA(F456:K45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57=&quot;MATUTINO&quot;,1,IF(B45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58" table:formula="msoxl:=VLOOKUP(E457,Cad_Professor!$A$5:$C$342,3,TRUE)" table:content-validation-name="val3" table:style-name="ce37">
            <text:p>58</text:p>
          </table:table-cell>
          <table:table-cell office:value-type="string" table:style-name="ce1">
            <text:p>CAMILA SAMPAIO BEZERRA DA SILVA</text:p>
          </table:table-cell>
          <table:table-cell office:value-type="string" table:style-name="ce1">
            <text:p>T.A-2-P</text:p>
          </table:table-cell>
          <table:table-cell table:number-columns-repeated="6" table:style-name="ce1"/>
          <table:table-cell office:value-type="float" office:value="1" table:formula="msoxl:=COUNTA(F457:K457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58=&quot;MATUTINO&quot;,1,IF(B45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280" table:formula="msoxl:=VLOOKUP(E458,Cad_Professor!$A$5:$C$342,3,TRUE)" table:content-validation-name="val3" table:style-name="ce37">
            <text:p>280</text:p>
          </table:table-cell>
          <table:table-cell office:value-type="string" table:style-name="ce1">
            <text:p>RENATO LOBO</text:p>
          </table:table-cell>
          <table:table-cell table:number-columns-repeated="2" table:style-name="ce1"/>
          <table:table-cell office:value-type="string" table:style-name="ce1">
            <text:p>G.T-3-P</text:p>
          </table:table-cell>
          <table:table-cell office:value-type="string" table:style-name="ce1">
            <text:p>G.T-3-P</text:p>
          </table:table-cell>
          <table:table-cell table:number-columns-repeated="3" table:style-name="ce1"/>
          <table:table-cell office:value-type="float" office:value="2" table:formula="msoxl:=COUNTA(F458:K45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59=&quot;MATUTINO&quot;,1,IF(B45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93" table:formula="msoxl:=VLOOKUP(E459,Cad_Professor!$A$5:$C$342,3,TRUE)" table:content-validation-name="val3" table:style-name="ce37">
            <text:p>93</text:p>
          </table:table-cell>
          <table:table-cell office:value-type="string" table:style-name="ce1">
            <text:p>DANIELLY CALDAS DE OLIVEIRA</text:p>
          </table:table-cell>
          <table:table-cell office:value-type="string" table:style-name="ce1">
            <text:p>G.T-5-P</text:p>
          </table:table-cell>
          <table:table-cell office:value-type="string" table:style-name="ce1">
            <text:p>G.T-5-P</text:p>
          </table:table-cell>
          <table:table-cell table:number-columns-repeated="5" table:style-name="ce1"/>
          <table:table-cell office:value-type="float" office:value="2" table:formula="msoxl:=COUNTA(F459:K459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60=&quot;MATUTINO&quot;,1,IF(B46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307" table:formula="msoxl:=VLOOKUP(E460,Cad_Professor!$A$5:$C$342,3,TRUE)" table:content-validation-name="val3" table:style-name="ce37">
            <text:p>307</text:p>
          </table:table-cell>
          <table:table-cell office:value-type="string" table:style-name="ce1">
            <text:p>SILIER MORAIS DE SOUZA</text:p>
          </table:table-cell>
          <table:table-cell office:value-type="string" table:style-name="ce1">
            <text:p>T.H-3-P</text:p>
          </table:table-cell>
          <table:table-cell office:value-type="string" table:style-name="ce1">
            <text:p>T.H-3-P</text:p>
          </table:table-cell>
          <table:table-cell office:value-type="string" table:style-name="ce1">
            <text:p>T.H-3-P</text:p>
          </table:table-cell>
          <table:table-cell office:value-type="string" table:style-name="ce1">
            <text:p>T.H-3-P</text:p>
          </table:table-cell>
          <table:table-cell table:number-columns-repeated="3" table:style-name="ce1"/>
          <table:table-cell office:value-type="float" office:value="4" table:formula="msoxl:=COUNTA(F460:K460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61=&quot;MATUTINO&quot;,1,IF(B46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263" table:formula="msoxl:=VLOOKUP(E461,Cad_Professor!$A$5:$C$342,3,TRUE)" table:content-validation-name="val3" table:style-name="ce37">
            <text:p>263</text:p>
          </table:table-cell>
          <table:table-cell office:value-type="string" table:style-name="ce1">
            <text:p>MIKAEL DE LIMA FREITAS</text:p>
          </table:table-cell>
          <table:table-cell office:value-type="string" table:style-name="ce1">
            <text:p>732-A</text:p>
          </table:table-cell>
          <table:table-cell office:value-type="string" table:style-name="ce1">
            <text:p>732-A</text:p>
          </table:table-cell>
          <table:table-cell office:value-type="string" table:style-name="ce1">
            <text:p>732-A</text:p>
          </table:table-cell>
          <table:table-cell office:value-type="string" table:style-name="ce1">
            <text:p>732-A</text:p>
          </table:table-cell>
          <table:table-cell table:number-columns-repeated="3" table:style-name="ce1"/>
          <table:table-cell office:value-type="float" office:value="4" table:formula="msoxl:=COUNTA(F461:K461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62=&quot;MATUTINO&quot;,1,IF(B462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69" table:formula="msoxl:=VLOOKUP(E462,Cad_Professor!$A$5:$C$342,3,TRUE)" table:content-validation-name="val3" table:style-name="ce37">
            <text:p>69</text:p>
          </table:table-cell>
          <table:table-cell office:value-type="string" table:style-name="ce1">
            <text:p>CELSO SILVA CALDAS</text:p>
          </table:table-cell>
          <table:table-cell office:value-type="string" table:style-name="ce1">
            <text:p>734-A</text:p>
          </table:table-cell>
          <table:table-cell office:value-type="string" table:style-name="ce1">
            <text:p>734-A</text:p>
          </table:table-cell>
          <table:table-cell office:value-type="string" table:style-name="ce1">
            <text:p>734-A</text:p>
          </table:table-cell>
          <table:table-cell office:value-type="string" table:style-name="ce1">
            <text:p>734-A</text:p>
          </table:table-cell>
          <table:table-cell table:number-columns-repeated="3" table:style-name="ce1"/>
          <table:table-cell office:value-type="float" office:value="4" table:formula="msoxl:=COUNTA(F462:K462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63=&quot;MATUTINO&quot;,1,IF(B463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155" table:formula="msoxl:=VLOOKUP(E463,Cad_Professor!$A$5:$C$342,3,TRUE)" table:content-validation-name="val3" table:style-name="ce37">
            <text:p>155</text:p>
          </table:table-cell>
          <table:table-cell office:value-type="string" table:style-name="ce1">
            <text:p>GILMAR TEODOSIO SILVA</text:p>
          </table:table-cell>
          <table:table-cell office:value-type="string" table:style-name="ce1">
            <text:p>L.M-2-P</text:p>
          </table:table-cell>
          <table:table-cell office:value-type="string" table:style-name="ce1">
            <text:p>L.M-2-P</text:p>
          </table:table-cell>
          <table:table-cell table:number-columns-repeated="5" table:style-name="ce1"/>
          <table:table-cell office:value-type="float" office:value="2" table:formula="msoxl:=COUNTA(F463:K46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64=&quot;MATUTINO&quot;,1,IF(B46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190" table:formula="msoxl:=VLOOKUP(E464,Cad_Professor!$A$5:$C$342,3,TRUE)" table:content-validation-name="val3" table:style-name="ce37">
            <text:p>190</text:p>
          </table:table-cell>
          <table:table-cell office:value-type="string" table:style-name="ce1">
            <text:p>JOAO HENRIQUE DA COSTA CARDOSO</text:p>
          </table:table-cell>
          <table:table-cell table:number-columns-repeated="2" table:style-name="ce1"/>
          <table:table-cell office:value-type="string" table:style-name="ce1">
            <text:p>L.LET-3-P</text:p>
          </table:table-cell>
          <table:table-cell office:value-type="string" table:style-name="ce1">
            <text:p>L.LET-3-P</text:p>
          </table:table-cell>
          <table:table-cell table:number-columns-repeated="3" table:style-name="ce1"/>
          <table:table-cell office:value-type="float" office:value="2" table:formula="msoxl:=COUNTA(F464:K46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65=&quot;MATUTINO&quot;,1,IF(B46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44" table:formula="msoxl:=VLOOKUP(E465,Cad_Professor!$A$5:$C$342,3,TRUE)" table:content-validation-name="val3" table:style-name="ce37">
            <text:p>44</text:p>
          </table:table-cell>
          <table:table-cell office:value-type="string" table:style-name="ce1">
            <text:p>ANTONIO WARNER DE A VASCONCELOS</text:p>
          </table:table-cell>
          <table:table-cell office:value-type="string" table:style-name="ce1">
            <text:p>L.LET-8-P</text:p>
          </table:table-cell>
          <table:table-cell office:value-type="string" table:style-name="ce1">
            <text:p>L.LET-8-P</text:p>
          </table:table-cell>
          <table:table-cell office:value-type="string" table:style-name="ce1">
            <text:p>L.LET-8-P</text:p>
          </table:table-cell>
          <table:table-cell office:value-type="string" table:style-name="ce1">
            <text:p>L.LET-8-P</text:p>
          </table:table-cell>
          <table:table-cell table:number-columns-repeated="3" table:style-name="ce1"/>
          <table:table-cell office:value-type="float" office:value="4" table:formula="msoxl:=COUNTA(F465:K465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66=&quot;MATUTINO&quot;,1,IF(B46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4T00:00:00" table:content-validation-name="val1" table:style-name="ce25">
            <text:p>24/09/2019</text:p>
          </table:table-cell>
          <table:table-cell office:value-type="float" office:value="192" table:formula="msoxl:=VLOOKUP(E466,Cad_Professor!$A$5:$C$342,3,TRUE)" table:content-validation-name="val3" table:style-name="ce37">
            <text:p>192</text:p>
          </table:table-cell>
          <table:table-cell office:value-type="string" table:style-name="ce1">
            <text:p>JOEFERSON REIS MARTINS</text:p>
          </table:table-cell>
          <table:table-cell office:value-type="string" table:style-name="ce1">
            <text:p>L.B.6-P</text:p>
          </table:table-cell>
          <table:table-cell office:value-type="string" table:style-name="ce1">
            <text:p>L.B.6-P</text:p>
          </table:table-cell>
          <table:table-cell office:value-type="string" table:style-name="ce1">
            <text:p>L.B.6-P</text:p>
          </table:table-cell>
          <table:table-cell office:value-type="string" table:style-name="ce1">
            <text:p>L.B.6-P</text:p>
          </table:table-cell>
          <table:table-cell table:number-columns-repeated="3" table:style-name="ce1"/>
          <table:table-cell office:value-type="float" office:value="4" table:formula="msoxl:=COUNTA(F466:K46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67=&quot;MATUTINO&quot;,1,IF(B46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116" table:formula="msoxl:=VLOOKUP(E467,Cad_Professor!$A$5:$C$342,3,TRUE)" table:content-validation-name="val3" table:style-name="ce37">
            <text:p>116</text:p>
          </table:table-cell>
          <table:table-cell office:value-type="string" table:style-name="ce1">
            <text:p>ELAINE CRISTINA DOS SANTOS LIMA</text:p>
          </table:table-cell>
          <table:table-cell office:value-type="string" table:style-name="ce1">
            <text:p>T.H-1-P</text:p>
          </table:table-cell>
          <table:table-cell office:value-type="string" table:style-name="ce1">
            <text:p>T.H-1-P</text:p>
          </table:table-cell>
          <table:table-cell office:value-type="string" table:style-name="ce1">
            <text:p>T.H-1-P</text:p>
          </table:table-cell>
          <table:table-cell office:value-type="string" table:style-name="ce1">
            <text:p>T.H-1-P</text:p>
          </table:table-cell>
          <table:table-cell table:number-columns-repeated="3" table:style-name="ce1"/>
          <table:table-cell office:value-type="float" office:value="4" table:formula="msoxl:=COUNTA(F467:K467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68=&quot;MATUTINO&quot;,1,IF(B46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328" table:formula="msoxl:=VLOOKUP(E468,Cad_Professor!$A$5:$C$342,3,TRUE)" table:content-validation-name="val3" table:style-name="ce37">
            <text:p>328</text:p>
          </table:table-cell>
          <table:table-cell office:value-type="string" table:style-name="ce1">
            <text:p>VICTOR SOUSA SGARBI</text:p>
          </table:table-cell>
          <table:table-cell office:value-type="string" table:style-name="ce1">
            <text:p>G.T-4-P</text:p>
          </table:table-cell>
          <table:table-cell office:value-type="string" table:style-name="ce1">
            <text:p>G.T-4-P</text:p>
          </table:table-cell>
          <table:table-cell office:value-type="string" table:style-name="ce1">
            <text:p>G.T-4-P</text:p>
          </table:table-cell>
          <table:table-cell office:value-type="string" table:style-name="ce1">
            <text:p>G.T-4-P</text:p>
          </table:table-cell>
          <table:table-cell table:number-columns-repeated="3" table:style-name="ce1"/>
          <table:table-cell office:value-type="float" office:value="4" table:formula="msoxl:=COUNTA(F468:K468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69=&quot;MATUTINO&quot;,1,IF(B46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306" table:formula="msoxl:=VLOOKUP(E469,Cad_Professor!$A$5:$C$342,3,TRUE)" table:content-validation-name="val3" table:style-name="ce37">
            <text:p>306</text:p>
          </table:table-cell>
          <table:table-cell office:value-type="string" table:style-name="ce1">
            <text:p>SIBELLE CASTRO</text:p>
          </table:table-cell>
          <table:table-cell office:value-type="string" table:style-name="ce1">
            <text:p>T.H-3-P</text:p>
          </table:table-cell>
          <table:table-cell office:value-type="string" table:style-name="ce1">
            <text:p>T.H-3-P</text:p>
          </table:table-cell>
          <table:table-cell office:value-type="string" table:style-name="ce1">
            <text:p>T.H-3-P</text:p>
          </table:table-cell>
          <table:table-cell office:value-type="string" table:style-name="ce1">
            <text:p>T.H-3-P</text:p>
          </table:table-cell>
          <table:table-cell table:number-columns-repeated="3" table:style-name="ce1"/>
          <table:table-cell office:value-type="float" office:value="4" table:formula="msoxl:=COUNTA(F469:K469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70=&quot;MATUTINO&quot;,1,IF(B47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10" table:formula="msoxl:=VLOOKUP(E470,Cad_Professor!$A$5:$C$342,3,TRUE)" table:content-validation-name="val3" table:style-name="ce37">
            <text:p>10</text:p>
          </table:table-cell>
          <table:table-cell office:value-type="string" table:style-name="ce1">
            <text:p>ALAN JOHN DUARTE DE FREITAS</text:p>
          </table:table-cell>
          <table:table-cell office:value-type="string" table:style-name="ce1">
            <text:p>733-A</text:p>
          </table:table-cell>
          <table:table-cell office:value-type="string" table:style-name="ce1">
            <text:p>733-A</text:p>
          </table:table-cell>
          <table:table-cell office:value-type="string" table:style-name="ce1">
            <text:p>733-A</text:p>
          </table:table-cell>
          <table:table-cell office:value-type="string" table:style-name="ce1">
            <text:p>733-A</text:p>
          </table:table-cell>
          <table:table-cell table:number-columns-repeated="3" table:style-name="ce1"/>
          <table:table-cell office:value-type="float" office:value="4" table:formula="msoxl:=COUNTA(F470:K470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71=&quot;MATUTINO&quot;,1,IF(B47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155" table:formula="msoxl:=VLOOKUP(E471,Cad_Professor!$A$5:$C$342,3,TRUE)" table:content-validation-name="val3" table:style-name="ce37">
            <text:p>155</text:p>
          </table:table-cell>
          <table:table-cell office:value-type="string" table:style-name="ce1">
            <text:p>GILMAR TEODOSIO SILVA</text:p>
          </table:table-cell>
          <table:table-cell office:value-type="string" table:style-name="ce1">
            <text:p>L.M-8-P</text:p>
          </table:table-cell>
          <table:table-cell office:value-type="string" table:style-name="ce1">
            <text:p>L.M-8-P</text:p>
          </table:table-cell>
          <table:table-cell office:value-type="string" table:style-name="ce1">
            <text:p>L.M-8-P</text:p>
          </table:table-cell>
          <table:table-cell office:value-type="string" table:style-name="ce1">
            <text:p>L.M-8-P</text:p>
          </table:table-cell>
          <table:table-cell table:number-columns-repeated="3" table:style-name="ce1"/>
          <table:table-cell office:value-type="float" office:value="4" table:formula="msoxl:=COUNTA(F471:K471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72=&quot;MATUTINO&quot;,1,IF(B472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79" table:formula="msoxl:=VLOOKUP(E472,Cad_Professor!$A$5:$C$342,3,TRUE)" table:content-validation-name="val3" table:style-name="ce37">
            <text:p>79</text:p>
          </table:table-cell>
          <table:table-cell office:value-type="string" table:style-name="ce1">
            <text:p>CLEUSA SALVINA R. M. BARBOSA</text:p>
          </table:table-cell>
          <table:table-cell office:value-type="string" table:style-name="ce1">
            <text:p>L.LET.2-P</text:p>
          </table:table-cell>
          <table:table-cell office:value-type="string" table:style-name="ce1">
            <text:p>L.LET.2-P</text:p>
          </table:table-cell>
          <table:table-cell office:value-type="string" table:style-name="ce1">
            <text:p>L.LET.2-P</text:p>
          </table:table-cell>
          <table:table-cell office:value-type="string" table:style-name="ce1">
            <text:p>L.LET.2-P</text:p>
          </table:table-cell>
          <table:table-cell table:number-columns-repeated="3" table:style-name="ce1"/>
          <table:table-cell office:value-type="float" office:value="4" table:formula="msoxl:=COUNTA(F472:K472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73=&quot;MATUTINO&quot;,1,IF(B473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72" table:formula="msoxl:=VLOOKUP(E473,Cad_Professor!$A$5:$C$342,3,TRUE)" table:content-validation-name="val3" table:style-name="ce37">
            <text:p>72</text:p>
          </table:table-cell>
          <table:table-cell office:value-type="string" table:style-name="ce1">
            <text:p>CHRISTIANE BATINGA AGRA</text:p>
          </table:table-cell>
          <table:table-cell office:value-type="string" table:style-name="ce1">
            <text:p>L.LET.6-P</text:p>
          </table:table-cell>
          <table:table-cell office:value-type="string" table:style-name="ce1">
            <text:p>L.LET.6-P</text:p>
          </table:table-cell>
          <table:table-cell table:number-columns-repeated="5" table:style-name="ce1"/>
          <table:table-cell office:value-type="float" office:value="2" table:formula="msoxl:=COUNTA(F473:K47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74=&quot;MATUTINO&quot;,1,IF(B47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232" table:formula="msoxl:=VLOOKUP(E474,Cad_Professor!$A$5:$C$342,3,TRUE)" table:content-validation-name="val3" table:style-name="ce37">
            <text:p>232</text:p>
          </table:table-cell>
          <table:table-cell office:value-type="string" table:style-name="ce1">
            <text:p>LUIZ HENRIQUE DE GOUVEA LEMOS</text:p>
          </table:table-cell>
          <table:table-cell office:value-type="string" table:style-name="ce1">
            <text:p>T.A-2-P</text:p>
          </table:table-cell>
          <table:table-cell office:value-type="string" table:style-name="ce1">
            <text:p>T.A-2-P</text:p>
          </table:table-cell>
          <table:table-cell office:value-type="string" table:style-name="ce1">
            <text:p>T.A-2-P</text:p>
          </table:table-cell>
          <table:table-cell office:value-type="string" table:style-name="ce1">
            <text:p>T.A-2-P</text:p>
          </table:table-cell>
          <table:table-cell table:number-columns-repeated="3" table:style-name="ce1"/>
          <table:table-cell office:value-type="float" office:value="4" table:formula="msoxl:=COUNTA(F474:K474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75=&quot;MATUTINO&quot;,1,IF(B47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193" table:formula="msoxl:=VLOOKUP(E475,Cad_Professor!$A$5:$C$342,3,TRUE)" table:content-validation-name="val3" table:style-name="ce37">
            <text:p>193</text:p>
          </table:table-cell>
          <table:table-cell office:value-type="string" table:style-name="ce1">
            <text:p>JOHNNATAN DUARTE DE FREITAS</text:p>
          </table:table-cell>
          <table:table-cell office:value-type="string" table:style-name="ce1">
            <text:p>T.A-4-P</text:p>
          </table:table-cell>
          <table:table-cell office:value-type="string" table:style-name="ce1">
            <text:p>T.A-4-P</text:p>
          </table:table-cell>
          <table:table-cell office:value-type="string" table:style-name="ce1">
            <text:p>T.A-4-P</text:p>
          </table:table-cell>
          <table:table-cell office:value-type="string" table:style-name="ce1">
            <text:p>T.A-4-P</text:p>
          </table:table-cell>
          <table:table-cell table:number-columns-repeated="3" table:style-name="ce1"/>
          <table:table-cell office:value-type="float" office:value="4" table:formula="msoxl:=COUNTA(F475:K475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476=&quot;MATUTINO&quot;,1,IF(B47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163" table:formula="msoxl:=VLOOKUP(E476,Cad_Professor!$A$5:$C$342,3,TRUE)" table:content-validation-name="val3" table:style-name="ce37">
            <text:p>163</text:p>
          </table:table-cell>
          <table:table-cell office:value-type="string" table:style-name="ce1">
            <text:p>HEBERTH BRAGA GONCALVES RIBEIRO</text:p>
          </table:table-cell>
          <table:table-cell table:number-columns-repeated="2" table:style-name="ce1"/>
          <table:table-cell office:value-type="string" table:style-name="ce1">
            <text:p>632-A</text:p>
          </table:table-cell>
          <table:table-cell office:value-type="string" table:style-name="ce1">
            <text:p>632-A</text:p>
          </table:table-cell>
          <table:table-cell table:number-columns-repeated="3" table:style-name="ce1"/>
          <table:table-cell office:value-type="float" office:value="2" table:formula="msoxl:=COUNTA(F476:K47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77=&quot;MATUTINO&quot;,1,IF(B477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143" table:formula="msoxl:=VLOOKUP(E477,Cad_Professor!$A$5:$C$342,3,TRUE)" table:content-validation-name="val3" table:style-name="ce37">
            <text:p>143</text:p>
          </table:table-cell>
          <table:table-cell office:value-type="string" table:style-name="ce1">
            <text:p>FLAVIA KAROLINA LIMA DUARTE BARBOSA</text:p>
          </table:table-cell>
          <table:table-cell table:number-columns-repeated="2" table:style-name="ce1"/>
          <table:table-cell office:value-type="string" table:style-name="ce1">
            <text:p>224-A</text:p>
          </table:table-cell>
          <table:table-cell office:value-type="string" table:style-name="ce1">
            <text:p>224-A</text:p>
          </table:table-cell>
          <table:table-cell table:number-columns-repeated="3" table:style-name="ce1"/>
          <table:table-cell office:value-type="float" office:value="2" table:formula="msoxl:=COUNTA(F477:K477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78=&quot;MATUTINO&quot;,1,IF(B478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276" table:formula="msoxl:=VLOOKUP(E478,Cad_Professor!$A$5:$C$342,3,TRUE)" table:content-validation-name="val3" table:style-name="ce37">
            <text:p>276</text:p>
          </table:table-cell>
          <table:table-cell office:value-type="string" table:style-name="ce1">
            <text:p>POLIANA PIMENTEL SILVA</text:p>
          </table:table-cell>
          <table:table-cell office:value-type="string" table:style-name="ce1">
            <text:p>724-A</text:p>
          </table:table-cell>
          <table:table-cell office:value-type="string" table:style-name="ce1">
            <text:p>324-A</text:p>
          </table:table-cell>
          <table:table-cell office:value-type="string" table:style-name="ce1">
            <text:p>222-A</text:p>
          </table:table-cell>
          <table:table-cell office:value-type="string" table:style-name="ce1">
            <text:p>222-A</text:p>
          </table:table-cell>
          <table:table-cell office:value-type="string" table:style-name="ce1">
            <text:p>323-A</text:p>
          </table:table-cell>
          <table:table-cell office:value-type="string" table:style-name="ce1">
            <text:p>323-A</text:p>
          </table:table-cell>
          <table:table-cell table:style-name="ce1"/>
          <table:table-cell office:value-type="float" office:value="6" table:formula="msoxl:=COUNTA(F478:K478)" table:style-name="ce1">
            <text:p>6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79=&quot;MATUTINO&quot;,1,IF(B479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183" table:formula="msoxl:=VLOOKUP(E479,Cad_Professor!$A$5:$C$342,3,TRUE)" table:content-validation-name="val3" table:style-name="ce37">
            <text:p>183</text:p>
          </table:table-cell>
          <table:table-cell office:value-type="string" table:style-name="ce1">
            <text:p>JEAN JACQUES BITTENCOURT DA ROCHA</text:p>
          </table:table-cell>
          <table:table-cell office:value-type="string" table:style-name="ce1">
            <text:p>422-A</text:p>
          </table:table-cell>
          <table:table-cell office:value-type="string" table:style-name="ce1">
            <text:p>422-A</text:p>
          </table:table-cell>
          <table:table-cell table:style-name="ce1"/>
          <table:table-cell office:value-type="string" table:style-name="ce1">
            <text:p>422-A</text:p>
          </table:table-cell>
          <table:table-cell office:value-type="string" table:style-name="ce1">
            <text:p>422-A</text:p>
          </table:table-cell>
          <table:table-cell table:number-columns-repeated="2" table:style-name="ce1"/>
          <table:table-cell office:value-type="float" office:value="4" table:formula="msoxl:=COUNTA(F479:K479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80=&quot;MATUTINO&quot;,1,IF(B480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295" table:formula="msoxl:=VLOOKUP(E480,Cad_Professor!$A$5:$C$342,3,TRUE)" table:content-validation-name="val3" table:style-name="ce37">
            <text:p>295</text:p>
          </table:table-cell>
          <table:table-cell office:value-type="string" table:style-name="ce1">
            <text:p>ROOSEVELT PONTES SILVA</text:p>
          </table:table-cell>
          <table:table-cell office:value-type="string" table:style-name="ce1">
            <text:p>624-A</text:p>
          </table:table-cell>
          <table:table-cell office:value-type="string" table:style-name="ce1">
            <text:p>624-A</text:p>
          </table:table-cell>
          <table:table-cell office:value-type="string" table:style-name="ce1">
            <text:p>624-A</text:p>
          </table:table-cell>
          <table:table-cell office:value-type="string" table:style-name="ce1">
            <text:p>624-A</text:p>
          </table:table-cell>
          <table:table-cell table:number-columns-repeated="3" table:style-name="ce1"/>
          <table:table-cell office:value-type="float" office:value="4" table:formula="msoxl:=COUNTA(F480:K480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81=&quot;MATUTINO&quot;,1,IF(B481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222" table:formula="msoxl:=VLOOKUP(E481,Cad_Professor!$A$5:$C$342,3,TRUE)" table:content-validation-name="val3" table:style-name="ce37">
            <text:p>222</text:p>
          </table:table-cell>
          <table:table-cell office:value-type="string" table:style-name="ce1">
            <text:p>LOURIVAL LOPES DOS SANTOS FILHO</text:p>
          </table:table-cell>
          <table:table-cell table:number-columns-repeated="4" table:style-name="ce1"/>
          <table:table-cell office:value-type="string" table:style-name="ce1">
            <text:p>222-A</text:p>
          </table:table-cell>
          <table:table-cell office:value-type="string" table:style-name="ce1">
            <text:p>222-A</text:p>
          </table:table-cell>
          <table:table-cell table:style-name="ce1"/>
          <table:table-cell office:value-type="float" office:value="2" table:formula="msoxl:=COUNTA(F481:K48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82=&quot;MATUTINO&quot;,1,IF(B482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85" table:formula="msoxl:=VLOOKUP(E482,Cad_Professor!$A$5:$C$342,3,TRUE)" table:content-validation-name="val3" table:style-name="ce37">
            <text:p>85</text:p>
          </table:table-cell>
          <table:table-cell office:value-type="string" table:style-name="ce1">
            <text:p>DANIEL COTRIM CAMERINO</text:p>
          </table:table-cell>
          <table:table-cell office:value-type="string" table:style-name="ce1">
            <text:p>222-B</text:p>
          </table:table-cell>
          <table:table-cell table:number-columns-repeated="6" table:style-name="ce1"/>
          <table:table-cell office:value-type="float" office:value="1" table:formula="msoxl:=COUNTA(F482:K482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83=&quot;MATUTINO&quot;,1,IF(B483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195" table:formula="msoxl:=VLOOKUP(E483,Cad_Professor!$A$5:$C$342,3,TRUE)" table:content-validation-name="val3" table:style-name="ce37">
            <text:p>195</text:p>
          </table:table-cell>
          <table:table-cell office:value-type="string" table:style-name="ce1">
            <text:p>JORGE BATISTA SANTOS JUNIOR</text:p>
          </table:table-cell>
          <table:table-cell office:value-type="string" table:style-name="ce1">
            <text:p>421-A</text:p>
          </table:table-cell>
          <table:table-cell office:value-type="string" table:style-name="ce1">
            <text:p>421-A</text:p>
          </table:table-cell>
          <table:table-cell table:style-name="ce1"/>
          <table:table-cell office:value-type="string" table:style-name="ce1">
            <text:p>421-A</text:p>
          </table:table-cell>
          <table:table-cell office:value-type="string" table:style-name="ce1">
            <text:p>421-A</text:p>
          </table:table-cell>
          <table:table-cell table:number-columns-repeated="2" table:style-name="ce1"/>
          <table:table-cell office:value-type="float" office:value="4" table:formula="msoxl:=COUNTA(F483:K483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84=&quot;MATUTINO&quot;,1,IF(B484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24" table:formula="msoxl:=VLOOKUP(E484,Cad_Professor!$A$5:$C$342,3,TRUE)" table:content-validation-name="val3" table:style-name="ce37">
            <text:p>24</text:p>
          </table:table-cell>
          <table:table-cell office:value-type="string" table:style-name="ce1">
            <text:p>ALYSSON MATIAS LOPES DE LIMA</text:p>
          </table:table-cell>
          <table:table-cell office:value-type="string" table:style-name="ce1">
            <text:p>521-A</text:p>
          </table:table-cell>
          <table:table-cell table:style-name="ce1"/>
          <table:table-cell office:value-type="string" table:style-name="ce1">
            <text:p>421-A</text:p>
          </table:table-cell>
          <table:table-cell table:number-columns-repeated="4" table:style-name="ce1"/>
          <table:table-cell office:value-type="float" office:value="2" table:formula="msoxl:=COUNTA(F484:K48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85=&quot;MATUTINO&quot;,1,IF(B485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176" table:formula="msoxl:=VLOOKUP(E485,Cad_Professor!$A$5:$C$342,3,TRUE)" table:content-validation-name="val3" table:style-name="ce37">
            <text:p>176</text:p>
          </table:table-cell>
          <table:table-cell office:value-type="string" table:style-name="ce1">
            <text:p>JACEGUAI SOARES DA SILVA</text:p>
          </table:table-cell>
          <table:table-cell office:value-type="string" table:style-name="ce1">
            <text:p>722-A</text:p>
          </table:table-cell>
          <table:table-cell table:number-columns-repeated="6" table:style-name="ce1"/>
          <table:table-cell office:value-type="float" office:value="1" table:formula="msoxl:=COUNTA(F485:K485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86=&quot;MATUTINO&quot;,1,IF(B486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3T00:00:00" table:content-validation-name="val1" table:style-name="ce25">
            <text:p>23/09/2019</text:p>
          </table:table-cell>
          <table:table-cell office:value-type="float" office:value="164" table:formula="msoxl:=VLOOKUP(E486,Cad_Professor!$A$5:$C$342,3,TRUE)" table:content-validation-name="val3" table:style-name="ce37">
            <text:p>164</text:p>
          </table:table-cell>
          <table:table-cell office:value-type="string" table:style-name="ce1">
            <text:p>HELCIO BEZERRA DO NASCIMENTO JUNIOR</text:p>
          </table:table-cell>
          <table:table-cell table:number-columns-repeated="2" table:style-name="ce1"/>
          <table:table-cell office:value-type="string" table:style-name="ce1">
            <text:p>723-A</text:p>
          </table:table-cell>
          <table:table-cell office:value-type="string" table:style-name="ce1">
            <text:p>723-A</text:p>
          </table:table-cell>
          <table:table-cell table:number-columns-repeated="3" table:style-name="ce1"/>
          <table:table-cell office:value-type="float" office:value="2" table:formula="msoxl:=COUNTA(F486:K48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87=&quot;MATUTINO&quot;,1,IF(B487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10" table:formula="msoxl:=VLOOKUP(E487,Cad_Professor!$A$5:$C$342,3,TRUE)" table:content-validation-name="val3" table:style-name="ce37">
            <text:p>10</text:p>
          </table:table-cell>
          <table:table-cell office:value-type="string" table:style-name="ce1">
            <text:p>ALAN JOHN DUARTE DE FREITAS</text:p>
          </table:table-cell>
          <table:table-cell table:style-name="ce1"/>
          <table:table-cell office:value-type="string" table:style-name="ce1">
            <text:p>522-A</text:p>
          </table:table-cell>
          <table:table-cell office:value-type="string" table:style-name="ce1">
            <text:p>322-A</text:p>
          </table:table-cell>
          <table:table-cell table:style-name="ce1"/>
          <table:table-cell office:value-type="string" table:style-name="ce1">
            <text:p>421-A</text:p>
          </table:table-cell>
          <table:table-cell table:number-columns-repeated="2" table:style-name="ce1"/>
          <table:table-cell office:value-type="float" office:value="3" table:formula="msoxl:=COUNTA(F487:K487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88=&quot;MATUTINO&quot;,1,IF(B488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263" table:formula="msoxl:=VLOOKUP(E488,Cad_Professor!$A$5:$C$342,3,TRUE)" table:content-validation-name="val3" table:style-name="ce37">
            <text:p>263</text:p>
          </table:table-cell>
          <table:table-cell office:value-type="string" table:style-name="ce1">
            <text:p>MIKAEL DE LIMA FREITAS</text:p>
          </table:table-cell>
          <table:table-cell office:value-type="string" table:style-name="ce1">
            <text:p>622-A</text:p>
          </table:table-cell>
          <table:table-cell table:number-columns-repeated="3" table:style-name="ce1"/>
          <table:table-cell office:value-type="string" table:style-name="ce1">
            <text:p>322-B</text:p>
          </table:table-cell>
          <table:table-cell office:value-type="string" table:style-name="ce1">
            <text:p>322-B</text:p>
          </table:table-cell>
          <table:table-cell table:style-name="ce1"/>
          <table:table-cell office:value-type="float" office:value="3" table:formula="msoxl:=COUNTA(F488:K488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89=&quot;MATUTINO&quot;,1,IF(B489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115" table:formula="msoxl:=VLOOKUP(E489,Cad_Professor!$A$5:$C$342,3,TRUE)" table:content-validation-name="val3" table:style-name="ce37">
            <text:p>115</text:p>
          </table:table-cell>
          <table:table-cell office:value-type="string" table:style-name="ce1">
            <text:p>EDVÂNIA MEDEIROS DE OMENA</text:p>
          </table:table-cell>
          <table:table-cell table:number-columns-repeated="2" table:style-name="ce1"/>
          <table:table-cell office:value-type="string" table:style-name="ce1">
            <text:p>424-A</text:p>
          </table:table-cell>
          <table:table-cell office:value-type="string" table:style-name="ce1">
            <text:p>424-A</text:p>
          </table:table-cell>
          <table:table-cell office:value-type="string" table:style-name="ce1">
            <text:p>324-A</text:p>
          </table:table-cell>
          <table:table-cell office:value-type="string" table:style-name="ce1">
            <text:p>324-A</text:p>
          </table:table-cell>
          <table:table-cell table:style-name="ce1"/>
          <table:table-cell office:value-type="float" office:value="4" table:formula="msoxl:=COUNTA(F489:K489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90=&quot;MATUTINO&quot;,1,IF(B490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183" table:formula="msoxl:=VLOOKUP(E490,Cad_Professor!$A$5:$C$342,3,TRUE)" table:content-validation-name="val3" table:style-name="ce37">
            <text:p>183</text:p>
          </table:table-cell>
          <table:table-cell office:value-type="string" table:style-name="ce1">
            <text:p>JEAN JACQUES BITTENCOURT DA ROCHA</text:p>
          </table:table-cell>
          <table:table-cell table:number-columns-repeated="2" table:style-name="ce1"/>
          <table:table-cell office:value-type="string" table:style-name="ce1">
            <text:p>422-A</text:p>
          </table:table-cell>
          <table:table-cell office:value-type="string" table:style-name="ce1">
            <text:p>422-A</text:p>
          </table:table-cell>
          <table:table-cell table:number-columns-repeated="3" table:style-name="ce1"/>
          <table:table-cell office:value-type="float" office:value="2" table:formula="msoxl:=COUNTA(F490:K49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91=&quot;MATUTINO&quot;,1,IF(B491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267" table:formula="msoxl:=VLOOKUP(E491,Cad_Professor!$A$5:$C$342,3,TRUE)" table:content-validation-name="val3" table:style-name="ce37">
            <text:p>267</text:p>
          </table:table-cell>
          <table:table-cell office:value-type="string" table:style-name="ce1">
            <text:p>NATALIA SANTOS <text:s/>FREITAS</text:p>
          </table:table-cell>
          <table:table-cell office:value-type="string" table:style-name="ce1">
            <text:p>423-A</text:p>
          </table:table-cell>
          <table:table-cell office:value-type="string" table:style-name="ce1">
            <text:p>423-A</text:p>
          </table:table-cell>
          <table:table-cell table:number-columns-repeated="5" table:style-name="ce1"/>
          <table:table-cell office:value-type="float" office:value="2" table:formula="msoxl:=COUNTA(F491:K49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92=&quot;MATUTINO&quot;,1,IF(B492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155" table:formula="msoxl:=VLOOKUP(E492,Cad_Professor!$A$5:$C$342,3,TRUE)" table:content-validation-name="val3" table:style-name="ce37">
            <text:p>155</text:p>
          </table:table-cell>
          <table:table-cell office:value-type="string" table:style-name="ce1">
            <text:p>GILMAR TEODOSIO SILVA</text:p>
          </table:table-cell>
          <table:table-cell table:number-columns-repeated="2" table:style-name="ce1"/>
          <table:table-cell office:value-type="string" table:style-name="ce1">
            <text:p>FISICA-4-P</text:p>
          </table:table-cell>
          <table:table-cell office:value-type="string" table:style-name="ce1">
            <text:p>FISICA-4-P</text:p>
          </table:table-cell>
          <table:table-cell office:value-type="string" table:style-name="ce1">
            <text:p>FISICA-8-P</text:p>
          </table:table-cell>
          <table:table-cell office:value-type="string" table:style-name="ce1">
            <text:p>FISICA-8-P</text:p>
          </table:table-cell>
          <table:table-cell table:style-name="ce1"/>
          <table:table-cell office:value-type="float" office:value="4" table:formula="msoxl:=COUNTA(F492:K492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93=&quot;MATUTINO&quot;,1,IF(B493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189" table:formula="msoxl:=VLOOKUP(E493,Cad_Professor!$A$5:$C$342,3,TRUE)" table:content-validation-name="val3" table:style-name="ce37">
            <text:p>189</text:p>
          </table:table-cell>
          <table:table-cell office:value-type="string" table:style-name="ce1">
            <text:p>JOAO GILBERTO TEIXEIRA SILVA</text:p>
          </table:table-cell>
          <table:table-cell table:number-columns-repeated="2" table:style-name="ce1"/>
          <table:table-cell office:value-type="string" table:style-name="ce1">
            <text:p>B.E.C-7-P</text:p>
          </table:table-cell>
          <table:table-cell office:value-type="string" table:style-name="ce1">
            <text:p>B.E.C-7-P</text:p>
          </table:table-cell>
          <table:table-cell table:number-columns-repeated="3" table:style-name="ce1"/>
          <table:table-cell office:value-type="float" office:value="2" table:formula="msoxl:=COUNTA(F493:K493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94=&quot;MATUTINO&quot;,1,IF(B494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116" table:formula="msoxl:=VLOOKUP(E494,Cad_Professor!$A$5:$C$342,3,TRUE)" table:content-validation-name="val3" table:style-name="ce37">
            <text:p>116</text:p>
          </table:table-cell>
          <table:table-cell office:value-type="string" table:style-name="ce1">
            <text:p>ELAINE CRISTINA DOS SANTOS LIMA</text:p>
          </table:table-cell>
          <table:table-cell table:number-columns-repeated="2" table:style-name="ce1"/>
          <table:table-cell office:value-type="string" table:style-name="ce1">
            <text:p>722-A</text:p>
          </table:table-cell>
          <table:table-cell office:value-type="string" table:style-name="ce1">
            <text:p>222-A</text:p>
          </table:table-cell>
          <table:table-cell table:number-columns-repeated="3" table:style-name="ce1"/>
          <table:table-cell office:value-type="float" office:value="2" table:formula="msoxl:=COUNTA(F494:K49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95=&quot;MATUTINO&quot;,1,IF(B495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222" table:formula="msoxl:=VLOOKUP(E495,Cad_Professor!$A$5:$C$342,3,TRUE)" table:content-validation-name="val3" table:style-name="ce37">
            <text:p>222</text:p>
          </table:table-cell>
          <table:table-cell office:value-type="string" table:style-name="ce1">
            <text:p>LOURIVAL LOPES DOS SANTOS FILHO</text:p>
          </table:table-cell>
          <table:table-cell table:number-columns-repeated="3" table:style-name="ce1"/>
          <table:table-cell office:value-type="string" table:style-name="ce1">
            <text:p>222-B</text:p>
          </table:table-cell>
          <table:table-cell office:value-type="string" table:style-name="ce1">
            <text:p>222-B</text:p>
          </table:table-cell>
          <table:table-cell table:number-columns-repeated="2" table:style-name="ce1"/>
          <table:table-cell office:value-type="float" office:value="2" table:formula="msoxl:=COUNTA(F495:K49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96=&quot;MATUTINO&quot;,1,IF(B496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131" table:formula="msoxl:=VLOOKUP(E496,Cad_Professor!$A$5:$C$342,3,TRUE)" table:content-validation-name="val3" table:style-name="ce37">
            <text:p>131</text:p>
          </table:table-cell>
          <table:table-cell office:value-type="string" table:style-name="ce1">
            <text:p>FABIANO DOS SANTOS BRIAO</text:p>
          </table:table-cell>
          <table:table-cell table:number-columns-repeated="2" table:style-name="ce1"/>
          <table:table-cell office:value-type="string" table:style-name="ce1">
            <text:p>421-A</text:p>
          </table:table-cell>
          <table:table-cell office:value-type="string" table:style-name="ce1">
            <text:p>421-A</text:p>
          </table:table-cell>
          <table:table-cell table:number-columns-repeated="3" table:style-name="ce1"/>
          <table:table-cell office:value-type="float" office:value="2" table:formula="msoxl:=COUNTA(F496:K496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97=&quot;MATUTINO&quot;,1,IF(B497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44" table:formula="msoxl:=VLOOKUP(E497,Cad_Professor!$A$5:$C$342,3,TRUE)" table:content-validation-name="val3" table:style-name="ce37">
            <text:p>44</text:p>
          </table:table-cell>
          <table:table-cell office:value-type="string" table:style-name="ce1">
            <text:p>ANTONIO WARNER DE A VASCONCELOS</text:p>
          </table:table-cell>
          <table:table-cell office:value-type="string" table:style-name="ce1">
            <text:p>L.LET-8-P</text:p>
          </table:table-cell>
          <table:table-cell office:value-type="string" table:style-name="ce1">
            <text:p>L.LET-8-P</text:p>
          </table:table-cell>
          <table:table-cell table:number-columns-repeated="5" table:style-name="ce1"/>
          <table:table-cell office:value-type="float" office:value="2" table:formula="msoxl:=COUNTA(F497:K497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98=&quot;MATUTINO&quot;,1,IF(B498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122" table:formula="msoxl:=VLOOKUP(E498,Cad_Professor!$A$5:$C$342,3,TRUE)" table:content-validation-name="val3" table:style-name="ce37">
            <text:p>122</text:p>
          </table:table-cell>
          <table:table-cell office:value-type="string" table:style-name="ce1">
            <text:p>ELVYS ALVES SOARES</text:p>
          </table:table-cell>
          <table:table-cell office:value-type="string" table:style-name="ce1">
            <text:p>621-A</text:p>
          </table:table-cell>
          <table:table-cell office:value-type="string" table:style-name="ce1">
            <text:p>621-A</text:p>
          </table:table-cell>
          <table:table-cell office:value-type="string" table:style-name="ce1">
            <text:p>621-A</text:p>
          </table:table-cell>
          <table:table-cell office:value-type="string" table:style-name="ce1">
            <text:p>621-A</text:p>
          </table:table-cell>
          <table:table-cell table:number-columns-repeated="2" table:style-name="ce1"/>
          <table:table-cell office:value-type="string" table:style-name="ce1">
            <text:p>AFASTADO PARA O DOUTORADO.</text:p>
          </table:table-cell>
          <table:table-cell office:value-type="float" office:value="4" table:formula="msoxl:=COUNTA(F498:K498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499=&quot;MATUTINO&quot;,1,IF(B499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27T00:00:00" table:content-validation-name="val1" table:style-name="ce25">
            <text:p>27/09/2019</text:p>
          </table:table-cell>
          <table:table-cell office:value-type="float" office:value="107" table:formula="msoxl:=VLOOKUP(E499,Cad_Professor!$A$5:$C$342,3,TRUE)" table:content-validation-name="val3" table:style-name="ce37">
            <text:p>107</text:p>
          </table:table-cell>
          <table:table-cell office:value-type="string" table:style-name="ce1">
            <text:p>EDMAR MARINHO DE AZEVEDO</text:p>
          </table:table-cell>
          <table:table-cell office:value-type="string" table:style-name="ce1">
            <text:p>522-A</text:p>
          </table:table-cell>
          <table:table-cell table:number-columns-repeated="5" table:style-name="ce1"/>
          <table:table-cell office:value-type="string" table:style-name="ce1">
            <text:p>TERMINOU O CONTRATO.</text:p>
          </table:table-cell>
          <table:table-cell office:value-type="float" office:value="1" table:formula="msoxl:=COUNTA(F499:K499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500=&quot;MATUTINO&quot;,1,IF(B500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72" table:formula="msoxl:=VLOOKUP(E500,Cad_Professor!$A$5:$C$342,3,TRUE)" table:content-validation-name="val3" table:style-name="ce37">
            <text:p>72</text:p>
          </table:table-cell>
          <table:table-cell office:value-type="string" table:style-name="ce1">
            <text:p>CHRISTIANE BATINGA AGRA</text:p>
          </table:table-cell>
          <table:table-cell office:value-type="string" table:style-name="ce1">
            <text:p>713-A</text:p>
          </table:table-cell>
          <table:table-cell office:value-type="string" table:style-name="ce1">
            <text:p>713-A</text:p>
          </table:table-cell>
          <table:table-cell office:value-type="string" table:style-name="ce1">
            <text:p>213-A</text:p>
          </table:table-cell>
          <table:table-cell office:value-type="string" table:style-name="ce1">
            <text:p>213-A</text:p>
          </table:table-cell>
          <table:table-cell table:number-columns-repeated="3" table:style-name="ce1"/>
          <table:table-cell office:value-type="float" office:value="4" table:formula="msoxl:=COUNTA(F500:K500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501=&quot;MATUTINO&quot;,1,IF(B501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338" table:formula="msoxl:=VLOOKUP(E501,Cad_Professor!$A$5:$C$342,3,TRUE)" table:content-validation-name="val3" table:style-name="ce37">
            <text:p>338</text:p>
          </table:table-cell>
          <table:table-cell office:value-type="string" table:style-name="ce1">
            <text:p>YVES MAIA DE ALBUQUERQUE</text:p>
          </table:table-cell>
          <table:table-cell office:value-type="string" table:style-name="ce1">
            <text:p>913-A</text:p>
          </table:table-cell>
          <table:table-cell office:value-type="string" table:style-name="ce1">
            <text:p>913-A</text:p>
          </table:table-cell>
          <table:table-cell table:number-columns-repeated="5" table:style-name="ce1"/>
          <table:table-cell office:value-type="float" office:value="2" table:formula="msoxl:=COUNTA(F501:K50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502=&quot;MATUTINO&quot;,1,IF(B502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315" table:formula="msoxl:=VLOOKUP(E502,Cad_Professor!$A$5:$C$342,3,TRUE)" table:content-validation-name="val3" table:style-name="ce37">
            <text:p>315</text:p>
          </table:table-cell>
          <table:table-cell office:value-type="string" table:style-name="ce1">
            <text:p>TAMINEZ DE AZEVEDO FARIAS</text:p>
          </table:table-cell>
          <table:table-cell table:number-columns-repeated="5" table:style-name="ce1"/>
          <table:table-cell office:value-type="string" table:style-name="ce1">
            <text:p>311-A</text:p>
          </table:table-cell>
          <table:table-cell table:style-name="ce1"/>
          <table:table-cell office:value-type="float" office:value="1" table:formula="msoxl:=COUNTA(F502:K502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503=&quot;MATUTINO&quot;,1,IF(B503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295" table:formula="msoxl:=VLOOKUP(E503,Cad_Professor!$A$5:$C$342,3,TRUE)" table:content-validation-name="val3" table:style-name="ce37">
            <text:p>295</text:p>
          </table:table-cell>
          <table:table-cell office:value-type="string" table:style-name="ce1">
            <text:p>ROOSEVELT PONTES SILVA</text:p>
          </table:table-cell>
          <table:table-cell table:number-columns-repeated="2" table:style-name="ce1"/>
          <table:table-cell office:value-type="string" table:style-name="ce1">
            <text:p>613-A</text:p>
          </table:table-cell>
          <table:table-cell office:value-type="string" table:style-name="ce1">
            <text:p>613-A</text:p>
          </table:table-cell>
          <table:table-cell office:value-type="string" table:style-name="ce1">
            <text:p>613-A</text:p>
          </table:table-cell>
          <table:table-cell office:value-type="string" table:style-name="ce1">
            <text:p>613-A</text:p>
          </table:table-cell>
          <table:table-cell table:style-name="ce1"/>
          <table:table-cell office:value-type="float" office:value="4" table:formula="msoxl:=COUNTA(F503:K503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504=&quot;MATUTINO&quot;,1,IF(B504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310" table:formula="msoxl:=VLOOKUP(E504,Cad_Professor!$A$5:$C$342,3,TRUE)" table:content-validation-name="val3" table:style-name="ce37">
            <text:p>310</text:p>
          </table:table-cell>
          <table:table-cell office:value-type="string" table:style-name="ce1">
            <text:p>SOLANGE ENOI MELO DE RESENDE</text:p>
          </table:table-cell>
          <table:table-cell table:number-columns-repeated="2" table:style-name="ce1"/>
          <table:table-cell office:value-type="string" table:style-name="ce1">
            <text:p>513-A</text:p>
          </table:table-cell>
          <table:table-cell office:value-type="string" table:style-name="ce1">
            <text:p>513-A</text:p>
          </table:table-cell>
          <table:table-cell table:number-columns-repeated="3" table:style-name="ce1"/>
          <table:table-cell office:value-type="float" office:value="2" table:formula="msoxl:=COUNTA(F504:K504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1" table:formula="msoxl:=IF(B505=&quot;MATUTINO&quot;,1,IF(B505=&quot;VESPERTINO&quot;,2,3))" table:style-name="ce1">
            <text:p>1</text:p>
          </table:table-cell>
          <table:table-cell office:value-type="string" table:content-validation-name="val2" table:style-name="ce1">
            <text:p>MATUTI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305" table:formula="msoxl:=VLOOKUP(E505,Cad_Professor!$A$5:$C$342,3,TRUE)" table:content-validation-name="val3" table:style-name="ce37">
            <text:p>305</text:p>
          </table:table-cell>
          <table:table-cell office:value-type="string" table:style-name="ce1">
            <text:p>SERGIO TEIXEIRA COSTA</text:p>
          </table:table-cell>
          <table:table-cell table:number-columns-repeated="3" table:style-name="ce1"/>
          <table:table-cell office:value-type="string" table:style-name="ce1">
            <text:p>412-A</text:p>
          </table:table-cell>
          <table:table-cell office:value-type="string" table:style-name="ce1">
            <text:p>412-A</text:p>
          </table:table-cell>
          <table:table-cell table:number-columns-repeated="2" table:style-name="ce1"/>
          <table:table-cell office:value-type="float" office:value="2" table:formula="msoxl:=COUNTA(F505:K505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506=&quot;MATUTINO&quot;,1,IF(B506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295" table:formula="msoxl:=VLOOKUP(E506,Cad_Professor!$A$5:$C$342,3,TRUE)" table:content-validation-name="val3" table:style-name="ce37">
            <text:p>295</text:p>
          </table:table-cell>
          <table:table-cell office:value-type="string" table:style-name="ce1">
            <text:p>ROOSEVELT PONTES SILVA</text:p>
          </table:table-cell>
          <table:table-cell office:value-type="string" table:style-name="ce1">
            <text:p>624-A</text:p>
          </table:table-cell>
          <table:table-cell office:value-type="string" table:style-name="ce1">
            <text:p>624-A</text:p>
          </table:table-cell>
          <table:table-cell office:value-type="string" table:style-name="ce1">
            <text:p>624-A</text:p>
          </table:table-cell>
          <table:table-cell office:value-type="string" table:style-name="ce1">
            <text:p>624-A</text:p>
          </table:table-cell>
          <table:table-cell table:number-columns-repeated="3" table:style-name="ce1"/>
          <table:table-cell office:value-type="float" office:value="4" table:formula="msoxl:=COUNTA(F506:K50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507=&quot;MATUTINO&quot;,1,IF(B507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131" table:formula="msoxl:=VLOOKUP(E507,Cad_Professor!$A$5:$C$342,3,TRUE)" table:content-validation-name="val3" table:style-name="ce37">
            <text:p>131</text:p>
          </table:table-cell>
          <table:table-cell office:value-type="string" table:style-name="ce1">
            <text:p>FABIANO DOS SANTOS BRIAO</text:p>
          </table:table-cell>
          <table:table-cell office:value-type="string" table:style-name="ce1">
            <text:p>B.E.C-1-P</text:p>
          </table:table-cell>
          <table:table-cell office:value-type="string" table:style-name="ce1">
            <text:p>B.E.C-1-P</text:p>
          </table:table-cell>
          <table:table-cell office:value-type="string" table:style-name="ce1">
            <text:p>B.E.C-1-P</text:p>
          </table:table-cell>
          <table:table-cell office:value-type="string" table:style-name="ce1">
            <text:p>B.E.C-1-P</text:p>
          </table:table-cell>
          <table:table-cell office:value-type="string" table:style-name="ce1">
            <text:p>B.E.C-1-P</text:p>
          </table:table-cell>
          <table:table-cell table:number-columns-repeated="2" table:style-name="ce1"/>
          <table:table-cell office:value-type="float" office:value="5" table:formula="msoxl:=COUNTA(F507:K507)" table:style-name="ce1">
            <text:p>5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508=&quot;MATUTINO&quot;,1,IF(B508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107" table:formula="msoxl:=VLOOKUP(E508,Cad_Professor!$A$5:$C$342,3,TRUE)" table:content-validation-name="val3" table:style-name="ce37">
            <text:p>107</text:p>
          </table:table-cell>
          <table:table-cell office:value-type="string" table:style-name="ce1">
            <text:p>EDMAR MARINHO DE AZEVEDO</text:p>
          </table:table-cell>
          <table:table-cell office:value-type="string" table:style-name="ce1">
            <text:p>222-A</text:p>
          </table:table-cell>
          <table:table-cell office:value-type="string" table:style-name="ce1">
            <text:p>222-A</text:p>
          </table:table-cell>
          <table:table-cell table:number-columns-repeated="4" table:style-name="ce1"/>
          <table:table-cell office:value-type="string" table:style-name="ce1">
            <text:p>TERMINOU O CONTRATO.</text:p>
          </table:table-cell>
          <table:table-cell office:value-type="float" office:value="2" table:formula="msoxl:=COUNTA(F508:K50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509=&quot;MATUTINO&quot;,1,IF(B509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85" table:formula="msoxl:=VLOOKUP(E509,Cad_Professor!$A$5:$C$342,3,TRUE)" table:content-validation-name="val3" table:style-name="ce37">
            <text:p>85</text:p>
          </table:table-cell>
          <table:table-cell office:value-type="string" table:style-name="ce1">
            <text:p>DANIEL COTRIM CAMERINO</text:p>
          </table:table-cell>
          <table:table-cell office:value-type="string" table:style-name="ce1">
            <text:p>222-B</text:p>
          </table:table-cell>
          <table:table-cell table:number-columns-repeated="6" table:style-name="ce1"/>
          <table:table-cell office:value-type="float" office:value="1" table:formula="msoxl:=COUNTA(F509:K509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510=&quot;MATUTINO&quot;,1,IF(B510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338" table:formula="msoxl:=VLOOKUP(E510,Cad_Professor!$A$5:$C$342,3,TRUE)" table:content-validation-name="val3" table:style-name="ce37">
            <text:p>338</text:p>
          </table:table-cell>
          <table:table-cell office:value-type="string" table:style-name="ce1">
            <text:p>YVES MAIA DE ALBUQUERQUE</text:p>
          </table:table-cell>
          <table:table-cell office:value-type="string" table:style-name="ce1">
            <text:p>521-A</text:p>
          </table:table-cell>
          <table:table-cell office:value-type="string" table:style-name="ce1">
            <text:p>521-A</text:p>
          </table:table-cell>
          <table:table-cell table:number-columns-repeated="5" table:style-name="ce1"/>
          <table:table-cell office:value-type="float" office:value="2" table:formula="msoxl:=COUNTA(F510:K51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511=&quot;MATUTINO&quot;,1,IF(B511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149" table:formula="msoxl:=VLOOKUP(E511,Cad_Professor!$A$5:$C$342,3,TRUE)" table:content-validation-name="val3" table:style-name="ce37">
            <text:p>149</text:p>
          </table:table-cell>
          <table:table-cell office:value-type="string" table:style-name="ce1">
            <text:p>FREDY LOBO MONTEIRO</text:p>
          </table:table-cell>
          <table:table-cell office:value-type="string" table:style-name="ce1">
            <text:p>622-A</text:p>
          </table:table-cell>
          <table:table-cell office:value-type="string" table:style-name="ce1">
            <text:p>622-A</text:p>
          </table:table-cell>
          <table:table-cell table:number-columns-repeated="5" table:style-name="ce1"/>
          <table:table-cell office:value-type="float" office:value="2" table:formula="msoxl:=COUNTA(F511:K511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2" table:formula="msoxl:=IF(B512=&quot;MATUTINO&quot;,1,IF(B512=&quot;VESPERTINO&quot;,2,3))" table:style-name="ce1">
            <text:p>2</text:p>
          </table:table-cell>
          <table:table-cell office:value-type="string" table:content-validation-name="val2" table:style-name="ce1">
            <text:p>VESPERTI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102" table:formula="msoxl:=VLOOKUP(E512,Cad_Professor!$A$5:$C$342,3,TRUE)" table:content-validation-name="val3" table:style-name="ce37">
            <text:p>102</text:p>
          </table:table-cell>
          <table:table-cell office:value-type="string" table:style-name="ce1">
            <text:p>DJALMA DE ALBUQUERQUE BARROS FILHO</text:p>
          </table:table-cell>
          <table:table-cell table:number-columns-repeated="3" table:style-name="ce1"/>
          <table:table-cell office:value-type="string" table:style-name="ce1">
            <text:p>721-A</text:p>
          </table:table-cell>
          <table:table-cell office:value-type="string" table:style-name="ce1">
            <text:p>721-A</text:p>
          </table:table-cell>
          <table:table-cell table:number-columns-repeated="2" table:style-name="ce1"/>
          <table:table-cell office:value-type="float" office:value="2" table:formula="msoxl:=COUNTA(F512:K512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513=&quot;MATUTINO&quot;,1,IF(B513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232" table:formula="msoxl:=VLOOKUP(E513,Cad_Professor!$A$5:$C$342,3,TRUE)" table:content-validation-name="val3" table:style-name="ce37">
            <text:p>232</text:p>
          </table:table-cell>
          <table:table-cell office:value-type="string" table:style-name="ce1">
            <text:p>LUIZ HENRIQUE DE GOUVEA LEMOS</text:p>
          </table:table-cell>
          <table:table-cell office:value-type="string" table:style-name="ce1">
            <text:p>T.A-2-P</text:p>
          </table:table-cell>
          <table:table-cell table:number-columns-repeated="6" table:style-name="ce1"/>
          <table:table-cell office:value-type="float" office:value="1" table:formula="msoxl:=COUNTA(F513:K513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514=&quot;MATUTINO&quot;,1,IF(B51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92" table:formula="msoxl:=VLOOKUP(E514,Cad_Professor!$A$5:$C$342,3,TRUE)" table:content-validation-name="val3" table:style-name="ce37">
            <text:p>92</text:p>
          </table:table-cell>
          <table:table-cell office:value-type="string" table:style-name="ce1">
            <text:p>DANIELLE COTTA DE MELO N. DA SILVA</text:p>
          </table:table-cell>
          <table:table-cell office:value-type="string" table:style-name="ce1">
            <text:p>T.A-4-P</text:p>
          </table:table-cell>
          <table:table-cell office:value-type="string" table:style-name="ce1">
            <text:p>T.A-4-P</text:p>
          </table:table-cell>
          <table:table-cell office:value-type="string" table:style-name="ce1">
            <text:p>T.A-4-P</text:p>
          </table:table-cell>
          <table:table-cell office:value-type="string" table:style-name="ce1">
            <text:p>T.A-4-P</text:p>
          </table:table-cell>
          <table:table-cell table:number-columns-repeated="3" table:style-name="ce1"/>
          <table:table-cell office:value-type="float" office:value="4" table:formula="msoxl:=COUNTA(F514:K514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515=&quot;MATUTINO&quot;,1,IF(B515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114" table:formula="msoxl:=VLOOKUP(E515,Cad_Professor!$A$5:$C$342,3,TRUE)" table:content-validation-name="val3" table:style-name="ce37">
            <text:p>114</text:p>
          </table:table-cell>
          <table:table-cell office:value-type="string" table:style-name="ce1">
            <text:p>EDUARDO LIMA DO SANTOS</text:p>
          </table:table-cell>
          <table:table-cell office:value-type="string" table:style-name="ce1">
            <text:p>L.Q-8-P</text:p>
          </table:table-cell>
          <table:table-cell office:value-type="string" table:style-name="ce1">
            <text:p>L.Q-8-P</text:p>
          </table:table-cell>
          <table:table-cell office:value-type="string" table:style-name="ce1">
            <text:p>L.Q-6-P</text:p>
          </table:table-cell>
          <table:table-cell office:value-type="string" table:style-name="ce1">
            <text:p>L.Q-6-P</text:p>
          </table:table-cell>
          <table:table-cell table:number-columns-repeated="3" table:style-name="ce1"/>
          <table:table-cell office:value-type="float" office:value="4" table:formula="msoxl:=COUNTA(F515:K515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516=&quot;MATUTINO&quot;,1,IF(B516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56" table:formula="msoxl:=VLOOKUP(E516,Cad_Professor!$A$5:$C$342,3,TRUE)" table:content-validation-name="val3" table:style-name="ce37">
            <text:p>56</text:p>
          </table:table-cell>
          <table:table-cell office:value-type="string" table:style-name="ce1">
            <text:p>CAMILA ANTUNES DE CARVALHO CASADO</text:p>
          </table:table-cell>
          <table:table-cell office:value-type="string" table:style-name="ce1">
            <text:p>DESIGN-2-P</text:p>
          </table:table-cell>
          <table:table-cell office:value-type="string" table:style-name="ce1">
            <text:p>DESIGN-2-P</text:p>
          </table:table-cell>
          <table:table-cell office:value-type="string" table:style-name="ce1">
            <text:p>DESIGN-2-P</text:p>
          </table:table-cell>
          <table:table-cell office:value-type="string" table:style-name="ce1">
            <text:p>DESIGN-2-P</text:p>
          </table:table-cell>
          <table:table-cell table:number-columns-repeated="3" table:style-name="ce1"/>
          <table:table-cell office:value-type="float" office:value="4" table:formula="msoxl:=COUNTA(F516:K516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517=&quot;MATUTINO&quot;,1,IF(B517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93" table:formula="msoxl:=VLOOKUP(E517,Cad_Professor!$A$5:$C$342,3,TRUE)" table:content-validation-name="val3" table:style-name="ce37">
            <text:p>93</text:p>
          </table:table-cell>
          <table:table-cell office:value-type="string" table:style-name="ce1">
            <text:p>DANIELLY CALDAS DE OLIVEIRA</text:p>
          </table:table-cell>
          <table:table-cell office:value-type="string" table:style-name="ce1">
            <text:p>G.T-4-P</text:p>
          </table:table-cell>
          <table:table-cell office:value-type="string" table:style-name="ce1">
            <text:p>G.T-4-P</text:p>
          </table:table-cell>
          <table:table-cell office:value-type="string" table:style-name="ce1">
            <text:p>T.H-3-P</text:p>
          </table:table-cell>
          <table:table-cell office:value-type="string" table:style-name="ce1">
            <text:p>T.H-3-P</text:p>
          </table:table-cell>
          <table:table-cell table:number-columns-repeated="3" table:style-name="ce1"/>
          <table:table-cell office:value-type="float" office:value="4" table:formula="msoxl:=COUNTA(F517:K517)" table:style-name="ce1">
            <text:p>4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518=&quot;MATUTINO&quot;,1,IF(B518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164" table:formula="msoxl:=VLOOKUP(E518,Cad_Professor!$A$5:$C$342,3,TRUE)" table:content-validation-name="val3" table:style-name="ce37">
            <text:p>164</text:p>
          </table:table-cell>
          <table:table-cell office:value-type="string" table:style-name="ce1">
            <text:p>HELCIO BEZERRA DO NASCIMENTO JUNIOR</text:p>
          </table:table-cell>
          <table:table-cell office:value-type="string" table:style-name="ce1">
            <text:p>L.M-6-P</text:p>
          </table:table-cell>
          <table:table-cell office:value-type="string" table:style-name="ce1">
            <text:p>L.M-6-P</text:p>
          </table:table-cell>
          <table:table-cell table:number-columns-repeated="5" table:style-name="ce1"/>
          <table:table-cell office:value-type="float" office:value="2" table:formula="msoxl:=COUNTA(F518:K518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519=&quot;MATUTINO&quot;,1,IF(B519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309" table:formula="msoxl:=VLOOKUP(E519,Cad_Professor!$A$5:$C$342,3,TRUE)" table:content-validation-name="val3" table:style-name="ce37">
            <text:p>309</text:p>
          </table:table-cell>
          <table:table-cell office:value-type="string" table:style-name="ce1">
            <text:p>SIQUELES ROSEANE DE CARVALHO CAMPELO</text:p>
          </table:table-cell>
          <table:table-cell table:number-columns-repeated="3" table:style-name="ce1"/>
          <table:table-cell office:value-type="string" table:style-name="ce1">
            <text:p>L.LET.8-P</text:p>
          </table:table-cell>
          <table:table-cell table:number-columns-repeated="3" table:style-name="ce1"/>
          <table:table-cell office:value-type="float" office:value="1" table:formula="msoxl:=COUNTA(F519:K519)" table:style-name="ce1">
            <text:p>1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520=&quot;MATUTINO&quot;,1,IF(B520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192" table:formula="msoxl:=VLOOKUP(E520,Cad_Professor!$A$5:$C$342,3,TRUE)" table:content-validation-name="val3" table:style-name="ce37">
            <text:p>192</text:p>
          </table:table-cell>
          <table:table-cell office:value-type="string" table:style-name="ce1">
            <text:p>JOEFERSON REIS MARTINS</text:p>
          </table:table-cell>
          <table:table-cell office:value-type="string" table:style-name="ce1">
            <text:p>L.BIO-4-P</text:p>
          </table:table-cell>
          <table:table-cell office:value-type="string" table:style-name="ce1">
            <text:p>L.BIO-4-P</text:p>
          </table:table-cell>
          <table:table-cell table:number-columns-repeated="5" table:style-name="ce1"/>
          <table:table-cell office:value-type="float" office:value="2" table:formula="msoxl:=COUNTA(F520:K520)" table:style-name="ce1">
            <text:p>2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521=&quot;MATUTINO&quot;,1,IF(B521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office:value-type="date" office:date-value="2019-09-30T00:00:00" table:content-validation-name="val1" table:style-name="ce25">
            <text:p>30/09/2019</text:p>
          </table:table-cell>
          <table:table-cell office:value-type="float" office:value="215" table:formula="msoxl:=VLOOKUP(E521,Cad_Professor!$A$5:$C$342,3,TRUE)" table:content-validation-name="val3" table:style-name="ce37">
            <text:p>215</text:p>
          </table:table-cell>
          <table:table-cell office:value-type="string" table:style-name="ce1">
            <text:p>KARINA DIAS ALVES</text:p>
          </table:table-cell>
          <table:table-cell office:value-type="string" table:style-name="ce1">
            <text:p>L.BIO-6-P</text:p>
          </table:table-cell>
          <table:table-cell office:value-type="string" table:style-name="ce1">
            <text:p>L.BIO-6-P</text:p>
          </table:table-cell>
          <table:table-cell office:value-type="string" table:style-name="ce1">
            <text:p>L.BIO-6-P</text:p>
          </table:table-cell>
          <table:table-cell table:number-columns-repeated="4" table:style-name="ce1"/>
          <table:table-cell office:value-type="float" office:value="3" table:formula="msoxl:=COUNTA(F521:K521)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3" table:formula="msoxl:=IF(B522=&quot;MATUTINO&quot;,1,IF(B522=&quot;VESPERTINO&quot;,2,3))" table:style-name="ce1">
            <text:p>3</text:p>
          </table:table-cell>
          <table:table-cell table:content-validation-name="val2" table:style-name="ce1"/>
          <table:table-cell table:content-validation-name="val1" table:style-name="ce25"/>
          <table:table-cell office:value-type="float" office:value="0" table:formula="msoxl:=VLOOKUP(E522,Cad_Professor!$A$5:$C$342,3,TRUE)" table:content-validation-name="val3" table:style-name="ce37">
            <text:p>#N/D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formula="msoxl:=IF(B523=&quot;MATUTINO&quot;,1,IF(B523=&quot;VESPERTINO&quot;,2,3))" table:style-name="ce1">
            <text:p>3</text:p>
          </table:table-cell>
          <table:table-cell table:content-validation-name="val2" table:style-name="ce1"/>
          <table:table-cell table:content-validation-name="val1" table:style-name="ce25"/>
          <table:table-cell office:value-type="float" office:value="0" table:formula="msoxl:=VLOOKUP(E523,Cad_Professor!$A$5:$C$342,3,TRUE)" table:content-validation-name="val3" table:style-name="ce37">
            <text:p>#N/D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formula="msoxl:=IF(B524=&quot;MATUTINO&quot;,1,IF(B524=&quot;VESPERTINO&quot;,2,3))" table:style-name="ce1">
            <text:p>3</text:p>
          </table:table-cell>
          <table:table-cell office:value-type="string" table:content-validation-name="val2" table:style-name="ce1">
            <text:p>NOTURNO</text:p>
          </table:table-cell>
          <table:table-cell table:content-validation-name="val1" table:style-name="ce25"/>
          <table:table-cell office:value-type="float" office:value="0" table:formula="msoxl:=VLOOKUP(E524,Cad_Professor!$A$5:$C$342,3,TRUE)" table:content-validation-name="val3" table:style-name="ce37">
            <text:p>#N/D</text:p>
          </table:table-cell>
          <table:table-cell table:number-columns-repeated="16380" table:style-name="ce1"/>
        </table:table-row>
        <table:table-row table:number-rows-repeated="202" table:style-name="ro1">
          <table:table-cell/>
          <table:table-cell table:content-validation-name="val2" table:style-name="ce1"/>
          <table:table-cell table:content-validation-name="val1" table:style-name="ce1"/>
          <table:table-cell table:content-validation-name="val3" table:style-name="ce1"/>
          <table:table-cell table:number-columns-repeated="16380"/>
        </table:table-row>
        <table:table-row table:number-rows-repeated="2" table:style-name="ro1">
          <table:table-cell table:number-columns-repeated="2"/>
          <table:table-cell table:content-validation-name="val1" table:style-name="ce1"/>
          <table:table-cell table:content-validation-name="val3" table:style-name="ce1"/>
          <table:table-cell table:number-columns-repeated="16380"/>
        </table:table-row>
        <table:table-row table:number-rows-repeated="1047848" table:style-name="ro1">
          <table:table-cell table:number-columns-repeated="3"/>
          <table:table-cell table:content-validation-name="val3" table:style-name="ce1"/>
          <table:table-cell table:number-columns-repeated="16380"/>
        </table:table-row>
      </table:table>
      <table:table table:name="Cad_Professor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16381" table:default-cell-style-name="ce1"/>
        <table:table-row table:number-rows-repeated="3" table:style-name="ro1">
          <table:table-cell table:number-columns-repeated="16384"/>
        </table:table-row>
        <table:table-row table:style-name="ro4">
          <table:table-cell office:value-type="string" table:style-name="ce34">
            <text:p>nome</text:p>
          </table:table-cell>
          <table:table-cell office:value-type="string" table:style-name="ce34">
            <text:p>siape</text:p>
          </table:table-cell>
          <table:table-cell office:value-type="string" table:style-name="ce34">
            <text:p>id_professor</text:p>
          </table:table-cell>
          <table:table-cell office:value-type="string" table:style-name="ce34">
            <text:p>id_coordenacao</text:p>
          </table:table-cell>
          <table:table-cell office:value-type="string" table:style-name="ce34">
            <text:p>mes_ativo</text:p>
          </table:table-cell>
          <table:table-cell office:value-type="string" table:style-name="ce34">
            <text:p>mes_inativo</text:p>
          </table:table-cell>
          <table:table-cell office:value-type="string" table:style-name="ce34">
            <text:p>carga_h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BEL COELHO DA SILVA NETO</text:p>
          </table:table-cell>
          <table:table-cell office:value-type="float" office:value="1584720" table:style-name="ce1">
            <text:p>158472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BHAAO VERCOSA AMORIM</text:p>
          </table:table-cell>
          <table:table-cell office:value-type="float" office:value="1813804" table:style-name="ce1">
            <text:p>181380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ELAYDE RODRIGUES A. DE OLIVEIRA</text:p>
          </table:table-cell>
          <table:table-cell office:value-type="float" office:value="1880862" table:style-name="ce1">
            <text:p>188086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RIANA DOS SANTOS FRANCO</text:p>
          </table:table-cell>
          <table:table-cell office:value-type="float" office:value="2311654" table:style-name="ce1">
            <text:p>231165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RIANA PAULA QUIXABEIRA R. E SILVA<text:s/></text:p>
          </table:table-cell>
          <table:table-cell office:value-type="float" office:value="1223050" table:style-name="ce1">
            <text:p>122305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RIANA THIARA DE OLIVEIRA SILVA</text:p>
          </table:table-cell>
          <table:table-cell office:value-type="float" office:value="1162493" table:style-name="ce1">
            <text:p>116249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RIANO MALTA LOBO</text:p>
          </table:table-cell>
          <table:table-cell office:value-type="float" office:value="188496" table:style-name="ce35">
            <text:p>18849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FRANIO JORGE BARBOSA CAMPOS</text:p>
          </table:table-cell>
          <table:table-cell office:value-type="float" office:value="1201145" table:style-name="ce1">
            <text:p>1201145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ILTON FELIX DE LIMA FILHO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JOHN DUARTE DE FREITAS</text:p>
          </table:table-cell>
          <table:table-cell office:value-type="float" office:value="1621894" table:style-name="ce1">
            <text:p>162189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BERTO JORGE SANTOS DE ALMEIDA</text:p>
          </table:table-cell>
          <table:table-cell office:value-type="float" office:value="1703845" table:style-name="ce1">
            <text:p>1703845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EX EMANUEL BARROS COSTA</text:p>
          </table:table-cell>
          <table:table-cell office:value-type="float" office:value="1882268" table:style-name="ce1">
            <text:p>1882268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EX MELO DA SILVA</text:p>
          </table:table-cell>
          <table:table-cell office:value-type="float" office:value="3006502" table:style-name="ce1">
            <text:p>300650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EXANDRE CUNHA MACHADO<text:s/></text:p>
          </table:table-cell>
          <table:table-cell office:value-type="float" office:value="1583979" table:style-name="ce1">
            <text:p>1583979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EXANDRE FELIPE DE V. SANTOS</text:p>
          </table:table-cell>
          <table:table-cell office:value-type="float" office:value="3024763" table:style-name="ce1">
            <text:p>3024763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EXANDRE FLEMING VASQUES BASTOS</text:p>
          </table:table-cell>
          <table:table-cell office:value-type="float" office:value="1582271" table:style-name="ce1">
            <text:p>1582271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EXANDRE JOSE BRAGA DA SILVA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EXANDRE LUIZ DE HOLANDA PADILHA</text:p>
          </table:table-cell>
          <table:table-cell office:value-type="float" office:value="1194304" table:style-name="ce1">
            <text:p>1194304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EXANDRE MELO DE OLIVIERA</text:p>
          </table:table-cell>
          <table:table-cell office:value-type="float" office:value="2045126" table:style-name="ce1">
            <text:p>2045126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ICE MARIA MARINHO RODRIGUES LIMA</text:p>
          </table:table-cell>
          <table:table-cell office:value-type="float" office:value="1914063" table:style-name="ce1">
            <text:p>1914063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LAN CARLOS DA SILVA</text:p>
          </table:table-cell>
          <table:table-cell office:value-type="float" office:value="1696916" table:style-name="ce1">
            <text:p>1696916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MIR SANTOS DE MEDEIROS</text:p>
          </table:table-cell>
          <table:table-cell office:value-type="float" office:value="1121799" table:style-name="ce1">
            <text:p>1121799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ISSON LUIZ NASCIMENTO DA SILVA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YSSON MATIAS LOPES DE LIMA</text:p>
          </table:table-cell>
          <table:table-cell office:value-type="float" office:value="1913140" table:style-name="ce1">
            <text:p>1913140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ARO HELIO LEITE DA SILVA</text:p>
          </table:table-cell>
          <table:table-cell office:value-type="float" office:value="1306655" table:style-name="ce1">
            <text:p>1306655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AURY NOGUEIRA NETO</text:p>
          </table:table-cell>
          <table:table-cell office:value-type="float" office:value="1068312" table:style-name="ce1">
            <text:p>1068312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 CRISTINA SANTOS LIMEIRA</text:p>
          </table:table-cell>
          <table:table-cell office:value-type="float" office:value="2078360" table:style-name="ce1">
            <text:p>2078360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 LUIZA ARAUJO PORTO</text:p>
          </table:table-cell>
          <table:table-cell office:value-type="float" office:value="1812886" table:style-name="ce1">
            <text:p>1812886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ERSON RANGEL BATISTA SIQUEIRA</text:p>
          </table:table-cell>
          <table:table-cell office:value-type="float" office:value="1915695" table:style-name="ce1">
            <text:p>1915695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ERSON RODRIGUES GOMES</text:p>
          </table:table-cell>
          <table:table-cell office:value-type="float" office:value="1455322" table:style-name="ce1">
            <text:p>1455322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RE LUIZ NOVAES DE OLIVEIRA</text:p>
          </table:table-cell>
          <table:table-cell office:value-type="float" office:value="1076872" table:style-name="ce1">
            <text:p>1076872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RE PINTO ROCHA</text:p>
          </table:table-cell>
          <table:table-cell office:value-type="float" office:value="2695381" table:style-name="ce1">
            <text:p>2695381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REA LUCIA VITAL CORDEIRO LOPES</text:p>
          </table:table-cell>
          <table:table-cell office:value-type="float" office:value="267567" table:style-name="ce1">
            <text:p>267567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REA PEREIRA MORAES</text:p>
          </table:table-cell>
          <table:table-cell office:value-type="float" office:value="2042063" table:style-name="ce1">
            <text:p>2042063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BARALDI PACHEGO</text:p>
          </table:table-cell>
          <table:table-cell office:value-type="float" office:value="1047015" table:style-name="ce1">
            <text:p>1047015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CRISTINA PEREIRA BARROS</text:p>
          </table:table-cell>
          <table:table-cell office:value-type="float" office:value="2347955" table:style-name="ce1">
            <text:p>2347955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SOUZA SALES</text:p>
          </table:table-cell>
          <table:table-cell office:value-type="float" office:value="2111468" table:style-name="ce1">
            <text:p>2111468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TENOR FARIAS BARBOSA</text:p>
          </table:table-cell>
          <table:table-cell office:value-type="float" office:value="267525" table:style-name="ce1">
            <text:p>267525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TONIO ALBUQUERQUE DE SOUZA</text:p>
          </table:table-cell>
          <table:table-cell office:value-type="float" office:value="1810293" table:style-name="ce1">
            <text:p>1810293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TONIO CARLOS SANTOS DE LIMA</text:p>
          </table:table-cell>
          <table:table-cell office:value-type="float" office:value="1809639" table:style-name="ce1">
            <text:p>1809639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TONIO CELIO LINS DO NASCIMENTO</text:p>
          </table:table-cell>
          <table:table-cell office:value-type="float" office:value="1188239" table:style-name="ce1">
            <text:p>1188239</text:p>
          </table:table-cell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TONIO CICERO DE ARAUJO</text:p>
          </table:table-cell>
          <table:table-cell office:value-type="float" office:value="1220676" table:style-name="ce1">
            <text:p>1220676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TONIO JOSE PLACIDO DE MELO</text:p>
          </table:table-cell>
          <table:table-cell office:value-type="float" office:value="1488664" table:style-name="ce1">
            <text:p>1488664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TONIO WARNER DE A VASCONCELOS</text:p>
          </table:table-cell>
          <table:table-cell office:value-type="float" office:value="1673843" table:style-name="ce1">
            <text:p>1673843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WAR JOSE DE OLIVEIRA SOUZA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 DENISSON DA SILVA</text:p>
          </table:table-cell>
          <table:table-cell office:value-type="float" office:value="1656882" table:style-name="ce1">
            <text:p>1656882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LYSON ALVES DO NASCIMENTO</text:p>
          </table:table-cell>
          <table:table-cell office:value-type="float" office:value="3007967" table:style-name="ce1">
            <text:p>3007967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MANDO CELESTINO DOS SANTOS</text:p>
          </table:table-cell>
          <table:table-cell office:value-type="float" office:value="267517" table:style-name="ce1">
            <text:p>267517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NON CASSIANO DA SILVA</text:p>
          </table:table-cell>
          <table:table-cell office:value-type="float" office:value="1191173" table:style-name="ce1">
            <text:p>1191173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UGUSTO CESAR MELO DE OLIVEIRA</text:p>
          </table:table-cell>
          <table:table-cell office:value-type="float" office:value="1755972" table:style-name="ce1">
            <text:p>1755972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UREA LUIZA QUIXABEIRA ROSA E SILVA</text:p>
          </table:table-cell>
          <table:table-cell office:value-type="float" office:value="2050828" table:style-name="ce1">
            <text:p>2050828</text:p>
          </table:table-cell>
          <table:table-cell office:value-type="float" office:value="51" table:style-name="ce1">
            <text:p>5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NEDITO NASCIMENTO</text:p>
          </table:table-cell>
          <table:table-cell office:value-type="float" office:value="267260" table:style-name="ce1">
            <text:p>267260</text:p>
          </table:table-cell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OALDO RODRIGUES DOS SANTOS</text:p>
          </table:table-cell>
          <table:table-cell office:value-type="float" office:value="1646861" table:style-name="ce1">
            <text:p>1646861</text:p>
          </table:table-cell>
          <table:table-cell office:value-type="float" office:value="53" table:style-name="ce1">
            <text:p>5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ENO JACINTO DUARTE DA COSTA</text:p>
          </table:table-cell>
          <table:table-cell office:value-type="float" office:value="1746551" table:style-name="ce1">
            <text:p>1746551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UNO RODRIGUES BESSA</text:p>
          </table:table-cell>
          <table:table-cell office:value-type="float" office:value="2866185" table:style-name="ce1">
            <text:p>2866185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ILA ANTUNES DE CARVALHO CASADO</text:p>
          </table:table-cell>
          <table:table-cell office:value-type="float" office:value="1869589" table:style-name="ce1">
            <text:p>1869589</text:p>
          </table:table-cell>
          <table:table-cell office:value-type="float" office:value="56" table:style-name="ce1">
            <text:p>5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ILA LIMA DA COSTA</text:p>
          </table:table-cell>
          <table:table-cell office:value-type="float" office:value="2407352" table:style-name="ce1">
            <text:p>2407352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MILA SAMPAIO BEZERRA DA SILVA</text:p>
          </table:table-cell>
          <table:table-cell office:value-type="float" office:value="2615587" table:style-name="ce1">
            <text:p>2615587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OS ALBERTO DA SILVA</text:p>
          </table:table-cell>
          <table:table-cell office:value-type="float" office:value="267348" table:style-name="ce1">
            <text:p>267348</text:p>
          </table:table-cell>
          <table:table-cell office:value-type="float" office:value="59" table:style-name="ce1">
            <text:p>5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OS ALBERTO DE HYBI CERQUEIRA</text:p>
          </table:table-cell>
          <table:table-cell office:value-type="float" office:value="1068622" table:style-name="ce1">
            <text:p>1068622</text:p>
          </table:table-cell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OS ALBERTO SILVA DOS SANTOS</text:p>
          </table:table-cell>
          <table:table-cell office:value-type="float" office:value="1702583" table:style-name="ce1">
            <text:p>1702583</text:p>
          </table:table-cell>
          <table:table-cell office:value-type="float" office:value="61" table:style-name="ce1">
            <text:p>6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OS ALBERTO VANDERLEI VANGASSE</text:p>
          </table:table-cell>
          <table:table-cell office:value-type="float" office:value="267417" table:style-name="ce1">
            <text:p>267417</text:p>
          </table:table-cell>
          <table:table-cell office:value-type="float" office:value="62" table:style-name="ce1">
            <text:p>6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OS HENRIQUE ALMEIDA ALVES</text:p>
          </table:table-cell>
          <table:table-cell office:value-type="float" office:value="981884" table:style-name="ce1">
            <text:p>981884</text:p>
          </table:table-cell>
          <table:table-cell office:value-type="float" office:value="63" table:style-name="ce1">
            <text:p>6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OS MARCELO DE ARAUJO BIBIANO</text:p>
          </table:table-cell>
          <table:table-cell office:value-type="float" office:value="981965" table:style-name="ce1">
            <text:p>981965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OS MENEZES DE SOUZA JUNIOR</text:p>
          </table:table-cell>
          <table:table-cell office:value-type="float" office:value="1670729" table:style-name="ce1">
            <text:p>1670729</text:p>
          </table:table-cell>
          <table:table-cell office:value-type="float" office:value="65" table:style-name="ce1">
            <text:p>6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SON LAMENHA APOLINARIO</text:p>
          </table:table-cell>
          <table:table-cell office:value-type="float" office:value="267321" table:style-name="ce1">
            <text:p>267321</text:p>
          </table:table-cell>
          <table:table-cell office:value-type="float" office:value="66" table:style-name="ce1">
            <text:p>6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SSIO HARTMANN</text:p>
          </table:table-cell>
          <table:table-cell office:value-type="float" office:value="1809583" table:style-name="ce1">
            <text:p>1809583</text:p>
          </table:table-cell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CILIA DANTAS VICENTE<text:s/></text:p>
          </table:table-cell>
          <table:table-cell office:value-type="float" office:value="1524170" table:style-name="ce1">
            <text:p>1524170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LENE ALVES DA SILVA</text:p>
          </table:table-cell>
          <table:table-cell office:value-type="float" office:value="2415758" table:style-name="ce1">
            <text:p>2415758</text:p>
          </table:table-cell>
          <table:table-cell office:value-type="float" office:value="69" table:style-name="ce1">
            <text:p>6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LSO SILVA CALDAS<text:s/></text:p>
          </table:table-cell>
          <table:table-cell office:value-type="float" office:value="1311882" table:style-name="ce1">
            <text:p>1311882</text:p>
          </table:table-cell>
          <table:table-cell office:value-type="float" office:value="70" table:style-name="ce1">
            <text:p>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ARRIDY MAX FONTES PINTO</text:p>
          </table:table-cell>
          <table:table-cell office:value-type="float" office:value="20718800" table:style-name="ce1">
            <text:p>20718800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RISTIANE BATINGA AGRA</text:p>
          </table:table-cell>
          <table:table-cell office:value-type="float" office:value="2045781" table:style-name="ce1">
            <text:p>2045781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AUDIA CORDEIRO DE ASSIS</text:p>
          </table:table-cell>
          <table:table-cell office:value-type="float" office:value="1454860" table:style-name="ce1">
            <text:p>1454860</text:p>
          </table:table-cell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AUDIO ESTEVAO BERGAMINI</text:p>
          </table:table-cell>
          <table:table-cell office:value-type="float" office:value="2893579" table:style-name="ce1">
            <text:p>2893579</text:p>
          </table:table-cell>
          <table:table-cell office:value-type="float" office:value="74" table:style-name="ce1">
            <text:p>7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AUDIONOR FERREIRA ARAUJO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75" table:style-name="ce1">
            <text:p>7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BER NAUBER DOS SANTOS</text:p>
          </table:table-cell>
          <table:table-cell office:value-type="float" office:value="1976022" table:style-name="ce1">
            <text:p>1976022</text:p>
          </table:table-cell>
          <table:table-cell office:value-type="float" office:value="76" table:style-name="ce1">
            <text:p>7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IDE CALHEIROS DA SILVA</text:p>
          </table:table-cell>
          <table:table-cell office:value-type="float" office:value="2045153" table:style-name="ce1">
            <text:p>2045153</text:p>
          </table:table-cell>
          <table:table-cell office:value-type="float" office:value="77" table:style-name="ce1">
            <text:p>7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UNIS BRANDAO RIBEIRO</text:p>
          </table:table-cell>
          <table:table-cell office:value-type="float" office:value="2177836" table:style-name="ce1">
            <text:p>2177836</text:p>
          </table:table-cell>
          <table:table-cell office:value-type="float" office:value="78" table:style-name="ce1">
            <text:p>7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USA SALVINA R. M. BARBOSA</text:p>
          </table:table-cell>
          <table:table-cell office:value-type="float" office:value="1478667" table:style-name="ce1">
            <text:p>1478667</text:p>
          </table:table-cell>
          <table:table-cell office:value-type="float" office:value="79" table:style-name="ce1">
            <text:p>7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VERTON DA SILVA VASCONCELOS</text:p>
          </table:table-cell>
          <table:table-cell office:value-type="float" office:value="1975284" table:style-name="ce1">
            <text:p>1975284</text:p>
          </table:table-cell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EYLTON BEZERRA LOPES</text:p>
          </table:table-cell>
          <table:table-cell office:value-type="float" office:value="1890963" table:style-name="ce1">
            <text:p>1890963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RISTINE GONCALVES DE CASTRO<text:s/></text:p>
          </table:table-cell>
          <table:table-cell office:value-type="float" office:value="1584714" table:style-name="ce1">
            <text:p>1584714</text:p>
          </table:table-cell>
          <table:table-cell office:value-type="float" office:value="82" table:style-name="ce1">
            <text:p>8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CIO LOPES CAMERINO FILHO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83" table:style-name="ce1">
            <text:p>8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MIAO AUGUSTO DE FARIAS SANTOS</text:p>
          </table:table-cell>
          <table:table-cell office:value-type="float" office:value="1033614" table:style-name="ce1">
            <text:p>1033614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COTRIM CAMERINO</text:p>
          </table:table-cell>
          <table:table-cell office:value-type="float" office:value="1809188" table:style-name="ce1">
            <text:p>1809188</text:p>
          </table:table-cell>
          <table:table-cell office:value-type="float" office:value="85" table:style-name="ce1">
            <text:p>8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JESUS PEREIRA</text:p>
          </table:table-cell>
          <table:table-cell office:value-type="float" office:value="2410916" table:style-name="ce1">
            <text:p>2410916</text:p>
          </table:table-cell>
          <table:table-cell office:value-type="float" office:value="86" table:style-name="ce1">
            <text:p>8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FERREIRA DA GUIA</text:p>
          </table:table-cell>
          <table:table-cell office:value-type="float" office:value="267419" table:style-name="ce1">
            <text:p>267419</text:p>
          </table:table-cell>
          <table:table-cell office:value-type="float" office:value="87" table:style-name="ce1">
            <text:p>8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RIBEIRO DE MENDONCA</text:p>
          </table:table-cell>
          <table:table-cell office:value-type="float" office:value="1813350" table:style-name="ce1">
            <text:p>1813350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PEREIRA DE LIMA</text:p>
          </table:table-cell>
          <table:table-cell office:value-type="float" office:value="3027081" table:style-name="ce1">
            <text:p>3027081</text:p>
          </table:table-cell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RIBEIRO BULHOES JOBIM</text:p>
          </table:table-cell>
          <table:table-cell office:value-type="float" office:value="1675284" table:style-name="ce1">
            <text:p>1675284</text:p>
          </table:table-cell>
          <table:table-cell office:value-type="float" office:value="90" table:style-name="ce1">
            <text:p>9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LE BARBOSA BEZERRA</text:p>
          </table:table-cell>
          <table:table-cell office:value-type="float" office:value="1461814" table:style-name="ce1">
            <text:p>1461814</text:p>
          </table:table-cell>
          <table:table-cell office:value-type="float" office:value="91" table:style-name="ce1">
            <text:p>9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LE COTTA DE MELO N. DA SILVA</text:p>
          </table:table-cell>
          <table:table-cell office:value-type="float" office:value="1677699" table:style-name="ce1">
            <text:p>1677699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LY CALDAS DE OLIVEIRA</text:p>
          </table:table-cell>
          <table:table-cell office:value-type="float" office:value="1698960" table:style-name="ce1">
            <text:p>1698960</text:p>
          </table:table-cell>
          <table:table-cell office:value-type="float" office:value="93" table:style-name="ce1">
            <text:p>9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VID GOMES COSTA</text:p>
          </table:table-cell>
          <table:table-cell office:value-type="float" office:value="1609773" table:style-name="ce1">
            <text:p>1609773</text:p>
          </table:table-cell>
          <table:table-cell office:value-type="float" office:value="94" table:style-name="ce1">
            <text:p>9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VID WANDERLEY SILVA LINS<text:s/></text:p>
          </table:table-cell>
          <table:table-cell office:value-type="float" office:value="1187926" table:style-name="ce1">
            <text:p>1187926</text:p>
          </table:table-cell>
          <table:table-cell office:value-type="float" office:value="95" table:style-name="ce1">
            <text:p>9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METRIUS PEREIRA MORILLA</text:p>
          </table:table-cell>
          <table:table-cell office:value-type="float" office:value="1900468" table:style-name="ce1">
            <text:p>1900468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S ROCHA CALAZANS</text:p>
          </table:table-cell>
          <table:table-cell office:value-type="float" office:value="1420307" table:style-name="ce1">
            <text:p>1420307</text:p>
          </table:table-cell>
          <table:table-cell office:value-type="float" office:value="97" table:style-name="ce1">
            <text:p>9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SE LAGES VIEIRA DA SILVA</text:p>
          </table:table-cell>
          <table:table-cell office:value-type="float" office:value="1978706" table:style-name="ce1">
            <text:p>1978706</text:p>
          </table:table-cell>
          <table:table-cell office:value-type="float" office:value="98" table:style-name="ce1">
            <text:p>9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SE MAGALHAES DUTRA</text:p>
          </table:table-cell>
          <table:table-cell office:value-type="float" office:value="1674175" table:style-name="ce1">
            <text:p>1674175</text:p>
          </table:table-cell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YSE FERREIRA ROCHA</text:p>
          </table:table-cell>
          <table:table-cell office:value-type="float" office:value="1545942" table:style-name="ce1">
            <text:p>1545942</text:p>
          </table:table-cell>
          <table:table-cell office:value-type="float" office:value="100" table:style-name="ce1">
            <text:p>10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LZA GOMES DE OMENA</text:p>
          </table:table-cell>
          <table:table-cell office:value-type="float" office:value="3113942" table:style-name="ce1">
            <text:p>3113942</text:p>
          </table:table-cell>
          <table:table-cell office:value-type="float" office:value="101" table:style-name="ce1">
            <text:p>10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VANIR MARIA DE LIMA</text:p>
          </table:table-cell>
          <table:table-cell office:value-type="float" office:value="1813588" table:style-name="ce1">
            <text:p>1813588</text:p>
          </table:table-cell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JALMA DE ALBUQUERQUE BARROS FILHO<text:s/></text:p>
          </table:table-cell>
          <table:table-cell office:value-type="float" office:value="1372367" table:style-name="ce1">
            <text:p>1372367</text:p>
          </table:table-cell>
          <table:table-cell office:value-type="float" office:value="103" table:style-name="ce1">
            <text:p>10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BENEZER BERNANDES CORREIA SILVA</text:p>
          </table:table-cell>
          <table:table-cell office:value-type="float" office:value="1673736" table:style-name="ce1">
            <text:p>1673736</text:p>
          </table:table-cell>
          <table:table-cell office:value-type="float" office:value="104" table:style-name="ce1">
            <text:p>10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ISON CAMILO DE MORAES JUNIOR</text:p>
          </table:table-cell>
          <table:table-cell office:value-type="float" office:value="2191508" table:style-name="ce1">
            <text:p>2191508</text:p>
          </table:table-cell>
          <table:table-cell office:value-type="float" office:value="105" table:style-name="ce1">
            <text:p>1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JA LAURINDO DE LIMA</text:p>
          </table:table-cell>
          <table:table-cell office:value-type="float" office:value="3212537" table:style-name="ce1">
            <text:p>3212537</text:p>
          </table:table-cell>
          <table:table-cell office:value-type="float" office:value="106" table:style-name="ce1">
            <text:p>10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MAR MARINHO DE AZEVEDO</text:p>
          </table:table-cell>
          <table:table-cell office:value-type="float" office:value="2418964" table:style-name="ce1">
            <text:p>2418964</text:p>
          </table:table-cell>
          <table:table-cell office:value-type="float" office:value="107" table:style-name="ce1">
            <text:p>10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NILSON GOMES MATIAS</text:p>
          </table:table-cell>
          <table:table-cell office:value-type="float" office:value="2046330" table:style-name="ce1">
            <text:p>2046330</text:p>
          </table:table-cell>
          <table:table-cell office:value-type="float" office:value="108" table:style-name="ce1">
            <text:p>10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RIANE TEIXEIRA DA SILVA</text:p>
          </table:table-cell>
          <table:table-cell office:value-type="float" office:value="2118662" table:style-name="ce1">
            <text:p>2118662</text:p>
          </table:table-cell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CARDOSO MORAES</text:p>
          </table:table-cell>
          <table:table-cell office:value-type="float" office:value="1802501" table:style-name="ce1">
            <text:p>1802501</text:p>
          </table:table-cell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FRIGOLETTO DE MENEZES</text:p>
          </table:table-cell>
          <table:table-cell office:value-type="float" office:value="1510191" table:style-name="ce1">
            <text:p>1510191</text:p>
          </table:table-cell>
          <table:table-cell office:value-type="float" office:value="111" table:style-name="ce1">
            <text:p>1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HENRIQUE OMENA BASTOS</text:p>
          </table:table-cell>
          <table:table-cell office:value-type="float" office:value="1915332" table:style-name="ce1">
            <text:p>1915332</text:p>
          </table:table-cell>
          <table:table-cell office:value-type="float" office:value="112" table:style-name="ce1">
            <text:p>1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HENRIQUE VIANA DE SOUSA</text:p>
          </table:table-cell>
          <table:table-cell office:value-type="float" office:value="1653997" table:style-name="ce1">
            <text:p>1653997</text:p>
          </table:table-cell>
          <table:table-cell office:value-type="float" office:value="113" table:style-name="ce1">
            <text:p>11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IMA DO SANTOS</text:p>
          </table:table-cell>
          <table:table-cell office:value-type="float" office:value="2721552" table:style-name="ce1">
            <text:p>2721552</text:p>
          </table:table-cell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VANIA MEDEIROS DE OMENA</text:p>
          </table:table-cell>
          <table:table-cell office:value-type="float" office:value="2055801" table:style-name="ce1">
            <text:p>2055801</text:p>
          </table:table-cell>
          <table:table-cell office:value-type="float" office:value="115" table:style-name="ce1">
            <text:p>11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AINE CRISTINA DOS SANTOS LIMA</text:p>
          </table:table-cell>
          <table:table-cell office:value-type="float" office:value="2045424" table:style-name="ce1">
            <text:p>2045424</text:p>
          </table:table-cell>
          <table:table-cell office:value-type="float" office:value="116" table:style-name="ce1">
            <text:p>1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AINE DOS REIS SOEIRA</text:p>
          </table:table-cell>
          <table:table-cell office:value-type="float" office:value="1666549" table:style-name="ce1">
            <text:p>1666549</text:p>
          </table:table-cell>
          <table:table-cell office:value-type="float" office:value="117" table:style-name="ce1">
            <text:p>11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AINE DOS SANTOS SGARBI</text:p>
          </table:table-cell>
          <table:table-cell office:value-type="float" office:value="2945023" table:style-name="ce1">
            <text:p>2945023</text:p>
          </table:table-cell>
          <table:table-cell office:value-type="float" office:value="118" table:style-name="ce1">
            <text:p>11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NE DOS SANTOS ALENCAR</text:p>
          </table:table-cell>
          <table:table-cell office:value-type="float" office:value="3126584" table:style-name="ce1">
            <text:p>3126584</text:p>
          </table:table-cell>
          <table:table-cell office:value-type="float" office:value="119" table:style-name="ce1">
            <text:p>11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SABETE DUARTE DE OLIVEIRA</text:p>
          </table:table-cell>
          <table:table-cell office:value-type="float" office:value="1693451" table:style-name="ce1">
            <text:p>1693451</text:p>
          </table:table-cell>
          <table:table-cell office:value-type="float" office:value="120" table:style-name="ce1">
            <text:p>12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TON NASCIMENTO BARRROS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121" table:style-name="ce1">
            <text:p>12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VYS ALVES SOARES</text:p>
          </table:table-cell>
          <table:table-cell office:value-type="float" office:value="1688380" table:style-name="ce1">
            <text:p>1688380</text:p>
          </table:table-cell>
          <table:table-cell office:value-type="float" office:value="122" table:style-name="ce1">
            <text:p>1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ANUEL GOMES MARQUES</text:p>
          </table:table-cell>
          <table:table-cell office:value-type="float" office:value="2201226" table:style-name="ce1">
            <text:p>2201226</text:p>
          </table:table-cell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ANUELLE SATIKO MONTEIRO MATSUMOTO</text:p>
          </table:table-cell>
          <table:table-cell office:value-type="float" office:value="3123471" table:style-name="ce1">
            <text:p>3123471</text:p>
          </table:table-cell>
          <table:table-cell office:value-type="float" office:value="124" table:style-name="ce1">
            <text:p>12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RSON MARTINS SILVA</text:p>
          </table:table-cell>
          <table:table-cell office:value-type="float" office:value="2407352" table:style-name="ce1">
            <text:p>2407352</text:p>
          </table:table-cell>
          <table:table-cell office:value-type="float" office:value="125" table:style-name="ce1">
            <text:p>1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ALDO VIEIRA DE MELO</text:p>
          </table:table-cell>
          <table:table-cell office:value-type="float" office:value="2040642" table:style-name="ce1">
            <text:p>2040642</text:p>
          </table:table-cell>
          <table:table-cell office:value-type="float" office:value="126" table:style-name="ce1">
            <text:p>12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LMA BARBOSA DA SILVA</text:p>
          </table:table-cell>
          <table:table-cell office:value-type="float" office:value="1552757" table:style-name="ce1">
            <text:p>1552757</text:p>
          </table:table-cell>
          <table:table-cell office:value-type="float" office:value="127" table:style-name="ce1">
            <text:p>12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VAM ALVES MOREIRA NETO</text:p>
          </table:table-cell>
          <table:table-cell office:value-type="float" office:value="2042144" table:style-name="ce1">
            <text:p>2042144</text:p>
          </table:table-cell>
          <table:table-cell office:value-type="float" office:value="128" table:style-name="ce1">
            <text:p>12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UNICE PALMEIRA DA SILVA</text:p>
          </table:table-cell>
          <table:table-cell office:value-type="float" office:value="2422219" table:style-name="ce1">
            <text:p>2422219</text:p>
          </table:table-cell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ERT ELVIS BATISTA DE ALMEIDA</text:p>
          </table:table-cell>
          <table:table-cell office:value-type="float" office:value="2248031" table:style-name="ce1">
            <text:p>2248031</text:p>
          </table:table-cell>
          <table:table-cell office:value-type="float" office:value="130" table:style-name="ce1">
            <text:p>13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NO DOS SANTOS BRIAO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131" table:style-name="ce1">
            <text:p>13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O JOSE DOS SANTOS</text:p>
          </table:table-cell>
          <table:table-cell office:value-type="float" office:value="1723813" table:style-name="ce1">
            <text:p>1723813</text:p>
          </table:table-cell>
          <table:table-cell office:value-type="float" office:value="132" table:style-name="ce1">
            <text:p>1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O MAURICIO DO BONFIM CALAZANS</text:p>
          </table:table-cell>
          <table:table-cell office:value-type="float" office:value="1186906" table:style-name="ce1">
            <text:p>1186906</text:p>
          </table:table-cell>
          <table:table-cell office:value-type="float" office:value="133" table:style-name="ce1">
            <text:p>13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O SOARES GOMES</text:p>
          </table:table-cell>
          <table:table-cell office:value-type="float" office:value="1477734" table:style-name="ce1">
            <text:p>1477734</text:p>
          </table:table-cell>
          <table:table-cell office:value-type="float" office:value="134" table:style-name="ce1">
            <text:p>13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RISIA FERREIRA DE ARAUJO</text:p>
          </table:table-cell>
          <table:table-cell office:value-type="float" office:value="1186979" table:style-name="ce1">
            <text:p>1186979</text:p>
          </table:table-cell>
          <table:table-cell office:value-type="float" office:value="135" table:style-name="ce1">
            <text:p>1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PE CESAR MARQUES TUPINAMBA</text:p>
          </table:table-cell>
          <table:table-cell office:value-type="float" office:value="2362071" table:style-name="ce1">
            <text:p>2362071</text:p>
          </table:table-cell>
          <table:table-cell office:value-type="float" office:value="136" table:style-name="ce1">
            <text:p>13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PE VASCONCELOS CAVALCANTE</text:p>
          </table:table-cell>
          <table:table-cell office:value-type="float" office:value="2295926" table:style-name="ce1">
            <text:p>2295926</text:p>
          </table:table-cell>
          <table:table-cell office:value-type="float" office:value="137" table:style-name="ce1">
            <text:p>13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RNANDO GUSTAVO ALENCAR DE ALB. LINS</text:p>
          </table:table-cell>
          <table:table-cell office:value-type="float" office:value="1187734" table:style-name="ce1">
            <text:p>1187734</text:p>
          </table:table-cell>
          <table:table-cell office:value-type="float" office:value="138" table:style-name="ce1">
            <text:p>13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RNANDO HENRIQUE M. VASCONCELOS</text:p>
          </table:table-cell>
          <table:table-cell office:value-type="float" office:value="1033504" table:style-name="ce1">
            <text:p>1033504</text:p>
          </table:table-cell>
          <table:table-cell office:value-type="float" office:value="139" table:style-name="ce1">
            <text:p>13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RNANDO JOSE DA SILVA</text:p>
          </table:table-cell>
          <table:table-cell office:value-type="float" office:value="1187505" table:style-name="ce1">
            <text:p>1187505</text:p>
          </table:table-cell>
          <table:table-cell office:value-type="float" office:value="140" table:style-name="ce1">
            <text:p>14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RNANDO KENJI KAMEI</text:p>
          </table:table-cell>
          <table:table-cell office:value-type="float" office:value="1897878" table:style-name="ce1">
            <text:p>1897878</text:p>
          </table:table-cell>
          <table:table-cell office:value-type="float" office:value="141" table:style-name="ce1">
            <text:p>14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LAVIA BRAGA DO NASCIMENTO SERBIM</text:p>
          </table:table-cell>
          <table:table-cell office:value-type="float" office:value="18923267" table:style-name="ce1">
            <text:p>18923267</text:p>
          </table:table-cell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LAVIA KAROLINA LIMA DUARTE BARBOSA</text:p>
          </table:table-cell>
          <table:table-cell office:value-type="float" office:value="1805693" table:style-name="ce1">
            <text:p>1805693</text:p>
          </table:table-cell>
          <table:table-cell office:value-type="float" office:value="143" table:style-name="ce1">
            <text:p>14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LAVIO MOTA MEDEIROS</text:p>
          </table:table-cell>
          <table:table-cell office:value-type="float" office:value="1812957" table:style-name="ce1">
            <text:p>1812957</text:p>
          </table:table-cell>
          <table:table-cell office:value-type="float" office:value="144" table:style-name="ce1">
            <text:p>14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YMAIKEL ALVES DE OLIVEIRA COSTA</text:p>
          </table:table-cell>
          <table:table-cell office:value-type="float" office:value="2000143" table:style-name="ce1">
            <text:p>2000143</text:p>
          </table:table-cell>
          <table:table-cell office:value-type="float" office:value="145" table:style-name="ce1">
            <text:p>14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K WESLEY XAVIER DA SILVA</text:p>
          </table:table-cell>
          <table:table-cell office:value-type="float" office:value="1343376" table:style-name="ce1">
            <text:p>1343376</text:p>
          </table:table-cell>
          <table:table-cell office:value-type="float" office:value="146" table:style-name="ce1">
            <text:p>14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ED AUGUSTO RIBEIRO NOGUEIRA</text:p>
          </table:table-cell>
          <table:table-cell office:value-type="float" office:value="1894009" table:style-name="ce1">
            <text:p>1894009</text:p>
          </table:table-cell>
          <table:table-cell office:value-type="float" office:value="147" table:style-name="ce1">
            <text:p>14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EDERICO SALGUEIRO PASSOS</text:p>
          </table:table-cell>
          <table:table-cell office:value-type="float" office:value="1867551" table:style-name="ce1">
            <text:p>1867551</text:p>
          </table:table-cell>
          <table:table-cell office:value-type="float" office:value="148" table:style-name="ce1">
            <text:p>14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EDY LOBO MONTEIRO</text:p>
          </table:table-cell>
          <table:table-cell office:value-type="float" office:value="1317879" table:style-name="ce1">
            <text:p>1317879</text:p>
          </table:table-cell>
          <table:table-cell office:value-type="float" office:value="149" table:style-name="ce1">
            <text:p>14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NIVALDO ROCHA WANDERLEY</text:p>
          </table:table-cell>
          <table:table-cell office:value-type="float" office:value="1186916" table:style-name="ce1">
            <text:p>1186916</text:p>
          </table:table-cell>
          <table:table-cell office:value-type="float" office:value="150" table:style-name="ce1">
            <text:p>15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RGE FLAVIO PEREIRA CHAVES</text:p>
          </table:table-cell>
          <table:table-cell office:value-type="float" office:value="1478141" table:style-name="ce1">
            <text:p>1478141</text:p>
          </table:table-cell>
          <table:table-cell office:value-type="float" office:value="151" table:style-name="ce1">
            <text:p>15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SON MACIEL GUIMARAES</text:p>
          </table:table-cell>
          <table:table-cell office:value-type="float" office:value="2871947" table:style-name="ce1">
            <text:p>2871947</text:p>
          </table:table-cell>
          <table:table-cell office:value-type="float" office:value="152" table:style-name="ce1">
            <text:p>15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TRUDES MAGNA SALES DA SILVA</text:p>
          </table:table-cell>
          <table:table-cell office:value-type="float" office:value="1250196" table:style-name="ce1">
            <text:p>1250196</text:p>
          </table:table-cell>
          <table:table-cell office:value-type="float" office:value="153" table:style-name="ce1">
            <text:p>15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LMAR SOARES FURTADO<text:s/></text:p>
          </table:table-cell>
          <table:table-cell office:value-type="float" office:value="1250196" table:style-name="ce1">
            <text:p>1250196</text:p>
          </table:table-cell>
          <table:table-cell office:value-type="float" office:value="154" table:style-name="ce1">
            <text:p>154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LMAR TEODOSIO SILVA</text:p>
          </table:table-cell>
          <table:table-cell office:value-type="float" office:value="1915163" table:style-name="ce1">
            <text:p>1915163</text:p>
          </table:table-cell>
          <table:table-cell office:value-type="float" office:value="155" table:style-name="ce1">
            <text:p>155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LSON LAURENTINO DA SILVA</text:p>
          </table:table-cell>
          <table:table-cell office:value-type="float" office:value="267351" table:style-name="ce1">
            <text:p>267351</text:p>
          </table:table-cell>
          <table:table-cell office:value-type="float" office:value="156" table:style-name="ce1">
            <text:p>15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ULIANO RAPOSO RODRIGUES</text:p>
          </table:table-cell>
          <table:table-cell office:value-type="float" office:value="1916114" table:style-name="ce1">
            <text:p>1916114</text:p>
          </table:table-cell>
          <table:table-cell office:value-type="float" office:value="157" table:style-name="ce1">
            <text:p>15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VALDO OLIVEIRA DOS SANTOS</text:p>
          </table:table-cell>
          <table:table-cell office:value-type="float" office:value="1181073" table:style-name="ce1">
            <text:p>1181073</text:p>
          </table:table-cell>
          <table:table-cell office:value-type="float" office:value="158" table:style-name="ce1">
            <text:p>15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ACINO FRANCISCO RODRIGUES</text:p>
          </table:table-cell>
          <table:table-cell office:value-type="float" office:value="1976335" table:style-name="ce1">
            <text:p>1976335</text:p>
          </table:table-cell>
          <table:table-cell office:value-type="float" office:value="159" table:style-name="ce1">
            <text:p>15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GOR GAMA DE CARVALHO</text:p>
          </table:table-cell>
          <table:table-cell office:value-type="float" office:value="1977512" table:style-name="ce1">
            <text:p>1977512</text:p>
          </table:table-cell>
          <table:table-cell office:value-type="float" office:value="160" table:style-name="ce1">
            <text:p>16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EGORY AGUIAR CALDAS BARBOSA</text:p>
          </table:table-cell>
          <table:table-cell office:value-type="float" office:value="1703854" table:style-name="ce1">
            <text:p>1703854</text:p>
          </table:table-cell>
          <table:table-cell office:value-type="float" office:value="161" table:style-name="ce1">
            <text:p>16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USTAVO PESSOA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162" table:style-name="ce1">
            <text:p>16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BERTH BRAGA GONCALVES RIBEIRO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163" table:style-name="ce1">
            <text:p>16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LCIO BEZERRA DO NASCIMENTO JUNIOR</text:p>
          </table:table-cell>
          <table:table-cell office:value-type="float" office:value="1582362" table:style-name="ce1">
            <text:p>1582362</text:p>
          </table:table-cell>
          <table:table-cell office:value-type="float" office:value="164" table:style-name="ce1">
            <text:p>16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NRIQUE ADRIANO DE MACENA MARQUES<text:s/></text:p>
          </table:table-cell>
          <table:table-cell office:value-type="float" office:value="1979620" table:style-name="ce1">
            <text:p>1979620</text:p>
          </table:table-cell>
          <table:table-cell office:value-type="float" office:value="165" table:style-name="ce1">
            <text:p>16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CULES DE LUCENA LIRA<text:s/></text:p>
          </table:table-cell>
          <table:table-cell office:value-type="float" office:value="2568227" table:style-name="ce1">
            <text:p>2568227</text:p>
          </table:table-cell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RON TEIXEIRA AMORIM</text:p>
          </table:table-cell>
          <table:table-cell office:value-type="float" office:value="1227660" table:style-name="ce1">
            <text:p>1227660</text:p>
          </table:table-cell>
          <table:table-cell office:value-type="float" office:value="167" table:style-name="ce1">
            <text:p>16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DSON KLEBER PALMEIRA CANNUTO</text:p>
          </table:table-cell>
          <table:table-cell office:value-type="float" office:value="1690338" table:style-name="ce1">
            <text:p>1690338</text:p>
          </table:table-cell>
          <table:table-cell office:value-type="float" office:value="168" table:style-name="ce1">
            <text:p>16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GO SANTOS NUNES</text:p>
          </table:table-cell>
          <table:table-cell office:value-type="float" office:value="223068" table:style-name="ce1">
            <text:p>223068</text:p>
          </table:table-cell>
          <table:table-cell office:value-type="float" office:value="169" table:style-name="ce1">
            <text:p>169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JORGE BRAGA CAVALCANTI</text:p>
          </table:table-cell>
          <table:table-cell office:value-type="float" office:value="1049961" table:style-name="ce1">
            <text:p>1049961</text:p>
          </table:table-cell>
          <table:table-cell office:value-type="float" office:value="170" table:style-name="ce1">
            <text:p>17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ARA BARROS VALENTIM</text:p>
          </table:table-cell>
          <table:table-cell office:value-type="float" office:value="1981781" table:style-name="ce1">
            <text:p>1981781</text:p>
          </table:table-cell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KA DE CARVALHO CEDRIM</text:p>
          </table:table-cell>
          <table:table-cell office:value-type="float" office:value="1893378" table:style-name="ce1">
            <text:p>1893378</text:p>
          </table:table-cell>
          <table:table-cell office:value-type="float" office:value="172" table:style-name="ce1">
            <text:p>17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OLITA MARQUES LIRA</text:p>
          </table:table-cell>
          <table:table-cell office:value-type="float" office:value="267524" table:style-name="ce1">
            <text:p>267524</text:p>
          </table:table-cell>
          <table:table-cell office:value-type="float" office:value="173" table:style-name="ce1">
            <text:p>17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VANILDO CAVALCANTI TIMOTEO</text:p>
          </table:table-cell>
          <table:table-cell office:value-type="float" office:value="17805740" table:style-name="ce1">
            <text:p>17805740</text:p>
          </table:table-cell>
          <table:table-cell office:value-type="float" office:value="174" table:style-name="ce1">
            <text:p>17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VO AUGUSTO ANDRADE ROCHA CALADO</text:p>
          </table:table-cell>
          <table:table-cell office:value-type="float" office:value="17805740" table:style-name="ce1">
            <text:p>17805740</text:p>
          </table:table-cell>
          <table:table-cell office:value-type="float" office:value="175" table:style-name="ce1">
            <text:p>17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CEGUAI SOARES DA SILVA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176" table:style-name="ce1">
            <text:p>17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CKSON PINTO SILVA</text:p>
          </table:table-cell>
          <table:table-cell office:value-type="float" office:value="1984834" table:style-name="ce1">
            <text:p>1984834</text:p>
          </table:table-cell>
          <table:table-cell office:value-type="float" office:value="177" table:style-name="ce1">
            <text:p>17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CSIEL JOSE DE ABREU</text:p>
          </table:table-cell>
          <table:table-cell office:value-type="float" office:value="2781183" table:style-name="ce1">
            <text:p>2781183</text:p>
          </table:table-cell>
          <table:table-cell office:value-type="float" office:value="178" table:style-name="ce1">
            <text:p>17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ILTON CARDOSO DA CRUZ</text:p>
          </table:table-cell>
          <table:table-cell office:value-type="float" office:value="1242869" table:style-name="ce1">
            <text:p>1242869</text:p>
          </table:table-cell>
          <table:table-cell office:value-type="float" office:value="179" table:style-name="ce1">
            <text:p>1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KSON ISRAEL LIMA DE MENDES</text:p>
          </table:table-cell>
          <table:table-cell office:value-type="float" office:value="2981398" table:style-name="ce1">
            <text:p>2981398</text:p>
          </table:table-cell>
          <table:table-cell office:value-type="float" office:value="180" table:style-name="ce1">
            <text:p>18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NAINA GOMES SOARES</text:p>
          </table:table-cell>
          <table:table-cell office:value-type="float" office:value="2050032" table:style-name="ce1">
            <text:p>2050032</text:p>
          </table:table-cell>
          <table:table-cell office:value-type="float" office:value="181" table:style-name="ce1">
            <text:p>18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SETE MARIA DA SILVA PEREIRA</text:p>
          </table:table-cell>
          <table:table-cell office:value-type="float" office:value="1514494" table:style-name="ce1">
            <text:p>1514494</text:p>
          </table:table-cell>
          <table:table-cell office:value-type="float" office:value="182" table:style-name="ce1">
            <text:p>18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AN JACQUES BITTENCOURT DA ROCHA</text:p>
          </table:table-cell>
          <table:table-cell office:value-type="float" office:value="1288303" table:style-name="ce1">
            <text:p>1288303</text:p>
          </table:table-cell>
          <table:table-cell office:value-type="float" office:value="183" table:style-name="ce1">
            <text:p>18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ANE MARIA DE MELO</text:p>
          </table:table-cell>
          <table:table-cell office:value-type="float" office:value="1080952" table:style-name="ce1">
            <text:p>1080952</text:p>
          </table:table-cell>
          <table:table-cell office:value-type="float" office:value="184" table:style-name="ce1">
            <text:p>18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ILMA RODRIGUES DO NASCIMENTO</text:p>
          </table:table-cell>
          <table:table-cell office:value-type="float" office:value="3025797" table:style-name="ce1">
            <text:p>3025797</text:p>
          </table:table-cell>
          <table:table-cell office:value-type="float" office:value="185" table:style-name="ce1">
            <text:p>18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INNY CHRISTINE GOMES DOS SANTOS</text:p>
          </table:table-cell>
          <table:table-cell office:value-type="float" office:value="1049674" table:style-name="ce1">
            <text:p>1049674</text:p>
          </table:table-cell>
          <table:table-cell office:value-type="float" office:value="186" table:style-name="ce1">
            <text:p>18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 COSTA FERREIRA JUNIOR</text:p>
          </table:table-cell>
          <table:table-cell office:value-type="float" office:value="1888951" table:style-name="ce1">
            <text:p>1888951</text:p>
          </table:table-cell>
          <table:table-cell office:value-type="float" office:value="187" table:style-name="ce1">
            <text:p>18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ACY VICENTE FERREIRA</text:p>
          </table:table-cell>
          <table:table-cell office:value-type="float" office:value="1485255" table:style-name="ce1">
            <text:p>1485255</text:p>
          </table:table-cell>
          <table:table-cell office:value-type="float" office:value="188" table:style-name="ce1">
            <text:p>18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AO GILBERTO TEIXEIRA SILVA</text:p>
          </table:table-cell>
          <table:table-cell office:value-type="float" office:value="2615597" table:style-name="ce1">
            <text:p>2615597</text:p>
          </table:table-cell>
          <table:table-cell office:value-type="float" office:value="189" table:style-name="ce1">
            <text:p>18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AO HENRIQUE DA COSTA CARDOSO</text:p>
          </table:table-cell>
          <table:table-cell office:value-type="float" office:value="1034006" table:style-name="ce1">
            <text:p>1034006</text:p>
          </table:table-cell>
          <table:table-cell office:value-type="float" office:value="190" table:style-name="ce1">
            <text:p>19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AQUIM ALEXANDRE MOREIRA AZEVEDO</text:p>
          </table:table-cell>
          <table:table-cell office:value-type="float" office:value="2567890" table:style-name="ce1">
            <text:p>2567890</text:p>
          </table:table-cell>
          <table:table-cell office:value-type="float" office:value="191" table:style-name="ce1">
            <text:p>19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EFERSON REIS MARTINS</text:p>
          </table:table-cell>
          <table:table-cell office:value-type="float" office:value="1814627" table:style-name="ce1">
            <text:p>1814627</text:p>
          </table:table-cell>
          <table:table-cell office:value-type="float" office:value="192" table:style-name="ce1">
            <text:p>19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HNNATAN DUARTE DE FREITAS</text:p>
          </table:table-cell>
          <table:table-cell office:value-type="float" office:value="1524190" table:style-name="ce1">
            <text:p>1524190</text:p>
          </table:table-cell>
          <table:table-cell office:value-type="float" office:value="193" table:style-name="ce1">
            <text:p>19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NAS DOS SANTOS SOUSA</text:p>
          </table:table-cell>
          <table:table-cell office:value-type="float" office:value="1677727" table:style-name="ce1">
            <text:p>1677727</text:p>
          </table:table-cell>
          <table:table-cell office:value-type="float" office:value="194" table:style-name="ce1">
            <text:p>19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RGE BATISTA SANTOS JUNIOR</text:p>
          </table:table-cell>
          <table:table-cell office:value-type="float" office:value="267096" table:style-name="ce1">
            <text:p>267096</text:p>
          </table:table-cell>
          <table:table-cell office:value-type="float" office:value="195" table:style-name="ce1">
            <text:p>19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RGE LEVINO SILVA</text:p>
          </table:table-cell>
          <table:table-cell office:value-type="float" office:value="267319" table:style-name="ce1">
            <text:p>267319</text:p>
          </table:table-cell>
          <table:table-cell office:value-type="float" office:value="196" table:style-name="ce1">
            <text:p>19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RGE LUIZ ARAUJO ROCHA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197" table:style-name="ce1">
            <text:p>19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RGE LUIZ LAURIANO GAMA</text:p>
          </table:table-cell>
          <table:table-cell office:value-type="float" office:value="2175844" table:style-name="ce1">
            <text:p>2175844</text:p>
          </table:table-cell>
          <table:table-cell office:value-type="float" office:value="198" table:style-name="ce1">
            <text:p>198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ALMEIDA DOS SANTOS</text:p>
          </table:table-cell>
          <table:table-cell office:value-type="float" office:value="1529641" table:style-name="ce1">
            <text:p>1529641</text:p>
          </table:table-cell>
          <table:table-cell office:value-type="float" office:value="199" table:style-name="ce1">
            <text:p>19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ANTONIO FRANCA DE ARAUJO</text:p>
          </table:table-cell>
          <table:table-cell office:value-type="float" office:value="2161943" table:style-name="ce1">
            <text:p>2161943</text:p>
          </table:table-cell>
          <table:table-cell office:value-type="float" office:value="200" table:style-name="ce1">
            <text:p>20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DE HOLANDA CAVALCANTE JUNIOR</text:p>
          </table:table-cell>
          <table:table-cell office:value-type="float" office:value="2895323" table:style-name="ce1">
            <text:p>2895323</text:p>
          </table:table-cell>
          <table:table-cell office:value-type="float" office:value="201" table:style-name="ce1">
            <text:p>20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DIEGO MAGALHAES SOARES</text:p>
          </table:table-cell>
          <table:table-cell office:value-type="float" office:value="2045094" table:style-name="ce1">
            <text:p>2045094</text:p>
          </table:table-cell>
          <table:table-cell office:value-type="float" office:value="202" table:style-name="ce1">
            <text:p>20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DOS SANTOS</text:p>
          </table:table-cell>
          <table:table-cell office:value-type="float" office:value="267087" table:style-name="ce1">
            <text:p>267087</text:p>
          </table:table-cell>
          <table:table-cell office:value-type="float" office:value="203" table:style-name="ce1">
            <text:p>20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JADILSON NUNES DE MACEDO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204" table:style-name="ce1">
            <text:p>20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RTINS DOS SANTOS SOBRINHO</text:p>
          </table:table-cell>
          <table:table-cell office:value-type="float" office:value="1210945" table:style-name="ce1">
            <text:p>1210945</text:p>
          </table:table-cell>
          <table:table-cell office:value-type="float" office:value="205" table:style-name="ce1">
            <text:p>20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URICIO PEREIRA PINTO</text:p>
          </table:table-cell>
          <table:table-cell office:value-type="float" office:value="1213713" table:style-name="ce1">
            <text:p>1213713</text:p>
          </table:table-cell>
          <table:table-cell office:value-type="float" office:value="206" table:style-name="ce1">
            <text:p>20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ROBERTO NUNES DO SANTOS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207" table:style-name="ce1">
            <text:p>20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SILVIO DOS SANTOS</text:p>
          </table:table-cell>
          <table:table-cell office:value-type="float" office:value="1964212" table:style-name="ce1">
            <text:p>1964212</text:p>
          </table:table-cell>
          <table:table-cell office:value-type="float" office:value="208" table:style-name="ce1">
            <text:p>20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NICE CLAUDIA MOURA DE LIMA</text:p>
          </table:table-cell>
          <table:table-cell office:value-type="float" office:value="1672636" table:style-name="ce1">
            <text:p>1672636</text:p>
          </table:table-cell>
          <table:table-cell office:value-type="float" office:value="209" table:style-name="ce1">
            <text:p>20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IVAL NASCIMENTO DOS SANTOS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210" table:style-name="ce1">
            <text:p>2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IVALDO ROCHA SANTOS</text:p>
          </table:table-cell>
          <table:table-cell office:value-type="float" office:value="267278" table:style-name="ce1">
            <text:p>267278</text:p>
          </table:table-cell>
          <table:table-cell office:value-type="float" office:value="211" table:style-name="ce1">
            <text:p>21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ANA AGUIAR C. MONTEIRO</text:p>
          </table:table-cell>
          <table:table-cell office:value-type="float" office:value="1924884" table:style-name="ce1">
            <text:p>1924884</text:p>
          </table:table-cell>
          <table:table-cell office:value-type="float" office:value="212" table:style-name="ce1">
            <text:p>2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CESAR A . DA ROCHA</text:p>
          </table:table-cell>
          <table:table-cell office:value-type="float" office:value="1337873" table:style-name="ce1">
            <text:p>1337873</text:p>
          </table:table-cell>
          <table:table-cell office:value-type="float" office:value="213" table:style-name="ce1">
            <text:p>2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LLYNE ROUSE VALERIANO NUNES</text:p>
          </table:table-cell>
          <table:table-cell office:value-type="float" office:value="1914038" table:style-name="ce1">
            <text:p>1914038</text:p>
          </table:table-cell>
          <table:table-cell office:value-type="float" office:value="214" table:style-name="ce1">
            <text:p>21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DIAS ALVES</text:p>
          </table:table-cell>
          <table:table-cell office:value-type="float" office:value="1954061" table:style-name="ce1">
            <text:p>1954061</text:p>
          </table:table-cell>
          <table:table-cell office:value-type="float" office:value="215" table:style-name="ce1">
            <text:p>21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E VASCONCELOS LEITE</text:p>
          </table:table-cell>
          <table:table-cell office:value-type="float" office:value="1372257" table:style-name="ce1">
            <text:p>1372257</text:p>
          </table:table-cell>
          <table:table-cell office:value-type="float" office:value="216" table:style-name="ce1">
            <text:p>2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O LOPES PEREIRA NETO</text:p>
          </table:table-cell>
          <table:table-cell office:value-type="float" office:value="1199292" table:style-name="ce1">
            <text:p>1199292</text:p>
          </table:table-cell>
          <table:table-cell office:value-type="float" office:value="217" table:style-name="ce1">
            <text:p>2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ONARDO MELO MEDEIROS</text:p>
          </table:table-cell>
          <table:table-cell office:value-type="float" office:value="1812154" table:style-name="ce1">
            <text:p>1812154</text:p>
          </table:table-cell>
          <table:table-cell office:value-type="float" office:value="218" table:style-name="ce1">
            <text:p>2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ONARDO VIEIRA DA SILVA</text:p>
          </table:table-cell>
          <table:table-cell office:value-type="float" office:value="2170735" table:style-name="ce1">
            <text:p>2170735</text:p>
          </table:table-cell>
          <table:table-cell office:value-type="float" office:value="219" table:style-name="ce1">
            <text:p>2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ONIDAS LEAO BORGES<text:s/></text:p>
          </table:table-cell>
          <table:table-cell office:value-type="float" office:value="1091241" table:style-name="ce1">
            <text:p>1091241</text:p>
          </table:table-cell>
          <table:table-cell office:value-type="float" office:value="220" table:style-name="ce1">
            <text:p>22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SSO BENEDITO DOS SANTOS<text:s/></text:p>
          </table:table-cell>
          <table:table-cell office:value-type="float" office:value="10788141" table:style-name="ce1">
            <text:p>10788141</text:p>
          </table:table-cell>
          <table:table-cell office:value-type="float" office:value="221" table:style-name="ce1">
            <text:p>22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URIVAL LOPES DOS SANTOS FILHO</text:p>
          </table:table-cell>
          <table:table-cell office:value-type="float" office:value="1584053" table:style-name="ce1">
            <text:p>1584053</text:p>
          </table:table-cell>
          <table:table-cell office:value-type="float" office:value="222" table:style-name="ce1">
            <text:p>22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CAS DE STEFANO MEIRA HENRIQUES</text:p>
          </table:table-cell>
          <table:table-cell office:value-type="float" office:value="1918676" table:style-name="ce1">
            <text:p>1918676</text:p>
          </table:table-cell>
          <table:table-cell office:value-type="float" office:value="223" table:style-name="ce1">
            <text:p>22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CIA CORDEIRO DOS SANTOS</text:p>
          </table:table-cell>
          <table:table-cell office:value-type="float" office:value="267317" table:style-name="ce1">
            <text:p>267317</text:p>
          </table:table-cell>
          <table:table-cell office:value-type="float" office:value="224" table:style-name="ce1">
            <text:p>22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CIA GUIOMAR BASTO FRAGOSO</text:p>
          </table:table-cell>
          <table:table-cell office:value-type="float" office:value="1813812" table:style-name="ce1">
            <text:p>1813812</text:p>
          </table:table-cell>
          <table:table-cell office:value-type="float" office:value="225" table:style-name="ce1">
            <text:p>22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CIANO MARRA</text:p>
          </table:table-cell>
          <table:table-cell office:value-type="float" office:value="1345026" table:style-name="ce1">
            <text:p>1345026</text:p>
          </table:table-cell>
          <table:table-cell office:value-type="float" office:value="226" table:style-name="ce1">
            <text:p>22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CLAUDIO DE AVILA TRANI</text:p>
          </table:table-cell>
          <table:table-cell office:value-type="float" office:value="1243040" table:style-name="ce1">
            <text:p>1243040</text:p>
          </table:table-cell>
          <table:table-cell office:value-type="float" office:value="227" table:style-name="ce1">
            <text:p>22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Z ANTONIO COSTA SILVA</text:p>
          </table:table-cell>
          <table:table-cell office:value-type="float" office:value="1071869" table:style-name="ce1">
            <text:p>1071869</text:p>
          </table:table-cell>
          <table:table-cell office:value-type="float" office:value="228" table:style-name="ce1">
            <text:p>22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Z EDUARDO OMENA DA SILVA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229" table:style-name="ce1">
            <text:p>22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Z GALDINO DA SILVA</text:p>
          </table:table-cell>
          <table:table-cell office:value-type="float" office:value="1168188" table:style-name="ce1">
            <text:p>1168188</text:p>
          </table:table-cell>
          <table:table-cell office:value-type="float" office:value="230" table:style-name="ce1">
            <text:p>23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Z GOMES DUARTE NETO</text:p>
          </table:table-cell>
          <table:table-cell office:value-type="float" office:value="1670692" table:style-name="ce1">
            <text:p>1670692</text:p>
          </table:table-cell>
          <table:table-cell office:value-type="float" office:value="231" table:style-name="ce1">
            <text:p>23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Z HENRIQUE DE GOUVEA LEMOS</text:p>
          </table:table-cell>
          <table:table-cell office:value-type="float" office:value="267516" table:style-name="ce1">
            <text:p>267516</text:p>
          </table:table-cell>
          <table:table-cell office:value-type="float" office:value="232" table:style-name="ce1">
            <text:p>2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GNO FRANCISCO DA SILVA</text:p>
          </table:table-cell>
          <table:table-cell office:value-type="float" office:value="1058840" table:style-name="ce1">
            <text:p>1058840</text:p>
          </table:table-cell>
          <table:table-cell office:value-type="float" office:value="233" table:style-name="ce1">
            <text:p>23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GNO JOSE GOMES DA SILVA</text:p>
          </table:table-cell>
          <table:table-cell office:value-type="float" office:value="267528" table:style-name="ce1">
            <text:p>267528</text:p>
          </table:table-cell>
          <table:table-cell office:value-type="float" office:value="234" table:style-name="ce1">
            <text:p>23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OEL MARTINS DOS SANTOS FILHO</text:p>
          </table:table-cell>
          <table:table-cell office:value-type="float" office:value="257275" table:style-name="ce1">
            <text:p>257275</text:p>
          </table:table-cell>
          <table:table-cell office:value-type="float" office:value="235" table:style-name="ce1">
            <text:p>23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OEL MESSIAS DOMINGOS DA SILVA</text:p>
          </table:table-cell>
          <table:table-cell office:value-type="float" office:value="267508" table:style-name="ce1">
            <text:p>267508</text:p>
          </table:table-cell>
          <table:table-cell office:value-type="float" office:value="236" table:style-name="ce1">
            <text:p>236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CELO ASSIS CORREA</text:p>
          </table:table-cell>
          <table:table-cell office:value-type="float" office:value="1322996" table:style-name="ce1">
            <text:p>1322996</text:p>
          </table:table-cell>
          <table:table-cell office:value-type="float" office:value="237" table:style-name="ce1">
            <text:p>23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CELO QUEIROZ DE ASSIS OLIVEIRA</text:p>
          </table:table-cell>
          <table:table-cell office:value-type="float" office:value="1323234" table:style-name="ce1">
            <text:p>1323234</text:p>
          </table:table-cell>
          <table:table-cell office:value-type="float" office:value="238" table:style-name="ce1">
            <text:p>23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CIAL DE ARAUJO LIMA SOBRINHO</text:p>
          </table:table-cell>
          <table:table-cell office:value-type="float" office:value="981922" table:style-name="ce1">
            <text:p>981922</text:p>
          </table:table-cell>
          <table:table-cell office:value-type="float" office:value="239" table:style-name="ce1">
            <text:p>239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CIO CAVALCANTE VILA NOVA</text:p>
          </table:table-cell>
          <table:table-cell office:value-type="float" office:value="1756700" table:style-name="ce1">
            <text:p>1756700</text:p>
          </table:table-cell>
          <table:table-cell office:value-type="float" office:value="240" table:style-name="ce1">
            <text:p>24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CIO DE CARVALHO GOBBI</text:p>
          </table:table-cell>
          <table:table-cell office:value-type="float" office:value="1668478" table:style-name="ce1">
            <text:p>1668478</text:p>
          </table:table-cell>
          <table:table-cell office:value-type="float" office:value="241" table:style-name="ce1">
            <text:p>24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COS ANTONIO SANTOS SILVA</text:p>
          </table:table-cell>
          <table:table-cell office:value-type="float" office:value="1108326" table:style-name="ce1">
            <text:p>1108326</text:p>
          </table:table-cell>
          <table:table-cell office:value-type="float" office:value="242" table:style-name="ce1">
            <text:p>2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COS HENRIQUE ABREU DE OLIVEIRA</text:p>
          </table:table-cell>
          <table:table-cell office:value-type="float" office:value="1076869" table:style-name="ce1">
            <text:p>1076869</text:p>
          </table:table-cell>
          <table:table-cell office:value-type="float" office:value="243" table:style-name="ce1">
            <text:p>24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CUS ALEXANDRE BUARQUE DA SILVA</text:p>
          </table:table-cell>
          <table:table-cell office:value-type="float" office:value="267322" table:style-name="ce1">
            <text:p>267322</text:p>
          </table:table-cell>
          <table:table-cell office:value-type="float" office:value="244" table:style-name="ce1">
            <text:p>24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CUS VINICIUS DE A. GOMES</text:p>
          </table:table-cell>
          <table:table-cell office:value-type="float" office:value="267518" table:style-name="ce1">
            <text:p>267518</text:p>
          </table:table-cell>
          <table:table-cell office:value-type="float" office:value="245" table:style-name="ce1">
            <text:p>24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APARECIDA SILVA</text:p>
          </table:table-cell>
          <table:table-cell office:value-type="float" office:value="1109462" table:style-name="ce1">
            <text:p>1109462</text:p>
          </table:table-cell>
          <table:table-cell office:value-type="float" office:value="246" table:style-name="ce1">
            <text:p>24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CLEDILMA F. DA SILVA COSTA</text:p>
          </table:table-cell>
          <table:table-cell office:value-type="float" office:value="1813640" table:style-name="ce1">
            <text:p>1813640</text:p>
          </table:table-cell>
          <table:table-cell office:value-type="float" office:value="247" table:style-name="ce1">
            <text:p>24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FATIMA MONTEIRO MENEZES</text:p>
          </table:table-cell>
          <table:table-cell office:value-type="float" office:value="267248" table:style-name="ce1">
            <text:p>267248</text:p>
          </table:table-cell>
          <table:table-cell office:value-type="float" office:value="248" table:style-name="ce1">
            <text:p>24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FATIMA VIANA</text:p>
          </table:table-cell>
          <table:table-cell office:value-type="float" office:value="267476" table:style-name="ce1">
            <text:p>267476</text:p>
          </table:table-cell>
          <table:table-cell office:value-type="float" office:value="249" table:style-name="ce1">
            <text:p>24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O CARMO MILITO GAMA</text:p>
          </table:table-cell>
          <table:table-cell office:value-type="float" office:value="1220674" table:style-name="ce1">
            <text:p>1220674</text:p>
          </table:table-cell>
          <table:table-cell office:value-type="float" office:value="250" table:style-name="ce1">
            <text:p>25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GABRIELA LIRA RANGEL</text:p>
          </table:table-cell>
          <table:table-cell office:value-type="float" office:value="1119765" table:style-name="ce1">
            <text:p>1119765</text:p>
          </table:table-cell>
          <table:table-cell office:value-type="float" office:value="251" table:style-name="ce1">
            <text:p>25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IVANA PATRIOTA CARNAUBA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252" table:style-name="ce1">
            <text:p>25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IZABEL CORREIA SILVA DE MESSIAS</text:p>
          </table:table-cell>
          <table:table-cell office:value-type="float" office:value="1495644" table:style-name="ce1">
            <text:p>1495644</text:p>
          </table:table-cell>
          <table:table-cell office:value-type="float" office:value="253" table:style-name="ce1">
            <text:p>25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LOUSANNE DAMASCENO CORREIA</text:p>
          </table:table-cell>
          <table:table-cell office:value-type="float" office:value="1209915" table:style-name="ce1">
            <text:p>1209915</text:p>
          </table:table-cell>
          <table:table-cell office:value-type="float" office:value="254" table:style-name="ce1">
            <text:p>25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LUCILENE DA SILVA</text:p>
          </table:table-cell>
          <table:table-cell office:value-type="float" office:value="1813679" table:style-name="ce1">
            <text:p>1813679</text:p>
          </table:table-cell>
          <table:table-cell office:value-type="float" office:value="255" table:style-name="ce1">
            <text:p>25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LUZENITA WAGNER MALLMANN</text:p>
          </table:table-cell>
          <table:table-cell office:value-type="float" office:value="1121294" table:style-name="ce1">
            <text:p>1121294</text:p>
          </table:table-cell>
          <table:table-cell office:value-type="float" office:value="256" table:style-name="ce1">
            <text:p>25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RENY GOMES DOS SANTOS</text:p>
          </table:table-cell>
          <table:table-cell office:value-type="float" office:value="3781247" table:style-name="ce1">
            <text:p>3781247</text:p>
          </table:table-cell>
          <table:table-cell office:value-type="float" office:value="257" table:style-name="ce1">
            <text:p>25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LIA NIEDJA SANTOS DA COSTA ANDRADE</text:p>
          </table:table-cell>
          <table:table-cell office:value-type="float" office:value="2085181" table:style-name="ce1">
            <text:p>2085181</text:p>
          </table:table-cell>
          <table:table-cell office:value-type="float" office:value="258" table:style-name="ce1">
            <text:p>2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URICIO DOS SANTOS CORREIA</text:p>
          </table:table-cell>
          <table:table-cell office:value-type="float" office:value="1080959" table:style-name="ce1">
            <text:p>1080959</text:p>
          </table:table-cell>
          <table:table-cell office:value-type="float" office:value="259" table:style-name="ce1">
            <text:p>259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IJORES DE OMENA TENORIO</text:p>
          </table:table-cell>
          <table:table-cell office:value-type="float" office:value="3141769" table:style-name="ce1">
            <text:p>3141769</text:p>
          </table:table-cell>
          <table:table-cell office:value-type="float" office:value="260" table:style-name="ce1">
            <text:p>26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RYLANE PORTO DA SILVA</text:p>
          </table:table-cell>
          <table:table-cell office:value-type="float" office:value="1809213" table:style-name="ce1">
            <text:p>1809213</text:p>
          </table:table-cell>
          <table:table-cell office:value-type="float" office:value="261" table:style-name="ce1">
            <text:p>26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CHEL PONDEUS DE CARVALHO</text:p>
          </table:table-cell>
          <table:table-cell office:value-type="float" office:value="1206088" table:style-name="ce1">
            <text:p>1206088</text:p>
          </table:table-cell>
          <table:table-cell office:value-type="float" office:value="262" table:style-name="ce1">
            <text:p>26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KAEL DE LIMA FREITAS</text:p>
          </table:table-cell>
          <table:table-cell office:value-type="float" office:value="2049946" table:style-name="ce1">
            <text:p>2049946</text:p>
          </table:table-cell>
          <table:table-cell office:value-type="float" office:value="263" table:style-name="ce1">
            <text:p>26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QUELINA RODRIGUES DOS S. CASTRO</text:p>
          </table:table-cell>
          <table:table-cell office:value-type="float" office:value="1523779" table:style-name="ce1">
            <text:p>1523779</text:p>
          </table:table-cell>
          <table:table-cell office:value-type="float" office:value="264" table:style-name="ce1">
            <text:p>26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TENORIO MARANHAO LEAO</text:p>
          </table:table-cell>
          <table:table-cell office:value-type="float" office:value="1779113" table:style-name="ce1">
            <text:p>1779113</text:p>
          </table:table-cell>
          <table:table-cell office:value-type="float" office:value="265" table:style-name="ce1">
            <text:p>265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NICA XIMENES CARNEIRO DA CUNHA<text:s/></text:p>
          </table:table-cell>
          <table:table-cell office:value-type="float" office:value="1186961" table:style-name="ce1">
            <text:p>1186961</text:p>
          </table:table-cell>
          <table:table-cell office:value-type="float" office:value="266" table:style-name="ce1">
            <text:p>26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AELSON TOLEDO MENDONCA</text:p>
          </table:table-cell>
          <table:table-cell office:value-type="float" office:value="267354" table:style-name="ce1">
            <text:p>267354</text:p>
          </table:table-cell>
          <table:table-cell office:value-type="float" office:value="267" table:style-name="ce1">
            <text:p>26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ATALIA SANTOS <text:s/>FREITAS<text:s/></text:p>
          </table:table-cell>
          <table:table-cell office:value-type="float" office:value="2720016" table:style-name="ce1">
            <text:p>2720016</text:p>
          </table:table-cell>
          <table:table-cell office:value-type="float" office:value="268" table:style-name="ce1">
            <text:p>26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IDE GUIMARAES BORGES</text:p>
          </table:table-cell>
          <table:table-cell office:value-type="float" office:value="1222214" table:style-name="ce1">
            <text:p>1222214</text:p>
          </table:table-cell>
          <table:table-cell office:value-type="float" office:value="269" table:style-name="ce1">
            <text:p>2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WTON CESAR DE LIMA MENDES</text:p>
          </table:table-cell>
          <table:table-cell office:value-type="float" office:value="267416" table:style-name="ce1">
            <text:p>267416</text:p>
          </table:table-cell>
          <table:table-cell office:value-type="float" office:value="270" table:style-name="ce1">
            <text:p>270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ILSON SALVADOR DOS SANTOS</text:p>
          </table:table-cell>
          <table:table-cell office:value-type="float" office:value="267383" table:style-name="ce1">
            <text:p>267383</text:p>
          </table:table-cell>
          <table:table-cell office:value-type="float" office:value="271" table:style-name="ce1">
            <text:p>27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SOARES LINS</text:p>
          </table:table-cell>
          <table:table-cell office:value-type="float" office:value="1220990" table:style-name="ce1">
            <text:p>1220990</text:p>
          </table:table-cell>
          <table:table-cell office:value-type="float" office:value="272" table:style-name="ce1">
            <text:p>27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O DOS SANTOS SILVA</text:p>
          </table:table-cell>
          <table:table-cell office:value-type="float" office:value="267203" table:style-name="ce1">
            <text:p>267203</text:p>
          </table:table-cell>
          <table:table-cell office:value-type="float" office:value="273" table:style-name="ce1">
            <text:p>27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O JORGE DE OLIVEIRA</text:p>
          </table:table-cell>
          <table:table-cell office:value-type="float" office:value="267535" table:style-name="ce1">
            <text:p>267535</text:p>
          </table:table-cell>
          <table:table-cell office:value-type="float" office:value="274" table:style-name="ce1">
            <text:p>27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TRUCIO LEOPOLDINO DE ASSIS JUNIOR</text:p>
          </table:table-cell>
          <table:table-cell office:value-type="float" office:value="1953317" table:style-name="ce1">
            <text:p>1953317</text:p>
          </table:table-cell>
          <table:table-cell office:value-type="float" office:value="275" table:style-name="ce1">
            <text:p>27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OLIANA PIMENTEL SILVA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276" table:style-name="ce1">
            <text:p>27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YNA VALERIA MACIEL DE OLIVEIRA</text:p>
          </table:table-cell>
          <table:table-cell office:value-type="float" office:value="2358150" table:style-name="ce1">
            <text:p>2358150</text:p>
          </table:table-cell>
          <table:table-cell office:value-type="float" office:value="277" table:style-name="ce1">
            <text:p>27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GINA MARIA DE OLIVEIRA BRASILEIRO</text:p>
          </table:table-cell>
          <table:table-cell office:value-type="float" office:value="1536968" table:style-name="ce1">
            <text:p>1536968</text:p>
          </table:table-cell>
          <table:table-cell office:value-type="float" office:value="278" table:style-name="ce1">
            <text:p>27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NATA MEDEIROS FRAGOSO ou CARVALHO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279" table:style-name="ce1">
            <text:p>27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NATO CARVALHO MENEZES</text:p>
          </table:table-cell>
          <table:table-cell office:value-type="float" office:value="1200325" table:style-name="ce1">
            <text:p>1200325</text:p>
          </table:table-cell>
          <table:table-cell office:value-type="float" office:value="280" table:style-name="ce1">
            <text:p>28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CARDO ALEX DE LIMA BARBOSA</text:p>
          </table:table-cell>
          <table:table-cell office:value-type="float" office:value="267530" table:style-name="ce1">
            <text:p>267530</text:p>
          </table:table-cell>
          <table:table-cell office:value-type="float" office:value="281" table:style-name="ce1">
            <text:p>28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CARDO DE ALBUQUERQUE AGUIAR</text:p>
          </table:table-cell>
          <table:table-cell office:value-type="float" office:value="267118" table:style-name="ce1">
            <text:p>267118</text:p>
          </table:table-cell>
          <table:table-cell office:value-type="float" office:value="282" table:style-name="ce1">
            <text:p>28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CARDO JORGE DE SOUSA CAVALCANTI</text:p>
          </table:table-cell>
          <table:table-cell office:value-type="float" office:value="1813783" table:style-name="ce1">
            <text:p>1813783</text:p>
          </table:table-cell>
          <table:table-cell office:value-type="float" office:value="283" table:style-name="ce1">
            <text:p>28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CARDO RUBENS GOMES NUNES FILHO</text:p>
          </table:table-cell>
          <table:table-cell office:value-type="float" office:value="1686496" table:style-name="ce1">
            <text:p>1686496</text:p>
          </table:table-cell>
          <table:table-cell office:value-type="float" office:value="284" table:style-name="ce1">
            <text:p>28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TA DE CASSIA COSTA</text:p>
          </table:table-cell>
          <table:table-cell office:value-type="float" office:value="1210310" table:style-name="ce1">
            <text:p>1210310</text:p>
          </table:table-cell>
          <table:table-cell office:value-type="float" office:value="285" table:style-name="ce1">
            <text:p>28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O CARLOS COIMBRA PEIXOTO</text:p>
          </table:table-cell>
          <table:table-cell office:value-type="float" office:value="1094720" table:style-name="ce1">
            <text:p>1094720</text:p>
          </table:table-cell>
          <table:table-cell office:value-type="float" office:value="286" table:style-name="ce1">
            <text:p>28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BERTO DE ARAUJO ALECIO<text:s/></text:p>
          </table:table-cell>
          <table:table-cell office:value-type="float" office:value="267511" table:style-name="ce1">
            <text:p>267511</text:p>
          </table:table-cell>
          <table:table-cell office:value-type="float" office:value="287" table:style-name="ce1">
            <text:p>28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MERO SARMENTO DA SILVA</text:p>
          </table:table-cell>
          <table:table-cell office:value-type="float" office:value="1608323" table:style-name="ce1">
            <text:p>1608323</text:p>
          </table:table-cell>
          <table:table-cell office:value-type="float" office:value="288" table:style-name="ce1">
            <text:p>28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GERIO DE ALENCAR GOUVEIA</text:p>
          </table:table-cell>
          <table:table-cell office:value-type="float" office:value="1913683" table:style-name="ce1">
            <text:p>1913683</text:p>
          </table:table-cell>
          <table:table-cell office:value-type="float" office:value="289" table:style-name="ce1">
            <text:p>28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GERIO FERNANDES DE SOUZA</text:p>
          </table:table-cell>
          <table:table-cell office:value-type="float" office:value="1096606" table:style-name="ce1">
            <text:p>1096606</text:p>
          </table:table-cell>
          <table:table-cell office:value-type="float" office:value="290" table:style-name="ce1">
            <text:p>29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MILDO JOSE DE SOUZA</text:p>
          </table:table-cell>
          <table:table-cell office:value-type="float" office:value="267519" table:style-name="ce1">
            <text:p>267519</text:p>
          </table:table-cell>
          <table:table-cell office:value-type="float" office:value="291" table:style-name="ce1">
            <text:p>29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MILSON GOMES DOS SANTOS</text:p>
          </table:table-cell>
          <table:table-cell office:value-type="float" office:value="3128626" table:style-name="ce1">
            <text:p>3128626</text:p>
          </table:table-cell>
          <table:table-cell office:value-type="float" office:value="292" table:style-name="ce1">
            <text:p>29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MULO AFONSO LUNA VIANNA DE OMENA</text:p>
          </table:table-cell>
          <table:table-cell office:value-type="float" office:value="2171529" table:style-name="ce1">
            <text:p>2171529</text:p>
          </table:table-cell>
          <table:table-cell office:value-type="float" office:value="293" table:style-name="ce1">
            <text:p>29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MULO PIRES COELHO FERREIRA</text:p>
          </table:table-cell>
          <table:table-cell office:value-type="float" office:value="1107575" table:style-name="ce1">
            <text:p>1107575</text:p>
          </table:table-cell>
          <table:table-cell office:value-type="float" office:value="294" table:style-name="ce1">
            <text:p>29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OSEVELT PONTES SILVA</text:p>
          </table:table-cell>
          <table:table-cell office:value-type="float" office:value="267521" table:style-name="ce1">
            <text:p>267521</text:p>
          </table:table-cell>
          <table:table-cell office:value-type="float" office:value="295" table:style-name="ce1">
            <text:p>295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SANIA DE ALMEIDA LIMA</text:p>
          </table:table-cell>
          <table:table-cell office:value-type="float" office:value="1421785" table:style-name="ce1">
            <text:p>1421785</text:p>
          </table:table-cell>
          <table:table-cell office:value-type="float" office:value="296" table:style-name="ce1">
            <text:p>29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SEANE SANTOS DA SILVA</text:p>
          </table:table-cell>
          <table:table-cell office:value-type="float" office:value="1243669" table:style-name="ce1">
            <text:p>1243669</text:p>
          </table:table-cell>
          <table:table-cell office:value-type="float" office:value="297" table:style-name="ce1">
            <text:p>29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SIVALDO PEREIRA DA SILVA</text:p>
          </table:table-cell>
          <table:table-cell office:value-type="float" office:value="1533652" table:style-name="ce1">
            <text:p>1533652</text:p>
          </table:table-cell>
          <table:table-cell office:value-type="float" office:value="298" table:style-name="ce1">
            <text:p>29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SSANA VIANA GAIA</text:p>
          </table:table-cell>
          <table:table-cell office:value-type="float" office:value="1243600" table:style-name="ce1">
            <text:p>1243600</text:p>
          </table:table-cell>
          <table:table-cell office:value-type="float" office:value="299" table:style-name="ce1">
            <text:p>29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NDRA RODRIGUES DA SILVA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300" table:style-name="ce1">
            <text:p>3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NDRO ALBERTO PEDROSA B. BELTRAO</text:p>
          </table:table-cell>
          <table:table-cell office:value-type="float" office:value="1187660" table:style-name="ce1">
            <text:p>1187660</text:p>
          </table:table-cell>
          <table:table-cell office:value-type="float" office:value="301" table:style-name="ce1">
            <text:p>30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H MEDEIROS SOUTO GOMES</text:p>
          </table:table-cell>
          <table:table-cell office:value-type="float" office:value="2331051" table:style-name="ce1">
            <text:p>2331051</text:p>
          </table:table-cell>
          <table:table-cell office:value-type="float" office:value="302" table:style-name="ce1">
            <text:p>30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DENISON DE ARAUJO CALDAS</text:p>
          </table:table-cell>
          <table:table-cell office:value-type="float" office:value="1009037" table:style-name="ce1">
            <text:p>1009037</text:p>
          </table:table-cell>
          <table:table-cell office:value-type="float" office:value="303" table:style-name="ce1">
            <text:p>30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RGIO DE ALMEIDA FRANCO</text:p>
          </table:table-cell>
          <table:table-cell office:value-type="float" office:value="267372" table:style-name="ce1">
            <text:p>267372</text:p>
          </table:table-cell>
          <table:table-cell office:value-type="float" office:value="304" table:style-name="ce1">
            <text:p>30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RGIO TEIXEIRA COSTA</text:p>
          </table:table-cell>
          <table:table-cell office:value-type="float" office:value="267355" table:style-name="ce1">
            <text:p>267355</text:p>
          </table:table-cell>
          <table:table-cell office:value-type="float" office:value="305" table:style-name="ce1">
            <text:p>3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EYLA FERREIRA LIMA COELHO</text:p>
          </table:table-cell>
          <table:table-cell office:value-type="float" office:value="1811626" table:style-name="ce1">
            <text:p>1811626</text:p>
          </table:table-cell>
          <table:table-cell office:value-type="float" office:value="306" table:style-name="ce1">
            <text:p>30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LIER MORAIS DE SOUZA</text:p>
          </table:table-cell>
          <table:table-cell office:value-type="float" office:value="1186912" table:style-name="ce1">
            <text:p>1186912</text:p>
          </table:table-cell>
          <table:table-cell office:value-type="float" office:value="307" table:style-name="ce1">
            <text:p>30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LVIO LEONARDO N. DE OLIVEIRA</text:p>
          </table:table-cell>
          <table:table-cell office:value-type="float" office:value="267373" table:style-name="ce1">
            <text:p>267373</text:p>
          </table:table-cell>
          <table:table-cell office:value-type="float" office:value="308" table:style-name="ce1">
            <text:p>30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QUELES ROSEANE DE CARVALHO CAMPELO</text:p>
          </table:table-cell>
          <table:table-cell office:value-type="float" office:value="1396553" table:style-name="ce1">
            <text:p>1396553</text:p>
          </table:table-cell>
          <table:table-cell office:value-type="float" office:value="309" table:style-name="ce1">
            <text:p>30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ENOI MELO DE RESENDE</text:p>
          </table:table-cell>
          <table:table-cell office:value-type="float" office:value="1882384" table:style-name="ce1">
            <text:p>1882384</text:p>
          </table:table-cell>
          <table:table-cell office:value-type="float" office:value="310" table:style-name="ce1">
            <text:p>31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RAYA FERNANDES DA SILVA</text:p>
          </table:table-cell>
          <table:table-cell office:value-type="float" office:value="1455025" table:style-name="ce1">
            <text:p>1455025</text:p>
          </table:table-cell>
          <table:table-cell office:value-type="float" office:value="311" table:style-name="ce1">
            <text:p>31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CIANA SANTIAGO DE MELO</text:p>
          </table:table-cell>
          <table:table-cell office:value-type="float" office:value="2160674" table:style-name="ce1">
            <text:p>2160674</text:p>
          </table:table-cell>
          <table:table-cell office:value-type="float" office:value="312" table:style-name="ce1">
            <text:p>3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INARA RAMOS DA R. LINS BRITO RODRIGUES</text:p>
          </table:table-cell>
          <table:table-cell office:value-type="float" office:value="2147483647" table:style-name="ce1">
            <text:p>2147483647</text:p>
          </table:table-cell>
          <table:table-cell office:value-type="float" office:value="313" table:style-name="ce1">
            <text:p>31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ISE MONIQUE DE O. CARVALHO</text:p>
          </table:table-cell>
          <table:table-cell office:value-type="float" office:value="2185041" table:style-name="ce1">
            <text:p>2185041</text:p>
          </table:table-cell>
          <table:table-cell office:value-type="float" office:value="314" table:style-name="ce1">
            <text:p>314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MINEZ DE AZEVEDO FARIAS</text:p>
          </table:table-cell>
          <table:table-cell office:value-type="float" office:value="4821508" table:style-name="ce1">
            <text:p>4821508</text:p>
          </table:table-cell>
          <table:table-cell office:value-type="float" office:value="315" table:style-name="ce1">
            <text:p>31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RCIO BEZERRA RODRIGUES</text:p>
          </table:table-cell>
          <table:table-cell office:value-type="float" office:value="1186930" table:style-name="ce1">
            <text:p>1186930</text:p>
          </table:table-cell>
          <table:table-cell office:value-type="float" office:value="316" table:style-name="ce1">
            <text:p>3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AIS FREITAS DE RESENDE</text:p>
          </table:table-cell>
          <table:table-cell office:value-type="float" office:value="3011762" table:style-name="ce1">
            <text:p>3011762</text:p>
          </table:table-cell>
          <table:table-cell office:value-type="float" office:value="317" table:style-name="ce1">
            <text:p>3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ARCILA MARIA SOARES LEAO</text:p>
          </table:table-cell>
          <table:table-cell office:value-type="float" office:value="1783740" table:style-name="ce1">
            <text:p>1783740</text:p>
          </table:table-cell>
          <table:table-cell office:value-type="float" office:value="318" table:style-name="ce1">
            <text:p>31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ELMO SIMOES DE OLIVEIRA</text:p>
          </table:table-cell>
          <table:table-cell office:value-type="float" office:value="1047731" table:style-name="ce1">
            <text:p>1047731</text:p>
          </table:table-cell>
          <table:table-cell office:value-type="float" office:value="319" table:style-name="ce1">
            <text:p>31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ZIEL RIBEIRO LIMEIRA</text:p>
          </table:table-cell>
          <table:table-cell office:value-type="float" office:value="6267381" table:style-name="ce1">
            <text:p>6267381</text:p>
          </table:table-cell>
          <table:table-cell office:value-type="float" office:value="320" table:style-name="ce1">
            <text:p>32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ALDIR SOARES COSTA</text:p>
          </table:table-cell>
          <table:table-cell office:value-type="float" office:value="179995" table:style-name="ce1">
            <text:p>179995</text:p>
          </table:table-cell>
          <table:table-cell office:value-type="float" office:value="321" table:style-name="ce1">
            <text:p>32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ALERIA ALVES MONTES</text:p>
          </table:table-cell>
          <table:table-cell office:value-type="float" office:value="1227195" table:style-name="ce1">
            <text:p>1227195</text:p>
          </table:table-cell>
          <table:table-cell office:value-type="float" office:value="322" table:style-name="ce1">
            <text:p>32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ALERIA GOIA VASCO TEIXEIRA<text:s/></text:p>
          </table:table-cell>
          <table:table-cell office:value-type="float" office:value="1227195" table:style-name="ce1">
            <text:p>1227195</text:p>
          </table:table-cell>
          <table:table-cell office:value-type="float" office:value="323" table:style-name="ce1">
            <text:p>32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ALERIA RODRIGUES TELES</text:p>
          </table:table-cell>
          <table:table-cell office:value-type="float" office:value="2226849" table:style-name="ce1">
            <text:p>2226849</text:p>
          </table:table-cell>
          <table:table-cell office:value-type="float" office:value="324" table:style-name="ce1">
            <text:p>324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ALMIR JOSE MORETI</text:p>
          </table:table-cell>
          <table:table-cell office:value-type="float" office:value="267388" table:style-name="ce1">
            <text:p>267388</text:p>
          </table:table-cell>
          <table:table-cell office:value-type="float" office:value="325" table:style-name="ce1">
            <text:p>32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ALMIR PIMENTEL AMARAL</text:p>
          </table:table-cell>
          <table:table-cell office:value-type="float" office:value="1168583" table:style-name="ce1">
            <text:p>1168583</text:p>
          </table:table-cell>
          <table:table-cell office:value-type="float" office:value="326" table:style-name="ce1">
            <text:p>32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ANESSA LUCIA DA SILVA</text:p>
          </table:table-cell>
          <table:table-cell office:value-type="float" office:value="1699890" table:style-name="ce1">
            <text:p>1699890</text:p>
          </table:table-cell>
          <table:table-cell office:value-type="float" office:value="327" table:style-name="ce1">
            <text:p>32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ANIA NASCIMENTO TENORIO SILVA</text:p>
          </table:table-cell>
          <table:table-cell office:value-type="float" office:value="1670546" table:style-name="ce1">
            <text:p>1670546</text:p>
          </table:table-cell>
          <table:table-cell office:value-type="float" office:value="328" table:style-name="ce1">
            <text:p>3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NICIUS DANTAS</text:p>
          </table:table-cell>
          <table:table-cell office:value-type="float" office:value="1708952" table:style-name="ce1">
            <text:p>1708952</text:p>
          </table:table-cell>
          <table:table-cell office:value-type="float" office:value="329" table:style-name="ce1">
            <text:p>32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VIA DAYANA GOMES DOS SANTOS</text:p>
          </table:table-cell>
          <table:table-cell office:value-type="float" office:value="1783861" table:style-name="ce1">
            <text:p>1783861</text:p>
          </table:table-cell>
          <table:table-cell office:value-type="float" office:value="330" table:style-name="ce1">
            <text:p>33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BARBOSA ZANOTTO<text:s/></text:p>
          </table:table-cell>
          <table:table-cell office:value-type="float" office:value="30214119" table:style-name="ce1">
            <text:p>30214119</text:p>
          </table:table-cell>
          <table:table-cell office:value-type="float" office:value="331" table:style-name="ce1">
            <text:p>3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TER PEREIRA VIANNA JUNIOR</text:p>
          </table:table-cell>
          <table:table-cell office:value-type="float" office:value="1187417" table:style-name="ce1">
            <text:p>1187417</text:p>
          </table:table-cell>
          <table:table-cell office:value-type="float" office:value="332" table:style-name="ce1">
            <text:p>33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NDERLAN SANTOS PORTO</text:p>
          </table:table-cell>
          <table:table-cell office:value-type="float" office:value="1348498" table:style-name="ce1">
            <text:p>1348498</text:p>
          </table:table-cell>
          <table:table-cell office:value-type="float" office:value="333" table:style-name="ce1">
            <text:p>33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LNEY DE JESUS RODRIGUES SANTOS</text:p>
          </table:table-cell>
          <table:table-cell office:value-type="float" office:value="2056758" table:style-name="ce1">
            <text:p>2056758</text:p>
          </table:table-cell>
          <table:table-cell office:value-type="float" office:value="334" table:style-name="ce1">
            <text:p>3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LADIA BESSA DA CRUZ</text:p>
          </table:table-cell>
          <table:table-cell office:value-type="float" office:value="1513864" table:style-name="ce1">
            <text:p>1513864</text:p>
          </table:table-cell>
          <table:table-cell office:value-type="float" office:value="335" table:style-name="ce1">
            <text:p>3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NA KELLEN DIOCLECIO MENDES</text:p>
          </table:table-cell>
          <table:table-cell office:value-type="float" office:value="3112957" table:style-name="ce1">
            <text:p>3112957</text:p>
          </table:table-cell>
          <table:table-cell office:value-type="float" office:value="336" table:style-name="ce1">
            <text:p>3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PUAN FONSENCA <text:s/>DE LIMA</text:p>
          </table:table-cell>
          <table:table-cell office:value-type="float" office:value="3318557" table:style-name="ce1">
            <text:p>3318557</text:p>
          </table:table-cell>
          <table:table-cell office:value-type="float" office:value="337" table:style-name="ce1">
            <text:p>33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VES MAIA DE ALBUQUERQUE</text:p>
          </table:table-cell>
          <table:table-cell office:value-type="float" office:value="1223052" table:style-name="ce1">
            <text:p>1223052</text:p>
          </table:table-cell>
          <table:table-cell office:value-type="float" office:value="338" table:style-name="ce1">
            <text:p>33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number-rows-repeated="1048234" table:style-name="ro1">
          <table:table-cell table:number-columns-repeated="16384"/>
        </table:table-row>
      </table:table>
      <table:database-ranges>
        <table:database-range table:target-range-address="Tercerrizado.B4:Tercerrizado.M5" table:name="__Anonymous_DB__2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93700787401575in" fo:margin-bottom="0.393700787401575in" fo:margin-left="0.361811023622047in" fo:margin-right="0.393700787401575in" style:print-orientation="landscape" style:print-page-order="ltr" style:first-page-number="1" style:scale-to="5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Página <text:page-number>1</text:page-number><text:s/>de<text:s/><text:page-count>99</text:page-count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ewerton</meta:initial-creator>
    <dc:creator>ewerton</dc:creator>
    <meta:creation-date>2019-09-18T14:40:47Z</meta:creation-date>
    <dc:date>2019-10-02T12:24:59Z</dc:date>
    <meta:editing-cycles>34</meta:editing-cycles>
    <meta:editing-duration>PT23858S</meta:editing-duration>
  </office:meta>
</office:document-meta>
</file>